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0">
      <style:table-cell-properties style:vertical-align="automatic" fo:background-color="#E7E6E6"/>
      <style:text-properties style:font-name="Calibri1" style:font-name-asian="Calibri1" style:font-name-complex="Calibri1"/>
    </style:style>
    <style:style style:name="ce4" style:family="table-cell" style:parent-style-name="Excel_32_Built-in_32_Normal" style:data-style-name="N30">
      <style:table-cell-properties style:vertical-align="automatic" fo:background-color="#8FAADC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0">
      <style:table-cell-properties style:vertical-align="automatic" fo:background-color="#C5E0B4"/>
      <style:text-properties style:font-name="Calibri1" style:font-name-asian="Calibri1" style:font-name-complex="Calibri1"/>
    </style:style>
    <style:style style:name="ce6" style:family="table-cell" style:parent-style-name="Excel_32_Built-in_32_Normal" style:data-style-name="N30">
      <style:table-cell-properties style:vertical-align="automatic" fo:background-color="#F4B183"/>
      <style:text-properties style:font-name="Calibri1" style:font-name-asian="Calibri1" style:font-name-complex="Calibri1"/>
    </style:style>
    <style:style style:name="ce7" style:family="table-cell" style:parent-style-name="Excel_32_Built-in_32_Normal" style:data-style-name="N30">
      <style:table-cell-properties style:vertical-align="automatic" fo:background-color="#BDD7EE"/>
      <style:text-properties style:font-name="Calibri1" style:font-name-asian="Calibri1" style:font-name-complex="Calibri1"/>
    </style:style>
    <style:style style:name="ce8" style:family="table-cell" style:parent-style-name="Excel_32_Built-in_32_Normal" style:data-style-name="N30">
      <style:table-cell-properties style:vertical-align="automatic" fo:background-color="#8FAADC"/>
      <style:text-properties style:font-name="Calibri1" style:font-name-asian="Calibri1" style:font-name-complex="Calibri1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0" style:family="table-cell" style:parent-style-name="Excel_32_Built-in_32_Normal" style:data-style-name="N36">
      <style:table-cell-properties style:vertical-align="automatic" fo:background-color="#E7E6E6"/>
      <style:text-properties style:font-name="Calibri1" style:font-name-asian="Calibri1" style:font-name-complex="Calibri1"/>
    </style:style>
    <style:style style:name="ce11" style:family="table-cell" style:parent-style-name="Excel_32_Built-in_32_Normal" style:data-style-name="N36">
      <style:table-cell-properties style:vertical-align="automatic" fo:background-color="#8FAADC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style:vertical-align="automatic" fo:background-color="#C5E0B4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style:vertical-align="automatic" fo:background-color="#F4B183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style:vertical-align="automatic" fo:background-color="#BDD7EE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0">
      <style:table-cell-properties style:vertical-align="automatic" fo:background-color="#FFD966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style:vertical-align="automatic" fo:background-color="#FFD966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4B183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0">
      <style:table-cell-properties style:vertical-align="automatic" fo:background-color="#70AD47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style:vertical-align="automatic" fo:background-color="#70AD47"/>
      <style:text-properties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C5E0B4"/>
      <style:text-properties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BDD7EE"/>
      <style:text-properties style:font-name="Calibri" style:font-name-asian="Calibri" style:font-name-complex="Calibri"/>
    </style:style>
    <style:style style:name="ce22" style:family="table-cell" style:parent-style-name="Excel_32_Built-in_32_Normal" style:data-style-name="N30">
      <style:table-cell-properties style:vertical-align="automatic" fo:background-color="#FFCCCC"/>
      <style:text-properties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style:vertical-align="automatic" fo:background-color="#FFCCCC"/>
      <style:text-properties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style:vertical-align="automatic" fo:background-color="#FFCCCC"/>
      <style:text-properties style:font-name="Calibri1" style:font-name-asian="Calibri1" style:font-name-complex="Calibri1"/>
    </style:style>
    <style:style style:name="ce2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27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E7E6E6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8FAADC"/>
      <style:text-properties style:font-name="Calibri" style:font-name-asian="Calibri" style:font-name-complex="Calibri"/>
    </style:style>
    <style:style style:name="ce29" style:family="table-cell" style:parent-style-name="Excel_32_Built-in_32_Normal" style:data-style-name="N30">
      <style:table-cell-properties style:vertical-align="automatic" fo:background-color="#70AD47"/>
      <style:text-properties style:font-name="Calibri" style:font-name-asian="Calibri" style:font-name-complex="Calibri"/>
    </style:style>
    <style:style style:name="ce30" style:family="table-cell" style:parent-style-name="Excel_32_Built-in_32_Normal" style:data-style-name="N36">
      <style:table-cell-properties style:vertical-align="automatic" fo:background-color="#C5E0B4"/>
      <style:text-properties style:font-name="Calibri1" style:font-name-asian="Calibri1" style:font-name-complex="Calibri1"/>
    </style:style>
    <style:style style:name="ce31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background-color="#FF0000"/>
      <style:text-properties style:font-name="Calibri" style:font-name-asian="Calibri" style:font-name-complex="Calibri"/>
    </style:style>
    <style:style style:name="ce32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0000"/>
      <style:text-properties style:font-name="Calibri" style:font-name-asian="Calibri" style:font-name-complex="Calibri"/>
    </style:style>
    <style:style style:name="ce33" style:family="table-cell" style:parent-style-name="Excel_32_Built-in_32_Normal" style:data-style-name="N30">
      <style:table-cell-properties style:vertical-align="automatic" fo:background-color="#FF0000"/>
      <style:text-properties style:font-name="Calibri" style:font-name-asian="Calibri" style:font-name-complex="Calibri"/>
    </style:style>
    <style:style style:name="ce34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/>
    </style:style>
    <style:style style:name="ce3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background-color="#70AD47"/>
      <style:text-properties style:font-name="Calibri" style:font-name-asian="Calibri" style:font-name-complex="Calibri"/>
    </style:style>
    <style:style style:name="ce3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70AD47"/>
      <style:text-properties style:font-name="Calibri" style:font-name-asian="Calibri" style:font-name-complex="Calibri"/>
    </style:style>
    <style:style style:name="ce37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38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background-color="#FFCCCC"/>
      <style:text-properties style:font-name="Calibri" style:font-name-asian="Calibri" style:font-name-complex="Calibri"/>
    </style:style>
    <style:style style:name="ce39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CCCC"/>
      <style:text-properties style:font-name="Calibri" style:font-name-asian="Calibri" style:font-name-complex="Calibri"/>
    </style:style>
    <style:style style:name="ce40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CCCC"/>
      <style:text-properties style:font-name="Calibri1" style:font-name-asian="Calibri1" style:font-name-complex="Calibri1"/>
    </style:style>
    <style:style style:name="ce41" style:family="table-cell" style:parent-style-name="Excel_32_Built-in_32_Normal" style:data-style-name="N30">
      <style:table-cell-properties style:vertical-align="automatic" fo:background-color="#FF3333"/>
      <style:text-properties style:font-name="Calibri1" style:font-name-asian="Calibri1" style:font-name-complex="Calibri1"/>
    </style:style>
    <style:style style:name="ce42" style:family="table-cell" style:parent-style-name="Excel_32_Built-in_32_Normal" style:data-style-name="N36">
      <style:table-cell-properties style:vertical-align="automatic" fo:background-color="#FF3333"/>
      <style:text-properties style:font-name="Calibri1" style:font-name-asian="Calibri1" style:font-name-complex="Calibri1"/>
    </style:style>
    <style:style style:name="ce43" style:family="table-cell" style:parent-style-name="Excel_32_Built-in_32_Normal" style:data-style-name="N30">
      <style:table-cell-properties style:vertical-align="automatic" fo:background-color="#FF3333"/>
      <style:text-properties style:font-name="Calibri" style:font-name-asian="Calibri" style:font-name-complex="Calibri"/>
    </style:style>
    <style:style style:name="ce44" style:family="table-cell" style:parent-style-name="Excel_32_Built-in_32_Normal" style:data-style-name="N36">
      <style:table-cell-properties style:vertical-align="automatic" fo:background-color="#FF3333"/>
      <style:text-properties style:font-name="Calibri" style:font-name-asian="Calibri" style:font-name-complex="Calibri"/>
    </style:style>
    <style:style style:name="ce45" style:family="table-cell" style:parent-style-name="Excel_32_Built-in_32_Normal" style:data-style-name="N30">
      <style:table-cell-properties style:vertical-align="automatic" fo:background-color="#FFFFFF"/>
      <style:text-properties style:font-name="Calibri" style:font-name-asian="Calibri" style:font-name-complex="Calibri"/>
    </style:style>
    <style:style style:name="ce46" style:family="table-cell" style:parent-style-name="Excel_32_Built-in_32_Normal" style:data-style-name="N36">
      <style:table-cell-properties style:vertical-align="automatic" fo:background-color="#FFFFFF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45180555555556cm"/>
    </style:style>
    <style:style style:name="co2" style:family="table-column">
      <style:table-column-properties fo:break-before="auto" style:column-width="3.31611111111111cm"/>
    </style:style>
    <style:style style:name="co3" style:family="table-column">
      <style:table-column-properties fo:break-before="auto" style:column-width="1.23472222222222cm"/>
    </style:style>
    <style:style style:name="co4" style:family="table-column">
      <style:table-column-properties fo:break-before="auto" style:column-width="1.99319444444444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2.39888888888889cm"/>
    </style:style>
    <style:style style:name="co9" style:family="table-column">
      <style:table-column-properties fo:break-before="auto" style:column-width="2.25777777777778cm"/>
    </style:style>
    <style:style style:name="co10" style:family="table-column">
      <style:table-column-properties fo:break-before="auto" style:column-width="2.61055555555556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3.08680555555556cm"/>
    </style:style>
    <style:style style:name="co13" style:family="table-column">
      <style:table-column-properties fo:break-before="auto" style:column-width="2.78694444444444cm"/>
    </style:style>
    <style:style style:name="co14" style:family="table-column">
      <style:table-column-properties fo:break-before="auto" style:column-width="2.83986111111111cm"/>
    </style:style>
    <style:style style:name="co15" style:family="table-column">
      <style:table-column-properties fo:break-before="auto" style:column-width="5.00944444444445cm"/>
    </style:style>
    <style:style style:name="co16" style:family="table-column">
      <style:table-column-properties fo:break-before="auto" style:column-width="4.63902777777778cm"/>
    </style:style>
    <style:style style:name="co17" style:family="table-column">
      <style:table-column-properties fo:break-before="auto" style:column-width="8.23736111111111cm"/>
    </style:style>
    <style:style style:name="co18" style:family="table-column">
      <style:table-column-properties fo:break-before="auto" style:column-width="8.66069444444445cm"/>
    </style:style>
    <style:style style:name="co19" style:family="table-column">
      <style:table-column-properties fo:break-before="auto" style:column-width="3.03388888888889cm"/>
    </style:style>
    <style:style style:name="co20" style:family="table-column">
      <style:table-column-properties fo:break-before="auto" style:column-width="2.69875cm"/>
    </style:style>
    <style:style style:name="co21" style:family="table-column">
      <style:table-column-properties fo:break-before="auto" style:column-width="2.89277777777778cm"/>
    </style:style>
    <style:style style:name="co22" style:family="table-column">
      <style:table-column-properties fo:break-before="auto" style:column-width="4.33916666666667cm"/>
    </style:style>
    <style:style style:name="co23" style:family="table-column">
      <style:table-column-properties fo:break-before="auto" style:column-width="7.14375cm"/>
    </style:style>
    <style:style style:name="co24" style:family="table-column">
      <style:table-column-properties fo:break-before="auto" style:column-width="6.38527777777778cm"/>
    </style:style>
    <style:style style:name="co25" style:family="table-column">
      <style:table-column-properties fo:break-before="auto" style:column-width="4.10986111111111cm"/>
    </style:style>
    <style:style style:name="co26" style:family="table-column">
      <style:table-column-properties fo:break-before="auto" style:column-width="1.71097222222222cm"/>
    </style:style>
    <style:style style:name="co27" style:family="table-column">
      <style:table-column-properties fo:break-before="auto" style:column-width="3.35138888888889cm"/>
    </style:style>
    <style:style style:name="co28" style:family="table-column">
      <style:table-column-properties fo:break-before="auto" style:column-width="3.51013888888889cm"/>
    </style:style>
    <style:style style:name="co29" style:family="table-column">
      <style:table-column-properties fo:break-before="auto" style:column-width="2.80458333333333cm"/>
    </style:style>
    <style:style style:name="co30" style:family="table-column">
      <style:table-column-properties fo:break-before="auto" style:column-width="1.8344444444444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5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10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number-columns-repeated="2" table:default-cell-style-name="ce9"/>
        <table:table-column table:style-name="co14" table:default-cell-style-name="ce9"/>
        <table:table-column table:style-name="co19" table:default-cell-style-name="ce9"/>
        <table:table-column table:style-name="co20" table:default-cell-style-name="ce9"/>
        <table:table-column table:style-name="co14" table:number-columns-repeated="2" table:default-cell-style-name="ce9"/>
        <table:table-column table:style-name="co19" table:default-cell-style-name="ce9"/>
        <table:table-column table:style-name="co14" table:default-cell-style-name="ce9"/>
        <table:table-column table:style-name="co20" table:default-cell-style-name="ce9"/>
        <table:table-column table:style-name="co14" table:default-cell-style-name="ce9"/>
        <table:table-column table:style-name="co19" table:default-cell-style-name="ce9"/>
        <table:table-column table:style-name="co21" table:default-cell-style-name="ce9"/>
        <table:table-column table:style-name="co22" table:default-cell-style-name="ce11"/>
        <table:table-column table:style-name="co23" table:default-cell-style-name="ce9"/>
        <table:table-column table:style-name="co24" table:default-cell-style-name="ce9"/>
        <table:table-column table:style-name="co25" table:number-columns-repeated="9" table:default-cell-style-name="ce9"/>
        <table:table-column table:style-name="co26" table:default-cell-style-name="ce9"/>
        <table:table-column table:style-name="co27" table:default-cell-style-name="ce12"/>
        <table:table-column table:style-name="co28" table:default-cell-style-name="ce13"/>
        <table:table-column table:style-name="co29" table:default-cell-style-name="ce14"/>
        <table:table-column table:style-name="co22" table:default-cell-style-name="ce11"/>
        <table:table-column table:style-name="co26" table:number-columns-repeated="974" table:default-cell-style-name="ce9"/>
        <table:table-column table:style-name="co30" table:number-columns-repeated="15360" table:default-cell-style-name="ce1"/>
        <table:table-row table:style-name="ro1">
          <table:table-cell office:value-type="string" table:style-name="ce2">
            <text:p>Mouse_RFID</text:p>
          </table:table-cell>
          <table:table-cell office:value-type="string" table:style-name="ce2">
            <text:p>unique_identifier</text:p>
          </table:table-cell>
          <table:table-cell office:value-type="string" table:style-name="ce2">
            <text:p>group</text:p>
          </table:table-cell>
          <table:table-cell office:value-type="string" table:style-name="ce2">
            <text:p>repetition</text:p>
          </table:table-cell>
          <table:table-cell office:value-type="string" table:style-name="ce2">
            <text:p>fur_pattern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mutant</text:p>
          </table:table-cell>
          <table:table-cell office:value-type="string" table:style-name="ce2">
            <text:p>weight_pre</text:p>
          </table:table-cell>
          <table:table-cell office:value-type="string" table:style-name="ce2">
            <text:p>weight_post</text:p>
          </table:table-cell>
          <table:table-cell office:value-type="string" table:style-name="ce2">
            <text:p>weight_diff</text:p>
          </table:table-cell>
          <table:table-cell office:value-type="string" table:style-name="ce2">
            <text:p>rank_by_tube</text:p>
          </table:table-cell>
          <table:table-cell office:value-type="string" table:style-name="ce2">
            <text:p>DS_by_tube</text:p>
          </table:table-cell>
          <table:table-cell office:value-type="string" table:style-name="ce3">
            <text:p>rank_by_chasing</text:p>
          </table:table-cell>
          <table:table-cell office:value-type="string" table:style-name="ce2">
            <text:p>DS_by_chasing</text:p>
          </table:table-cell>
          <table:table-cell office:value-type="string" table:style-name="ce2">
            <text:p>chasing_pc1</text:p>
          </table:table-cell>
          <table:table-cell office:value-type="string" table:style-name="ce2">
            <text:p>chasing_pc2</text:p>
          </table:table-cell>
          <table:table-cell office:value-type="string" table:style-name="ce2">
            <text:p>log10(baseline_rate_mean)</text:p>
          </table:table-cell>
          <table:table-cell office:value-type="string" table:style-name="ce2">
            <text:p>cs_plus_detection_speed</text:p>
          </table:table-cell>
          <table:table-cell office:value-type="string" table:style-name="ce2">
            <text:p>cs_plus_detection_speed_intraphase_shaping</text:p>
          </table:table-cell>
          <table:table-cell office:value-type="string" table:style-name="ce2">
            <text:p>cs_plus_detection_speed_crossreversal_shaping</text:p>
          </table:table-cell>
          <table:table-cell office:value-type="string" table:style-name="ce2">
            <text:p>cs_plus_pc1</text:p>
          </table:table-cell>
          <table:table-cell office:value-type="string" table:style-name="ce2">
            <text:p>cs_plus_pc2</text:p>
          </table:table-cell>
          <table:table-cell office:value-type="string" table:style-name="ce2">
            <text:p>cs_minus_pc1</text:p>
          </table:table-cell>
          <table:table-cell office:value-type="string" table:style-name="ce2">
            <text:p>cs_minus_pc2</text:p>
          </table:table-cell>
          <table:table-cell office:value-type="string" table:style-name="ce2">
            <text:p>switching_pc1</text:p>
          </table:table-cell>
          <table:table-cell office:value-type="string" table:style-name="ce2">
            <text:p>switching_pc2</text:p>
          </table:table-cell>
          <table:table-cell office:value-type="string" table:style-name="ce2">
            <text:p>switching_pc3</text:p>
          </table:table-cell>
          <table:table-cell office:value-type="string" table:style-name="ce2">
            <text:p>switching_pc4</text:p>
          </table:table-cell>
          <table:table-cell office:value-type="string" table:style-name="ce2">
            <text:p>switching_pc5</text:p>
          </table:table-cell>
          <table:table-cell office:value-type="string" table:style-name="ce2">
            <text:p>switching_pc6</text:p>
          </table:table-cell>
          <table:table-cell office:value-type="string" table:style-name="ce2">
            <text:p>shaping_pc1</text:p>
          </table:table-cell>
          <table:table-cell office:value-type="string" table:style-name="ce2">
            <text:p>shaping_pc2</text:p>
          </table:table-cell>
          <table:table-cell office:value-type="string" table:style-name="ce2">
            <text:p>shaping_pc3</text:p>
          </table:table-cell>
          <table:table-cell office:value-type="string" table:style-name="ce4">
            <text:p>time_in_arena_average</text:p>
          </table:table-cell>
          <table:table-cell office:value-type="string" table:style-name="ce2">
            <text:p>log10(corner_to_middle_ratio_average)</text:p>
          </table:table-cell>
          <table:table-cell office:value-type="string" table:style-name="ce2">
            <text:p>ratio_social_to_total_time_average</text:p>
          </table:table-cell>
          <table:table-cell office:value-type="string" table:style-name="ce2">
            <text:p>social_interaction_pc1</text:p>
          </table:table-cell>
          <table:table-cell office:value-type="string" table:style-name="ce2">
            <text:p>social_interaction_pc2</text:p>
          </table:table-cell>
          <table:table-cell office:value-type="string" table:style-name="ce2">
            <text:p>social_interaction_pc3</text:p>
          </table:table-cell>
          <table:table-cell office:value-type="string" table:style-name="ce2">
            <text:p>social_interaction_pc4</text:p>
          </table:table-cell>
          <table:table-cell office:value-type="string" table:style-name="ce2">
            <text:p>social_interaction_pc5</text:p>
          </table:table-cell>
          <table:table-cell office:value-type="string" table:style-name="ce2">
            <text:p>social_interaction_pc6</text:p>
          </table:table-cell>
          <table:table-cell office:value-type="string" table:style-name="ce2">
            <text:p>social_interaction_pc7</text:p>
          </table:table-cell>
          <table:table-cell office:value-type="string" table:style-name="ce2">
            <text:p>social_interaction_pc8</text:p>
          </table:table-cell>
          <table:table-cell office:value-type="string" table:style-name="ce2">
            <text:p>social_interaction_pc9</text:p>
          </table:table-cell>
          <table:table-cell office:value-type="string" table:style-name="ce2">
            <text:p>RC</text:p>
          </table:table-cell>
          <table:table-cell office:value-type="string" table:style-name="ce5">
            <text:p>RC values</text:p>
          </table:table-cell>
          <table:table-cell office:value-type="string" table:style-name="ce6">
            <text:p>Mutants</text:p>
          </table:table-cell>
          <table:table-cell office:value-type="string" table:style-name="ce7">
            <text:p>Others</text:p>
          </table:table-cell>
          <table:table-cell office:value-type="string" table:style-name="ce8">
            <text:p>All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B44CE</text:p>
          </table:table-cell>
          <table:table-cell office:value-type="float" office:value="12" table:style-name="ce9">
            <text:p>1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7" table:style-name="ce9">
            <text:p>7</text:p>
          </table:table-cell>
          <table:table-cell office:value-type="float" office:value="55" table:style-name="ce9">
            <text:p>55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5.92" table:style-name="ce9">
            <text:p>25,92</text:p>
          </table:table-cell>
          <table:table-cell office:value-type="float" office:value="24.82" table:style-name="ce9">
            <text:p>24,82</text:p>
          </table:table-cell>
          <table:table-cell office:value-type="float" office:value="-1.1000000000000001" table:style-name="ce9">
            <text:p>-1,1</text:p>
          </table:table-cell>
          <table:table-cell office:value-type="float" office:value="3" table:style-name="ce9">
            <text:p>3</text:p>
          </table:table-cell>
          <table:table-cell office:value-type="float" office:value="7.71428571428571" table:style-name="ce9">
            <text:p>7,714285714</text:p>
          </table:table-cell>
          <table:table-cell office:value-type="float" office:value="9" table:style-name="ce10">
            <text:p>9</text:p>
          </table:table-cell>
          <table:table-cell office:value-type="float" office:value="-19.071428571428601" table:style-name="ce9">
            <text:p>-19,07142857</text:p>
          </table:table-cell>
          <table:table-cell office:value-type="float" office:value="-0.235537855447573" table:style-name="ce9">
            <text:p>-0,235537855</text:p>
          </table:table-cell>
          <table:table-cell office:value-type="float" office:value="0.67591708666838801" table:style-name="ce9">
            <text:p>0,675917087</text:p>
          </table:table-cell>
          <table:table-cell office:value-type="float" office:value="2.80747269350573E-2" table:style-name="ce9">
            <text:p>0,028074727</text:p>
          </table:table-cell>
          <table:table-cell office:value-type="float" office:value="0.15" table:style-name="ce9">
            <text:p>0,1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-0.98509683951514304" table:style-name="ce9">
            <text:p>-0,98509684</text:p>
          </table:table-cell>
          <table:table-cell office:value-type="float" office:value="0.727601552634354" table:style-name="ce9">
            <text:p>0,727601553</text:p>
          </table:table-cell>
          <table:table-cell office:value-type="float" office:value="1.28128304322998" table:style-name="ce9">
            <text:p>1,281283043</text:p>
          </table:table-cell>
          <table:table-cell office:value-type="float" office:value="0.56302241256114105" table:style-name="ce9">
            <text:p>0,563022413</text:p>
          </table:table-cell>
          <table:table-cell office:value-type="float" office:value="1.7811782656019599" table:style-name="ce9">
            <text:p>1,781178266</text:p>
          </table:table-cell>
          <table:table-cell office:value-type="float" office:value="-0.19311092090589499" table:style-name="ce9">
            <text:p>-0,193110921</text:p>
          </table:table-cell>
          <table:table-cell office:value-type="float" office:value="3.1588230971257398" table:style-name="ce9">
            <text:p>3,158823097</text:p>
          </table:table-cell>
          <table:table-cell office:value-type="float" office:value="1.16965896401213" table:style-name="ce9">
            <text:p>1,169658964</text:p>
          </table:table-cell>
          <table:table-cell office:value-type="float" office:value="-4.9012678699971604" table:style-name="ce9">
            <text:p>-4,90126787</text:p>
          </table:table-cell>
          <table:table-cell office:value-type="float" office:value="0.72448169096308301" table:style-name="ce9">
            <text:p>0,724481691</text:p>
          </table:table-cell>
          <table:table-cell office:value-type="float" office:value="-1.9180482272674499" table:style-name="ce9">
            <text:p>-1,918048227</text:p>
          </table:table-cell>
          <table:table-cell office:value-type="float" office:value="1.1303832263360101" table:style-name="ce9">
            <text:p>1,130383226</text:p>
          </table:table-cell>
          <table:table-cell office:value-type="float" office:value="0.66704876434684102" table:style-name="ce9">
            <text:p>0,667048764</text:p>
          </table:table-cell>
          <table:table-cell office:value-type="float" office:value="5186.6711111111099" table:style-name="ce11">
            <text:p>5186,671111</text:p>
          </table:table-cell>
          <table:table-cell office:value-type="float" office:value="1.9262763178781499" table:style-name="ce9">
            <text:p>1,926276318</text:p>
          </table:table-cell>
          <table:table-cell office:value-type="float" office:value="0.11078310986879999" table:style-name="ce9">
            <text:p>0,11078311</text:p>
          </table:table-cell>
          <table:table-cell office:value-type="float" office:value="3.7857708522454598" table:style-name="ce9">
            <text:p>3,785770852</text:p>
          </table:table-cell>
          <table:table-cell office:value-type="float" office:value="-2.5931093781672598" table:style-name="ce9">
            <text:p>-2,593109378</text:p>
          </table:table-cell>
          <table:table-cell office:value-type="float" office:value="0.41627564253530502" table:style-name="ce9">
            <text:p>0,416275643</text:p>
          </table:table-cell>
          <table:table-cell office:value-type="float" office:value="-3.48056524093175" table:style-name="ce9">
            <text:p>-3,480565241</text:p>
          </table:table-cell>
          <table:table-cell office:value-type="float" office:value="-2.4170339753077901" table:style-name="ce9">
            <text:p>-2,417033975</text:p>
          </table:table-cell>
          <table:table-cell office:value-type="float" office:value="2.3111497629766902" table:style-name="ce9">
            <text:p>2,311149763</text:p>
          </table:table-cell>
          <table:table-cell office:value-type="float" office:value="0.91382013462596101" table:style-name="ce9">
            <text:p>0,913820135</text:p>
          </table:table-cell>
          <table:table-cell office:value-type="float" office:value="-0.90843937692532095" table:style-name="ce9">
            <text:p>-0,908439377</text:p>
          </table:table-cell>
          <table:table-cell office:value-type="float" office:value="0.34948246529047799" table:style-name="ce9">
            <text:p>0,349482465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8459.2377777777801" table:style-name="ce12">
            <text:p>8459,237778</text:p>
          </table:table-cell>
          <table:table-cell office:value-type="float" office:value="3344.80666666667" table:style-name="ce13">
            <text:p>3344,806667</text:p>
          </table:table-cell>
          <table:table-cell office:value-type="float" office:value="5186.6711111111099" table:style-name="ce14">
            <text:p>5186,671111</text:p>
          </table:table-cell>
          <table:table-cell office:value-type="float" office:value="5186.6711111111099" table:style-name="ce11">
            <text:p>5186,671111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DBAF</text:p>
          </table:table-cell>
          <table:table-cell office:value-type="float" office:value="32" table:style-name="ce9">
            <text:p>3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57" table:style-name="ce9">
            <text:p>57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1.46" table:style-name="ce9">
            <text:p>31,46</text:p>
          </table:table-cell>
          <table:table-cell office:value-type="float" office:value="32.64" table:style-name="ce9">
            <text:p>32,64</text:p>
          </table:table-cell>
          <table:table-cell office:value-type="float" office:value="1.18" table:style-name="ce9">
            <text:p>1,18</text:p>
          </table:table-cell>
          <table:table-cell office:value-type="float" office:value="6" table:style-name="ce9">
            <text:p>6</text:p>
          </table:table-cell>
          <table:table-cell office:value-type="float" office:value="-6.0595238095238102" table:style-name="ce9">
            <text:p>-6,05952381</text:p>
          </table:table-cell>
          <table:table-cell office:value-type="float" office:value="7" table:style-name="ce10">
            <text:p>7</text:p>
          </table:table-cell>
          <table:table-cell office:value-type="float" office:value="2.0454545454545499" table:style-name="ce9">
            <text:p>2,045454545</text:p>
          </table:table-cell>
          <table:table-cell office:value-type="float" office:value="0.29866379893650402" table:style-name="ce9">
            <text:p>0,298663799</text:p>
          </table:table-cell>
          <table:table-cell office:value-type="float" office:value="-0.69095059472911702" table:style-name="ce9">
            <text:p>-0,690950595</text:p>
          </table:table-cell>
          <table:table-cell office:value-type="float" office:value="0.78380358999264199" table:style-name="ce9">
            <text:p>0,78380359</text:p>
          </table:table-cell>
          <table:table-cell office:value-type="float" office:value="0.6" table:style-name="ce9">
            <text:p>0,6</text:p>
          </table:table-cell>
          <table:table-cell office:value-type="float" office:value="0.266666666666667" table:style-name="ce9">
            <text:p>0,266666667</text:p>
          </table:table-cell>
          <table:table-cell office:value-type="float" office:value="5.3333333333333304" table:style-name="ce9">
            <text:p>5,333333333</text:p>
          </table:table-cell>
          <table:table-cell office:value-type="float" office:value="-1.72471934459743" table:style-name="ce9">
            <text:p>-1,724719345</text:p>
          </table:table-cell>
          <table:table-cell office:value-type="float" office:value="0.47640641023778002" table:style-name="ce9">
            <text:p>0,47640641</text:p>
          </table:table-cell>
          <table:table-cell office:value-type="float" office:value="-1.18902751420939" table:style-name="ce9">
            <text:p>-1,189027514</text:p>
          </table:table-cell>
          <table:table-cell office:value-type="float" office:value="0.46097262955485002" table:style-name="ce9">
            <text:p>0,46097263</text:p>
          </table:table-cell>
          <table:table-cell office:value-type="float" office:value="-1.2748883724817801" table:style-name="ce9">
            <text:p>-1,274888372</text:p>
          </table:table-cell>
          <table:table-cell office:value-type="float" office:value="4.6463506599692401" table:style-name="ce9">
            <text:p>4,64635066</text:p>
          </table:table-cell>
          <table:table-cell office:value-type="float" office:value="0.64434371331312501" table:style-name="ce9">
            <text:p>0,644343713</text:p>
          </table:table-cell>
          <table:table-cell office:value-type="float" office:value="2.2373550234572699" table:style-name="ce9">
            <text:p>2,237355023</text:p>
          </table:table-cell>
          <table:table-cell office:value-type="float" office:value="-1.2680795515524199" table:style-name="ce9">
            <text:p>-1,268079552</text:p>
          </table:table-cell>
          <table:table-cell office:value-type="float" office:value="-0.109376446473998" table:style-name="ce9">
            <text:p>-0,109376446</text:p>
          </table:table-cell>
          <table:table-cell office:value-type="float" office:value="-0.25237388809553102" table:style-name="ce9">
            <text:p>-0,252373888</text:p>
          </table:table-cell>
          <table:table-cell office:value-type="float" office:value="0.126151744710994" table:style-name="ce9">
            <text:p>0,126151745</text:p>
          </table:table-cell>
          <table:table-cell office:value-type="float" office:value="0.88370551361174299" table:style-name="ce9">
            <text:p>0,883705514</text:p>
          </table:table-cell>
          <table:table-cell office:value-type="float" office:value="3852.7288888888902" table:style-name="ce11">
            <text:p>3852,728889</text:p>
          </table:table-cell>
          <table:table-cell office:value-type="float" office:value="3.4688108072152399" table:style-name="ce9">
            <text:p>3,468810807</text:p>
          </table:table-cell>
          <table:table-cell office:value-type="float" office:value="0.12100802432676901" table:style-name="ce9">
            <text:p>0,121008024</text:p>
          </table:table-cell>
          <table:table-cell office:value-type="float" office:value="0.14705273737338201" table:style-name="ce9">
            <text:p>0,147052737</text:p>
          </table:table-cell>
          <table:table-cell office:value-type="float" office:value="-2.1093288979952698" table:style-name="ce9">
            <text:p>-2,109328898</text:p>
          </table:table-cell>
          <table:table-cell office:value-type="float" office:value="0.56211811670870904" table:style-name="ce9">
            <text:p>0,562118117</text:p>
          </table:table-cell>
          <table:table-cell office:value-type="float" office:value="-0.105901718332373" table:style-name="ce9">
            <text:p>-0,105901718</text:p>
          </table:table-cell>
          <table:table-cell office:value-type="float" office:value="0.35383052574982499" table:style-name="ce9">
            <text:p>0,353830526</text:p>
          </table:table-cell>
          <table:table-cell office:value-type="float" office:value="-4.0276081476504801" table:style-name="ce9">
            <text:p>-4,027608148</text:p>
          </table:table-cell>
          <table:table-cell office:value-type="float" office:value="-1.2499215581768099" table:style-name="ce9">
            <text:p>-1,249921558</text:p>
          </table:table-cell>
          <table:table-cell office:value-type="float" office:value="2.4407736570582199" table:style-name="ce9">
            <text:p>2,440773657</text:p>
          </table:table-cell>
          <table:table-cell office:value-type="float" office:value="1.5468236302370399" table:style-name="ce9">
            <text:p>1,54682363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16292.34" table:style-name="ce12">
            <text:p>16292,34</text:p>
          </table:table-cell>
          <table:table-cell office:value-type="float" office:value="1965.1444444444501" table:style-name="ce13">
            <text:p>1965,144444</text:p>
          </table:table-cell>
          <table:table-cell office:value-type="float" office:value="3852.7288888888902" table:style-name="ce14">
            <text:p>3852,728889</text:p>
          </table:table-cell>
          <table:table-cell office:value-type="float" office:value="3852.7288888888902" table:style-name="ce11">
            <text:p>3852,728889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765E</text:p>
          </table:table-cell>
          <table:table-cell office:value-type="float" office:value="22" table:style-name="ce9">
            <text:p>2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57" table:style-name="ce9">
            <text:p>57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1.68" table:style-name="ce9">
            <text:p>31,68</text:p>
          </table:table-cell>
          <table:table-cell office:value-type="float" office:value="31.11" table:style-name="ce9">
            <text:p>31,11</text:p>
          </table:table-cell>
          <table:table-cell office:value-type="float" office:value="-0.56999999999999995" table:style-name="ce9">
            <text:p>-0,57</text:p>
          </table:table-cell>
          <table:table-cell office:value-type="float" office:value="9" table:style-name="ce9">
            <text:p>9</text:p>
          </table:table-cell>
          <table:table-cell office:value-type="float" office:value="-13.25" table:style-name="ce9">
            <text:p>-13,25</text:p>
          </table:table-cell>
          <table:table-cell office:value-type="float" office:value="10" table:style-name="ce10">
            <text:p>10</text:p>
          </table:table-cell>
          <table:table-cell office:value-type="float" office:value="-26.75" table:style-name="ce9">
            <text:p>-26,75</text:p>
          </table:table-cell>
          <table:table-cell office:value-type="float" office:value="-2.8754160749406901" table:style-name="ce9">
            <text:p>-2,875416075</text:p>
          </table:table-cell>
          <table:table-cell office:value-type="float" office:value="0.78348891652387798" table:style-name="ce9">
            <text:p>0,783488917</text:p>
          </table:table-cell>
          <table:table-cell office:value-type="float" office:value="-5.63364268708446E-2" table:style-name="ce9">
            <text:p>-0,056336427</text:p>
          </table:table-cell>
          <table:table-cell office:value-type="float" office:value="0.45" table:style-name="ce9">
            <text:p>0,45</text:p>
          </table:table-cell>
          <table:table-cell office:value-type="float" office:value="1.1666666666666701" table:style-name="ce9">
            <text:p>1,166666667</text:p>
          </table:table-cell>
          <table:table-cell office:value-type="float" office:value="1.0909090909090899" table:style-name="ce9">
            <text:p>1,090909091</text:p>
          </table:table-cell>
          <table:table-cell office:value-type="float" office:value="-0.17292171031100501" table:style-name="ce9">
            <text:p>-0,17292171</text:p>
          </table:table-cell>
          <table:table-cell office:value-type="float" office:value="0.30885638151725198" table:style-name="ce9">
            <text:p>0,308856382</text:p>
          </table:table-cell>
          <table:table-cell office:value-type="float" office:value="0.40545479522359601" table:style-name="ce9">
            <text:p>0,405454795</text:p>
          </table:table-cell>
          <table:table-cell office:value-type="float" office:value="0.44471742262407998" table:style-name="ce9">
            <text:p>0,444717423</text:p>
          </table:table-cell>
          <table:table-cell office:value-type="float" office:value="9.5623387269447608" table:style-name="ce9">
            <text:p>9,562338727</text:p>
          </table:table-cell>
          <table:table-cell office:value-type="float" office:value="-0.96998483762677001" table:style-name="ce9">
            <text:p>-0,969984838</text:p>
          </table:table-cell>
          <table:table-cell office:value-type="float" office:value="-2.51771708151706" table:style-name="ce9">
            <text:p>-2,517717082</text:p>
          </table:table-cell>
          <table:table-cell office:value-type="float" office:value="0.32231444360003397" table:style-name="ce9">
            <text:p>0,322314444</text:p>
          </table:table-cell>
          <table:table-cell office:value-type="float" office:value="-0.73191648648282703" table:style-name="ce9">
            <text:p>-0,731916486</text:p>
          </table:table-cell>
          <table:table-cell office:value-type="float" office:value="2.8175380771235501" table:style-name="ce9">
            <text:p>2,817538077</text:p>
          </table:table-cell>
          <table:table-cell office:value-type="float" office:value="1.52257981930443" table:style-name="ce9">
            <text:p>1,522579819</text:p>
          </table:table-cell>
          <table:table-cell office:value-type="float" office:value="0.46113067327973301" table:style-name="ce9">
            <text:p>0,461130673</text:p>
          </table:table-cell>
          <table:table-cell office:value-type="float" office:value="1.5406903869536901" table:style-name="ce9">
            <text:p>1,540690387</text:p>
          </table:table-cell>
          <table:table-cell office:value-type="float" office:value="2326.60222222222" table:style-name="ce11">
            <text:p>2326,602222</text:p>
          </table:table-cell>
          <table:table-cell office:value-type="float" office:value="1.4359824890569901" table:style-name="ce9">
            <text:p>1,435982489</text:p>
          </table:table-cell>
          <table:table-cell office:value-type="float" office:value="0.10523978219072" table:style-name="ce9">
            <text:p>0,105239782</text:p>
          </table:table-cell>
          <table:table-cell office:value-type="float" office:value="-6.4676587965248604" table:style-name="ce9">
            <text:p>-6,467658797</text:p>
          </table:table-cell>
          <table:table-cell office:value-type="float" office:value="1.2632598262450001" table:style-name="ce9">
            <text:p>1,263259826</text:p>
          </table:table-cell>
          <table:table-cell office:value-type="float" office:value="2.45268112340518" table:style-name="ce9">
            <text:p>2,452681123</text:p>
          </table:table-cell>
          <table:table-cell office:value-type="float" office:value="0.533078287025186" table:style-name="ce9">
            <text:p>0,533078287</text:p>
          </table:table-cell>
          <table:table-cell office:value-type="float" office:value="-4.2021429120878802" table:style-name="ce9">
            <text:p>-4,202142912</text:p>
          </table:table-cell>
          <table:table-cell office:value-type="float" office:value="0.43563273567725103" table:style-name="ce9">
            <text:p>0,435632736</text:p>
          </table:table-cell>
          <table:table-cell office:value-type="float" office:value="0.30715880442240401" table:style-name="ce9">
            <text:p>0,307158804</text:p>
          </table:table-cell>
          <table:table-cell office:value-type="float" office:value="-0.69819090666896" table:style-name="ce9">
            <text:p>-0,698190907</text:p>
          </table:table-cell>
          <table:table-cell office:value-type="float" office:value="-0.40827656418750702" table:style-name="ce9">
            <text:p>-0,408276564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6761.7222222222199" table:style-name="ce12">
            <text:p>6761,722222</text:p>
          </table:table-cell>
          <table:table-cell office:value-type="float" office:value="5224.6564102564098" table:style-name="ce13">
            <text:p>5224,65641</text:p>
          </table:table-cell>
          <table:table-cell office:value-type="float" office:value="2326.60222222222" table:style-name="ce14">
            <text:p>2326,602222</text:p>
          </table:table-cell>
          <table:table-cell office:value-type="float" office:value="2326.60222222222" table:style-name="ce11">
            <text:p>2326,602222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B7051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56" table:style-name="ce9">
            <text:p>56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2.58" table:style-name="ce9">
            <text:p>32,58</text:p>
          </table:table-cell>
          <table:table-cell office:value-type="float" office:value="33.979999999999997" table:style-name="ce9">
            <text:p>33,98</text:p>
          </table:table-cell>
          <table:table-cell office:value-type="float" office:value="1.4" table:style-name="ce9">
            <text:p>1,4</text:p>
          </table:table-cell>
          <table:table-cell office:value-type="float" office:value="1" table:style-name="ce9">
            <text:p>1</text:p>
          </table:table-cell>
          <table:table-cell office:value-type="float" office:value="28.961904761904801" table:style-name="ce9">
            <text:p>28,96190476</text:p>
          </table:table-cell>
          <table:table-cell office:value-type="float" office:value="4" table:style-name="ce10">
            <text:p>4</text:p>
          </table:table-cell>
          <table:table-cell office:value-type="float" office:value="6.6872236958443798" table:style-name="ce9">
            <text:p>6,687223696</text:p>
          </table:table-cell>
          <table:table-cell office:value-type="float" office:value="3.5415575411318798" table:style-name="ce9">
            <text:p>3,541557541</text:p>
          </table:table-cell>
          <table:table-cell office:value-type="float" office:value="1.1869962681122901" table:style-name="ce9">
            <text:p>1,186996268</text:p>
          </table:table-cell>
          <table:table-cell office:value-type="float" office:value="0.15425491312592901" table:style-name="ce9">
            <text:p>0,154254913</text:p>
          </table:table-cell>
          <table:table-cell office:value-type="float" office:value="0.55000000000000004" table:style-name="ce9">
            <text:p>0,55</text:p>
          </table:table-cell>
          <table:table-cell office:value-type="float" office:value="0.83333333333333304" table:style-name="ce9">
            <text:p>0,833333333</text:p>
          </table:table-cell>
          <table:table-cell office:value-type="float" office:value="1.5" table:style-name="ce9">
            <text:p>1,5</text:p>
          </table:table-cell>
          <table:table-cell office:value-type="float" office:value="-0.80112689763051603" table:style-name="ce9">
            <text:p>-0,801126898</text:p>
          </table:table-cell>
          <table:table-cell office:value-type="float" office:value="1.08579394953494" table:style-name="ce9">
            <text:p>1,08579395</text:p>
          </table:table-cell>
          <table:table-cell office:value-type="float" office:value="-1.1601705787452199" table:style-name="ce9">
            <text:p>-1,160170579</text:p>
          </table:table-cell>
          <table:table-cell office:value-type="float" office:value="4.2920915842128801E-2" table:style-name="ce9">
            <text:p>0,042920916</text:p>
          </table:table-cell>
          <table:table-cell office:value-type="float" office:value="7.1746813581098197" table:style-name="ce9">
            <text:p>7,174681358</text:p>
          </table:table-cell>
          <table:table-cell office:value-type="float" office:value="1.2126199087418399" table:style-name="ce9">
            <text:p>1,212619909</text:p>
          </table:table-cell>
          <table:table-cell office:value-type="float" office:value="-1.6109686338137601" table:style-name="ce9">
            <text:p>-1,610968634</text:p>
          </table:table-cell>
          <table:table-cell office:value-type="float" office:value="2.7861101560444599" table:style-name="ce9">
            <text:p>2,786110156</text:p>
          </table:table-cell>
          <table:table-cell office:value-type="float" office:value="-0.34119142647748901" table:style-name="ce9">
            <text:p>-0,341191426</text:p>
          </table:table-cell>
          <table:table-cell office:value-type="float" office:value="1.297221878762" table:style-name="ce9">
            <text:p>1,297221879</text:p>
          </table:table-cell>
          <table:table-cell office:value-type="float" office:value="-0.88855651586716899" table:style-name="ce9">
            <text:p>-0,888556516</text:p>
          </table:table-cell>
          <table:table-cell office:value-type="float" office:value="0.55001439506269301" table:style-name="ce9">
            <text:p>0,550014395</text:p>
          </table:table-cell>
          <table:table-cell office:value-type="float" office:value="0.82347808598417305" table:style-name="ce9">
            <text:p>0,823478086</text:p>
          </table:table-cell>
          <table:table-cell office:value-type="float" office:value="4803.8088888888897" table:style-name="ce11">
            <text:p>4803,808889</text:p>
          </table:table-cell>
          <table:table-cell office:value-type="float" office:value="1.1887579176177501" table:style-name="ce9">
            <text:p>1,188757918</text:p>
          </table:table-cell>
          <table:table-cell office:value-type="float" office:value="0.100895863190043" table:style-name="ce9">
            <text:p>0,100895863</text:p>
          </table:table-cell>
          <table:table-cell office:value-type="float" office:value="2.7845699669710702" table:style-name="ce9">
            <text:p>2,784569967</text:p>
          </table:table-cell>
          <table:table-cell office:value-type="float" office:value="-1.0339000521613999" table:style-name="ce9">
            <text:p>-1,033900052</text:p>
          </table:table-cell>
          <table:table-cell office:value-type="float" office:value="1.91330008672809" table:style-name="ce9">
            <text:p>1,913300087</text:p>
          </table:table-cell>
          <table:table-cell office:value-type="float" office:value="-0.28571190900569399" table:style-name="ce9">
            <text:p>-0,285711909</text:p>
          </table:table-cell>
          <table:table-cell office:value-type="float" office:value="-1.46393432491289" table:style-name="ce9">
            <text:p>-1,463934325</text:p>
          </table:table-cell>
          <table:table-cell office:value-type="float" office:value="-2.8302858110477902" table:style-name="ce9">
            <text:p>-2,830285811</text:p>
          </table:table-cell>
          <table:table-cell office:value-type="float" office:value="-0.77633988264035902" table:style-name="ce9">
            <text:p>-0,776339883</text:p>
          </table:table-cell>
          <table:table-cell office:value-type="float" office:value="-0.116013781669474" table:style-name="ce9">
            <text:p>-0,116013782</text:p>
          </table:table-cell>
          <table:table-cell office:value-type="float" office:value="-1.3168224775611199" table:style-name="ce9">
            <text:p>-1,316822478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5220.4022222222202" table:style-name="ce12">
            <text:p>5220,402222</text:p>
          </table:table-cell>
          <table:table-cell office:value-type="float" office:value="3224.6666666666702" table:style-name="ce13">
            <text:p>3224,666667</text:p>
          </table:table-cell>
          <table:table-cell office:value-type="float" office:value="4803.8088888888897" table:style-name="ce14">
            <text:p>4803,808889</text:p>
          </table:table-cell>
          <table:table-cell office:value-type="float" office:value="4803.8088888888897" table:style-name="ce11">
            <text:p>4803,808889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15">
            <text:p>0007CD77C5</text:p>
          </table:table-cell>
          <table:table-cell office:value-type="float" office:value="23" table:style-name="ce16">
            <text:p>2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57" table:style-name="ce16">
            <text:p>57</text:p>
          </table:table-cell>
          <table:table-cell office:value-type="boolean" office:boolean-value="true" table:formula="of:=TRUE()" table:style-name="ce16">
            <text:p>TRUE</text:p>
          </table:table-cell>
          <table:table-cell office:value-type="float" office:value="32.71" table:style-name="ce16">
            <text:p>32,71</text:p>
          </table:table-cell>
          <table:table-cell office:value-type="float" office:value="33.979999999999997" table:style-name="ce16">
            <text:p>33,98</text:p>
          </table:table-cell>
          <table:table-cell office:value-type="float" office:value="1.27" table:style-name="ce16">
            <text:p>1,27</text:p>
          </table:table-cell>
          <table:table-cell office:value-type="float" office:value="2" table:style-name="ce16">
            <text:p>2</text:p>
          </table:table-cell>
          <table:table-cell office:value-type="float" office:value="17.6666666666667" table:style-name="ce16">
            <text:p>17,66666667</text:p>
          </table:table-cell>
          <table:table-cell office:value-type="float" office:value="2" table:style-name="ce10">
            <text:p>2</text:p>
          </table:table-cell>
          <table:table-cell office:value-type="float" office:value="7.8630644717601301" table:style-name="ce16">
            <text:p>7,863064472</text:p>
          </table:table-cell>
          <table:table-cell office:value-type="float" office:value="2.13651037898545" table:style-name="ce16">
            <text:p>2,136510379</text:p>
          </table:table-cell>
          <table:table-cell office:value-type="float" office:value="1.06931750880615" table:style-name="ce16">
            <text:p>1,069317509</text:p>
          </table:table-cell>
          <table:table-cell office:value-type="float" office:value="0.71989909100637905" table:style-name="ce16">
            <text:p>0,719899091</text:p>
          </table:table-cell>
          <table:table-cell office:value-type="float" office:value="0.3" table:style-name="ce16">
            <text:p>0,3</text:p>
          </table:table-cell>
          <table:table-cell office:value-type="float" office:value="1.3333333333333299" table:style-name="ce16">
            <text:p>1,333333333</text:p>
          </table:table-cell>
          <table:table-cell office:value-type="float" office:value="1.1666666666666701" table:style-name="ce16">
            <text:p>1,166666667</text:p>
          </table:table-cell>
          <table:table-cell office:value-type="float" office:value="-1.9259502618855999" table:style-name="ce16">
            <text:p>-1,925950262</text:p>
          </table:table-cell>
          <table:table-cell office:value-type="float" office:value="0.12583495182967799" table:style-name="ce16">
            <text:p>0,125834952</text:p>
          </table:table-cell>
          <table:table-cell office:value-type="float" office:value="-1.6208335462396199" table:style-name="ce16">
            <text:p>-1,620833546</text:p>
          </table:table-cell>
          <table:table-cell office:value-type="float" office:value="0.24502285955661901" table:style-name="ce16">
            <text:p>0,24502286</text:p>
          </table:table-cell>
          <table:table-cell office:value-type="float" office:value="2.2932327225291602" table:style-name="ce16">
            <text:p>2,293232723</text:p>
          </table:table-cell>
          <table:table-cell office:value-type="float" office:value="3.2069135079441802" table:style-name="ce16">
            <text:p>3,206913508</text:p>
          </table:table-cell>
          <table:table-cell office:value-type="float" office:value="0.14553169018086601" table:style-name="ce16">
            <text:p>0,14553169</text:p>
          </table:table-cell>
          <table:table-cell office:value-type="float" office:value="3.1351162252380198" table:style-name="ce16">
            <text:p>3,135116225</text:p>
          </table:table-cell>
          <table:table-cell office:value-type="float" office:value="-7.6767386630186105E-2" table:style-name="ce16">
            <text:p>-0,076767387</text:p>
          </table:table-cell>
          <table:table-cell office:value-type="float" office:value="-2.0031400658951299" table:style-name="ce16">
            <text:p>-2,003140066</text:p>
          </table:table-cell>
          <table:table-cell office:value-type="float" office:value="-1.5572881454785701" table:style-name="ce16">
            <text:p>-1,557288145</text:p>
          </table:table-cell>
          <table:table-cell office:value-type="float" office:value="0.85088390816787196" table:style-name="ce16">
            <text:p>0,850883908</text:p>
          </table:table-cell>
          <table:table-cell office:value-type="float" office:value="1.3000577375420499" table:style-name="ce16">
            <text:p>1,300057738</text:p>
          </table:table-cell>
          <table:table-cell office:value-type="float" office:value="9067.1200000000008" table:style-name="ce16">
            <text:p>9067,12</text:p>
          </table:table-cell>
          <table:table-cell office:value-type="float" office:value="1.46476341374171" table:style-name="ce16">
            <text:p>1,464763414</text:p>
          </table:table-cell>
          <table:table-cell office:value-type="float" office:value="9.1151079700916904E-2" table:style-name="ce16">
            <text:p>0,09115108</text:p>
          </table:table-cell>
          <table:table-cell office:value-type="float" office:value="6.6747145001146704" table:style-name="ce16">
            <text:p>6,6747145</text:p>
          </table:table-cell>
          <table:table-cell office:value-type="float" office:value="-0.85221746461946402" table:style-name="ce16">
            <text:p>-0,852217465</text:p>
          </table:table-cell>
          <table:table-cell office:value-type="float" office:value="2.8008645281667901" table:style-name="ce16">
            <text:p>2,800864528</text:p>
          </table:table-cell>
          <table:table-cell office:value-type="float" office:value="-0.98869300463594201" table:style-name="ce16">
            <text:p>-0,988693005</text:p>
          </table:table-cell>
          <table:table-cell office:value-type="float" office:value="-0.83679947404251198" table:style-name="ce16">
            <text:p>-0,836799474</text:p>
          </table:table-cell>
          <table:table-cell office:value-type="float" office:value="-0.52164648072605801" table:style-name="ce16">
            <text:p>-0,521646481</text:p>
          </table:table-cell>
          <table:table-cell office:value-type="float" office:value="0.25226370315421698" table:style-name="ce16">
            <text:p>0,252263703</text:p>
          </table:table-cell>
          <table:table-cell office:value-type="float" office:value="-0.97839146736168903" table:style-name="ce16">
            <text:p>-0,978391467</text:p>
          </table:table-cell>
          <table:table-cell office:value-type="float" office:value="-0.52028715878154597" table:style-name="ce16">
            <text:p>-0,520287159</text:p>
          </table:table-cell>
          <table:table-cell office:value-type="boolean" office:boolean-value="true" table:formula="of:=TRUE()" table:style-name="ce16">
            <text:p>TRUE</text:p>
          </table:table-cell>
          <table:table-cell office:value-type="float" office:value="13468.974358974399" table:style-name="ce12">
            <text:p>13468,97436</text:p>
          </table:table-cell>
          <table:table-cell office:value-type="float" office:value="2882.0794871794901" table:style-name="ce17">
            <text:p>2882,079487</text:p>
          </table:table-cell>
          <table:table-cell office:value-type="float" office:value="3262.6711111111099" table:style-name="ce14">
            <text:p>3262,671111</text:p>
          </table:table-cell>
          <table:table-cell office:value-type="float" office:value="9067.1200000000008" table:style-name="ce16">
            <text:p>9067,12</text:p>
          </table:table-cell>
          <table:table-cell table:style-name="ce9"/>
          <table:table-cell table:number-columns-repeated="16333" table:style-name="ce16"/>
        </table:table-row>
        <table:table-row table:style-name="ro1">
          <table:table-cell office:value-type="string" table:style-name="ce18">
            <text:p>0007AC2B0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5" table:style-name="ce19">
            <text:p>55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3.590000000000003" table:style-name="ce19">
            <text:p>33,59</text:p>
          </table:table-cell>
          <table:table-cell office:value-type="float" office:value="33.340000000000003" table:style-name="ce19">
            <text:p>33,34</text:p>
          </table:table-cell>
          <table:table-cell office:value-type="float" office:value="-0.25" table:style-name="ce19">
            <text:p>-0,25</text:p>
          </table:table-cell>
          <table:table-cell office:value-type="float" office:value="4" table:style-name="ce19">
            <text:p>4</text:p>
          </table:table-cell>
          <table:table-cell office:value-type="float" office:value="2.7777777777777799" table:style-name="ce19">
            <text:p>2,777777778</text:p>
          </table:table-cell>
          <table:table-cell office:value-type="float" office:value="3" table:style-name="ce10">
            <text:p>3</text:p>
          </table:table-cell>
          <table:table-cell office:value-type="float" office:value="7.8193046333975902" table:style-name="ce19">
            <text:p>7,819304633</text:p>
          </table:table-cell>
          <table:table-cell office:value-type="float" office:value="2.5313286897854201" table:style-name="ce19">
            <text:p>2,53132869</text:p>
          </table:table-cell>
          <table:table-cell office:value-type="float" office:value="0.70184494854380697" table:style-name="ce19">
            <text:p>0,701844949</text:p>
          </table:table-cell>
          <table:table-cell office:value-type="float" office:value="0.34878440776541603" table:style-name="ce19">
            <text:p>0,348784408</text:p>
          </table:table-cell>
          <table:table-cell office:value-type="float" office:value="0.3" table:style-name="ce19">
            <text:p>0,3</text:p>
          </table:table-cell>
          <table:table-cell office:value-type="float" office:value="0.71428571428571397" table:style-name="ce19">
            <text:p>0,714285714</text:p>
          </table:table-cell>
          <table:table-cell office:value-type="float" office:value="1" table:style-name="ce19">
            <text:p>1</text:p>
          </table:table-cell>
          <table:table-cell office:value-type="float" office:value="-1.468643331267" table:style-name="ce19">
            <text:p>-1,468643331</text:p>
          </table:table-cell>
          <table:table-cell office:value-type="float" office:value="-0.94418976852853898" table:style-name="ce19">
            <text:p>-0,944189769</text:p>
          </table:table-cell>
          <table:table-cell office:value-type="float" office:value="-2.5612080318000898" table:style-name="ce19">
            <text:p>-2,561208032</text:p>
          </table:table-cell>
          <table:table-cell office:value-type="float" office:value="0.275512494171541" table:style-name="ce19">
            <text:p>0,275512494</text:p>
          </table:table-cell>
          <table:table-cell office:value-type="float" office:value="5.35667871485603" table:style-name="ce19">
            <text:p>5,356678715</text:p>
          </table:table-cell>
          <table:table-cell office:value-type="float" office:value="0.91097289236864598" table:style-name="ce19">
            <text:p>0,910972892</text:p>
          </table:table-cell>
          <table:table-cell office:value-type="float" office:value="-0.218677420580458" table:style-name="ce19">
            <text:p>-0,218677421</text:p>
          </table:table-cell>
          <table:table-cell office:value-type="float" office:value="-1.07829863208401" table:style-name="ce19">
            <text:p>-1,078298632</text:p>
          </table:table-cell>
          <table:table-cell office:value-type="float" office:value="-1.1179258765989299" table:style-name="ce19">
            <text:p>-1,117925877</text:p>
          </table:table-cell>
          <table:table-cell office:value-type="float" office:value="-2.2590392748586101" table:style-name="ce19">
            <text:p>-2,259039275</text:p>
          </table:table-cell>
          <table:table-cell office:value-type="float" office:value="2.5011755753436899" table:style-name="ce19">
            <text:p>2,501175575</text:p>
          </table:table-cell>
          <table:table-cell office:value-type="float" office:value="-1.8863811495340399" table:style-name="ce19">
            <text:p>-1,88638115</text:p>
          </table:table-cell>
          <table:table-cell office:value-type="float" office:value="-0.27955926016001398" table:style-name="ce19">
            <text:p>-0,27955926</text:p>
          </table:table-cell>
          <table:table-cell office:value-type="float" office:value="8459.2377777777801" table:style-name="ce11">
            <text:p>8459,237778</text:p>
          </table:table-cell>
          <table:table-cell office:value-type="float" office:value="1.27831521736789" table:style-name="ce19">
            <text:p>1,278315217</text:p>
          </table:table-cell>
          <table:table-cell office:value-type="float" office:value="0.101997894740713" table:style-name="ce19">
            <text:p>0,101997895</text:p>
          </table:table-cell>
          <table:table-cell office:value-type="float" office:value="7.6186384609309901" table:style-name="ce19">
            <text:p>7,618638461</text:p>
          </table:table-cell>
          <table:table-cell office:value-type="float" office:value="-0.69132535741211398" table:style-name="ce19">
            <text:p>-0,691325357</text:p>
          </table:table-cell>
          <table:table-cell office:value-type="float" office:value="0.84969504146324104" table:style-name="ce19">
            <text:p>0,849695041</text:p>
          </table:table-cell>
          <table:table-cell office:value-type="float" office:value="-1.33932199200403" table:style-name="ce19">
            <text:p>-1,339321992</text:p>
          </table:table-cell>
          <table:table-cell office:value-type="float" office:value="-0.75081593990053497" table:style-name="ce19">
            <text:p>-0,75081594</text:p>
          </table:table-cell>
          <table:table-cell office:value-type="float" office:value="-0.13466313503143401" table:style-name="ce19">
            <text:p>-0,134663135</text:p>
          </table:table-cell>
          <table:table-cell office:value-type="float" office:value="-0.23338238095033201" table:style-name="ce19">
            <text:p>-0,233382381</text:p>
          </table:table-cell>
          <table:table-cell office:value-type="float" office:value="0.34925748824569097" table:style-name="ce19">
            <text:p>0,349257488</text:p>
          </table:table-cell>
          <table:table-cell office:value-type="float" office:value="-0.84186745867216695" table:style-name="ce19">
            <text:p>-0,841867459</text:p>
          </table:table-cell>
          <table:table-cell office:value-type="boolean" office:boolean-value="true" table:formula="of:=TRUE()" table:style-name="ce19">
            <text:p>TRUE</text:p>
          </table:table-cell>
          <table:table-cell office:value-type="float" office:value="11803.2717948718" table:style-name="ce12">
            <text:p>11803,27179</text:p>
          </table:table-cell>
          <table:table-cell office:value-type="float" office:value="1718.5166666666701" table:style-name="ce17">
            <text:p>1718,516667</text:p>
          </table:table-cell>
          <table:table-cell office:value-type="float" office:value="3438.5288888888899" table:style-name="ce14">
            <text:p>3438,528889</text:p>
          </table:table-cell>
          <table:table-cell office:value-type="float" office:value="8459.2377777777801" table:style-name="ce11">
            <text:p>8459,237778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">
            <text:p>0007CB0942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55" table:style-name="ce9">
            <text:p>55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4.36" table:style-name="ce9">
            <text:p>34,36</text:p>
          </table:table-cell>
          <table:table-cell office:value-type="float" office:value="34.69" table:style-name="ce9">
            <text:p>34,69</text:p>
          </table:table-cell>
          <table:table-cell office:value-type="float" office:value="0.32999999999999802" table:style-name="ce9">
            <text:p>0,33</text:p>
          </table:table-cell>
          <table:table-cell office:value-type="float" office:value="8" table:style-name="ce9">
            <text:p>8</text:p>
          </table:table-cell>
          <table:table-cell office:value-type="float" office:value="-11.75" table:style-name="ce9">
            <text:p>-11,75</text:p>
          </table:table-cell>
          <table:table-cell office:value-type="float" office:value="8" table:style-name="ce10">
            <text:p>8</text:p>
          </table:table-cell>
          <table:table-cell office:value-type="float" office:value="1.3273809523809501" table:style-name="ce9">
            <text:p>1,327380952</text:p>
          </table:table-cell>
          <table:table-cell office:value-type="float" office:value="1.8261192682140299" table:style-name="ce9">
            <text:p>1,826119268</text:p>
          </table:table-cell>
          <table:table-cell office:value-type="float" office:value="-0.23296974476096599" table:style-name="ce9">
            <text:p>-0,232969745</text:p>
          </table:table-cell>
          <table:table-cell office:value-type="float" office:value="0.40660236774631697" table:style-name="ce9">
            <text:p>0,406602368</text:p>
          </table:table-cell>
          <table:table-cell office:value-type="float" office:value="0.15" table:style-name="ce9">
            <text:p>0,15</text:p>
          </table:table-cell>
          <table:table-cell office:value-type="float" office:value="1.3333333333333299" table:style-name="ce9">
            <text:p>1,333333333</text:p>
          </table:table-cell>
          <table:table-cell office:value-type="float" office:value="0.4" table:style-name="ce9">
            <text:p>0,4</text:p>
          </table:table-cell>
          <table:table-cell office:value-type="float" office:value="-1.5455596605124799" table:style-name="ce9">
            <text:p>-1,545559661</text:p>
          </table:table-cell>
          <table:table-cell office:value-type="float" office:value="-0.38633199437649501" table:style-name="ce9">
            <text:p>-0,386331994</text:p>
          </table:table-cell>
          <table:table-cell office:value-type="float" office:value="1.2583406315865899" table:style-name="ce9">
            <text:p>1,258340632</text:p>
          </table:table-cell>
          <table:table-cell office:value-type="float" office:value="3.3871440926626502" table:style-name="ce9">
            <text:p>3,387144093</text:p>
          </table:table-cell>
          <table:table-cell office:value-type="float" office:value="-5.5378008112221497" table:style-name="ce9">
            <text:p>-5,537800811</text:p>
          </table:table-cell>
          <table:table-cell office:value-type="float" office:value="3.6835738035689198" table:style-name="ce9">
            <text:p>3,683573804</text:p>
          </table:table-cell>
          <table:table-cell office:value-type="float" office:value="2.46083009883864" table:style-name="ce9">
            <text:p>2,460830099</text:p>
          </table:table-cell>
          <table:table-cell office:value-type="float" office:value="1.1649284414743999" table:style-name="ce9">
            <text:p>1,164928441</text:p>
          </table:table-cell>
          <table:table-cell office:value-type="float" office:value="-0.71799162124058102" table:style-name="ce9">
            <text:p>-0,717991621</text:p>
          </table:table-cell>
          <table:table-cell office:value-type="float" office:value="0.44115691077175601" table:style-name="ce9">
            <text:p>0,441156911</text:p>
          </table:table-cell>
          <table:table-cell office:value-type="float" office:value="-2.6715055423643199" table:style-name="ce9">
            <text:p>-2,671505542</text:p>
          </table:table-cell>
          <table:table-cell office:value-type="float" office:value="-0.16203467166692601" table:style-name="ce9">
            <text:p>-0,162034672</text:p>
          </table:table-cell>
          <table:table-cell office:value-type="float" office:value="2.7771463132744301" table:style-name="ce9">
            <text:p>2,777146313</text:p>
          </table:table-cell>
          <table:table-cell office:value-type="float" office:value="3262.6711111111099" table:style-name="ce11">
            <text:p>3262,671111</text:p>
          </table:table-cell>
          <table:table-cell office:value-type="float" office:value="1.6239739843726799" table:style-name="ce9">
            <text:p>1,623973984</text:p>
          </table:table-cell>
          <table:table-cell office:value-type="float" office:value="0.115661196483863" table:style-name="ce9">
            <text:p>0,115661196</text:p>
          </table:table-cell>
          <table:table-cell office:value-type="float" office:value="-2.2274317195040698" table:style-name="ce9">
            <text:p>-2,22743172</text:p>
          </table:table-cell>
          <table:table-cell office:value-type="float" office:value="0.58695743921847898" table:style-name="ce9">
            <text:p>0,586957439</text:p>
          </table:table-cell>
          <table:table-cell office:value-type="float" office:value="3.66070476727415" table:style-name="ce9">
            <text:p>3,660704767</text:p>
          </table:table-cell>
          <table:table-cell office:value-type="float" office:value="2.1492829044653599" table:style-name="ce9">
            <text:p>2,149282904</text:p>
          </table:table-cell>
          <table:table-cell office:value-type="float" office:value="-2.42336790321249" table:style-name="ce9">
            <text:p>-2,423367903</text:p>
          </table:table-cell>
          <table:table-cell office:value-type="float" office:value="-3.3606060622250902" table:style-name="ce9">
            <text:p>-3,360606062</text:p>
          </table:table-cell>
          <table:table-cell office:value-type="float" office:value="-4.04973328049716E-2" table:style-name="ce9">
            <text:p>-0,040497333</text:p>
          </table:table-cell>
          <table:table-cell office:value-type="float" office:value="0.49507030456140499" table:style-name="ce9">
            <text:p>0,495070305</text:p>
          </table:table-cell>
          <table:table-cell office:value-type="float" office:value="-0.83843962932385996" table:style-name="ce9">
            <text:p>-0,838439629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10424.417948718001" table:style-name="ce20">
            <text:p>10424,41795</text:p>
          </table:table-cell>
          <table:table-cell office:value-type="float" office:value="1994.8555555555499" table:style-name="ce13">
            <text:p>1994,855556</text:p>
          </table:table-cell>
          <table:table-cell office:value-type="float" office:value="4711.24" table:style-name="ce21">
            <text:p>4711,24</text:p>
          </table:table-cell>
          <table:table-cell office:value-type="float" office:value="3262.6711111111099" table:style-name="ce11">
            <text:p>3262,671111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2">
            <text:p>0007CD6778</text:p>
          </table:table-cell>
          <table:table-cell office:value-type="float" office:value="20" table:style-name="ce23">
            <text:p>20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57" table:style-name="ce23">
            <text:p>57</text:p>
          </table:table-cell>
          <table:table-cell office:value-type="boolean" office:boolean-value="true" table:formula="of:=TRUE()" table:style-name="ce23">
            <text:p>TRUE</text:p>
          </table:table-cell>
          <table:table-cell office:value-type="float" office:value="36.42" table:style-name="ce23">
            <text:p>36,42</text:p>
          </table:table-cell>
          <table:table-cell office:value-type="float" office:value="37.81" table:style-name="ce23">
            <text:p>37,81</text:p>
          </table:table-cell>
          <table:table-cell office:value-type="float" office:value="1.39" table:style-name="ce23">
            <text:p>1,39</text:p>
          </table:table-cell>
          <table:table-cell office:value-type="float" office:value="7" table:style-name="ce23">
            <text:p>7</text:p>
          </table:table-cell>
          <table:table-cell office:value-type="float" office:value="-6.8944444444444404" table:style-name="ce23">
            <text:p>-6,894444444</text:p>
          </table:table-cell>
          <table:table-cell office:value-type="float" office:value="5" table:style-name="ce24">
            <text:p>5</text:p>
          </table:table-cell>
          <table:table-cell office:value-type="float" office:value="6.2857142857142803" table:style-name="ce23">
            <text:p>6,285714286</text:p>
          </table:table-cell>
          <table:table-cell office:value-type="float" office:value="-1.6780893191586801" table:style-name="ce23">
            <text:p>-1,678089319</text:p>
          </table:table-cell>
          <table:table-cell office:value-type="float" office:value="-1.2563530047157401" table:style-name="ce23">
            <text:p>-1,256353005</text:p>
          </table:table-cell>
          <table:table-cell office:value-type="float" office:value="0.27521101676174498" table:style-name="ce23">
            <text:p>0,275211017</text:p>
          </table:table-cell>
          <table:table-cell office:value-type="float" office:value="0.3" table:style-name="ce23">
            <text:p>0,3</text:p>
          </table:table-cell>
          <table:table-cell office:value-type="float" office:value="1.1666666666666701" table:style-name="ce23">
            <text:p>1,166666667</text:p>
          </table:table-cell>
          <table:table-cell office:value-type="float" office:value="0.625" table:style-name="ce23">
            <text:p>0,625</text:p>
          </table:table-cell>
          <table:table-cell office:value-type="float" office:value="-1.1645541710344001" table:style-name="ce23">
            <text:p>-1,164554171</text:p>
          </table:table-cell>
          <table:table-cell office:value-type="float" office:value="0.145969969870585" table:style-name="ce23">
            <text:p>0,14596997</text:p>
          </table:table-cell>
          <table:table-cell office:value-type="float" office:value="-0.26481065508593998" table:style-name="ce23">
            <text:p>-0,264810655</text:p>
          </table:table-cell>
          <table:table-cell office:value-type="float" office:value="0.49126422538640802" table:style-name="ce23">
            <text:p>0,491264225</text:p>
          </table:table-cell>
          <table:table-cell office:value-type="float" office:value="-1.1863556829625099" table:style-name="ce23">
            <text:p>-1,186355683</text:p>
          </table:table-cell>
          <table:table-cell office:value-type="float" office:value="2.8545896489841098" table:style-name="ce23">
            <text:p>2,854589649</text:p>
          </table:table-cell>
          <table:table-cell office:value-type="float" office:value="-8.7366038427527701E-2" table:style-name="ce23">
            <text:p>-0,087366038</text:p>
          </table:table-cell>
          <table:table-cell office:value-type="float" office:value="1.77878923045191" table:style-name="ce23">
            <text:p>1,77878923</text:p>
          </table:table-cell>
          <table:table-cell office:value-type="float" office:value="-0.97299929978157595" table:style-name="ce23">
            <text:p>-0,9729993</text:p>
          </table:table-cell>
          <table:table-cell office:value-type="float" office:value="1.0907342416139501" table:style-name="ce23">
            <text:p>1,090734242</text:p>
          </table:table-cell>
          <table:table-cell office:value-type="float" office:value="-1.05390273119532" table:style-name="ce23">
            <text:p>-1,053902731</text:p>
          </table:table-cell>
          <table:table-cell office:value-type="float" office:value="1.08619933996235" table:style-name="ce23">
            <text:p>1,08619934</text:p>
          </table:table-cell>
          <table:table-cell office:value-type="float" office:value="1.5013515730888101" table:style-name="ce23">
            <text:p>1,501351573</text:p>
          </table:table-cell>
          <table:table-cell office:value-type="float" office:value="3344.80666666667" table:style-name="ce23">
            <text:p>3344,806667</text:p>
          </table:table-cell>
          <table:table-cell office:value-type="float" office:value="1.25618285289538" table:style-name="ce23">
            <text:p>1,256182853</text:p>
          </table:table-cell>
          <table:table-cell office:value-type="float" office:value="6.4708606310412906E-2" table:style-name="ce23">
            <text:p>0,064708606</text:p>
          </table:table-cell>
          <table:table-cell office:value-type="float" office:value="-7.27871399536527" table:style-name="ce23">
            <text:p>-7,278713995</text:p>
          </table:table-cell>
          <table:table-cell office:value-type="float" office:value="-0.70577329315187698" table:style-name="ce23">
            <text:p>-0,705773293</text:p>
          </table:table-cell>
          <table:table-cell office:value-type="float" office:value="1.0905951228461099" table:style-name="ce23">
            <text:p>1,090595123</text:p>
          </table:table-cell>
          <table:table-cell office:value-type="float" office:value="-0.950506446591593" table:style-name="ce23">
            <text:p>-0,950506447</text:p>
          </table:table-cell>
          <table:table-cell office:value-type="float" office:value="-3.5852813423651901" table:style-name="ce23">
            <text:p>-3,585281342</text:p>
          </table:table-cell>
          <table:table-cell office:value-type="float" office:value="1.6083260697992401" table:style-name="ce23">
            <text:p>1,60832607</text:p>
          </table:table-cell>
          <table:table-cell office:value-type="float" office:value="0.243724150985722" table:style-name="ce23">
            <text:p>0,243724151</text:p>
          </table:table-cell>
          <table:table-cell office:value-type="float" office:value="-0.41060157576701301" table:style-name="ce23">
            <text:p>-0,410601576</text:p>
          </table:table-cell>
          <table:table-cell office:value-type="float" office:value="-0.10250265319278599" table:style-name="ce23">
            <text:p>-0,102502653</text:p>
          </table:table-cell>
          <table:table-cell office:value-type="boolean" office:boolean-value="false" table:formula="of:=FALSE()" table:style-name="ce23">
            <text:p>FALSE</text:p>
          </table:table-cell>
          <table:table-cell office:value-type="float" office:value="5363.1820512820505" table:style-name="ce23">
            <text:p>5363,182051</text:p>
          </table:table-cell>
          <table:table-cell office:value-type="float" office:value="2591.12777777778" table:style-name="ce23">
            <text:p>2591,127778</text:p>
          </table:table-cell>
          <table:table-cell office:value-type="float" office:value="5632.1911111111103" table:style-name="ce23">
            <text:p>5632,191111</text:p>
          </table:table-cell>
          <table:table-cell office:value-type="float" office:value="3344.80666666667" table:style-name="ce23">
            <text:p>3344,806667</text:p>
          </table:table-cell>
          <table:table-cell table:style-name="ce9"/>
          <table:table-cell table:number-columns-repeated="16333" table:style-name="ce23"/>
        </table:table-row>
        <table:table-row table:style-name="ro1">
          <table:table-cell office:value-type="string" table:style-name="ce2">
            <text:p>0007CDC443</text:p>
          </table:table-cell>
          <table:table-cell office:value-type="float" office:value="30" table:style-name="ce9">
            <text:p>3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6" table:style-name="ce9">
            <text:p>6</text:p>
          </table:table-cell>
          <table:table-cell office:value-type="float" office:value="55" table:style-name="ce9">
            <text:p>55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6.46" table:style-name="ce9">
            <text:p>36,46</text:p>
          </table:table-cell>
          <table:table-cell office:value-type="float" office:value="37.53" table:style-name="ce9">
            <text:p>37,53</text:p>
          </table:table-cell>
          <table:table-cell office:value-type="float" office:value="1.07" table:style-name="ce9">
            <text:p>1,07</text:p>
          </table:table-cell>
          <table:table-cell office:value-type="float" office:value="5" table:style-name="ce9">
            <text:p>5</text:p>
          </table:table-cell>
          <table:table-cell office:value-type="float" office:value="-2.25" table:style-name="ce9">
            <text:p>-2,25</text:p>
          </table:table-cell>
          <table:table-cell office:value-type="float" office:value="6" table:style-name="ce10">
            <text:p>6</text:p>
          </table:table-cell>
          <table:table-cell office:value-type="float" office:value="3.5833333333333401" table:style-name="ce9">
            <text:p>3,583333333</text:p>
          </table:table-cell>
          <table:table-cell office:value-type="float" office:value="-0.67395286709938096" table:style-name="ce9">
            <text:p>-0,673952867</text:p>
          </table:table-cell>
          <table:table-cell office:value-type="float" office:value="-1.6866501464655701" table:style-name="ce9">
            <text:p>-1,686650146</text:p>
          </table:table-cell>
          <table:table-cell office:value-type="float" office:value="0.77491919062987502" table:style-name="ce9">
            <text:p>0,774919191</text:p>
          </table:table-cell>
          <table:table-cell office:value-type="float" office:value="0.5" table:style-name="ce9">
            <text:p>0,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-1.9649223910850999" table:style-name="ce9">
            <text:p>-1,964922391</text:p>
          </table:table-cell>
          <table:table-cell office:value-type="float" office:value="-3.0623920974019699E-3" table:style-name="ce9">
            <text:p>-0,003062392</text:p>
          </table:table-cell>
          <table:table-cell office:value-type="float" office:value="-0.42012214080926602" table:style-name="ce9">
            <text:p>-0,420122141</text:p>
          </table:table-cell>
          <table:table-cell office:value-type="float" office:value="3.2119509387383101" table:style-name="ce9">
            <text:p>3,211950939</text:p>
          </table:table-cell>
          <table:table-cell office:value-type="float" office:value="-1.0598611162940099" table:style-name="ce9">
            <text:p>-1,059861116</text:p>
          </table:table-cell>
          <table:table-cell office:value-type="float" office:value="3.35309985520658" table:style-name="ce9">
            <text:p>3,353099855</text:p>
          </table:table-cell>
          <table:table-cell office:value-type="float" office:value="-1.18591757150543" table:style-name="ce9">
            <text:p>-1,185917572</text:p>
          </table:table-cell>
          <table:table-cell office:value-type="float" office:value="0.84138314435258399" table:style-name="ce9">
            <text:p>0,841383144</text:p>
          </table:table-cell>
          <table:table-cell office:value-type="float" office:value="0.43953919256321899" table:style-name="ce9">
            <text:p>0,439539193</text:p>
          </table:table-cell>
          <table:table-cell office:value-type="float" office:value="0.24946890867267699" table:style-name="ce9">
            <text:p>0,249468909</text:p>
          </table:table-cell>
          <table:table-cell office:value-type="float" office:value="0.94707782874853097" table:style-name="ce9">
            <text:p>0,947077829</text:p>
          </table:table-cell>
          <table:table-cell office:value-type="float" office:value="1.91386221442046" table:style-name="ce9">
            <text:p>1,913862214</text:p>
          </table:table-cell>
          <table:table-cell office:value-type="float" office:value="-1.0765938612733199" table:style-name="ce9">
            <text:p>-1,076593861</text:p>
          </table:table-cell>
          <table:table-cell office:value-type="float" office:value="3438.5288888888899" table:style-name="ce11">
            <text:p>3438,528889</text:p>
          </table:table-cell>
          <table:table-cell office:value-type="float" office:value="1.8123148426951901" table:style-name="ce9">
            <text:p>1,812314843</text:p>
          </table:table-cell>
          <table:table-cell office:value-type="float" office:value="0.122204715453249" table:style-name="ce9">
            <text:p>0,122204715</text:p>
          </table:table-cell>
          <table:table-cell office:value-type="float" office:value="-1.0675367784182099" table:style-name="ce9">
            <text:p>-1,067536778</text:p>
          </table:table-cell>
          <table:table-cell office:value-type="float" office:value="-1.51903791787972" table:style-name="ce9">
            <text:p>-1,519037918</text:p>
          </table:table-cell>
          <table:table-cell office:value-type="float" office:value="-1.03895025214449" table:style-name="ce9">
            <text:p>-1,038950252</text:p>
          </table:table-cell>
          <table:table-cell office:value-type="float" office:value="-0.14201603114977401" table:style-name="ce9">
            <text:p>-0,142016031</text:p>
          </table:table-cell>
          <table:table-cell office:value-type="float" office:value="-1.1418752312143201" table:style-name="ce9">
            <text:p>-1,141875231</text:p>
          </table:table-cell>
          <table:table-cell office:value-type="float" office:value="-4.3873760723022901" table:style-name="ce9">
            <text:p>-4,387376072</text:p>
          </table:table-cell>
          <table:table-cell office:value-type="float" office:value="-0.49197889667711597" table:style-name="ce9">
            <text:p>-0,491978897</text:p>
          </table:table-cell>
          <table:table-cell office:value-type="float" office:value="1.35185531648143" table:style-name="ce9">
            <text:p>1,351855316</text:p>
          </table:table-cell>
          <table:table-cell office:value-type="float" office:value="1.68398215845431" table:style-name="ce9">
            <text:p>1,683982158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6550.6307692307701" table:style-name="ce12">
            <text:p>6550,630769</text:p>
          </table:table-cell>
          <table:table-cell office:value-type="float" office:value="1795.6047619047599" table:style-name="ce13">
            <text:p>1795,604762</text:p>
          </table:table-cell>
          <table:table-cell office:value-type="float" office:value="5103.4822222222201" table:style-name="ce14">
            <text:p>5103,482222</text:p>
          </table:table-cell>
          <table:table-cell office:value-type="float" office:value="3438.5288888888899" table:style-name="ce11">
            <text:p>3438,528889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5">
            <text:p>0007CDADED</text:p>
          </table:table-cell>
          <table:table-cell office:value-type="float" office:value="28" table:style-name="ce26">
            <text:p>28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8" table:style-name="ce26">
            <text:p>8</text:p>
          </table:table-cell>
          <table:table-cell office:value-type="float" office:value="55" table:style-name="ce26">
            <text:p>55</text:p>
          </table:table-cell>
          <table:table-cell office:value-type="boolean" office:boolean-value="false" table:formula="of:=FALSE()" table:style-name="ce26">
            <text:p>FALSE</text:p>
          </table:table-cell>
          <table:table-cell office:value-type="float" office:value="36.89" table:style-name="ce26">
            <text:p>36,89</text:p>
          </table:table-cell>
          <table:table-cell office:value-type="float" office:value="37.75" table:style-name="ce26">
            <text:p>37,75</text:p>
          </table:table-cell>
          <table:table-cell office:value-type="float" office:value="0.85999999999999899" table:style-name="ce26">
            <text:p>0,86</text:p>
          </table:table-cell>
          <table:table-cell office:value-type="float" office:value="10" table:style-name="ce26">
            <text:p>10</text:p>
          </table:table-cell>
          <table:table-cell office:value-type="float" office:value="-16.9166666666667" table:style-name="ce26">
            <text:p>-16,91666667</text:p>
          </table:table-cell>
          <table:table-cell office:value-type="float" office:value="1" table:style-name="ce27">
            <text:p>1</text:p>
          </table:table-cell>
          <table:table-cell office:value-type="float" office:value="10.2099526535434" table:style-name="ce26">
            <text:p>10,20995265</text:p>
          </table:table-cell>
          <table:table-cell office:value-type="float" office:value="-1.9904837908998201" table:style-name="ce26">
            <text:p>-1,990483791</text:p>
          </table:table-cell>
          <table:table-cell office:value-type="float" office:value="-2.5924610089169202" table:style-name="ce26">
            <text:p>-2,592461009</text:p>
          </table:table-cell>
          <table:table-cell office:value-type="float" office:value="0.43219643374566802" table:style-name="ce26">
            <text:p>0,432196434</text:p>
          </table:table-cell>
          <table:table-cell office:value-type="float" office:value="0.1" table:style-name="ce26">
            <text:p>0,1</text:p>
          </table:table-cell>
          <table:table-cell office:value-type="float" office:value="1.5" table:style-name="ce26">
            <text:p>1,5</text:p>
          </table:table-cell>
          <table:table-cell office:value-type="float" office:value="0.2" table:style-name="ce26">
            <text:p>0,2</text:p>
          </table:table-cell>
          <table:table-cell office:value-type="float" office:value="-1.69667321074251" table:style-name="ce26">
            <text:p>-1,696673211</text:p>
          </table:table-cell>
          <table:table-cell office:value-type="float" office:value="0.18176730585235201" table:style-name="ce26">
            <text:p>0,181767306</text:p>
          </table:table-cell>
          <table:table-cell office:value-type="float" office:value="1.4629881837865699" table:style-name="ce26">
            <text:p>1,462988184</text:p>
          </table:table-cell>
          <table:table-cell office:value-type="float" office:value="3.1528091153494699" table:style-name="ce26">
            <text:p>3,152809115</text:p>
          </table:table-cell>
          <table:table-cell office:value-type="float" office:value="-3.2034671892600999" table:style-name="ce26">
            <text:p>-3,203467189</text:p>
          </table:table-cell>
          <table:table-cell office:value-type="float" office:value="2.78972379629381" table:style-name="ce26">
            <text:p>2,789723796</text:p>
          </table:table-cell>
          <table:table-cell office:value-type="float" office:value="-0.26560799393589501" table:style-name="ce26">
            <text:p>-0,265607994</text:p>
          </table:table-cell>
          <table:table-cell office:value-type="float" office:value="-1.14573705350997E-2" table:style-name="ce26">
            <text:p>-0,011457371</text:p>
          </table:table-cell>
          <table:table-cell office:value-type="float" office:value="-0.26854775573439499" table:style-name="ce26">
            <text:p>-0,268547756</text:p>
          </table:table-cell>
          <table:table-cell office:value-type="float" office:value="1.0435418227993001" table:style-name="ce26">
            <text:p>1,043541823</text:p>
          </table:table-cell>
          <table:table-cell office:value-type="float" office:value="-0.82652631553392897" table:style-name="ce26">
            <text:p>-0,826526316</text:p>
          </table:table-cell>
          <table:table-cell office:value-type="float" office:value="1.91301418596983" table:style-name="ce26">
            <text:p>1,913014186</text:p>
          </table:table-cell>
          <table:table-cell office:value-type="float" office:value="1.2217060601689" table:style-name="ce26">
            <text:p>1,22170606</text:p>
          </table:table-cell>
          <table:table-cell office:value-type="float" office:value="4711.24" table:style-name="ce28">
            <text:p>4711,24</text:p>
          </table:table-cell>
          <table:table-cell office:value-type="float" office:value="1.86304579347188" table:style-name="ce26">
            <text:p>1,863045793</text:p>
          </table:table-cell>
          <table:table-cell office:value-type="float" office:value="9.2649352046028893E-2" table:style-name="ce26">
            <text:p>0,092649352</text:p>
          </table:table-cell>
          <table:table-cell office:value-type="float" office:value="-1.0871036328625201" table:style-name="ce26">
            <text:p>-1,087103633</text:p>
          </table:table-cell>
          <table:table-cell office:value-type="float" office:value="-0.20029775695653501" table:style-name="ce26">
            <text:p>-0,200297757</text:p>
          </table:table-cell>
          <table:table-cell office:value-type="float" office:value="2.8833422061305898" table:style-name="ce26">
            <text:p>2,883342206</text:p>
          </table:table-cell>
          <table:table-cell office:value-type="float" office:value="1.30671071519292" table:style-name="ce26">
            <text:p>1,306710715</text:p>
          </table:table-cell>
          <table:table-cell office:value-type="float" office:value="-1.50992336348005" table:style-name="ce26">
            <text:p>-1,509923363</text:p>
          </table:table-cell>
          <table:table-cell office:value-type="float" office:value="-2.9550407087420401" table:style-name="ce26">
            <text:p>-2,955040709</text:p>
          </table:table-cell>
          <table:table-cell office:value-type="float" office:value="0.19804873220889099" table:style-name="ce26">
            <text:p>0,198048732</text:p>
          </table:table-cell>
          <table:table-cell office:value-type="float" office:value="1.3324216353762399" table:style-name="ce26">
            <text:p>1,332421635</text:p>
          </table:table-cell>
          <table:table-cell office:value-type="float" office:value="-0.53416634287655096" table:style-name="ce26">
            <text:p>-0,534166343</text:p>
          </table:table-cell>
          <table:table-cell office:value-type="boolean" office:boolean-value="false" table:formula="of:=FALSE()" table:style-name="ce26">
            <text:p>FALSE</text:p>
          </table:table-cell>
          <table:table-cell office:value-type="float" office:value="4716.5809523809503" table:style-name="ce12">
            <text:p>4716,580952</text:p>
          </table:table-cell>
          <table:table-cell office:value-type="float" office:value="3228.4166666666702" table:style-name="ce13">
            <text:p>3228,416667</text:p>
          </table:table-cell>
          <table:table-cell office:value-type="float" office:value="1378.77555555556" table:style-name="ce14">
            <text:p>1378,775556</text:p>
          </table:table-cell>
          <table:table-cell office:value-type="float" office:value="4711.24" table:style-name="ce28">
            <text:p>4711,24</text:p>
          </table:table-cell>
          <table:table-cell table:style-name="ce9"/>
          <table:table-cell table:number-columns-repeated="16333" table:style-name="ce26"/>
        </table:table-row>
        <table:table-row table:style-name="ro1">
          <table:table-cell office:value-type="string" table:style-name="ce29">
            <text:p>0007CB6AB4</text:p>
          </table:table-cell>
          <table:table-cell office:value-type="float" office:value="16" table:style-name="ce19">
            <text:p>16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6" table:style-name="ce19">
            <text:p>56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27.19" table:style-name="ce19">
            <text:p>27,19</text:p>
          </table:table-cell>
          <table:table-cell office:value-type="float" office:value="26.74" table:style-name="ce19">
            <text:p>26,74</text:p>
          </table:table-cell>
          <table:table-cell office:value-type="float" office:value="-0.45000000000000301" table:style-name="ce19">
            <text:p>-0,45</text:p>
          </table:table-cell>
          <table:table-cell office:value-type="float" office:value="8" table:style-name="ce19">
            <text:p>8</text:p>
          </table:table-cell>
          <table:table-cell office:value-type="float" office:value="-15.4333333333333" table:style-name="ce19">
            <text:p>-15,43333333</text:p>
          </table:table-cell>
          <table:table-cell office:value-type="float" office:value="10" table:style-name="ce10">
            <text:p>10</text:p>
          </table:table-cell>
          <table:table-cell office:value-type="float" office:value="-27.590909090909101" table:style-name="ce19">
            <text:p>-27,59090909</text:p>
          </table:table-cell>
          <table:table-cell office:value-type="float" office:value="-1.93233279748111" table:style-name="ce19">
            <text:p>-1,932332797</text:p>
          </table:table-cell>
          <table:table-cell office:value-type="float" office:value="1.9734613792942599" table:style-name="ce19">
            <text:p>1,973461379</text:p>
          </table:table-cell>
          <table:table-cell office:value-type="float" office:value="-0.151036630753245" table:style-name="ce19">
            <text:p>-0,151036631</text:p>
          </table:table-cell>
          <table:table-cell office:value-type="float" office:value="0.55000000000000004" table:style-name="ce19">
            <text:p>0,55</text:p>
          </table:table-cell>
          <table:table-cell office:value-type="float" office:value="1" table:style-name="ce19">
            <text:p>1</text:p>
          </table:table-cell>
          <table:table-cell office:value-type="float" office:value="1.1000000000000001" table:style-name="ce19">
            <text:p>1,1</text:p>
          </table:table-cell>
          <table:table-cell office:value-type="float" office:value="0.85810196137694195" table:style-name="ce19">
            <text:p>0,858101961</text:p>
          </table:table-cell>
          <table:table-cell office:value-type="float" office:value="-0.26071427905970501" table:style-name="ce19">
            <text:p>-0,260714279</text:p>
          </table:table-cell>
          <table:table-cell office:value-type="float" office:value="2.2699791593240999" table:style-name="ce19">
            <text:p>2,269979159</text:p>
          </table:table-cell>
          <table:table-cell office:value-type="float" office:value="-0.42109227328783699" table:style-name="ce19">
            <text:p>-0,421092273</text:p>
          </table:table-cell>
          <table:table-cell office:value-type="float" office:value="0.63856539347744101" table:style-name="ce19">
            <text:p>0,638565393</text:p>
          </table:table-cell>
          <table:table-cell office:value-type="float" office:value="-3.4223178979406401" table:style-name="ce19">
            <text:p>-3,422317898</text:p>
          </table:table-cell>
          <table:table-cell office:value-type="float" office:value="-1.9981781234827001" table:style-name="ce19">
            <text:p>-1,998178123</text:p>
          </table:table-cell>
          <table:table-cell office:value-type="float" office:value="9.3154324409804104E-2" table:style-name="ce19">
            <text:p>0,093154324</text:p>
          </table:table-cell>
          <table:table-cell office:value-type="float" office:value="1.6201444668560701" table:style-name="ce19">
            <text:p>1,620144467</text:p>
          </table:table-cell>
          <table:table-cell office:value-type="float" office:value="-0.74581027752686202" table:style-name="ce19">
            <text:p>-0,745810278</text:p>
          </table:table-cell>
          <table:table-cell office:value-type="float" office:value="0.57147659086681701" table:style-name="ce19">
            <text:p>0,571476591</text:p>
          </table:table-cell>
          <table:table-cell office:value-type="float" office:value="-1.8064568667295899" table:style-name="ce19">
            <text:p>-1,806456867</text:p>
          </table:table-cell>
          <table:table-cell office:value-type="float" office:value="-1.04912457122466" table:style-name="ce19">
            <text:p>-1,049124571</text:p>
          </table:table-cell>
          <table:table-cell office:value-type="float" office:value="16292.34" table:style-name="ce11">
            <text:p>16292,34</text:p>
          </table:table-cell>
          <table:table-cell office:value-type="float" office:value="1.12583176021958" table:style-name="ce19">
            <text:p>1,12583176</text:p>
          </table:table-cell>
          <table:table-cell office:value-type="float" office:value="7.1362097498306298E-2" table:style-name="ce19">
            <text:p>0,071362097</text:p>
          </table:table-cell>
          <table:table-cell office:value-type="float" office:value="3.4069189162404601" table:style-name="ce19">
            <text:p>3,406918916</text:p>
          </table:table-cell>
          <table:table-cell office:value-type="float" office:value="4.2478880148712603" table:style-name="ce19">
            <text:p>4,247888015</text:p>
          </table:table-cell>
          <table:table-cell office:value-type="float" office:value="-0.67614624147592695" table:style-name="ce19">
            <text:p>-0,676146241</text:p>
          </table:table-cell>
          <table:table-cell office:value-type="float" office:value="0.32453412606368398" table:style-name="ce19">
            <text:p>0,324534126</text:p>
          </table:table-cell>
          <table:table-cell office:value-type="float" office:value="-1.0493273011980799" table:style-name="ce19">
            <text:p>-1,049327301</text:p>
          </table:table-cell>
          <table:table-cell office:value-type="float" office:value="0.90108816786241197" table:style-name="ce19">
            <text:p>0,901088168</text:p>
          </table:table-cell>
          <table:table-cell office:value-type="float" office:value="3.5529409666540799" table:style-name="ce19">
            <text:p>3,552940967</text:p>
          </table:table-cell>
          <table:table-cell office:value-type="float" office:value="1.74990096420959" table:style-name="ce19">
            <text:p>1,749900964</text:p>
          </table:table-cell>
          <table:table-cell office:value-type="float" office:value="2.0552231043316702" table:style-name="ce19">
            <text:p>2,055223104</text:p>
          </table:table-cell>
          <table:table-cell office:value-type="boolean" office:boolean-value="true" table:formula="of:=TRUE()" table:style-name="ce19">
            <text:p>TRUE</text:p>
          </table:table-cell>
          <table:table-cell office:value-type="float" office:value="7560.25952380953" table:style-name="ce30">
            <text:p>7560,259524</text:p>
          </table:table-cell>
          <table:table-cell office:value-type="float" office:value="2795.94" table:style-name="ce13">
            <text:p>2795,94</text:p>
          </table:table-cell>
          <table:table-cell office:value-type="float" office:value="3973.1355555555501" table:style-name="ce14">
            <text:p>3973,135556</text:p>
          </table:table-cell>
          <table:table-cell office:value-type="float" office:value="16292.34" table:style-name="ce11">
            <text:p>16292,34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2">
            <text:p>0007CDE4F0</text:p>
          </table:table-cell>
          <table:table-cell office:value-type="float" office:value="34" table:style-name="ce23">
            <text:p>34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3" table:style-name="ce23">
            <text:p>3</text:p>
          </table:table-cell>
          <table:table-cell office:value-type="float" office:value="58" table:style-name="ce23">
            <text:p>58</text:p>
          </table:table-cell>
          <table:table-cell office:value-type="boolean" office:boolean-value="true" table:formula="of:=TRUE()" table:style-name="ce23">
            <text:p>TRUE</text:p>
          </table:table-cell>
          <table:table-cell office:value-type="float" office:value="30.71" table:style-name="ce23">
            <text:p>30,71</text:p>
          </table:table-cell>
          <table:table-cell office:value-type="float" office:value="29.96" table:style-name="ce23">
            <text:p>29,96</text:p>
          </table:table-cell>
          <table:table-cell office:value-type="float" office:value="-0.75" table:style-name="ce23">
            <text:p>-0,75</text:p>
          </table:table-cell>
          <table:table-cell office:value-type="float" office:value="6" table:style-name="ce23">
            <text:p>6</text:p>
          </table:table-cell>
          <table:table-cell office:value-type="float" office:value="-4.9000000000000004" table:style-name="ce23">
            <text:p>-4,9</text:p>
          </table:table-cell>
          <table:table-cell office:value-type="float" office:value="6" table:style-name="ce24">
            <text:p>6</text:p>
          </table:table-cell>
          <table:table-cell office:value-type="float" office:value="-0.23058416915153401" table:style-name="ce23">
            <text:p>-0,230584169</text:p>
          </table:table-cell>
          <table:table-cell office:value-type="float" office:value="1.7902283346024701" table:style-name="ce23">
            <text:p>1,790228335</text:p>
          </table:table-cell>
          <table:table-cell office:value-type="float" office:value="0.317224402724337" table:style-name="ce23">
            <text:p>0,317224403</text:p>
          </table:table-cell>
          <table:table-cell office:value-type="float" office:value="0.66560510877248402" table:style-name="ce23">
            <text:p>0,665605109</text:p>
          </table:table-cell>
          <table:table-cell office:value-type="float" office:value="0.35" table:style-name="ce23">
            <text:p>0,35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-1.9613053373470399" table:style-name="ce23">
            <text:p>-1,961305337</text:p>
          </table:table-cell>
          <table:table-cell office:value-type="float" office:value="-8.3449011153151106E-2" table:style-name="ce23">
            <text:p>-0,083449011</text:p>
          </table:table-cell>
          <table:table-cell office:value-type="float" office:value="-1.49227420822451" table:style-name="ce23">
            <text:p>-1,492274208</text:p>
          </table:table-cell>
          <table:table-cell office:value-type="float" office:value="0.463172205009866" table:style-name="ce23">
            <text:p>0,463172205</text:p>
          </table:table-cell>
          <table:table-cell office:value-type="float" office:value="-1.8346249105713299" table:style-name="ce23">
            <text:p>-1,834624911</text:p>
          </table:table-cell>
          <table:table-cell office:value-type="float" office:value="5.95669820148394" table:style-name="ce23">
            <text:p>5,956698201</text:p>
          </table:table-cell>
          <table:table-cell office:value-type="float" office:value="-0.138454285777556" table:style-name="ce23">
            <text:p>-0,138454286</text:p>
          </table:table-cell>
          <table:table-cell office:value-type="float" office:value="1.37075054735323" table:style-name="ce23">
            <text:p>1,370750547</text:p>
          </table:table-cell>
          <table:table-cell office:value-type="float" office:value="1.19304376628806" table:style-name="ce23">
            <text:p>1,193043766</text:p>
          </table:table-cell>
          <table:table-cell office:value-type="float" office:value="2.3858704666469399" table:style-name="ce23">
            <text:p>2,385870467</text:p>
          </table:table-cell>
          <table:table-cell office:value-type="float" office:value="1.3517009268539999" table:style-name="ce23">
            <text:p>1,351700927</text:p>
          </table:table-cell>
          <table:table-cell office:value-type="float" office:value="-4.0191567465209799" table:style-name="ce23">
            <text:p>-4,019156747</text:p>
          </table:table-cell>
          <table:table-cell office:value-type="float" office:value="0.44629571579501198" table:style-name="ce23">
            <text:p>0,446295716</text:p>
          </table:table-cell>
          <table:table-cell office:value-type="float" office:value="1965.1444444444501" table:style-name="ce23">
            <text:p>1965,144444</text:p>
          </table:table-cell>
          <table:table-cell office:value-type="float" office:value="2.3391621939053802" table:style-name="ce23">
            <text:p>2,339162194</text:p>
          </table:table-cell>
          <table:table-cell office:value-type="float" office:value="6.7944114936419706E-2" table:style-name="ce23">
            <text:p>0,067944115</text:p>
          </table:table-cell>
          <table:table-cell office:value-type="float" office:value="-4.7747422800751602" table:style-name="ce23">
            <text:p>-4,77474228</text:p>
          </table:table-cell>
          <table:table-cell office:value-type="float" office:value="-3.2727934106143102" table:style-name="ce23">
            <text:p>-3,272793411</text:p>
          </table:table-cell>
          <table:table-cell office:value-type="float" office:value="1.2884335804789699" table:style-name="ce23">
            <text:p>1,28843358</text:p>
          </table:table-cell>
          <table:table-cell office:value-type="float" office:value="0.93197265957042397" table:style-name="ce23">
            <text:p>0,93197266</text:p>
          </table:table-cell>
          <table:table-cell office:value-type="float" office:value="-0.64375393975972395" table:style-name="ce23">
            <text:p>-0,64375394</text:p>
          </table:table-cell>
          <table:table-cell office:value-type="float" office:value="-1.64493441950974" table:style-name="ce23">
            <text:p>-1,64493442</text:p>
          </table:table-cell>
          <table:table-cell office:value-type="float" office:value="2.6241227754255001" table:style-name="ce23">
            <text:p>2,624122775</text:p>
          </table:table-cell>
          <table:table-cell office:value-type="float" office:value="-1.03319899577789" table:style-name="ce23">
            <text:p>-1,033198996</text:p>
          </table:table-cell>
          <table:table-cell office:value-type="float" office:value="0.96670147556641595" table:style-name="ce23">
            <text:p>0,966701476</text:p>
          </table:table-cell>
          <table:table-cell office:value-type="boolean" office:boolean-value="false" table:formula="of:=FALSE()" table:style-name="ce23">
            <text:p>FALSE</text:p>
          </table:table-cell>
          <table:table-cell office:value-type="float" office:value="5040.5138888888896" table:style-name="ce23">
            <text:p>5040,513889</text:p>
          </table:table-cell>
          <table:table-cell office:value-type="float" office:value="9815.5644444444497" table:style-name="ce23">
            <text:p>9815,564444</text:p>
          </table:table-cell>
          <table:table-cell office:value-type="float" office:value="1040.89333333333" table:style-name="ce23">
            <text:p>1040,893333</text:p>
          </table:table-cell>
          <table:table-cell office:value-type="float" office:value="1965.1444444444501" table:style-name="ce23">
            <text:p>1965,144444</text:p>
          </table:table-cell>
          <table:table-cell table:style-name="ce9"/>
          <table:table-cell table:number-columns-repeated="16333" table:style-name="ce23"/>
        </table:table-row>
        <table:table-row table:style-name="ro1">
          <table:table-cell office:value-type="string" table:style-name="ce29">
            <text:p>0007CDEC0B</text:p>
          </table:table-cell>
          <table:table-cell office:value-type="float" office:value="36" table:style-name="ce19">
            <text:p>36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75" table:style-name="ce19">
            <text:p>75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2.32" table:style-name="ce19">
            <text:p>32,32</text:p>
          </table:table-cell>
          <table:table-cell office:value-type="float" office:value="31.82" table:style-name="ce19">
            <text:p>31,82</text:p>
          </table:table-cell>
          <table:table-cell office:value-type="float" office:value="-0.5" table:style-name="ce19">
            <text:p>-0,5</text:p>
          </table:table-cell>
          <table:table-cell office:value-type="float" office:value="2" table:style-name="ce19">
            <text:p>2</text:p>
          </table:table-cell>
          <table:table-cell office:value-type="float" office:value="26.5" table:style-name="ce19">
            <text:p>26,5</text:p>
          </table:table-cell>
          <table:table-cell office:value-type="float" office:value="1" table:style-name="ce10">
            <text:p>1</text:p>
          </table:table-cell>
          <table:table-cell office:value-type="float" office:value="16.888735326906701" table:style-name="ce19">
            <text:p>16,88873533</text:p>
          </table:table-cell>
          <table:table-cell office:value-type="float" office:value="2.5519499806093302" table:style-name="ce19">
            <text:p>2,551949981</text:p>
          </table:table-cell>
          <table:table-cell office:value-type="float" office:value="1.31470406108453E-2" table:style-name="ce19">
            <text:p>0,013147041</text:p>
          </table:table-cell>
          <table:table-cell office:value-type="float" office:value="-1.19078048862245" table:style-name="ce19">
            <text:p>-1,190780489</text:p>
          </table:table-cell>
          <table:table-cell office:value-type="float" office:value="0.4" table:style-name="ce19">
            <text:p>0,4</text:p>
          </table:table-cell>
          <table:table-cell office:value-type="float" office:value="1" table:style-name="ce19">
            <text:p>1</text:p>
          </table:table-cell>
          <table:table-cell office:value-type="float" office:value="1.28571428571429" table:style-name="ce19">
            <text:p>1,285714286</text:p>
          </table:table-cell>
          <table:table-cell office:value-type="float" office:value="3.01819209059291" table:style-name="ce19">
            <text:p>3,018192091</text:p>
          </table:table-cell>
          <table:table-cell office:value-type="float" office:value="-0.80838972552325306" table:style-name="ce19">
            <text:p>-0,808389726</text:p>
          </table:table-cell>
          <table:table-cell office:value-type="float" office:value="1.6678163959160099" table:style-name="ce19">
            <text:p>1,667816396</text:p>
          </table:table-cell>
          <table:table-cell office:value-type="float" office:value="-1.4045934605830901" table:style-name="ce19">
            <text:p>-1,404593461</text:p>
          </table:table-cell>
          <table:table-cell office:value-type="float" office:value="1.0438739244731701" table:style-name="ce19">
            <text:p>1,043873924</text:p>
          </table:table-cell>
          <table:table-cell office:value-type="float" office:value="-2.3767374445351499" table:style-name="ce19">
            <text:p>-2,376737445</text:p>
          </table:table-cell>
          <table:table-cell office:value-type="float" office:value="-0.209104172908463" table:style-name="ce19">
            <text:p>-0,209104173</text:p>
          </table:table-cell>
          <table:table-cell office:value-type="float" office:value="-3.38086033910729" table:style-name="ce19">
            <text:p>-3,380860339</text:p>
          </table:table-cell>
          <table:table-cell office:value-type="float" office:value="-1.90458268291846" table:style-name="ce19">
            <text:p>-1,904582683</text:p>
          </table:table-cell>
          <table:table-cell office:value-type="float" office:value="-2.8007397549677999" table:style-name="ce19">
            <text:p>-2,800739755</text:p>
          </table:table-cell>
          <table:table-cell office:value-type="float" office:value="2.2598026305395602" table:style-name="ce19">
            <text:p>2,259802631</text:p>
          </table:table-cell>
          <table:table-cell office:value-type="float" office:value="-0.50039528857851701" table:style-name="ce19">
            <text:p>-0,500395289</text:p>
          </table:table-cell>
          <table:table-cell office:value-type="float" office:value="-1.1609485982077801" table:style-name="ce19">
            <text:p>-1,160948598</text:p>
          </table:table-cell>
          <table:table-cell office:value-type="float" office:value="6761.7222222222199" table:style-name="ce11">
            <text:p>6761,722222</text:p>
          </table:table-cell>
          <table:table-cell office:value-type="float" office:value="1.09594397102702" table:style-name="ce19">
            <text:p>1,095943971</text:p>
          </table:table-cell>
          <table:table-cell office:value-type="float" office:value="0.12284411433641999" table:style-name="ce19">
            <text:p>0,122844114</text:p>
          </table:table-cell>
          <table:table-cell office:value-type="float" office:value="4.0472258802399796" table:style-name="ce19">
            <text:p>4,04722588</text:p>
          </table:table-cell>
          <table:table-cell office:value-type="float" office:value="4.11085589194807" table:style-name="ce19">
            <text:p>4,110855892</text:p>
          </table:table-cell>
          <table:table-cell office:value-type="float" office:value="-0.93061244645087005" table:style-name="ce19">
            <text:p>-0,930612446</text:p>
          </table:table-cell>
          <table:table-cell office:value-type="float" office:value="-0.29036316665645601" table:style-name="ce19">
            <text:p>-0,290363167</text:p>
          </table:table-cell>
          <table:table-cell office:value-type="float" office:value="-1.88752461544955" table:style-name="ce19">
            <text:p>-1,887524615</text:p>
          </table:table-cell>
          <table:table-cell office:value-type="float" office:value="-0.32882268745086002" table:style-name="ce19">
            <text:p>-0,328822687</text:p>
          </table:table-cell>
          <table:table-cell office:value-type="float" office:value="2.2673585755400101" table:style-name="ce19">
            <text:p>2,267358576</text:p>
          </table:table-cell>
          <table:table-cell office:value-type="float" office:value="3.3560394780652198" table:style-name="ce19">
            <text:p>3,356039478</text:p>
          </table:table-cell>
          <table:table-cell office:value-type="float" office:value="-0.44788644212468598" table:style-name="ce19">
            <text:p>-0,447886442</text:p>
          </table:table-cell>
          <table:table-cell office:value-type="boolean" office:boolean-value="true" table:formula="of:=TRUE()" table:style-name="ce19">
            <text:p>TRUE</text:p>
          </table:table-cell>
          <table:table-cell office:value-type="float" office:value="1654.2888888888899" table:style-name="ce12">
            <text:p>1654,288889</text:p>
          </table:table-cell>
          <table:table-cell office:value-type="float" office:value="2337.9222222222202" table:style-name="ce13">
            <text:p>2337,922222</text:p>
          </table:table-cell>
          <table:table-cell office:value-type="float" office:value="3009.1" table:style-name="ce14">
            <text:p>3009,1</text:p>
          </table:table-cell>
          <table:table-cell office:value-type="float" office:value="6761.7222222222199" table:style-name="ce11">
            <text:p>6761,722222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9">
            <text:p>0007CDEEE2</text:p>
          </table:table-cell>
          <table:table-cell office:value-type="float" office:value="37" table:style-name="ce19">
            <text:p>37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8" table:style-name="ce19">
            <text:p>8</text:p>
          </table:table-cell>
          <table:table-cell office:value-type="float" office:value="75" table:style-name="ce19">
            <text:p>75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2.92" table:style-name="ce19">
            <text:p>32,92</text:p>
          </table:table-cell>
          <table:table-cell office:value-type="float" office:value="33.72" table:style-name="ce19">
            <text:p>33,72</text:p>
          </table:table-cell>
          <table:table-cell office:value-type="float" office:value="0.79999999999999705" table:style-name="ce19">
            <text:p>0,8</text:p>
          </table:table-cell>
          <table:table-cell office:value-type="float" office:value="3" table:style-name="ce19">
            <text:p>3</text:p>
          </table:table-cell>
          <table:table-cell office:value-type="float" office:value="15" table:style-name="ce19">
            <text:p>15</text:p>
          </table:table-cell>
          <table:table-cell office:value-type="float" office:value="5" table:style-name="ce10">
            <text:p>5</text:p>
          </table:table-cell>
          <table:table-cell office:value-type="float" office:value="2.6078722002635102" table:style-name="ce19">
            <text:p>2,6078722</text:p>
          </table:table-cell>
          <table:table-cell office:value-type="float" office:value="1.64481388814844" table:style-name="ce19">
            <text:p>1,644813888</text:p>
          </table:table-cell>
          <table:table-cell office:value-type="float" office:value="-0.239933838395295" table:style-name="ce19">
            <text:p>-0,239933838</text:p>
          </table:table-cell>
          <table:table-cell office:value-type="float" office:value="-0.13782739559106799" table:style-name="ce19">
            <text:p>-0,137827396</text:p>
          </table:table-cell>
          <table:table-cell office:value-type="float" office:value="0.4" table:style-name="ce19">
            <text:p>0,4</text:p>
          </table:table-cell>
          <table:table-cell office:value-type="float" office:value="0.875" table:style-name="ce19">
            <text:p>0,875</text:p>
          </table:table-cell>
          <table:table-cell office:value-type="float" office:value="1" table:style-name="ce19">
            <text:p>1</text:p>
          </table:table-cell>
          <table:table-cell office:value-type="float" office:value="-2.0071195857735802E-3" table:style-name="ce19">
            <text:p>-0,00200712</text:p>
          </table:table-cell>
          <table:table-cell office:value-type="float" office:value="0.15712446621753201" table:style-name="ce19">
            <text:p>0,157124466</text:p>
          </table:table-cell>
          <table:table-cell office:value-type="float" office:value="-0.95003352186591505" table:style-name="ce19">
            <text:p>-0,950033522</text:p>
          </table:table-cell>
          <table:table-cell office:value-type="float" office:value="0.294849958059551" table:style-name="ce19">
            <text:p>0,294849958</text:p>
          </table:table-cell>
          <table:table-cell office:value-type="float" office:value="-2.2430149976884799" table:style-name="ce19">
            <text:p>-2,243014998</text:p>
          </table:table-cell>
          <table:table-cell office:value-type="float" office:value="-4.7000594761701997" table:style-name="ce19">
            <text:p>-4,700059476</text:p>
          </table:table-cell>
          <table:table-cell office:value-type="float" office:value="-2.1162989696460399" table:style-name="ce19">
            <text:p>-2,11629897</text:p>
          </table:table-cell>
          <table:table-cell office:value-type="float" office:value="0.74098275451490803" table:style-name="ce19">
            <text:p>0,740982755</text:p>
          </table:table-cell>
          <table:table-cell office:value-type="float" office:value="0.14720083561580599" table:style-name="ce19">
            <text:p>0,147200836</text:p>
          </table:table-cell>
          <table:table-cell office:value-type="float" office:value="0.33209062122566702" table:style-name="ce19">
            <text:p>0,332090621</text:p>
          </table:table-cell>
          <table:table-cell office:value-type="float" office:value="-2.9260329875007001" table:style-name="ce19">
            <text:p>-2,926032988</text:p>
          </table:table-cell>
          <table:table-cell office:value-type="float" office:value="3.4832556529330998" table:style-name="ce19">
            <text:p>3,483255653</text:p>
          </table:table-cell>
          <table:table-cell office:value-type="float" office:value="0.588063750326839" table:style-name="ce19">
            <text:p>0,58806375</text:p>
          </table:table-cell>
          <table:table-cell office:value-type="float" office:value="5220.4022222222202" table:style-name="ce11">
            <text:p>5220,402222</text:p>
          </table:table-cell>
          <table:table-cell office:value-type="float" office:value="1.1746185561051401" table:style-name="ce19">
            <text:p>1,174618556</text:p>
          </table:table-cell>
          <table:table-cell office:value-type="float" office:value="0.106048448374136" table:style-name="ce19">
            <text:p>0,106048448</text:p>
          </table:table-cell>
          <table:table-cell office:value-type="float" office:value="4.38461005039514" table:style-name="ce19">
            <text:p>4,38461005</text:p>
          </table:table-cell>
          <table:table-cell office:value-type="float" office:value="2.3410792229601101" table:style-name="ce19">
            <text:p>2,341079223</text:p>
          </table:table-cell>
          <table:table-cell office:value-type="float" office:value="0.77784389223473904" table:style-name="ce19">
            <text:p>0,777843892</text:p>
          </table:table-cell>
          <table:table-cell office:value-type="float" office:value="1.24059142022381" table:style-name="ce19">
            <text:p>1,24059142</text:p>
          </table:table-cell>
          <table:table-cell office:value-type="float" office:value="-2.2102429647723301" table:style-name="ce19">
            <text:p>-2,210242965</text:p>
          </table:table-cell>
          <table:table-cell office:value-type="float" office:value="-1.42621658532771" table:style-name="ce19">
            <text:p>-1,426216585</text:p>
          </table:table-cell>
          <table:table-cell office:value-type="float" office:value="2.2611499008724198" table:style-name="ce19">
            <text:p>2,261149901</text:p>
          </table:table-cell>
          <table:table-cell office:value-type="float" office:value="1.0282781747277601" table:style-name="ce19">
            <text:p>1,028278175</text:p>
          </table:table-cell>
          <table:table-cell office:value-type="float" office:value="-0.97549041439482498" table:style-name="ce19">
            <text:p>-0,975490414</text:p>
          </table:table-cell>
          <table:table-cell office:value-type="boolean" office:boolean-value="true" table:formula="of:=TRUE()" table:style-name="ce19">
            <text:p>TRUE</text:p>
          </table:table-cell>
          <table:table-cell office:value-type="float" office:value="2557.9809523809499" table:style-name="ce12">
            <text:p>2557,980952</text:p>
          </table:table-cell>
          <table:table-cell office:value-type="float" office:value="2131.1777777777802" table:style-name="ce13">
            <text:p>2131,177778</text:p>
          </table:table-cell>
          <table:table-cell office:value-type="float" office:value="9189.1282051282196" table:style-name="ce14">
            <text:p>9189,128205</text:p>
          </table:table-cell>
          <table:table-cell office:value-type="float" office:value="5220.4022222222202" table:style-name="ce11">
            <text:p>5220,402222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">
            <text:p>0007CDE223</text:p>
          </table:table-cell>
          <table:table-cell office:value-type="float" office:value="33" table:style-name="ce9">
            <text:p>33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6" table:style-name="ce9">
            <text:p>6</text:p>
          </table:table-cell>
          <table:table-cell office:value-type="float" office:value="75" table:style-name="ce9">
            <text:p>75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3.159999999999997" table:style-name="ce9">
            <text:p>33,16</text:p>
          </table:table-cell>
          <table:table-cell office:value-type="float" office:value="31.48" table:style-name="ce9">
            <text:p>31,48</text:p>
          </table:table-cell>
          <table:table-cell office:value-type="float" office:value="-1.68" table:style-name="ce9">
            <text:p>-1,68</text:p>
          </table:table-cell>
          <table:table-cell office:value-type="float" office:value="7" table:style-name="ce9">
            <text:p>7</text:p>
          </table:table-cell>
          <table:table-cell office:value-type="float" office:value="-5.1587301587301599" table:style-name="ce9">
            <text:p>-5,158730159</text:p>
          </table:table-cell>
          <table:table-cell office:value-type="float" office:value="2" table:style-name="ce10">
            <text:p>2</text:p>
          </table:table-cell>
          <table:table-cell office:value-type="float" office:value="15.573603546990601" table:style-name="ce9">
            <text:p>15,57360355</text:p>
          </table:table-cell>
          <table:table-cell office:value-type="float" office:value="3.05879214194263" table:style-name="ce9">
            <text:p>3,058792142</text:p>
          </table:table-cell>
          <table:table-cell office:value-type="float" office:value="0.60479736616840296" table:style-name="ce9">
            <text:p>0,604797366</text:p>
          </table:table-cell>
          <table:table-cell office:value-type="float" office:value="-0.74434540961178097" table:style-name="ce9">
            <text:p>-0,74434541</text:p>
          </table:table-cell>
          <table:table-cell office:value-type="float" office:value="0.35" table:style-name="ce9">
            <text:p>0,35</text:p>
          </table:table-cell>
          <table:table-cell office:value-type="float" office:value="1.1428571428571399" table:style-name="ce9">
            <text:p>1,142857143</text:p>
          </table:table-cell>
          <table:table-cell office:value-type="float" office:value="1.1666666666666701" table:style-name="ce9">
            <text:p>1,166666667</text:p>
          </table:table-cell>
          <table:table-cell office:value-type="float" office:value="1.3180953670290201" table:style-name="ce9">
            <text:p>1,318095367</text:p>
          </table:table-cell>
          <table:table-cell office:value-type="float" office:value="-0.23717683870401801" table:style-name="ce9">
            <text:p>-0,237176839</text:p>
          </table:table-cell>
          <table:table-cell office:value-type="float" office:value="0.10662478137322901" table:style-name="ce9">
            <text:p>0,106624781</text:p>
          </table:table-cell>
          <table:table-cell office:value-type="float" office:value="-1.2291121372861999" table:style-name="ce9">
            <text:p>-1,229112137</text:p>
          </table:table-cell>
          <table:table-cell office:value-type="float" office:value="-0.18588264462696399" table:style-name="ce9">
            <text:p>-0,185882645</text:p>
          </table:table-cell>
          <table:table-cell office:value-type="float" office:value="-1.0262313518811399" table:style-name="ce9">
            <text:p>-1,026231352</text:p>
          </table:table-cell>
          <table:table-cell office:value-type="float" office:value="-1.2766536418693299" table:style-name="ce9">
            <text:p>-1,276653642</text:p>
          </table:table-cell>
          <table:table-cell office:value-type="float" office:value="1.07279611030843" table:style-name="ce9">
            <text:p>1,07279611</text:p>
          </table:table-cell>
          <table:table-cell office:value-type="float" office:value="0.66515329211987195" table:style-name="ce9">
            <text:p>0,665153292</text:p>
          </table:table-cell>
          <table:table-cell office:value-type="float" office:value="-0.98529308323532505" table:style-name="ce9">
            <text:p>-0,985293083</text:p>
          </table:table-cell>
          <table:table-cell office:value-type="float" office:value="0.59832453266723296" table:style-name="ce9">
            <text:p>0,598324533</text:p>
          </table:table-cell>
          <table:table-cell office:value-type="float" office:value="-6.4048314987959001E-2" table:style-name="ce9">
            <text:p>-0,064048315</text:p>
          </table:table-cell>
          <table:table-cell office:value-type="float" office:value="1.2612934236283899" table:style-name="ce9">
            <text:p>1,261293424</text:p>
          </table:table-cell>
          <table:table-cell office:value-type="float" office:value="5632.1911111111103" table:style-name="ce11">
            <text:p>5632,191111</text:p>
          </table:table-cell>
          <table:table-cell office:value-type="float" office:value="1.56647049282967" table:style-name="ce9">
            <text:p>1,566470493</text:p>
          </table:table-cell>
          <table:table-cell office:value-type="float" office:value="6.05795415717428E-2" table:style-name="ce9">
            <text:p>0,060579542</text:p>
          </table:table-cell>
          <table:table-cell office:value-type="float" office:value="-6.7660508672731101" table:style-name="ce9">
            <text:p>-6,766050867</text:p>
          </table:table-cell>
          <table:table-cell office:value-type="float" office:value="4.2427272695203602" table:style-name="ce9">
            <text:p>4,24272727</text:p>
          </table:table-cell>
          <table:table-cell office:value-type="float" office:value="4.5381462241257697" table:style-name="ce9">
            <text:p>4,538146224</text:p>
          </table:table-cell>
          <table:table-cell office:value-type="float" office:value="1.6012465164852301" table:style-name="ce9">
            <text:p>1,601246516</text:p>
          </table:table-cell>
          <table:table-cell office:value-type="float" office:value="0.211758362478703" table:style-name="ce9">
            <text:p>0,211758362</text:p>
          </table:table-cell>
          <table:table-cell office:value-type="float" office:value="-3.01348970112159" table:style-name="ce9">
            <text:p>-3,013489701</text:p>
          </table:table-cell>
          <table:table-cell office:value-type="float" office:value="1.5454628648731801" table:style-name="ce9">
            <text:p>1,545462865</text:p>
          </table:table-cell>
          <table:table-cell office:value-type="float" office:value="0.21583505835015701" table:style-name="ce9">
            <text:p>0,215835058</text:p>
          </table:table-cell>
          <table:table-cell office:value-type="float" office:value="-2.5318163406889602" table:style-name="ce9">
            <text:p>-2,531816341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109.9285714285702" table:style-name="ce12">
            <text:p>3109,928571</text:p>
          </table:table-cell>
          <table:table-cell office:value-type="float" office:value="9067.1200000000008" table:style-name="ce13">
            <text:p>9067,12</text:p>
          </table:table-cell>
          <table:table-cell office:value-type="float" office:value="2623.5846153846101" table:style-name="ce14">
            <text:p>2623,584615</text:p>
          </table:table-cell>
          <table:table-cell office:value-type="float" office:value="5632.1911111111103" table:style-name="ce11">
            <text:p>5632,191111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B3491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56" table:style-name="ce9">
            <text:p>56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3.909999999999997" table:style-name="ce9">
            <text:p>33,91</text:p>
          </table:table-cell>
          <table:table-cell office:value-type="float" office:value="32.58" table:style-name="ce9">
            <text:p>32,58</text:p>
          </table:table-cell>
          <table:table-cell office:value-type="float" office:value="-1.33" table:style-name="ce9">
            <text:p>-1,33</text:p>
          </table:table-cell>
          <table:table-cell office:value-type="float" office:value="10" table:style-name="ce9">
            <text:p>10</text:p>
          </table:table-cell>
          <table:table-cell office:value-type="float" office:value="-30.75" table:style-name="ce9">
            <text:p>-30,75</text:p>
          </table:table-cell>
          <table:table-cell office:value-type="float" office:value="3" table:style-name="ce10">
            <text:p>3</text:p>
          </table:table-cell>
          <table:table-cell office:value-type="float" office:value="15.2255244755245" table:style-name="ce9">
            <text:p>15,22552448</text:p>
          </table:table-cell>
          <table:table-cell office:value-type="float" office:value="0.53282524154635802" table:style-name="ce9">
            <text:p>0,532825242</text:p>
          </table:table-cell>
          <table:table-cell office:value-type="float" office:value="0.31803660593675898" table:style-name="ce9">
            <text:p>0,318036606</text:p>
          </table:table-cell>
          <table:table-cell office:value-type="float" office:value="0.45861287745832602" table:style-name="ce9">
            <text:p>0,458612877</text:p>
          </table:table-cell>
          <table:table-cell office:value-type="float" office:value="0.4" table:style-name="ce9">
            <text:p>0,4</text:p>
          </table:table-cell>
          <table:table-cell office:value-type="float" office:value="1" table:style-name="ce9">
            <text:p>1</text:p>
          </table:table-cell>
          <table:table-cell office:value-type="float" office:value="1.3333333333333299" table:style-name="ce9">
            <text:p>1,333333333</text:p>
          </table:table-cell>
          <table:table-cell office:value-type="float" office:value="-1.22040791630826" table:style-name="ce9">
            <text:p>-1,220407916</text:p>
          </table:table-cell>
          <table:table-cell office:value-type="float" office:value="0.125427974192443" table:style-name="ce9">
            <text:p>0,125427974</text:p>
          </table:table-cell>
          <table:table-cell office:value-type="float" office:value="-1.07646493477936" table:style-name="ce9">
            <text:p>-1,076464935</text:p>
          </table:table-cell>
          <table:table-cell office:value-type="float" office:value="0.44079703197429199" table:style-name="ce9">
            <text:p>0,440797032</text:p>
          </table:table-cell>
          <table:table-cell office:value-type="float" office:value="-3.4369696301314501" table:style-name="ce9">
            <text:p>-3,43696963</text:p>
          </table:table-cell>
          <table:table-cell office:value-type="float" office:value="1.9934380006505401" table:style-name="ce9">
            <text:p>1,993438001</text:p>
          </table:table-cell>
          <table:table-cell office:value-type="float" office:value="-0.294911457268418" table:style-name="ce9">
            <text:p>-0,294911457</text:p>
          </table:table-cell>
          <table:table-cell office:value-type="float" office:value="-2.6182597826326699" table:style-name="ce9">
            <text:p>-2,618259783</text:p>
          </table:table-cell>
          <table:table-cell office:value-type="float" office:value="-1.0063597571690499" table:style-name="ce9">
            <text:p>-1,006359757</text:p>
          </table:table-cell>
          <table:table-cell office:value-type="float" office:value="1.04946621110994" table:style-name="ce9">
            <text:p>1,049466211</text:p>
          </table:table-cell>
          <table:table-cell office:value-type="float" office:value="2.9276503144664701" table:style-name="ce9">
            <text:p>2,927650314</text:p>
          </table:table-cell>
          <table:table-cell office:value-type="float" office:value="-0.43750365639041" table:style-name="ce9">
            <text:p>-0,437503656</text:p>
          </table:table-cell>
          <table:table-cell office:value-type="float" office:value="9.5233141011465905E-2" table:style-name="ce9">
            <text:p>0,095233141</text:p>
          </table:table-cell>
          <table:table-cell office:value-type="float" office:value="5103.4822222222201" table:style-name="ce11">
            <text:p>5103,482222</text:p>
          </table:table-cell>
          <table:table-cell office:value-type="float" office:value="1.2476082995178099" table:style-name="ce9">
            <text:p>1,2476083</text:p>
          </table:table-cell>
          <table:table-cell office:value-type="float" office:value="7.8821562793508701E-2" table:style-name="ce9">
            <text:p>0,078821563</text:p>
          </table:table-cell>
          <table:table-cell office:value-type="float" office:value="4.5359188934362802" table:style-name="ce9">
            <text:p>4,535918893</text:p>
          </table:table-cell>
          <table:table-cell office:value-type="float" office:value="0.79224105299812597" table:style-name="ce9">
            <text:p>0,792241053</text:p>
          </table:table-cell>
          <table:table-cell office:value-type="float" office:value="-1.03738388155233" table:style-name="ce9">
            <text:p>-1,037383882</text:p>
          </table:table-cell>
          <table:table-cell office:value-type="float" office:value="0.38918440454544601" table:style-name="ce9">
            <text:p>0,389184405</text:p>
          </table:table-cell>
          <table:table-cell office:value-type="float" office:value="-1.1224983185336099" table:style-name="ce9">
            <text:p>-1,122498319</text:p>
          </table:table-cell>
          <table:table-cell office:value-type="float" office:value="2.2908963247143199" table:style-name="ce9">
            <text:p>2,290896325</text:p>
          </table:table-cell>
          <table:table-cell office:value-type="float" office:value="2.9937650074072799" table:style-name="ce9">
            <text:p>2,993765007</text:p>
          </table:table-cell>
          <table:table-cell office:value-type="float" office:value="0.55558510696730001" table:style-name="ce9">
            <text:p>0,555585107</text:p>
          </table:table-cell>
          <table:table-cell office:value-type="float" office:value="-0.69254294620224599" table:style-name="ce9">
            <text:p>-0,692542946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836.9380952380902" table:style-name="ce12">
            <text:p>2836,938095</text:p>
          </table:table-cell>
          <table:table-cell table:style-name="ce13"/>
          <table:table-cell office:value-type="float" office:value="8245.3025641025597" table:style-name="ce14">
            <text:p>8245,302564</text:p>
          </table:table-cell>
          <table:table-cell office:value-type="float" office:value="5103.4822222222201" table:style-name="ce11">
            <text:p>5103,482222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B2224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58" table:style-name="ce9">
            <text:p>58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5.99" table:style-name="ce9">
            <text:p>35,99</text:p>
          </table:table-cell>
          <table:table-cell office:value-type="float" office:value="35.409999999999997" table:style-name="ce9">
            <text:p>35,41</text:p>
          </table:table-cell>
          <table:table-cell office:value-type="float" office:value="-0.58000000000000496" table:style-name="ce9">
            <text:p>-0,58</text:p>
          </table:table-cell>
          <table:table-cell office:value-type="float" office:value="5" table:style-name="ce9">
            <text:p>5</text:p>
          </table:table-cell>
          <table:table-cell office:value-type="float" office:value="-0.85714285714286098" table:style-name="ce9">
            <text:p>-0,857142857</text:p>
          </table:table-cell>
          <table:table-cell office:value-type="float" office:value="9" table:style-name="ce10">
            <text:p>9</text:p>
          </table:table-cell>
          <table:table-cell office:value-type="float" office:value="-23.590909090909101" table:style-name="ce9">
            <text:p>-23,59090909</text:p>
          </table:table-cell>
          <table:table-cell office:value-type="float" office:value="-2.2095556585781102" table:style-name="ce9">
            <text:p>-2,209555659</text:p>
          </table:table-cell>
          <table:table-cell office:value-type="float" office:value="1.37394969765819" table:style-name="ce9">
            <text:p>1,373949698</text:p>
          </table:table-cell>
          <table:table-cell office:value-type="float" office:value="0.621716785244806" table:style-name="ce9">
            <text:p>0,621716785</text:p>
          </table:table-cell>
          <table:table-cell office:value-type="float" office:value="0.4" table:style-name="ce9">
            <text:p>0,4</text:p>
          </table:table-cell>
          <table:table-cell office:value-type="float" office:value="0.5" table:style-name="ce9">
            <text:p>0,5</text:p>
          </table:table-cell>
          <table:table-cell office:value-type="float" office:value="2.6666666666666701" table:style-name="ce9">
            <text:p>2,666666667</text:p>
          </table:table-cell>
          <table:table-cell office:value-type="float" office:value="-2.79833450447045" table:style-name="ce9">
            <text:p>-2,798334504</text:p>
          </table:table-cell>
          <table:table-cell office:value-type="float" office:value="-3.8589298721990599" table:style-name="ce9">
            <text:p>-3,858929872</text:p>
          </table:table-cell>
          <table:table-cell office:value-type="float" office:value="-0.51248257784602003" table:style-name="ce9">
            <text:p>-0,512482578</text:p>
          </table:table-cell>
          <table:table-cell office:value-type="float" office:value="0.361305436076995" table:style-name="ce9">
            <text:p>0,361305436</text:p>
          </table:table-cell>
          <table:table-cell office:value-type="float" office:value="-4.6508100284606302" table:style-name="ce9">
            <text:p>-4,650810028</text:p>
          </table:table-cell>
          <table:table-cell office:value-type="float" office:value="4.6243617708619604" table:style-name="ce9">
            <text:p>4,624361771</text:p>
          </table:table-cell>
          <table:table-cell office:value-type="float" office:value="1.6460043417675001" table:style-name="ce9">
            <text:p>1,646004342</text:p>
          </table:table-cell>
          <table:table-cell office:value-type="float" office:value="1.0868568723811101" table:style-name="ce9">
            <text:p>1,086856872</text:p>
          </table:table-cell>
          <table:table-cell office:value-type="float" office:value="0.89322604708325404" table:style-name="ce9">
            <text:p>0,893226047</text:p>
          </table:table-cell>
          <table:table-cell office:value-type="float" office:value="0.550371366538979" table:style-name="ce9">
            <text:p>0,550371367</text:p>
          </table:table-cell>
          <table:table-cell office:value-type="float" office:value="-2.8711307139123998" table:style-name="ce9">
            <text:p>-2,871130714</text:p>
          </table:table-cell>
          <table:table-cell office:value-type="float" office:value="1.2711652693758599" table:style-name="ce9">
            <text:p>1,271165269</text:p>
          </table:table-cell>
          <table:table-cell office:value-type="float" office:value="1.13555310759927" table:style-name="ce9">
            <text:p>1,135553108</text:p>
          </table:table-cell>
          <table:table-cell office:value-type="float" office:value="1378.77555555556" table:style-name="ce11">
            <text:p>1378,775556</text:p>
          </table:table-cell>
          <table:table-cell office:value-type="float" office:value="2.3270962960626398" table:style-name="ce9">
            <text:p>2,327096296</text:p>
          </table:table-cell>
          <table:table-cell office:value-type="float" office:value="6.88259631331503E-2" table:style-name="ce9">
            <text:p>0,068825963</text:p>
          </table:table-cell>
          <table:table-cell office:value-type="float" office:value="-2.26292069369326" table:style-name="ce9">
            <text:p>-2,262920694</text:p>
          </table:table-cell>
          <table:table-cell office:value-type="float" office:value="-1.05835032930511" table:style-name="ce9">
            <text:p>-1,058350329</text:p>
          </table:table-cell>
          <table:table-cell office:value-type="float" office:value="-3.0625352727348001" table:style-name="ce9">
            <text:p>-3,062535273</text:p>
          </table:table-cell>
          <table:table-cell office:value-type="float" office:value="-1.3121677765684601" table:style-name="ce9">
            <text:p>-1,312167777</text:p>
          </table:table-cell>
          <table:table-cell office:value-type="float" office:value="-1.84679194886663" table:style-name="ce9">
            <text:p>-1,846791949</text:p>
          </table:table-cell>
          <table:table-cell office:value-type="float" office:value="1.2087478110621599" table:style-name="ce9">
            <text:p>1,208747811</text:p>
          </table:table-cell>
          <table:table-cell office:value-type="float" office:value="1.5933354432681399" table:style-name="ce9">
            <text:p>1,593335443</text:p>
          </table:table-cell>
          <table:table-cell office:value-type="float" office:value="0.70247041649393105" table:style-name="ce9">
            <text:p>0,702470416</text:p>
          </table:table-cell>
          <table:table-cell office:value-type="float" office:value="-2.1806177213128" table:style-name="ce9">
            <text:p>-2,180617721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10464.924444444399" table:style-name="ce12">
            <text:p>10464,92444</text:p>
          </table:table-cell>
          <table:table-cell table:style-name="ce13"/>
          <table:table-cell office:value-type="float" office:value="743.90256410256404" table:style-name="ce14">
            <text:p>743,9025641</text:p>
          </table:table-cell>
          <table:table-cell office:value-type="float" office:value="1378.77555555556" table:style-name="ce11">
            <text:p>1378,775556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EAA7</text:p>
          </table:table-cell>
          <table:table-cell office:value-type="float" office:value="35" table:style-name="ce9">
            <text:p>35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7" table:style-name="ce9">
            <text:p>7</text:p>
          </table:table-cell>
          <table:table-cell office:value-type="float" office:value="57" table:style-name="ce9">
            <text:p>57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6.04" table:style-name="ce9">
            <text:p>36,04</text:p>
          </table:table-cell>
          <table:table-cell office:value-type="float" office:value="35.07" table:style-name="ce9">
            <text:p>35,07</text:p>
          </table:table-cell>
          <table:table-cell office:value-type="float" office:value="-0.96999999999999897" table:style-name="ce9">
            <text:p>-0,97</text:p>
          </table:table-cell>
          <table:table-cell office:value-type="float" office:value="9" table:style-name="ce9">
            <text:p>9</text:p>
          </table:table-cell>
          <table:table-cell office:value-type="float" office:value="-25.5" table:style-name="ce9">
            <text:p>-25,5</text:p>
          </table:table-cell>
          <table:table-cell office:value-type="float" office:value="4" table:style-name="ce10">
            <text:p>4</text:p>
          </table:table-cell>
          <table:table-cell office:value-type="float" office:value="10.464285714285699" table:style-name="ce9">
            <text:p>10,46428571</text:p>
          </table:table-cell>
          <table:table-cell office:value-type="float" office:value="0.692752479733864" table:style-name="ce9">
            <text:p>0,69275248</text:p>
          </table:table-cell>
          <table:table-cell office:value-type="float" office:value="-1.08769665913566" table:style-name="ce9">
            <text:p>-1,087696659</text:p>
          </table:table-cell>
          <table:table-cell office:value-type="float" office:value="-0.117233787800903" table:style-name="ce9">
            <text:p>-0,117233788</text:p>
          </table:table-cell>
          <table:table-cell office:value-type="float" office:value="0.35" table:style-name="ce9">
            <text:p>0,35</text:p>
          </table:table-cell>
          <table:table-cell office:value-type="float" office:value="0.85714285714285698" table:style-name="ce9">
            <text:p>0,857142857</text:p>
          </table:table-cell>
          <table:table-cell office:value-type="float" office:value="2.3333333333333299" table:style-name="ce9">
            <text:p>2,333333333</text:p>
          </table:table-cell>
          <table:table-cell office:value-type="float" office:value="-0.46314519400898302" table:style-name="ce9">
            <text:p>-0,463145194</text:p>
          </table:table-cell>
          <table:table-cell office:value-type="float" office:value="-0.60739430609173295" table:style-name="ce9">
            <text:p>-0,607394306</text:p>
          </table:table-cell>
          <table:table-cell office:value-type="float" office:value="0.41358290737241798" table:style-name="ce9">
            <text:p>0,413582907</text:p>
          </table:table-cell>
          <table:table-cell office:value-type="float" office:value="0.37441179931461199" table:style-name="ce9">
            <text:p>0,374411799</text:p>
          </table:table-cell>
          <table:table-cell office:value-type="float" office:value="-4.3949004256462301" table:style-name="ce9">
            <text:p>-4,394900426</text:p>
          </table:table-cell>
          <table:table-cell office:value-type="float" office:value="-1.12485980789897" table:style-name="ce9">
            <text:p>-1,124859808</text:p>
          </table:table-cell>
          <table:table-cell office:value-type="float" office:value="-1.74610704948099E-2" table:style-name="ce9">
            <text:p>-0,01746107</text:p>
          </table:table-cell>
          <table:table-cell office:value-type="float" office:value="-1.35378488638302" table:style-name="ce9">
            <text:p>-1,353784886</text:p>
          </table:table-cell>
          <table:table-cell office:value-type="float" office:value="-1.2939549106985599" table:style-name="ce9">
            <text:p>-1,293954911</text:p>
          </table:table-cell>
          <table:table-cell office:value-type="float" office:value="-1.36195080643009" table:style-name="ce9">
            <text:p>-1,361950806</text:p>
          </table:table-cell>
          <table:table-cell office:value-type="float" office:value="1.3285653239969" table:style-name="ce9">
            <text:p>1,328565324</text:p>
          </table:table-cell>
          <table:table-cell office:value-type="float" office:value="1.5276668444669499" table:style-name="ce9">
            <text:p>1,527666844</text:p>
          </table:table-cell>
          <table:table-cell office:value-type="float" office:value="1.55279096974857" table:style-name="ce9">
            <text:p>1,55279097</text:p>
          </table:table-cell>
          <table:table-cell office:value-type="float" office:value="3973.1355555555501" table:style-name="ce11">
            <text:p>3973,135556</text:p>
          </table:table-cell>
          <table:table-cell office:value-type="float" office:value="1.3300235008509" table:style-name="ce9">
            <text:p>1,330023501</text:p>
          </table:table-cell>
          <table:table-cell office:value-type="float" office:value="6.69451667336909E-2" table:style-name="ce9">
            <text:p>0,066945167</text:p>
          </table:table-cell>
          <table:table-cell office:value-type="float" office:value="4.8055864760162503" table:style-name="ce9">
            <text:p>4,805586476</text:p>
          </table:table-cell>
          <table:table-cell office:value-type="float" office:value="-1.06972391253252" table:style-name="ce9">
            <text:p>-1,069723913</text:p>
          </table:table-cell>
          <table:table-cell office:value-type="float" office:value="1.2573675058457201" table:style-name="ce9">
            <text:p>1,257367506</text:p>
          </table:table-cell>
          <table:table-cell office:value-type="float" office:value="1.55548344416891" table:style-name="ce9">
            <text:p>1,555483444</text:p>
          </table:table-cell>
          <table:table-cell office:value-type="float" office:value="-0.353524515690745" table:style-name="ce9">
            <text:p>-0,353524516</text:p>
          </table:table-cell>
          <table:table-cell office:value-type="float" office:value="-1.64541326674732" table:style-name="ce9">
            <text:p>-1,645413267</text:p>
          </table:table-cell>
          <table:table-cell office:value-type="float" office:value="2.8499440485263099" table:style-name="ce9">
            <text:p>2,849944049</text:p>
          </table:table-cell>
          <table:table-cell office:value-type="float" office:value="-0.54411446955200704" table:style-name="ce9">
            <text:p>-0,54411447</text:p>
          </table:table-cell>
          <table:table-cell office:value-type="float" office:value="-0.42964906455375201" table:style-name="ce9">
            <text:p>-0,429649065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6908.9555555555498" table:style-name="ce12">
            <text:p>6908,955556</text:p>
          </table:table-cell>
          <table:table-cell table:style-name="ce13"/>
          <table:table-cell office:value-type="float" office:value="5069.5333333333401" table:style-name="ce14">
            <text:p>5069,533333</text:p>
          </table:table-cell>
          <table:table-cell office:value-type="float" office:value="3973.1355555555501" table:style-name="ce11">
            <text:p>3973,135556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5116</text:p>
          </table:table-cell>
          <table:table-cell office:value-type="float" office:value="19" table:style-name="ce9">
            <text:p>19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57" table:style-name="ce9">
            <text:p>57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6.69" table:style-name="ce9">
            <text:p>36,69</text:p>
          </table:table-cell>
          <table:table-cell office:value-type="float" office:value="34.700000000000003" table:style-name="ce9">
            <text:p>34,7</text:p>
          </table:table-cell>
          <table:table-cell office:value-type="float" office:value="-1.99" table:style-name="ce9">
            <text:p>-1,99</text:p>
          </table:table-cell>
          <table:table-cell office:value-type="float" office:value="4" table:style-name="ce9">
            <text:p>4</text:p>
          </table:table-cell>
          <table:table-cell office:value-type="float" office:value="12.7111111111111" table:style-name="ce9">
            <text:p>12,71111111</text:p>
          </table:table-cell>
          <table:table-cell office:value-type="float" office:value="7" table:style-name="ce10">
            <text:p>7</text:p>
          </table:table-cell>
          <table:table-cell office:value-type="float" office:value="-2.8333333333333299" table:style-name="ce9">
            <text:p>-2,833333333</text:p>
          </table:table-cell>
          <table:table-cell office:value-type="float" office:value="-0.202699375107703" table:style-name="ce9">
            <text:p>-0,202699375</text:p>
          </table:table-cell>
          <table:table-cell office:value-type="float" office:value="-0.80645761163349095" table:style-name="ce9">
            <text:p>-0,806457612</text:p>
          </table:table-cell>
          <table:table-cell office:value-type="float" office:value="0.28787625848352499" table:style-name="ce9">
            <text:p>0,287876258</text:p>
          </table:table-cell>
          <table:table-cell office:value-type="float" office:value="0.45" table:style-name="ce9">
            <text:p>0,45</text:p>
          </table:table-cell>
          <table:table-cell office:value-type="float" office:value="1.1111111111111101" table:style-name="ce9">
            <text:p>1,111111111</text:p>
          </table:table-cell>
          <table:table-cell office:value-type="float" office:value="1" table:style-name="ce9">
            <text:p>1</text:p>
          </table:table-cell>
          <table:table-cell office:value-type="float" office:value="-1.21260862858491" table:style-name="ce9">
            <text:p>-1,212608629</text:p>
          </table:table-cell>
          <table:table-cell office:value-type="float" office:value="1.41810643314811E-2" table:style-name="ce9">
            <text:p>0,014181064</text:p>
          </table:table-cell>
          <table:table-cell office:value-type="float" office:value="0.48555534645015302" table:style-name="ce9">
            <text:p>0,485555346</text:p>
          </table:table-cell>
          <table:table-cell office:value-type="float" office:value="0.30049499088974502" table:style-name="ce9">
            <text:p>0,300494991</text:p>
          </table:table-cell>
          <table:table-cell office:value-type="float" office:value="-4.7187206279081302" table:style-name="ce9">
            <text:p>-4,718720628</text:p>
          </table:table-cell>
          <table:table-cell office:value-type="float" office:value="-1.62473433874663" table:style-name="ce9">
            <text:p>-1,624734339</text:p>
          </table:table-cell>
          <table:table-cell office:value-type="float" office:value="-2.6712873221181401E-2" table:style-name="ce9">
            <text:p>-0,026712873</text:p>
          </table:table-cell>
          <table:table-cell office:value-type="float" office:value="-2.0989246437322899" table:style-name="ce9">
            <text:p>-2,098924644</text:p>
          </table:table-cell>
          <table:table-cell office:value-type="float" office:value="-0.77391086244941698" table:style-name="ce9">
            <text:p>-0,773910862</text:p>
          </table:table-cell>
          <table:table-cell office:value-type="float" office:value="-0.41027701325875998" table:style-name="ce9">
            <text:p>-0,410277013</text:p>
          </table:table-cell>
          <table:table-cell office:value-type="float" office:value="1.78773155589303" table:style-name="ce9">
            <text:p>1,787731556</text:p>
          </table:table-cell>
          <table:table-cell office:value-type="float" office:value="-0.94385089362379004" table:style-name="ce9">
            <text:p>-0,943850894</text:p>
          </table:table-cell>
          <table:table-cell office:value-type="float" office:value="-0.182404968134738" table:style-name="ce9">
            <text:p>-0,182404968</text:p>
          </table:table-cell>
          <table:table-cell office:value-type="float" office:value="1040.89333333333" table:style-name="ce11">
            <text:p>1040,893333</text:p>
          </table:table-cell>
          <table:table-cell office:value-type="float" office:value="2.7473356183145099" table:style-name="ce9">
            <text:p>2,747335618</text:p>
          </table:table-cell>
          <table:table-cell office:value-type="float" office:value="7.51683383076929E-2" table:style-name="ce9">
            <text:p>0,075168338</text:p>
          </table:table-cell>
          <table:table-cell office:value-type="float" office:value="-12.2852519159291" table:style-name="ce9">
            <text:p>-12,28525192</text:p>
          </table:table-cell>
          <table:table-cell office:value-type="float" office:value="-2.1727765845166598" table:style-name="ce9">
            <text:p>-2,172776585</text:p>
          </table:table-cell>
          <table:table-cell office:value-type="float" office:value="-0.62433965911552003" table:style-name="ce9">
            <text:p>-0,624339659</text:p>
          </table:table-cell>
          <table:table-cell office:value-type="float" office:value="-1.98214861159691" table:style-name="ce9">
            <text:p>-1,982148612</text:p>
          </table:table-cell>
          <table:table-cell office:value-type="float" office:value="6.1104032694974601E-2" table:style-name="ce9">
            <text:p>0,061104033</text:p>
          </table:table-cell>
          <table:table-cell office:value-type="float" office:value="-1.4967867158491699" table:style-name="ce9">
            <text:p>-1,496786716</text:p>
          </table:table-cell>
          <table:table-cell office:value-type="float" office:value="0.157310370798143" table:style-name="ce9">
            <text:p>0,157310371</text:p>
          </table:table-cell>
          <table:table-cell office:value-type="float" office:value="-0.131648823413657" table:style-name="ce9">
            <text:p>-0,131648823</text:p>
          </table:table-cell>
          <table:table-cell office:value-type="float" office:value="1.1292254059619899" table:style-name="ce9">
            <text:p>1,129225406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5345.7111111111099" table:style-name="ce12">
            <text:p>5345,711111</text:p>
          </table:table-cell>
          <table:table-cell table:style-name="ce13"/>
          <table:table-cell office:value-type="float" office:value="3444.7666666666701" table:style-name="ce14">
            <text:p>3444,766667</text:p>
          </table:table-cell>
          <table:table-cell office:value-type="float" office:value="1040.89333333333" table:style-name="ce11">
            <text:p>1040,893333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31">
            <text:p>0007CB4837</text:p>
          </table:table-cell>
          <table:table-cell office:value-type="float" office:value="14" table:style-name="ce32">
            <text:p>14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5" table:style-name="ce32">
            <text:p>5</text:p>
          </table:table-cell>
          <table:table-cell office:value-type="float" office:value="56" table:style-name="ce32">
            <text:p>56</text:p>
          </table:table-cell>
          <table:table-cell office:value-type="boolean" office:boolean-value="true" table:formula="of:=TRUE()" table:style-name="ce32">
            <text:p>TRUE</text:p>
          </table:table-cell>
          <table:table-cell office:value-type="float" office:value="40.03" table:style-name="ce32">
            <text:p>40,03</text:p>
          </table:table-cell>
          <table:table-cell office:value-type="float" office:value="37.21" table:style-name="ce32">
            <text:p>37,21</text:p>
          </table:table-cell>
          <table:table-cell office:value-type="float" office:value="-2.82" table:style-name="ce32">
            <text:p>-2,82</text:p>
          </table:table-cell>
          <table:table-cell office:value-type="float" office:value="1" table:style-name="ce32">
            <text:p>1</text:p>
          </table:table-cell>
          <table:table-cell office:value-type="float" office:value="28.3880952380952" table:style-name="ce32">
            <text:p>28,38809524</text:p>
          </table:table-cell>
          <table:table-cell office:value-type="float" office:value="8" table:style-name="ce27">
            <text:p>8</text:p>
          </table:table-cell>
          <table:table-cell office:value-type="float" office:value="-6.5142855796679697" table:style-name="ce32">
            <text:p>-6,51428558</text:p>
          </table:table-cell>
          <table:table-cell office:value-type="float" office:value="-6.3466827565585699" table:style-name="ce32">
            <text:p>-6,346682757</text:p>
          </table:table-cell>
          <table:table-cell office:value-type="float" office:value="0.315548449858712" table:style-name="ce32">
            <text:p>0,31554845</text:p>
          </table:table-cell>
          <table:table-cell office:value-type="float" office:value="0.119382813147715" table:style-name="ce32">
            <text:p>0,119382813</text:p>
          </table:table-cell>
          <table:table-cell office:value-type="float" office:value="0.45" table:style-name="ce32">
            <text:p>0,45</text:p>
          </table:table-cell>
          <table:table-cell office:value-type="float" office:value="3.3333333333333299" table:style-name="ce32">
            <text:p>3,333333333</text:p>
          </table:table-cell>
          <table:table-cell office:value-type="float" office:value="0.33333333333333298" table:style-name="ce32">
            <text:p>0,333333333</text:p>
          </table:table-cell>
          <table:table-cell office:value-type="float" office:value="-0.76646697002727404" table:style-name="ce32">
            <text:p>-0,76646697</text:p>
          </table:table-cell>
          <table:table-cell office:value-type="float" office:value="9.08790864937324E-2" table:style-name="ce32">
            <text:p>0,090879086</text:p>
          </table:table-cell>
          <table:table-cell office:value-type="float" office:value="0.84764323758665605" table:style-name="ce32">
            <text:p>0,847643238</text:p>
          </table:table-cell>
          <table:table-cell office:value-type="float" office:value="0.16033694582707" table:style-name="ce32">
            <text:p>0,160336946</text:p>
          </table:table-cell>
          <table:table-cell office:value-type="float" office:value="-2.5086680459283102" table:style-name="ce32">
            <text:p>-2,508668046</text:p>
          </table:table-cell>
          <table:table-cell office:value-type="float" office:value="0.63650436161992596" table:style-name="ce32">
            <text:p>0,636504362</text:p>
          </table:table-cell>
          <table:table-cell office:value-type="float" office:value="1.67957031060435" table:style-name="ce32">
            <text:p>1,679570311</text:p>
          </table:table-cell>
          <table:table-cell office:value-type="float" office:value="1.73550989878294" table:style-name="ce32">
            <text:p>1,735509899</text:p>
          </table:table-cell>
          <table:table-cell office:value-type="float" office:value="-0.61560481870956396" table:style-name="ce32">
            <text:p>-0,615604819</text:p>
          </table:table-cell>
          <table:table-cell office:value-type="float" office:value="-2.4910837548167599" table:style-name="ce32">
            <text:p>-2,491083755</text:p>
          </table:table-cell>
          <table:table-cell office:value-type="float" office:value="-1.62321722488539" table:style-name="ce32">
            <text:p>-1,623217225</text:p>
          </table:table-cell>
          <table:table-cell office:value-type="float" office:value="-8.4774814247426097E-2" table:style-name="ce32">
            <text:p>-0,084774814</text:p>
          </table:table-cell>
          <table:table-cell office:value-type="float" office:value="1.72519253868027" table:style-name="ce32">
            <text:p>1,725192539</text:p>
          </table:table-cell>
          <table:table-cell office:value-type="float" office:value="3782.17333333333" table:style-name="ce32">
            <text:p>3782,173333</text:p>
          </table:table-cell>
          <table:table-cell office:value-type="float" office:value="1.3585664344646899" table:style-name="ce32">
            <text:p>1,358566434</text:p>
          </table:table-cell>
          <table:table-cell office:value-type="float" office:value="0.12938181339594301" table:style-name="ce32">
            <text:p>0,129381813</text:p>
          </table:table-cell>
          <table:table-cell office:value-type="float" office:value="-4.2960531707346101" table:style-name="ce32">
            <text:p>-4,296053171</text:p>
          </table:table-cell>
          <table:table-cell office:value-type="float" office:value="2.6649032630873002" table:style-name="ce32">
            <text:p>2,664903263</text:p>
          </table:table-cell>
          <table:table-cell office:value-type="float" office:value="-9.8141269753580507E-2" table:style-name="ce32">
            <text:p>-0,09814127</text:p>
          </table:table-cell>
          <table:table-cell office:value-type="float" office:value="-5.6433451721168897" table:style-name="ce32">
            <text:p>-5,643345172</text:p>
          </table:table-cell>
          <table:table-cell office:value-type="float" office:value="-0.55331202770744403" table:style-name="ce32">
            <text:p>-0,553312028</text:p>
          </table:table-cell>
          <table:table-cell office:value-type="float" office:value="1.2207380312762" table:style-name="ce32">
            <text:p>1,220738031</text:p>
          </table:table-cell>
          <table:table-cell office:value-type="float" office:value="0.86986195623529405" table:style-name="ce32">
            <text:p>0,869861956</text:p>
          </table:table-cell>
          <table:table-cell office:value-type="float" office:value="-0.90297588628152103" table:style-name="ce32">
            <text:p>-0,902975886</text:p>
          </table:table-cell>
          <table:table-cell office:value-type="float" office:value="-0.16584066964213001" table:style-name="ce32">
            <text:p>-0,16584067</text:p>
          </table:table-cell>
          <table:table-cell office:value-type="boolean" office:boolean-value="false" table:formula="of:=FALSE()" table:style-name="ce32">
            <text:p>FALSE</text:p>
          </table:table-cell>
          <table:table-cell office:value-type="float" office:value="7097.1044444444397" table:style-name="ce12">
            <text:p>7097,104444</text:p>
          </table:table-cell>
          <table:table-cell table:style-name="ce17"/>
          <table:table-cell office:value-type="float" office:value="1788.91282051282" table:style-name="ce14">
            <text:p>1788,912821</text:p>
          </table:table-cell>
          <table:table-cell office:value-type="float" office:value="3782.17333333333" table:style-name="ce32">
            <text:p>3782,173333</text:p>
          </table:table-cell>
          <table:table-cell table:style-name="ce9"/>
          <table:table-cell table:number-columns-repeated="16333" table:style-name="ce32"/>
        </table:table-row>
        <table:table-row table:style-name="ro1">
          <table:table-cell office:value-type="string" table:style-name="ce2">
            <text:p>0007CDAD6B</text:p>
          </table:table-cell>
          <table:table-cell office:value-type="float" office:value="27" table:style-name="ce9">
            <text:p>27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78" table:style-name="ce9">
            <text:p>78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8.63" table:style-name="ce9">
            <text:p>28,63</text:p>
          </table:table-cell>
          <table:table-cell office:value-type="float" office:value="29.17" table:style-name="ce9">
            <text:p>29,17</text:p>
          </table:table-cell>
          <table:table-cell office:value-type="float" office:value="0.54000000000000303" table:style-name="ce9">
            <text:p>0,54</text:p>
          </table:table-cell>
          <table:table-cell office:value-type="float" office:value="6" table:style-name="ce9">
            <text:p>6</text:p>
          </table:table-cell>
          <table:table-cell office:value-type="float" office:value="0.83333333333333404" table:style-name="ce9">
            <text:p>0,833333333</text:p>
          </table:table-cell>
          <table:table-cell office:value-type="float" office:value="10" table:style-name="ce10">
            <text:p>10</text:p>
          </table:table-cell>
          <table:table-cell office:value-type="float" office:value="-14.4416666666667" table:style-name="ce9">
            <text:p>-14,44166667</text:p>
          </table:table-cell>
          <table:table-cell office:value-type="float" office:value="-2.0662655246873598" table:style-name="ce9">
            <text:p>-2,066265525</text:p>
          </table:table-cell>
          <table:table-cell office:value-type="float" office:value="-1.05231793459639" table:style-name="ce9">
            <text:p>-1,052317935</text:p>
          </table:table-cell>
          <table:table-cell office:value-type="float" office:value="-0.72792106857176997" table:style-name="ce9">
            <text:p>-0,727921069</text:p>
          </table:table-cell>
          <table:table-cell office:value-type="float" office:value="0.4" table:style-name="ce9">
            <text:p>0,4</text:p>
          </table:table-cell>
          <table:table-cell office:value-type="float" office:value="1" table:style-name="ce9">
            <text:p>1</text:p>
          </table:table-cell>
          <table:table-cell office:value-type="float" office:value="0.8" table:style-name="ce9">
            <text:p>0,8</text:p>
          </table:table-cell>
          <table:table-cell office:value-type="float" office:value="1.18415210707925" table:style-name="ce9">
            <text:p>1,184152107</text:p>
          </table:table-cell>
          <table:table-cell office:value-type="float" office:value="0.25354078709239503" table:style-name="ce9">
            <text:p>0,253540787</text:p>
          </table:table-cell>
          <table:table-cell office:value-type="float" office:value="0.75039835631194396" table:style-name="ce9">
            <text:p>0,750398356</text:p>
          </table:table-cell>
          <table:table-cell office:value-type="float" office:value="-1.26291735308558" table:style-name="ce9">
            <text:p>-1,262917353</text:p>
          </table:table-cell>
          <table:table-cell office:value-type="float" office:value="6.9655127840830602" table:style-name="ce9">
            <text:p>6,965512784</text:p>
          </table:table-cell>
          <table:table-cell office:value-type="float" office:value="1.1060491767719001" table:style-name="ce9">
            <text:p>1,106049177</text:p>
          </table:table-cell>
          <table:table-cell office:value-type="float" office:value="0.14026810020990199" table:style-name="ce9">
            <text:p>0,1402681</text:p>
          </table:table-cell>
          <table:table-cell office:value-type="float" office:value="-1.2209654500678899" table:style-name="ce9">
            <text:p>-1,22096545</text:p>
          </table:table-cell>
          <table:table-cell office:value-type="float" office:value="0.409405362714856" table:style-name="ce9">
            <text:p>0,409405363</text:p>
          </table:table-cell>
          <table:table-cell office:value-type="float" office:value="0.50609674983014996" table:style-name="ce9">
            <text:p>0,50609675</text:p>
          </table:table-cell>
          <table:table-cell office:value-type="float" office:value="1.78953847355242" table:style-name="ce9">
            <text:p>1,789538474</text:p>
          </table:table-cell>
          <table:table-cell office:value-type="float" office:value="1.2999869723916" table:style-name="ce9">
            <text:p>1,299986972</text:p>
          </table:table-cell>
          <table:table-cell office:value-type="float" office:value="-1.7121074454103899" table:style-name="ce9">
            <text:p>-1,712107445</text:p>
          </table:table-cell>
          <table:table-cell table:style-name="ce11"/>
          <table:table-cell table:number-columns-repeated="11" table:style-name="ce9"/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office:value-type="float" office:value="3598.31794871795" table:style-name="ce14">
            <text:p>3598,317949</text:p>
          </table:table-cell>
          <table:table-cell table:style-name="ce11"/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E0327</text:p>
          </table:table-cell>
          <table:table-cell office:value-type="float" office:value="38" table:style-name="ce9">
            <text:p>38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6" table:style-name="ce9">
            <text:p>6</text:p>
          </table:table-cell>
          <table:table-cell office:value-type="float" office:value="78" table:style-name="ce9">
            <text:p>78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9.83" table:style-name="ce9">
            <text:p>29,83</text:p>
          </table:table-cell>
          <table:table-cell office:value-type="float" office:value="28.94" table:style-name="ce9">
            <text:p>28,94</text:p>
          </table:table-cell>
          <table:table-cell office:value-type="float" office:value="-0.88999999999999702" table:style-name="ce9">
            <text:p>-0,89</text:p>
          </table:table-cell>
          <table:table-cell office:value-type="float" office:value="8" table:style-name="ce9">
            <text:p>8</text:p>
          </table:table-cell>
          <table:table-cell office:value-type="float" office:value="-9.5714285714285694" table:style-name="ce9">
            <text:p>-9,571428571</text:p>
          </table:table-cell>
          <table:table-cell office:value-type="float" office:value="6" table:style-name="ce10">
            <text:p>6</text:p>
          </table:table-cell>
          <table:table-cell office:value-type="float" office:value="-4.8666666666666698" table:style-name="ce9">
            <text:p>-4,866666667</text:p>
          </table:table-cell>
          <table:table-cell office:value-type="float" office:value="-1.7655453662851699" table:style-name="ce9">
            <text:p>-1,765545366</text:p>
          </table:table-cell>
          <table:table-cell office:value-type="float" office:value="-1.6789783208390501" table:style-name="ce9">
            <text:p>-1,678978321</text:p>
          </table:table-cell>
          <table:table-cell office:value-type="float" office:value="-0.42388467050861101" table:style-name="ce9">
            <text:p>-0,423884671</text:p>
          </table:table-cell>
          <table:table-cell office:value-type="float" office:value="0.35" table:style-name="ce9">
            <text:p>0,35</text:p>
          </table:table-cell>
          <table:table-cell office:value-type="float" office:value="0.28571428571428598" table:style-name="ce9">
            <text:p>0,285714286</text:p>
          </table:table-cell>
          <table:table-cell office:value-type="float" office:value="1.4" table:style-name="ce9">
            <text:p>1,4</text:p>
          </table:table-cell>
          <table:table-cell office:value-type="float" office:value="0.14538963403842101" table:style-name="ce9">
            <text:p>0,145389634</text:p>
          </table:table-cell>
          <table:table-cell office:value-type="float" office:value="0.32806143476606697" table:style-name="ce9">
            <text:p>0,328061435</text:p>
          </table:table-cell>
          <table:table-cell office:value-type="float" office:value="4.7540128508039799E-2" table:style-name="ce9">
            <text:p>0,047540129</text:p>
          </table:table-cell>
          <table:table-cell office:value-type="float" office:value="-1.1869890946694099" table:style-name="ce9">
            <text:p>-1,186989095</text:p>
          </table:table-cell>
          <table:table-cell office:value-type="float" office:value="3.5321944997424" table:style-name="ce9">
            <text:p>3,5321945</text:p>
          </table:table-cell>
          <table:table-cell office:value-type="float" office:value="3.2113655046404102" table:style-name="ce9">
            <text:p>3,211365505</text:p>
          </table:table-cell>
          <table:table-cell office:value-type="float" office:value="-1.5746707197026999" table:style-name="ce9">
            <text:p>-1,57467072</text:p>
          </table:table-cell>
          <table:table-cell office:value-type="float" office:value="-1.1204209571850401" table:style-name="ce9">
            <text:p>-1,120420957</text:p>
          </table:table-cell>
          <table:table-cell office:value-type="float" office:value="-2.7744587770382201" table:style-name="ce9">
            <text:p>-2,774458777</text:p>
          </table:table-cell>
          <table:table-cell office:value-type="float" office:value="-0.227144361707982" table:style-name="ce9">
            <text:p>-0,227144362</text:p>
          </table:table-cell>
          <table:table-cell office:value-type="float" office:value="3.10999570459974" table:style-name="ce9">
            <text:p>3,109995705</text:p>
          </table:table-cell>
          <table:table-cell office:value-type="float" office:value="0.13792742073273601" table:style-name="ce9">
            <text:p>0,137927421</text:p>
          </table:table-cell>
          <table:table-cell office:value-type="float" office:value="-0.47866630207004701" table:style-name="ce9">
            <text:p>-0,478666302</text:p>
          </table:table-cell>
          <table:table-cell office:value-type="float" office:value="3009.1" table:style-name="ce11">
            <text:p>3009,1</text:p>
          </table:table-cell>
          <table:table-cell office:value-type="float" office:value="2.1565817103381502" table:style-name="ce9">
            <text:p>2,15658171</text:p>
          </table:table-cell>
          <table:table-cell office:value-type="float" office:value="0.121533911238474" table:style-name="ce9">
            <text:p>0,121533911</text:p>
          </table:table-cell>
          <table:table-cell office:value-type="float" office:value="4.1922219379654599" table:style-name="ce9">
            <text:p>4,192221938</text:p>
          </table:table-cell>
          <table:table-cell office:value-type="float" office:value="-3.2370007482511101" table:style-name="ce9">
            <text:p>-3,237000748</text:p>
          </table:table-cell>
          <table:table-cell office:value-type="float" office:value="-3.91678297261651" table:style-name="ce9">
            <text:p>-3,916782973</text:p>
          </table:table-cell>
          <table:table-cell office:value-type="float" office:value="2.45043596022678" table:style-name="ce9">
            <text:p>2,45043596</text:p>
          </table:table-cell>
          <table:table-cell office:value-type="float" office:value="-2.2343551414894902" table:style-name="ce9">
            <text:p>-2,234355141</text:p>
          </table:table-cell>
          <table:table-cell office:value-type="float" office:value="0.53423554933417305" table:style-name="ce9">
            <text:p>0,534235549</text:p>
          </table:table-cell>
          <table:table-cell office:value-type="float" office:value="1.53168962602234" table:style-name="ce9">
            <text:p>1,531689626</text:p>
          </table:table-cell>
          <table:table-cell office:value-type="float" office:value="-0.17408444475797999" table:style-name="ce9">
            <text:p>-0,174084445</text:p>
          </table:table-cell>
          <table:table-cell office:value-type="float" office:value="1.5466140507313" table:style-name="ce9">
            <text:p>1,546614051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office:value-type="float" office:value="4299.0230769230802" table:style-name="ce14">
            <text:p>4299,023077</text:p>
          </table:table-cell>
          <table:table-cell office:value-type="float" office:value="3009.1" table:style-name="ce11">
            <text:p>3009,1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C91B</text:p>
          </table:table-cell>
          <table:table-cell office:value-type="float" office:value="31" table:style-name="ce9">
            <text:p>31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78" table:style-name="ce9">
            <text:p>78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1.69" table:style-name="ce9">
            <text:p>31,69</text:p>
          </table:table-cell>
          <table:table-cell office:value-type="float" office:value="30.96" table:style-name="ce9">
            <text:p>30,96</text:p>
          </table:table-cell>
          <table:table-cell office:value-type="float" office:value="-0.73" table:style-name="ce9">
            <text:p>-0,73</text:p>
          </table:table-cell>
          <table:table-cell office:value-type="float" office:value="3" table:style-name="ce9">
            <text:p>3</text:p>
          </table:table-cell>
          <table:table-cell office:value-type="float" office:value="8.8000000000000007" table:style-name="ce9">
            <text:p>8,8</text:p>
          </table:table-cell>
          <table:table-cell office:value-type="float" office:value="3" table:style-name="ce10">
            <text:p>3</text:p>
          </table:table-cell>
          <table:table-cell office:value-type="float" office:value="8.9666666666666703" table:style-name="ce9">
            <text:p>8,966666667</text:p>
          </table:table-cell>
          <table:table-cell office:value-type="float" office:value="0.66176771102665699" table:style-name="ce9">
            <text:p>0,661767711</text:p>
          </table:table-cell>
          <table:table-cell office:value-type="float" office:value="-2.1161849488980899" table:style-name="ce9">
            <text:p>-2,116184949</text:p>
          </table:table-cell>
          <table:table-cell office:value-type="float" office:value="-0.18717718739622999" table:style-name="ce9">
            <text:p>-0,187177187</text:p>
          </table:table-cell>
          <table:table-cell office:value-type="float" office:value="0.35" table:style-name="ce9">
            <text:p>0,35</text:p>
          </table:table-cell>
          <table:table-cell office:value-type="float" office:value="3" table:style-name="ce9">
            <text:p>3</text:p>
          </table:table-cell>
          <table:table-cell office:value-type="float" office:value="0.25" table:style-name="ce9">
            <text:p>0,25</text:p>
          </table:table-cell>
          <table:table-cell office:value-type="float" office:value="-0.38487480338464097" table:style-name="ce9">
            <text:p>-0,384874803</text:p>
          </table:table-cell>
          <table:table-cell office:value-type="float" office:value="0.431119011411492" table:style-name="ce9">
            <text:p>0,431119011</text:p>
          </table:table-cell>
          <table:table-cell office:value-type="float" office:value="-2.2129537235449501E-2" table:style-name="ce9">
            <text:p>-0,022129537</text:p>
          </table:table-cell>
          <table:table-cell office:value-type="float" office:value="-1.1618730836937301" table:style-name="ce9">
            <text:p>-1,161873084</text:p>
          </table:table-cell>
          <table:table-cell office:value-type="float" office:value="9.5481177634224093" table:style-name="ce9">
            <text:p>9,548117763</text:p>
          </table:table-cell>
          <table:table-cell office:value-type="float" office:value="-1.1336415876550301" table:style-name="ce9">
            <text:p>-1,133641588</text:p>
          </table:table-cell>
          <table:table-cell office:value-type="float" office:value="7.0468222656410697" table:style-name="ce9">
            <text:p>7,046822266</text:p>
          </table:table-cell>
          <table:table-cell office:value-type="float" office:value="-1.6711824498385399" table:style-name="ce9">
            <text:p>-1,67118245</text:p>
          </table:table-cell>
          <table:table-cell office:value-type="float" office:value="-0.18671132775477001" table:style-name="ce9">
            <text:p>-0,186711328</text:p>
          </table:table-cell>
          <table:table-cell office:value-type="float" office:value="0.78036639009285802" table:style-name="ce9">
            <text:p>0,78036639</text:p>
          </table:table-cell>
          <table:table-cell office:value-type="float" office:value="0.60506747876518896" table:style-name="ce9">
            <text:p>0,605067479</text:p>
          </table:table-cell>
          <table:table-cell office:value-type="float" office:value="-0.38083238738298097" table:style-name="ce9">
            <text:p>-0,380832387</text:p>
          </table:table-cell>
          <table:table-cell office:value-type="float" office:value="-2.3083101222904898" table:style-name="ce9">
            <text:p>-2,308310122</text:p>
          </table:table-cell>
          <table:table-cell office:value-type="float" office:value="9189.1282051282196" table:style-name="ce11">
            <text:p>9189,128205</text:p>
          </table:table-cell>
          <table:table-cell office:value-type="float" office:value="1.6414096732168499" table:style-name="ce9">
            <text:p>1,641409673</text:p>
          </table:table-cell>
          <table:table-cell office:value-type="float" office:value="0.105727225037391" table:style-name="ce9">
            <text:p>0,105727225</text:p>
          </table:table-cell>
          <table:table-cell office:value-type="float" office:value="1.6826013554774699" table:style-name="ce9">
            <text:p>1,682601355</text:p>
          </table:table-cell>
          <table:table-cell office:value-type="float" office:value="0.16855319647425701" table:style-name="ce9">
            <text:p>0,168553196</text:p>
          </table:table-cell>
          <table:table-cell office:value-type="float" office:value="-3.3844324621028101" table:style-name="ce9">
            <text:p>-3,384432462</text:p>
          </table:table-cell>
          <table:table-cell office:value-type="float" office:value="-3.0951868024267202" table:style-name="ce9">
            <text:p>-3,095186802</text:p>
          </table:table-cell>
          <table:table-cell office:value-type="float" office:value="-0.73753649456542003" table:style-name="ce9">
            <text:p>-0,737536495</text:p>
          </table:table-cell>
          <table:table-cell office:value-type="float" office:value="-1.19216283993414" table:style-name="ce9">
            <text:p>-1,19216284</text:p>
          </table:table-cell>
          <table:table-cell office:value-type="float" office:value="-0.95647347906636104" table:style-name="ce9">
            <text:p>-0,956473479</text:p>
          </table:table-cell>
          <table:table-cell office:value-type="float" office:value="0.24706948216852001" table:style-name="ce9">
            <text:p>0,247069482</text:p>
          </table:table-cell>
          <table:table-cell office:value-type="float" office:value="-1.3009329464230401E-2" table:style-name="ce9">
            <text:p>-0,013009329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office:value-type="float" office:value="3005.4666666666699" table:style-name="ce14">
            <text:p>3005,466667</text:p>
          </table:table-cell>
          <table:table-cell office:value-type="float" office:value="9189.1282051282196" table:style-name="ce11">
            <text:p>9189,128205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9">
            <text:p>0007CDDBAF</text:p>
          </table:table-cell>
          <table:table-cell office:value-type="float" office:value="32" table:style-name="ce19">
            <text:p>3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9" table:style-name="ce19">
            <text:p>9</text:p>
          </table:table-cell>
          <table:table-cell office:value-type="float" office:value="61" table:style-name="ce19">
            <text:p>61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2.409999999999997" table:style-name="ce19">
            <text:p>32,41</text:p>
          </table:table-cell>
          <table:table-cell office:value-type="float" office:value="31.72" table:style-name="ce19">
            <text:p>31,72</text:p>
          </table:table-cell>
          <table:table-cell office:value-type="float" office:value="-0.68999999999999795" table:style-name="ce19">
            <text:p>-0,69</text:p>
          </table:table-cell>
          <table:table-cell office:value-type="float" office:value="10" table:style-name="ce19">
            <text:p>10</text:p>
          </table:table-cell>
          <table:table-cell office:value-type="float" office:value="-18.938095238095201" table:style-name="ce19">
            <text:p>-18,93809524</text:p>
          </table:table-cell>
          <table:table-cell office:value-type="float" office:value="1" table:style-name="ce10">
            <text:p>1</text:p>
          </table:table-cell>
          <table:table-cell office:value-type="float" office:value="10.4416666666667" table:style-name="ce19">
            <text:p>10,44166667</text:p>
          </table:table-cell>
          <table:table-cell office:value-type="float" office:value="0.23278572022155999" table:style-name="ce19">
            <text:p>0,23278572</text:p>
          </table:table-cell>
          <table:table-cell office:value-type="float" office:value="-1.6159960769066399" table:style-name="ce19">
            <text:p>-1,615996077</text:p>
          </table:table-cell>
          <table:table-cell office:value-type="float" office:value="0.37695056900825102" table:style-name="ce19">
            <text:p>0,376950569</text:p>
          </table:table-cell>
          <table:table-cell office:value-type="float" office:value="0.5" table:style-name="ce19">
            <text:p>0,5</text:p>
          </table:table-cell>
          <table:table-cell office:value-type="float" office:value="0.4" table:style-name="ce19">
            <text:p>0,4</text:p>
          </table:table-cell>
          <table:table-cell office:value-type="float" office:value="0.90909090909090895" table:style-name="ce19">
            <text:p>0,909090909</text:p>
          </table:table-cell>
          <table:table-cell office:value-type="float" office:value="-1.05632109356589" table:style-name="ce19">
            <text:p>-1,056321094</text:p>
          </table:table-cell>
          <table:table-cell office:value-type="float" office:value="0.92494158611758104" table:style-name="ce19">
            <text:p>0,924941586</text:p>
          </table:table-cell>
          <table:table-cell office:value-type="float" office:value="-2.0323660946031201" table:style-name="ce19">
            <text:p>-2,032366095</text:p>
          </table:table-cell>
          <table:table-cell office:value-type="float" office:value="-5.4337464181153199E-3" table:style-name="ce19">
            <text:p>-0,005433746</text:p>
          </table:table-cell>
          <table:table-cell office:value-type="float" office:value="1.7841262355497101" table:style-name="ce19">
            <text:p>1,784126236</text:p>
          </table:table-cell>
          <table:table-cell office:value-type="float" office:value="0.96775610336201401" table:style-name="ce19">
            <text:p>0,967756103</text:p>
          </table:table-cell>
          <table:table-cell office:value-type="float" office:value="-0.674711603376139" table:style-name="ce19">
            <text:p>-0,674711603</text:p>
          </table:table-cell>
          <table:table-cell office:value-type="float" office:value="1.7313850653295999" table:style-name="ce19">
            <text:p>1,731385065</text:p>
          </table:table-cell>
          <table:table-cell office:value-type="float" office:value="1.01184579970738" table:style-name="ce19">
            <text:p>1,0118458</text:p>
          </table:table-cell>
          <table:table-cell office:value-type="float" office:value="-0.93996607883773398" table:style-name="ce19">
            <text:p>-0,939966079</text:p>
          </table:table-cell>
          <table:table-cell office:value-type="float" office:value="-0.32214486166627498" table:style-name="ce19">
            <text:p>-0,322144862</text:p>
          </table:table-cell>
          <table:table-cell office:value-type="float" office:value="-1.2390614100780899" table:style-name="ce19">
            <text:p>-1,23906141</text:p>
          </table:table-cell>
          <table:table-cell office:value-type="float" office:value="3.69507516879646" table:style-name="ce19">
            <text:p>3,695075169</text:p>
          </table:table-cell>
          <table:table-cell office:value-type="float" office:value="13468.974358974399" table:style-name="ce11">
            <text:p>13468,97436</text:p>
          </table:table-cell>
          <table:table-cell office:value-type="float" office:value="1.88483129058831" table:style-name="ce19">
            <text:p>1,884831291</text:p>
          </table:table-cell>
          <table:table-cell office:value-type="float" office:value="0.11312665384835099" table:style-name="ce19">
            <text:p>0,113126654</text:p>
          </table:table-cell>
          <table:table-cell office:value-type="float" office:value="5.5563192617895201" table:style-name="ce19">
            <text:p>5,556319262</text:p>
          </table:table-cell>
          <table:table-cell office:value-type="float" office:value="-0.82358227036619003" table:style-name="ce19">
            <text:p>-0,82358227</text:p>
          </table:table-cell>
          <table:table-cell office:value-type="float" office:value="-2.8953706662020999" table:style-name="ce19">
            <text:p>-2,895370666</text:p>
          </table:table-cell>
          <table:table-cell office:value-type="float" office:value="0.954651130101422" table:style-name="ce19">
            <text:p>0,95465113</text:p>
          </table:table-cell>
          <table:table-cell office:value-type="float" office:value="-0.80167234787234898" table:style-name="ce19">
            <text:p>-0,801672348</text:p>
          </table:table-cell>
          <table:table-cell office:value-type="float" office:value="0.22941200414797899" table:style-name="ce19">
            <text:p>0,229412004</text:p>
          </table:table-cell>
          <table:table-cell office:value-type="float" office:value="0.14415884221224701" table:style-name="ce19">
            <text:p>0,144158842</text:p>
          </table:table-cell>
          <table:table-cell office:value-type="float" office:value="0.33358910655988799" table:style-name="ce19">
            <text:p>0,333589107</text:p>
          </table:table-cell>
          <table:table-cell office:value-type="float" office:value="8.8784267310655404E-2" table:style-name="ce19">
            <text:p>0,088784267</text:p>
          </table:table-cell>
          <table:table-cell office:value-type="boolean" office:boolean-value="true" table:formula="of:=TRUE()" table:style-name="ce19">
            <text:p>TRUE</text:p>
          </table:table-cell>
          <table:table-cell table:style-name="ce12"/>
          <table:table-cell table:style-name="ce13"/>
          <table:table-cell office:value-type="float" office:value="1551.25238095238" table:style-name="ce14">
            <text:p>1551,252381</text:p>
          </table:table-cell>
          <table:table-cell office:value-type="float" office:value="13468.974358974399" table:style-name="ce11">
            <text:p>13468,97436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9">
            <text:p>0007CD86B3</text:p>
          </table:table-cell>
          <table:table-cell office:value-type="float" office:value="26" table:style-name="ce19">
            <text:p>26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78" table:style-name="ce19">
            <text:p>78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2.71" table:style-name="ce19">
            <text:p>32,71</text:p>
          </table:table-cell>
          <table:table-cell office:value-type="float" office:value="32.56" table:style-name="ce19">
            <text:p>32,56</text:p>
          </table:table-cell>
          <table:table-cell office:value-type="float" office:value="-0.149999999999999" table:style-name="ce19">
            <text:p>-0,15</text:p>
          </table:table-cell>
          <table:table-cell office:value-type="float" office:value="2" table:style-name="ce19">
            <text:p>2</text:p>
          </table:table-cell>
          <table:table-cell office:value-type="float" office:value="8.9547619047619005" table:style-name="ce19">
            <text:p>8,954761905</text:p>
          </table:table-cell>
          <table:table-cell office:value-type="float" office:value="2" table:style-name="ce10">
            <text:p>2</text:p>
          </table:table-cell>
          <table:table-cell office:value-type="float" office:value="9.5916666666666703" table:style-name="ce19">
            <text:p>9,591666667</text:p>
          </table:table-cell>
          <table:table-cell office:value-type="float" office:value="1.79810993962887" table:style-name="ce19">
            <text:p>1,79810994</text:p>
          </table:table-cell>
          <table:table-cell office:value-type="float" office:value="-1.4600362817519901" table:style-name="ce19">
            <text:p>-1,460036282</text:p>
          </table:table-cell>
          <table:table-cell office:value-type="float" office:value="3.8179993526897098E-2" table:style-name="ce19">
            <text:p>0,038179994</text:p>
          </table:table-cell>
          <table:table-cell office:value-type="float" office:value="0.45" table:style-name="ce19">
            <text:p>0,45</text:p>
          </table:table-cell>
          <table:table-cell office:value-type="float" office:value="2.5" table:style-name="ce19">
            <text:p>2,5</text:p>
          </table:table-cell>
          <table:table-cell office:value-type="float" office:value="0.5" table:style-name="ce19">
            <text:p>0,5</text:p>
          </table:table-cell>
          <table:table-cell office:value-type="float" office:value="-0.44585504122410102" table:style-name="ce19">
            <text:p>-0,445855041</text:p>
          </table:table-cell>
          <table:table-cell office:value-type="float" office:value="0.37617069257925501" table:style-name="ce19">
            <text:p>0,376170693</text:p>
          </table:table-cell>
          <table:table-cell office:value-type="float" office:value="-1.87192148394338" table:style-name="ce19">
            <text:p>-1,871921484</text:p>
          </table:table-cell>
          <table:table-cell office:value-type="float" office:value="-9.6730186868708191E-3" table:style-name="ce19">
            <text:p>-0,009673019</text:p>
          </table:table-cell>
          <table:table-cell office:value-type="float" office:value="0.55969670795592497" table:style-name="ce19">
            <text:p>0,559696708</text:p>
          </table:table-cell>
          <table:table-cell office:value-type="float" office:value="1.6391159931000701" table:style-name="ce19">
            <text:p>1,639115993</text:p>
          </table:table-cell>
          <table:table-cell office:value-type="float" office:value="-0.18982377782840901" table:style-name="ce19">
            <text:p>-0,189823778</text:p>
          </table:table-cell>
          <table:table-cell office:value-type="float" office:value="2.4499327202113101" table:style-name="ce19">
            <text:p>2,44993272</text:p>
          </table:table-cell>
          <table:table-cell office:value-type="float" office:value="-4.4200526213626397" table:style-name="ce19">
            <text:p>-4,420052621</text:p>
          </table:table-cell>
          <table:table-cell office:value-type="float" office:value="-1.3042305992180701" table:style-name="ce19">
            <text:p>-1,304230599</text:p>
          </table:table-cell>
          <table:table-cell office:value-type="float" office:value="-0.93014449068947203" table:style-name="ce19">
            <text:p>-0,930144491</text:p>
          </table:table-cell>
          <table:table-cell office:value-type="float" office:value="0.74364397651178504" table:style-name="ce19">
            <text:p>0,743643977</text:p>
          </table:table-cell>
          <table:table-cell office:value-type="float" office:value="0.25214646030579702" table:style-name="ce19">
            <text:p>0,25214646</text:p>
          </table:table-cell>
          <table:table-cell office:value-type="float" office:value="11803.2717948718" table:style-name="ce11">
            <text:p>11803,27179</text:p>
          </table:table-cell>
          <table:table-cell office:value-type="float" office:value="1.3804769538702799" table:style-name="ce19">
            <text:p>1,380476954</text:p>
          </table:table-cell>
          <table:table-cell office:value-type="float" office:value="0.15494552140692799" table:style-name="ce19">
            <text:p>0,154945521</text:p>
          </table:table-cell>
          <table:table-cell office:value-type="float" office:value="5.4961355340391904" table:style-name="ce19">
            <text:p>5,496135534</text:p>
          </table:table-cell>
          <table:table-cell office:value-type="float" office:value="2.8667390597057301" table:style-name="ce19">
            <text:p>2,86673906</text:p>
          </table:table-cell>
          <table:table-cell office:value-type="float" office:value="-2.04781232844089" table:style-name="ce19">
            <text:p>-2,047812328</text:p>
          </table:table-cell>
          <table:table-cell office:value-type="float" office:value="-1.42117511307602" table:style-name="ce19">
            <text:p>-1,421175113</text:p>
          </table:table-cell>
          <table:table-cell office:value-type="float" office:value="-8.6707237826158301E-2" table:style-name="ce19">
            <text:p>-0,086707238</text:p>
          </table:table-cell>
          <table:table-cell office:value-type="float" office:value="-0.350162277564666" table:style-name="ce19">
            <text:p>-0,350162278</text:p>
          </table:table-cell>
          <table:table-cell office:value-type="float" office:value="-1.32703405575304" table:style-name="ce19">
            <text:p>-1,327034056</text:p>
          </table:table-cell>
          <table:table-cell office:value-type="float" office:value="0.72991912513971002" table:style-name="ce19">
            <text:p>0,729919125</text:p>
          </table:table-cell>
          <table:table-cell office:value-type="float" office:value="-0.47635450245024202" table:style-name="ce19">
            <text:p>-0,476354502</text:p>
          </table:table-cell>
          <table:table-cell office:value-type="boolean" office:boolean-value="true" table:formula="of:=TRUE()" table:style-name="ce19">
            <text:p>TRUE</text:p>
          </table:table-cell>
          <table:table-cell table:style-name="ce12"/>
          <table:table-cell table:style-name="ce13"/>
          <table:table-cell office:value-type="float" office:value="12572.833333333299" table:style-name="ce14">
            <text:p>12572,83333</text:p>
          </table:table-cell>
          <table:table-cell office:value-type="float" office:value="11803.2717948718" table:style-name="ce11">
            <text:p>11803,27179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33">
            <text:p>0007CD7FB2</text:p>
          </table:table-cell>
          <table:table-cell office:value-type="float" office:value="24" table:style-name="ce34">
            <text:p>24</text:p>
          </table:table-cell>
          <table:table-cell office:value-type="float" office:value="3" table:style-name="ce34">
            <text:p>3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float" office:value="63" table:style-name="ce34">
            <text:p>63</text:p>
          </table:table-cell>
          <table:table-cell office:value-type="boolean" office:boolean-value="true" table:formula="of:=TRUE()" table:style-name="ce34">
            <text:p>TRUE</text:p>
          </table:table-cell>
          <table:table-cell office:value-type="float" office:value="34.07" table:style-name="ce34">
            <text:p>34,07</text:p>
          </table:table-cell>
          <table:table-cell office:value-type="float" office:value="33.520000000000003" table:style-name="ce34">
            <text:p>33,52</text:p>
          </table:table-cell>
          <table:table-cell office:value-type="float" office:value="-0.54999999999999705" table:style-name="ce34">
            <text:p>-0,55</text:p>
          </table:table-cell>
          <table:table-cell office:value-type="float" office:value="7" table:style-name="ce34">
            <text:p>7</text:p>
          </table:table-cell>
          <table:table-cell office:value-type="float" office:value="-1.9166666666666701" table:style-name="ce34">
            <text:p>-1,916666667</text:p>
          </table:table-cell>
          <table:table-cell office:value-type="float" office:value="8" table:style-name="ce10">
            <text:p>8</text:p>
          </table:table-cell>
          <table:table-cell office:value-type="float" office:value="-7.2583333333333302" table:style-name="ce34">
            <text:p>-7,258333333</text:p>
          </table:table-cell>
          <table:table-cell office:value-type="float" office:value="-6.5195405995088196" table:style-name="ce34">
            <text:p>-6,5195406</text:p>
          </table:table-cell>
          <table:table-cell office:value-type="float" office:value="-0.16331644195624301" table:style-name="ce34">
            <text:p>-0,163316442</text:p>
          </table:table-cell>
          <table:table-cell office:value-type="float" office:value="-0.232176862402692" table:style-name="ce34">
            <text:p>-0,232176862</text:p>
          </table:table-cell>
          <table:table-cell office:value-type="float" office:value="0.6" table:style-name="ce34">
            <text:p>0,6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0.553603065866071" table:style-name="ce34">
            <text:p>0,553603066</text:p>
          </table:table-cell>
          <table:table-cell office:value-type="float" office:value="0.78908888396708998" table:style-name="ce34">
            <text:p>0,789088884</text:p>
          </table:table-cell>
          <table:table-cell office:value-type="float" office:value="-1.1623495771047601" table:style-name="ce34">
            <text:p>-1,162349577</text:p>
          </table:table-cell>
          <table:table-cell office:value-type="float" office:value="0.182821417914248" table:style-name="ce34">
            <text:p>0,182821418</text:p>
          </table:table-cell>
          <table:table-cell office:value-type="float" office:value="-0.41565064948654701" table:style-name="ce34">
            <text:p>-0,415650649</text:p>
          </table:table-cell>
          <table:table-cell office:value-type="float" office:value="4.1273883758361798" table:style-name="ce34">
            <text:p>4,127388376</text:p>
          </table:table-cell>
          <table:table-cell office:value-type="float" office:value="0.67386400835473004" table:style-name="ce34">
            <text:p>0,673864008</text:p>
          </table:table-cell>
          <table:table-cell office:value-type="float" office:value="0.58897257925527802" table:style-name="ce34">
            <text:p>0,588972579</text:p>
          </table:table-cell>
          <table:table-cell office:value-type="float" office:value="-2.5328068355496698" table:style-name="ce34">
            <text:p>-2,532806836</text:p>
          </table:table-cell>
          <table:table-cell office:value-type="float" office:value="-0.106528923144077" table:style-name="ce34">
            <text:p>-0,106528923</text:p>
          </table:table-cell>
          <table:table-cell office:value-type="float" office:value="0.23591156409716099" table:style-name="ce34">
            <text:p>0,235911564</text:p>
          </table:table-cell>
          <table:table-cell office:value-type="float" office:value="-0.66477855906088501" table:style-name="ce34">
            <text:p>-0,664778559</text:p>
          </table:table-cell>
          <table:table-cell office:value-type="float" office:value="1.952024049964" table:style-name="ce34">
            <text:p>1,95202405</text:p>
          </table:table-cell>
          <table:table-cell table:number-columns-repeated="12" table:style-name="ce34"/>
          <table:table-cell office:value-type="boolean" office:boolean-value="false" table:formula="of:=FALSE()" table:style-name="ce34">
            <text:p>FALSE</text:p>
          </table:table-cell>
          <table:table-cell table:style-name="ce12"/>
          <table:table-cell table:style-name="ce13"/>
          <table:table-cell office:value-type="float" office:value="5581.48809523809" table:style-name="ce14">
            <text:p>5581,488095</text:p>
          </table:table-cell>
          <table:table-cell table:style-name="ce34"/>
          <table:table-cell table:style-name="ce9"/>
          <table:table-cell table:number-columns-repeated="16333" table:style-name="ce34"/>
        </table:table-row>
        <table:table-row table:style-name="ro1">
          <table:table-cell office:value-type="string" table:style-name="ce33">
            <text:p>0007CDC395</text:p>
          </table:table-cell>
          <table:table-cell office:value-type="float" office:value="29" table:style-name="ce34">
            <text:p>29</text:p>
          </table:table-cell>
          <table:table-cell office:value-type="float" office:value="3" table:style-name="ce34">
            <text:p>3</text:p>
          </table:table-cell>
          <table:table-cell office:value-type="float" office:value="1" table:style-name="ce34">
            <text:p>1</text:p>
          </table:table-cell>
          <table:table-cell office:value-type="float" office:value="5" table:style-name="ce34">
            <text:p>5</text:p>
          </table:table-cell>
          <table:table-cell office:value-type="float" office:value="63" table:style-name="ce34">
            <text:p>63</text:p>
          </table:table-cell>
          <table:table-cell office:value-type="boolean" office:boolean-value="true" table:formula="of:=TRUE()" table:style-name="ce34">
            <text:p>TRUE</text:p>
          </table:table-cell>
          <table:table-cell office:value-type="float" office:value="34.19" table:style-name="ce34">
            <text:p>34,19</text:p>
          </table:table-cell>
          <table:table-cell office:value-type="float" office:value="32.36" table:style-name="ce34">
            <text:p>32,36</text:p>
          </table:table-cell>
          <table:table-cell office:value-type="float" office:value="-1.83" table:style-name="ce34">
            <text:p>-1,83</text:p>
          </table:table-cell>
          <table:table-cell office:value-type="float" office:value="5" table:style-name="ce34">
            <text:p>5</text:p>
          </table:table-cell>
          <table:table-cell office:value-type="float" office:value="3.1071428571428599" table:style-name="ce34">
            <text:p>3,107142857</text:p>
          </table:table-cell>
          <table:table-cell office:value-type="float" office:value="9" table:style-name="ce10">
            <text:p>9</text:p>
          </table:table-cell>
          <table:table-cell office:value-type="float" office:value="-10.625" table:style-name="ce34">
            <text:p>-10,625</text:p>
          </table:table-cell>
          <table:table-cell office:value-type="float" office:value="-6.21445410245276" table:style-name="ce34">
            <text:p>-6,214454102</text:p>
          </table:table-cell>
          <table:table-cell office:value-type="float" office:value="0.36855946870482598" table:style-name="ce34">
            <text:p>0,368559469</text:p>
          </table:table-cell>
          <table:table-cell office:value-type="float" office:value="-0.245342003595859" table:style-name="ce34">
            <text:p>-0,245342004</text:p>
          </table:table-cell>
          <table:table-cell office:value-type="float" office:value="0.45" table:style-name="ce34">
            <text:p>0,45</text:p>
          </table:table-cell>
          <table:table-cell office:value-type="float" office:value="0.77777777777777801" table:style-name="ce34">
            <text:p>0,777777778</text:p>
          </table:table-cell>
          <table:table-cell office:value-type="float" office:value="0.9" table:style-name="ce34">
            <text:p>0,9</text:p>
          </table:table-cell>
          <table:table-cell office:value-type="float" office:value="0.120351197667315" table:style-name="ce34">
            <text:p>0,120351198</text:p>
          </table:table-cell>
          <table:table-cell office:value-type="float" office:value="0.39294315006664299" table:style-name="ce34">
            <text:p>0,39294315</text:p>
          </table:table-cell>
          <table:table-cell office:value-type="float" office:value="-2.53063481343237" table:style-name="ce34">
            <text:p>-2,530634813</text:p>
          </table:table-cell>
          <table:table-cell office:value-type="float" office:value="-0.70697123925164296" table:style-name="ce34">
            <text:p>-0,706971239</text:p>
          </table:table-cell>
          <table:table-cell office:value-type="float" office:value="4.2806064871173799" table:style-name="ce34">
            <text:p>4,280606487</text:p>
          </table:table-cell>
          <table:table-cell office:value-type="float" office:value="2.3224579836680599" table:style-name="ce34">
            <text:p>2,322457984</text:p>
          </table:table-cell>
          <table:table-cell office:value-type="float" office:value="-0.99147814160014802" table:style-name="ce34">
            <text:p>-0,991478142</text:p>
          </table:table-cell>
          <table:table-cell office:value-type="float" office:value="-0.55872057250808604" table:style-name="ce34">
            <text:p>-0,558720573</text:p>
          </table:table-cell>
          <table:table-cell office:value-type="float" office:value="0.56807508294403397" table:style-name="ce34">
            <text:p>0,568075083</text:p>
          </table:table-cell>
          <table:table-cell office:value-type="float" office:value="-0.89264090166397703" table:style-name="ce34">
            <text:p>-0,892640902</text:p>
          </table:table-cell>
          <table:table-cell office:value-type="float" office:value="1.5297409111345299" table:style-name="ce34">
            <text:p>1,529740911</text:p>
          </table:table-cell>
          <table:table-cell office:value-type="float" office:value="-0.74263132579300895" table:style-name="ce34">
            <text:p>-0,742631326</text:p>
          </table:table-cell>
          <table:table-cell office:value-type="float" office:value="1.69582738076944" table:style-name="ce34">
            <text:p>1,695827381</text:p>
          </table:table-cell>
          <table:table-cell office:value-type="float" office:value="5224.6564102564098" table:style-name="ce34">
            <text:p>5224,65641</text:p>
          </table:table-cell>
          <table:table-cell office:value-type="float" office:value="2.1870971113396802" table:style-name="ce34">
            <text:p>2,187097111</text:p>
          </table:table-cell>
          <table:table-cell office:value-type="float" office:value="0.119327194132751" table:style-name="ce34">
            <text:p>0,119327194</text:p>
          </table:table-cell>
          <table:table-cell office:value-type="float" office:value="4.3426460150725799" table:style-name="ce34">
            <text:p>4,342646015</text:p>
          </table:table-cell>
          <table:table-cell office:value-type="float" office:value="-2.3523023265446801" table:style-name="ce34">
            <text:p>-2,352302327</text:p>
          </table:table-cell>
          <table:table-cell office:value-type="float" office:value="-2.2053705877834102" table:style-name="ce34">
            <text:p>-2,205370588</text:p>
          </table:table-cell>
          <table:table-cell office:value-type="float" office:value="-0.61576538571083905" table:style-name="ce34">
            <text:p>-0,615765386</text:p>
          </table:table-cell>
          <table:table-cell office:value-type="float" office:value="-0.42438151701314603" table:style-name="ce34">
            <text:p>-0,424381517</text:p>
          </table:table-cell>
          <table:table-cell office:value-type="float" office:value="-1.5366809349092101" table:style-name="ce34">
            <text:p>-1,536680935</text:p>
          </table:table-cell>
          <table:table-cell office:value-type="float" office:value="0.65875324457106998" table:style-name="ce34">
            <text:p>0,658753245</text:p>
          </table:table-cell>
          <table:table-cell office:value-type="float" office:value="-0.95545721811435302" table:style-name="ce34">
            <text:p>-0,955457218</text:p>
          </table:table-cell>
          <table:table-cell office:value-type="float" office:value="-0.85408735988100803" table:style-name="ce34">
            <text:p>-0,85408736</text:p>
          </table:table-cell>
          <table:table-cell office:value-type="boolean" office:boolean-value="false" table:formula="of:=FALSE()" table:style-name="ce34">
            <text:p>FALSE</text:p>
          </table:table-cell>
          <table:table-cell table:style-name="ce12"/>
          <table:table-cell table:style-name="ce13"/>
          <table:table-cell office:value-type="float" office:value="4744.2023809523798" table:style-name="ce14">
            <text:p>4744,202381</text:p>
          </table:table-cell>
          <table:table-cell office:value-type="float" office:value="5224.6564102564098" table:style-name="ce34">
            <text:p>5224,65641</text:p>
          </table:table-cell>
          <table:table-cell table:style-name="ce9"/>
          <table:table-cell table:number-columns-repeated="16333" table:style-name="ce34"/>
        </table:table-row>
        <table:table-row table:style-name="ro1">
          <table:table-cell office:value-type="string" table:style-name="ce2">
            <text:p>0007CB0942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59" table:style-name="ce9">
            <text:p>59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4.47" table:style-name="ce9">
            <text:p>34,47</text:p>
          </table:table-cell>
          <table:table-cell office:value-type="float" office:value="36.17" table:style-name="ce9">
            <text:p>36,17</text:p>
          </table:table-cell>
          <table:table-cell office:value-type="float" office:value="1.7" table:style-name="ce9">
            <text:p>1,7</text:p>
          </table:table-cell>
          <table:table-cell office:value-type="float" office:value="9" table:style-name="ce9">
            <text:p>9</text:p>
          </table:table-cell>
          <table:table-cell office:value-type="float" office:value="-14.1761904761905" table:style-name="ce9">
            <text:p>-14,17619048</text:p>
          </table:table-cell>
          <table:table-cell office:value-type="float" office:value="7" table:style-name="ce10">
            <text:p>7</text:p>
          </table:table-cell>
          <table:table-cell office:value-type="float" office:value="-5.5916666666666703" table:style-name="ce9">
            <text:p>-5,591666667</text:p>
          </table:table-cell>
          <table:table-cell office:value-type="float" office:value="-3.0019534617705199" table:style-name="ce9">
            <text:p>-3,001953462</text:p>
          </table:table-cell>
          <table:table-cell office:value-type="float" office:value="-1.5089719567728099" table:style-name="ce9">
            <text:p>-1,508971957</text:p>
          </table:table-cell>
          <table:table-cell office:value-type="float" office:value="-1.1484319905878" table:style-name="ce9">
            <text:p>-1,148431991</text:p>
          </table:table-cell>
          <table:table-cell office:value-type="float" office:value="0.45" table:style-name="ce9">
            <text:p>0,45</text:p>
          </table:table-cell>
          <table:table-cell office:value-type="float" office:value="0.90909090909090895" table:style-name="ce9">
            <text:p>0,909090909</text:p>
          </table:table-cell>
          <table:table-cell office:value-type="float" office:value="0.81818181818181801" table:style-name="ce9">
            <text:p>0,818181818</text:p>
          </table:table-cell>
          <table:table-cell office:value-type="float" office:value="1.91217925922076" table:style-name="ce9">
            <text:p>1,912179259</text:p>
          </table:table-cell>
          <table:table-cell office:value-type="float" office:value="0.54972898308241502" table:style-name="ce9">
            <text:p>0,549728983</text:p>
          </table:table-cell>
          <table:table-cell office:value-type="float" office:value="0.56512299060592197" table:style-name="ce9">
            <text:p>0,565122991</text:p>
          </table:table-cell>
          <table:table-cell office:value-type="float" office:value="-1.314580262232" table:style-name="ce9">
            <text:p>-1,314580262</text:p>
          </table:table-cell>
          <table:table-cell office:value-type="float" office:value="-0.88546637366342595" table:style-name="ce9">
            <text:p>-0,885466374</text:p>
          </table:table-cell>
          <table:table-cell office:value-type="float" office:value="0.110028848819647" table:style-name="ce9">
            <text:p>0,110028849</text:p>
          </table:table-cell>
          <table:table-cell office:value-type="float" office:value="-0.45763485926372499" table:style-name="ce9">
            <text:p>-0,457634859</text:p>
          </table:table-cell>
          <table:table-cell office:value-type="float" office:value="-7.0847581747914098E-2" table:style-name="ce9">
            <text:p>-0,070847582</text:p>
          </table:table-cell>
          <table:table-cell office:value-type="float" office:value="-1.4217905676736701E-2" table:style-name="ce9">
            <text:p>-0,014217906</text:p>
          </table:table-cell>
          <table:table-cell office:value-type="float" office:value="-0.31070712082712199" table:style-name="ce9">
            <text:p>-0,310707121</text:p>
          </table:table-cell>
          <table:table-cell office:value-type="float" office:value="0.602792247180579" table:style-name="ce9">
            <text:p>0,602792247</text:p>
          </table:table-cell>
          <table:table-cell office:value-type="float" office:value="-0.60185365149860803" table:style-name="ce9">
            <text:p>-0,601853651</text:p>
          </table:table-cell>
          <table:table-cell office:value-type="float" office:value="0.39062701939998101" table:style-name="ce9">
            <text:p>0,390627019</text:p>
          </table:table-cell>
          <table:table-cell office:value-type="float" office:value="2623.5846153846101" table:style-name="ce11">
            <text:p>2623,584615</text:p>
          </table:table-cell>
          <table:table-cell office:value-type="float" office:value="1.64732692225559" table:style-name="ce9">
            <text:p>1,647326922</text:p>
          </table:table-cell>
          <table:table-cell office:value-type="float" office:value="5.89309205060995E-2" table:style-name="ce9">
            <text:p>0,058930921</text:p>
          </table:table-cell>
          <table:table-cell office:value-type="float" office:value="-12.5701663619718" table:style-name="ce9">
            <text:p>-12,57016636</text:p>
          </table:table-cell>
          <table:table-cell office:value-type="float" office:value="-0.37267628423676702" table:style-name="ce9">
            <text:p>-0,372676284</text:p>
          </table:table-cell>
          <table:table-cell office:value-type="float" office:value="2.9390939132086902" table:style-name="ce9">
            <text:p>2,939093913</text:p>
          </table:table-cell>
          <table:table-cell office:value-type="float" office:value="-0.27009208937996998" table:style-name="ce9">
            <text:p>-0,270092089</text:p>
          </table:table-cell>
          <table:table-cell office:value-type="float" office:value="-3.66748133166625" table:style-name="ce9">
            <text:p>-3,667481332</text:p>
          </table:table-cell>
          <table:table-cell office:value-type="float" office:value="-1.43428273616404" table:style-name="ce9">
            <text:p>-1,434282736</text:p>
          </table:table-cell>
          <table:table-cell office:value-type="float" office:value="-2.0652306343414" table:style-name="ce9">
            <text:p>-2,065230634</text:p>
          </table:table-cell>
          <table:table-cell office:value-type="float" office:value="-1.8378947290573899" table:style-name="ce9">
            <text:p>-1,837894729</text:p>
          </table:table-cell>
          <table:table-cell office:value-type="float" office:value="-0.38047516046763702" table:style-name="ce9">
            <text:p>-0,38047516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office:value-type="float" office:value="5214.50238095238" table:style-name="ce14">
            <text:p>5214,502381</text:p>
          </table:table-cell>
          <table:table-cell office:value-type="float" office:value="2623.5846153846101" table:style-name="ce11">
            <text:p>2623,584615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38E5</text:p>
          </table:table-cell>
          <table:table-cell office:value-type="float" office:value="18" table:style-name="ce9">
            <text:p>18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59" table:style-name="ce9">
            <text:p>59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5.51" table:style-name="ce9">
            <text:p>35,51</text:p>
          </table:table-cell>
          <table:table-cell office:value-type="float" office:value="33.64" table:style-name="ce9">
            <text:p>33,64</text:p>
          </table:table-cell>
          <table:table-cell office:value-type="float" office:value="-1.87" table:style-name="ce9">
            <text:p>-1,87</text:p>
          </table:table-cell>
          <table:table-cell office:value-type="float" office:value="4" table:style-name="ce9">
            <text:p>4</text:p>
          </table:table-cell>
          <table:table-cell office:value-type="float" office:value="5.4904761904761896" table:style-name="ce9">
            <text:p>5,49047619</text:p>
          </table:table-cell>
          <table:table-cell office:value-type="float" office:value="5" table:style-name="ce10">
            <text:p>5</text:p>
          </table:table-cell>
          <table:table-cell office:value-type="float" office:value="6.7" table:style-name="ce9">
            <text:p>6,7</text:p>
          </table:table-cell>
          <table:table-cell office:value-type="float" office:value="2.57229000848502" table:style-name="ce9">
            <text:p>2,572290008</text:p>
          </table:table-cell>
          <table:table-cell office:value-type="float" office:value="-3.0134684755211598" table:style-name="ce9">
            <text:p>-3,013468476</text:p>
          </table:table-cell>
          <table:table-cell office:value-type="float" office:value="0.17819249440520499" table:style-name="ce9">
            <text:p>0,178192494</text:p>
          </table:table-cell>
          <table:table-cell office:value-type="float" office:value="0.35" table:style-name="ce9">
            <text:p>0,35</text:p>
          </table:table-cell>
          <table:table-cell office:value-type="float" office:value="0.5" table:style-name="ce9">
            <text:p>0,5</text:p>
          </table:table-cell>
          <table:table-cell office:value-type="float" office:value="0.75" table:style-name="ce9">
            <text:p>0,75</text:p>
          </table:table-cell>
          <table:table-cell office:value-type="float" office:value="-1.0579409787879399" table:style-name="ce9">
            <text:p>-1,057940979</text:p>
          </table:table-cell>
          <table:table-cell office:value-type="float" office:value="0.18688206488996001" table:style-name="ce9">
            <text:p>0,186882065</text:p>
          </table:table-cell>
          <table:table-cell office:value-type="float" office:value="-0.64753127221829698" table:style-name="ce9">
            <text:p>-0,647531272</text:p>
          </table:table-cell>
          <table:table-cell office:value-type="float" office:value="-0.27118790767436501" table:style-name="ce9">
            <text:p>-0,271187908</text:p>
          </table:table-cell>
          <table:table-cell office:value-type="float" office:value="0.23966645822222901" table:style-name="ce9">
            <text:p>0,239666458</text:p>
          </table:table-cell>
          <table:table-cell office:value-type="float" office:value="0.687231971153483" table:style-name="ce9">
            <text:p>0,687231971</text:p>
          </table:table-cell>
          <table:table-cell office:value-type="float" office:value="0.28382934072252702" table:style-name="ce9">
            <text:p>0,283829341</text:p>
          </table:table-cell>
          <table:table-cell office:value-type="float" office:value="3.0645009568800199" table:style-name="ce9">
            <text:p>3,064500957</text:p>
          </table:table-cell>
          <table:table-cell office:value-type="float" office:value="0.18410576692879499" table:style-name="ce9">
            <text:p>0,184105767</text:p>
          </table:table-cell>
          <table:table-cell office:value-type="float" office:value="-0.46745316481841298" table:style-name="ce9">
            <text:p>-0,467453165</text:p>
          </table:table-cell>
          <table:table-cell office:value-type="float" office:value="-2.1293640484024801" table:style-name="ce9">
            <text:p>-2,129364048</text:p>
          </table:table-cell>
          <table:table-cell office:value-type="float" office:value="-0.115636881658516" table:style-name="ce9">
            <text:p>-0,115636882</text:p>
          </table:table-cell>
          <table:table-cell office:value-type="float" office:value="1.49438180544051" table:style-name="ce9">
            <text:p>1,494381805</text:p>
          </table:table-cell>
          <table:table-cell office:value-type="float" office:value="8245.3025641025597" table:style-name="ce11">
            <text:p>8245,302564</text:p>
          </table:table-cell>
          <table:table-cell office:value-type="float" office:value="1.4881475353867699" table:style-name="ce9">
            <text:p>1,488147535</text:p>
          </table:table-cell>
          <table:table-cell office:value-type="float" office:value="0.15311313232585" table:style-name="ce9">
            <text:p>0,153113132</text:p>
          </table:table-cell>
          <table:table-cell office:value-type="float" office:value="6.6260461533422204" table:style-name="ce9">
            <text:p>6,626046153</text:p>
          </table:table-cell>
          <table:table-cell office:value-type="float" office:value="0.96127535829854105" table:style-name="ce9">
            <text:p>0,961275358</text:p>
          </table:table-cell>
          <table:table-cell office:value-type="float" office:value="-1.4224400218094799" table:style-name="ce9">
            <text:p>-1,422440022</text:p>
          </table:table-cell>
          <table:table-cell office:value-type="float" office:value="1.4415520816323899" table:style-name="ce9">
            <text:p>1,441552082</text:p>
          </table:table-cell>
          <table:table-cell office:value-type="float" office:value="-1.8863178226677899" table:style-name="ce9">
            <text:p>-1,886317823</text:p>
          </table:table-cell>
          <table:table-cell office:value-type="float" office:value="1.03375344282047" table:style-name="ce9">
            <text:p>1,033753443</text:p>
          </table:table-cell>
          <table:table-cell office:value-type="float" office:value="0.14865520166381899" table:style-name="ce9">
            <text:p>0,148655202</text:p>
          </table:table-cell>
          <table:table-cell office:value-type="float" office:value="0.50365600124276499" table:style-name="ce9">
            <text:p>0,503656001</text:p>
          </table:table-cell>
          <table:table-cell office:value-type="float" office:value="-1.8324956061817499" table:style-name="ce9">
            <text:p>-1,832495606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office:value-type="float" office:value="6103.0928571428603" table:style-name="ce14">
            <text:p>6103,092857</text:p>
          </table:table-cell>
          <table:table-cell office:value-type="float" office:value="8245.3025641025597" table:style-name="ce11">
            <text:p>8245,302564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35">
            <text:p>0007CD81D3</text:p>
          </table:table-cell>
          <table:table-cell office:value-type="float" office:value="25" table:style-name="ce36">
            <text:p>25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36">
            <text:p>1</text:p>
          </table:table-cell>
          <table:table-cell office:value-type="float" office:value="8" table:style-name="ce36">
            <text:p>8</text:p>
          </table:table-cell>
          <table:table-cell office:value-type="float" office:value="59" table:style-name="ce36">
            <text:p>59</text:p>
          </table:table-cell>
          <table:table-cell office:value-type="boolean" office:boolean-value="false" table:formula="of:=FALSE()" table:style-name="ce36">
            <text:p>FALSE</text:p>
          </table:table-cell>
          <table:table-cell office:value-type="float" office:value="37.51" table:style-name="ce36">
            <text:p>37,51</text:p>
          </table:table-cell>
          <table:table-cell office:value-type="float" office:value="33.42" table:style-name="ce36">
            <text:p>33,42</text:p>
          </table:table-cell>
          <table:table-cell office:value-type="float" office:value="-4.09" table:style-name="ce36">
            <text:p>-4,09</text:p>
          </table:table-cell>
          <table:table-cell office:value-type="float" office:value="1" table:style-name="ce36">
            <text:p>1</text:p>
          </table:table-cell>
          <table:table-cell office:value-type="float" office:value="17.4166666666667" table:style-name="ce36">
            <text:p>17,41666667</text:p>
          </table:table-cell>
          <table:table-cell office:value-type="float" office:value="4" table:style-name="ce27">
            <text:p>4</text:p>
          </table:table-cell>
          <table:table-cell office:value-type="float" office:value="7.0833333333333401" table:style-name="ce36">
            <text:p>7,083333333</text:p>
          </table:table-cell>
          <table:table-cell office:value-type="float" office:value="0.77704722382606795" table:style-name="ce36">
            <text:p>0,777047224</text:p>
          </table:table-cell>
          <table:table-cell office:value-type="float" office:value="-1.43622983856154" table:style-name="ce36">
            <text:p>-1,436229839</text:p>
          </table:table-cell>
          <table:table-cell office:value-type="float" office:value="-0.68493085174950197" table:style-name="ce36">
            <text:p>-0,684930852</text:p>
          </table:table-cell>
          <table:table-cell office:value-type="float" office:value="0.35" table:style-name="ce36">
            <text:p>0,35</text:p>
          </table:table-cell>
          <table:table-cell office:value-type="float" office:value="1.1428571428571399" table:style-name="ce36">
            <text:p>1,142857143</text:p>
          </table:table-cell>
          <table:table-cell office:value-type="float" office:value="0.57142857142857095" table:style-name="ce36">
            <text:p>0,571428571</text:p>
          </table:table-cell>
          <table:table-cell office:value-type="float" office:value="0.64906991928755198" table:style-name="ce36">
            <text:p>0,649069919</text:p>
          </table:table-cell>
          <table:table-cell office:value-type="float" office:value="-6.0034675498069102E-3" table:style-name="ce36">
            <text:p>-0,006003468</text:p>
          </table:table-cell>
          <table:table-cell office:value-type="float" office:value="0.371659242603055" table:style-name="ce36">
            <text:p>0,371659243</text:p>
          </table:table-cell>
          <table:table-cell office:value-type="float" office:value="0.56490892295246398" table:style-name="ce36">
            <text:p>0,564908923</text:p>
          </table:table-cell>
          <table:table-cell office:value-type="float" office:value="2.60164735778352" table:style-name="ce36">
            <text:p>2,601647358</text:p>
          </table:table-cell>
          <table:table-cell office:value-type="float" office:value="0.68847902434021802" table:style-name="ce36">
            <text:p>0,688479024</text:p>
          </table:table-cell>
          <table:table-cell office:value-type="float" office:value="-2.1549462958360701" table:style-name="ce36">
            <text:p>-2,154946296</text:p>
          </table:table-cell>
          <table:table-cell office:value-type="float" office:value="-0.415914532771891" table:style-name="ce36">
            <text:p>-0,415914533</text:p>
          </table:table-cell>
          <table:table-cell office:value-type="float" office:value="-0.36555449277272101" table:style-name="ce36">
            <text:p>-0,365554493</text:p>
          </table:table-cell>
          <table:table-cell office:value-type="float" office:value="-1.10562568296269" table:style-name="ce36">
            <text:p>-1,105625683</text:p>
          </table:table-cell>
          <table:table-cell office:value-type="float" office:value="1.45767901242511" table:style-name="ce36">
            <text:p>1,457679012</text:p>
          </table:table-cell>
          <table:table-cell office:value-type="float" office:value="2.6725783724823202" table:style-name="ce36">
            <text:p>2,672578372</text:p>
          </table:table-cell>
          <table:table-cell office:value-type="float" office:value="0.36256055787979802" table:style-name="ce36">
            <text:p>0,362560558</text:p>
          </table:table-cell>
          <table:table-cell office:value-type="float" office:value="10424.417948718001" table:style-name="ce28">
            <text:p>10424,41795</text:p>
          </table:table-cell>
          <table:table-cell office:value-type="float" office:value="2.04910310168962" table:style-name="ce36">
            <text:p>2,049103102</text:p>
          </table:table-cell>
          <table:table-cell office:value-type="float" office:value="0.16599783102936599" table:style-name="ce36">
            <text:p>0,165997831</text:p>
          </table:table-cell>
          <table:table-cell office:value-type="float" office:value="4.2105768819165403" table:style-name="ce36">
            <text:p>4,210576882</text:p>
          </table:table-cell>
          <table:table-cell office:value-type="float" office:value="4.2976034297482002" table:style-name="ce36">
            <text:p>4,29760343</text:p>
          </table:table-cell>
          <table:table-cell office:value-type="float" office:value="-2.3127659747791101" table:style-name="ce36">
            <text:p>-2,312765975</text:p>
          </table:table-cell>
          <table:table-cell office:value-type="float" office:value="-1.49018234770886" table:style-name="ce36">
            <text:p>-1,490182348</text:p>
          </table:table-cell>
          <table:table-cell office:value-type="float" office:value="-0.55453826367067005" table:style-name="ce36">
            <text:p>-0,554538264</text:p>
          </table:table-cell>
          <table:table-cell office:value-type="float" office:value="-1.1335276291163801" table:style-name="ce36">
            <text:p>-1,133527629</text:p>
          </table:table-cell>
          <table:table-cell office:value-type="float" office:value="-1.6573708021164799" table:style-name="ce36">
            <text:p>-1,657370802</text:p>
          </table:table-cell>
          <table:table-cell office:value-type="float" office:value="1.3976824616999299" table:style-name="ce36">
            <text:p>1,397682462</text:p>
          </table:table-cell>
          <table:table-cell office:value-type="float" office:value="0.368207320011396" table:style-name="ce36">
            <text:p>0,36820732</text:p>
          </table:table-cell>
          <table:table-cell office:value-type="boolean" office:boolean-value="true" table:formula="of:=TRUE()" table:style-name="ce36">
            <text:p>TRUE</text:p>
          </table:table-cell>
          <table:table-cell table:style-name="ce20"/>
          <table:table-cell table:style-name="ce17"/>
          <table:table-cell office:value-type="float" office:value="249.09166666666701" table:style-name="ce14">
            <text:p>249,0916667</text:p>
          </table:table-cell>
          <table:table-cell office:value-type="float" office:value="10424.417948718001" table:style-name="ce28">
            <text:p>10424,41795</text:p>
          </table:table-cell>
          <table:table-cell table:style-name="ce9"/>
          <table:table-cell table:number-columns-repeated="16333" table:style-name="ce36"/>
        </table:table-row>
        <table:table-row table:style-name="ro1">
          <table:table-cell office:value-type="string" table:style-name="ce2">
            <text:p>0007CD765E</text:p>
          </table:table-cell>
          <table:table-cell office:value-type="float" office:value="22" table:style-name="ce9">
            <text:p>22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62" table:style-name="ce9">
            <text:p>62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0.89" table:style-name="ce9">
            <text:p>30,89</text:p>
          </table:table-cell>
          <table:table-cell office:value-type="float" office:value="27.91" table:style-name="ce9">
            <text:p>27,91</text:p>
          </table:table-cell>
          <table:table-cell office:value-type="float" office:value="-2.98" table:style-name="ce9">
            <text:p>-2,98</text:p>
          </table:table-cell>
          <table:table-cell office:value-type="float" office:value="7" table:style-name="ce9">
            <text:p>7</text:p>
          </table:table-cell>
          <table:table-cell office:value-type="float" office:value="-7.9595238095238097" table:style-name="ce9">
            <text:p>-7,95952381</text:p>
          </table:table-cell>
          <table:table-cell office:value-type="float" office:value="6" table:style-name="ce10">
            <text:p>6</text:p>
          </table:table-cell>
          <table:table-cell office:value-type="float" office:value="-4.6744047619047597" table:style-name="ce9">
            <text:p>-4,674404762</text:p>
          </table:table-cell>
          <table:table-cell office:value-type="float" office:value="-3.93758100454153" table:style-name="ce9">
            <text:p>-3,937581005</text:p>
          </table:table-cell>
          <table:table-cell office:value-type="float" office:value="-2.0357098693760798" table:style-name="ce9">
            <text:p>-2,035709869</text:p>
          </table:table-cell>
          <table:table-cell office:value-type="float" office:value="-0.26121303980774402" table:style-name="ce9">
            <text:p>-0,26121304</text:p>
          </table:table-cell>
          <table:table-cell office:value-type="float" office:value="0.4" table:style-name="ce9">
            <text:p>0,4</text:p>
          </table:table-cell>
          <table:table-cell office:value-type="float" office:value="1.25" table:style-name="ce9">
            <text:p>1,25</text:p>
          </table:table-cell>
          <table:table-cell office:value-type="float" office:value="1" table:style-name="ce9">
            <text:p>1</text:p>
          </table:table-cell>
          <table:table-cell office:value-type="float" office:value="0.521048299499837" table:style-name="ce9">
            <text:p>0,521048299</text:p>
          </table:table-cell>
          <table:table-cell office:value-type="float" office:value="-0.41963359061971001" table:style-name="ce9">
            <text:p>-0,419633591</text:p>
          </table:table-cell>
          <table:table-cell office:value-type="float" office:value="0.35027866871577201" table:style-name="ce9">
            <text:p>0,350278669</text:p>
          </table:table-cell>
          <table:table-cell office:value-type="float" office:value="-0.14914074774260699" table:style-name="ce9">
            <text:p>-0,149140748</text:p>
          </table:table-cell>
          <table:table-cell office:value-type="float" office:value="-3.3015117588827301" table:style-name="ce9">
            <text:p>-3,301511759</text:p>
          </table:table-cell>
          <table:table-cell office:value-type="float" office:value="0.33067463875344599" table:style-name="ce9">
            <text:p>0,330674639</text:p>
          </table:table-cell>
          <table:table-cell office:value-type="float" office:value="1.84430197165998" table:style-name="ce9">
            <text:p>1,844301972</text:p>
          </table:table-cell>
          <table:table-cell office:value-type="float" office:value="1.83016303812142" table:style-name="ce9">
            <text:p>1,830163038</text:p>
          </table:table-cell>
          <table:table-cell office:value-type="float" office:value="-0.25687013251134599" table:style-name="ce9">
            <text:p>-0,256870133</text:p>
          </table:table-cell>
          <table:table-cell office:value-type="float" office:value="5.3603481764330697E-2" table:style-name="ce9">
            <text:p>0,053603482</text:p>
          </table:table-cell>
          <table:table-cell office:value-type="float" office:value="-2.71293415569692" table:style-name="ce9">
            <text:p>-2,712934156</text:p>
          </table:table-cell>
          <table:table-cell office:value-type="float" office:value="-1.2914207003007101" table:style-name="ce9">
            <text:p>-1,2914207</text:p>
          </table:table-cell>
          <table:table-cell office:value-type="float" office:value="-0.17808436836196101" table:style-name="ce9">
            <text:p>-0,178084368</text:p>
          </table:table-cell>
          <table:table-cell office:value-type="float" office:value="743.90256410256404" table:style-name="ce11">
            <text:p>743,9025641</text:p>
          </table:table-cell>
          <table:table-cell office:value-type="float" office:value="2.9403607114757602" table:style-name="ce9">
            <text:p>2,940360711</text:p>
          </table:table-cell>
          <table:table-cell office:value-type="float" office:value="0.12783587594184501" table:style-name="ce9">
            <text:p>0,127835876</text:p>
          </table:table-cell>
          <table:table-cell office:value-type="float" office:value="-2.0724741457220799" table:style-name="ce9">
            <text:p>-2,072474146</text:p>
          </table:table-cell>
          <table:table-cell office:value-type="float" office:value="-4.8818582967529398" table:style-name="ce9">
            <text:p>-4,881858297</text:p>
          </table:table-cell>
          <table:table-cell office:value-type="float" office:value="-0.57327940083857598" table:style-name="ce9">
            <text:p>-0,573279401</text:p>
          </table:table-cell>
          <table:table-cell office:value-type="float" office:value="4.4321764072948699" table:style-name="ce9">
            <text:p>4,432176407</text:p>
          </table:table-cell>
          <table:table-cell office:value-type="float" office:value="0.43135069747370502" table:style-name="ce9">
            <text:p>0,431350697</text:p>
          </table:table-cell>
          <table:table-cell office:value-type="float" office:value="-0.48983535595342897" table:style-name="ce9">
            <text:p>-0,489835356</text:p>
          </table:table-cell>
          <table:table-cell office:value-type="float" office:value="-1.01364911518195" table:style-name="ce9">
            <text:p>-1,013649115</text:p>
          </table:table-cell>
          <table:table-cell office:value-type="float" office:value="2.8254514339482002" table:style-name="ce9">
            <text:p>2,825451434</text:p>
          </table:table-cell>
          <table:table-cell office:value-type="float" office:value="-0.46024721257734402" table:style-name="ce9">
            <text:p>-0,460247213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office:value-type="float" office:value="103.64444444444401" table:style-name="ce14">
            <text:p>103,6444444</text:p>
          </table:table-cell>
          <table:table-cell office:value-type="float" office:value="743.90256410256404" table:style-name="ce11">
            <text:p>743,9025641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33">
            <text:p>0007ABF555</text:p>
          </table:table-cell>
          <table:table-cell office:value-type="float" office:value="1" table:style-name="ce34">
            <text:p>1</text:p>
          </table:table-cell>
          <table:table-cell office:value-type="float" office:value="4" table:style-name="ce34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62" table:style-name="ce34">
            <text:p>62</text:p>
          </table:table-cell>
          <table:table-cell office:value-type="boolean" office:boolean-value="true" table:formula="of:=TRUE()" table:style-name="ce34">
            <text:p>TRUE</text:p>
          </table:table-cell>
          <table:table-cell office:value-type="float" office:value="32.479999999999997" table:style-name="ce34">
            <text:p>32,48</text:p>
          </table:table-cell>
          <table:table-cell office:value-type="float" office:value="30.89" table:style-name="ce34">
            <text:p>30,89</text:p>
          </table:table-cell>
          <table:table-cell office:value-type="float" office:value="-1.59" table:style-name="ce34">
            <text:p>-1,59</text:p>
          </table:table-cell>
          <table:table-cell office:value-type="float" office:value="9" table:style-name="ce34">
            <text:p>9</text:p>
          </table:table-cell>
          <table:table-cell office:value-type="float" office:value="-13.0714285714286" table:style-name="ce34">
            <text:p>-13,07142857</text:p>
          </table:table-cell>
          <table:table-cell office:value-type="float" office:value="3" table:style-name="ce10">
            <text:p>3</text:p>
          </table:table-cell>
          <table:table-cell office:value-type="float" office:value="10.387077861163201" table:style-name="ce34">
            <text:p>10,38707786</text:p>
          </table:table-cell>
          <table:table-cell office:value-type="float" office:value="1.5961276789201699" table:style-name="ce34">
            <text:p>1,596127679</text:p>
          </table:table-cell>
          <table:table-cell office:value-type="float" office:value="-0.37283442170022701" table:style-name="ce34">
            <text:p>-0,372834422</text:p>
          </table:table-cell>
          <table:table-cell office:value-type="float" office:value="0.37714621289580702" table:style-name="ce34">
            <text:p>0,377146213</text:p>
          </table:table-cell>
          <table:table-cell office:value-type="float" office:value="0.4" table:style-name="ce34">
            <text:p>0,4</text:p>
          </table:table-cell>
          <table:table-cell office:value-type="float" office:value="1.1428571428571399" table:style-name="ce34">
            <text:p>1,142857143</text:p>
          </table:table-cell>
          <table:table-cell office:value-type="float" office:value="0.875" table:style-name="ce34">
            <text:p>0,875</text:p>
          </table:table-cell>
          <table:table-cell office:value-type="float" office:value="-1.0638257151030299" table:style-name="ce34">
            <text:p>-1,063825715</text:p>
          </table:table-cell>
          <table:table-cell office:value-type="float" office:value="0.15726144377127901" table:style-name="ce34">
            <text:p>0,157261444</text:p>
          </table:table-cell>
          <table:table-cell office:value-type="float" office:value="-1.74345149915066" table:style-name="ce34">
            <text:p>-1,743451499</text:p>
          </table:table-cell>
          <table:table-cell office:value-type="float" office:value="0.47423541339042102" table:style-name="ce34">
            <text:p>0,474235413</text:p>
          </table:table-cell>
          <table:table-cell office:value-type="float" office:value="-3.19970979775854" table:style-name="ce34">
            <text:p>-3,199709798</text:p>
          </table:table-cell>
          <table:table-cell office:value-type="float" office:value="2.5060873476497298" table:style-name="ce34">
            <text:p>2,506087348</text:p>
          </table:table-cell>
          <table:table-cell office:value-type="float" office:value="0.315645295993771" table:style-name="ce34">
            <text:p>0,315645296</text:p>
          </table:table-cell>
          <table:table-cell office:value-type="float" office:value="0.98744315732286603" table:style-name="ce34">
            <text:p>0,987443157</text:p>
          </table:table-cell>
          <table:table-cell office:value-type="float" office:value="1.6173015111994899" table:style-name="ce34">
            <text:p>1,617301511</text:p>
          </table:table-cell>
          <table:table-cell office:value-type="float" office:value="1.5683713873871299" table:style-name="ce34">
            <text:p>1,568371387</text:p>
          </table:table-cell>
          <table:table-cell office:value-type="float" office:value="0.408286102167503" table:style-name="ce34">
            <text:p>0,408286102</text:p>
          </table:table-cell>
          <table:table-cell office:value-type="float" office:value="-2.5860749010699999" table:style-name="ce34">
            <text:p>-2,586074901</text:p>
          </table:table-cell>
          <table:table-cell office:value-type="float" office:value="-0.39561462220078703" table:style-name="ce34">
            <text:p>-0,395614622</text:p>
          </table:table-cell>
          <table:table-cell office:value-type="float" office:value="3224.6666666666702" table:style-name="ce34">
            <text:p>3224,666667</text:p>
          </table:table-cell>
          <table:table-cell office:value-type="float" office:value="1.5166521997330999" table:style-name="ce34">
            <text:p>1,5166522</text:p>
          </table:table-cell>
          <table:table-cell office:value-type="float" office:value="8.3954612681096094E-2" table:style-name="ce34">
            <text:p>0,083954613</text:p>
          </table:table-cell>
          <table:table-cell office:value-type="float" office:value="2.0946742843554298" table:style-name="ce34">
            <text:p>2,094674284</text:p>
          </table:table-cell>
          <table:table-cell office:value-type="float" office:value="-0.28414224479836397" table:style-name="ce34">
            <text:p>-0,284142245</text:p>
          </table:table-cell>
          <table:table-cell office:value-type="float" office:value="0.26887767192570999" table:style-name="ce34">
            <text:p>0,268877672</text:p>
          </table:table-cell>
          <table:table-cell office:value-type="float" office:value="0.118817870744358" table:style-name="ce34">
            <text:p>0,118817871</text:p>
          </table:table-cell>
          <table:table-cell office:value-type="float" office:value="0.76241802302442296" table:style-name="ce34">
            <text:p>0,762418023</text:p>
          </table:table-cell>
          <table:table-cell office:value-type="float" office:value="-0.224184948156709" table:style-name="ce34">
            <text:p>-0,224184948</text:p>
          </table:table-cell>
          <table:table-cell office:value-type="float" office:value="-0.70727784518213299" table:style-name="ce34">
            <text:p>-0,707277845</text:p>
          </table:table-cell>
          <table:table-cell office:value-type="float" office:value="0.71629090188271005" table:style-name="ce34">
            <text:p>0,716290902</text:p>
          </table:table-cell>
          <table:table-cell office:value-type="float" office:value="1.0998529620777999" table:style-name="ce34">
            <text:p>1,099852962</text:p>
          </table:table-cell>
          <table:table-cell office:value-type="boolean" office:boolean-value="false" table:formula="of:=FALSE()" table:style-name="ce34">
            <text:p>FALSE</text:p>
          </table:table-cell>
          <table:table-cell table:style-name="ce12"/>
          <table:table-cell table:style-name="ce13"/>
          <table:table-cell office:value-type="float" office:value="306.64722222222201" table:style-name="ce14">
            <text:p>306,6472222</text:p>
          </table:table-cell>
          <table:table-cell office:value-type="float" office:value="3224.6666666666702" table:style-name="ce34">
            <text:p>3224,666667</text:p>
          </table:table-cell>
          <table:table-cell table:style-name="ce9"/>
          <table:table-cell table:number-columns-repeated="16333" table:style-name="ce34"/>
        </table:table-row>
        <table:table-row table:style-name="ro1">
          <table:table-cell office:value-type="string" table:style-name="ce29">
            <text:p>0007ACA78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0" table:style-name="ce19">
            <text:p>10</text:p>
          </table:table-cell>
          <table:table-cell office:value-type="float" office:value="79" table:style-name="ce19">
            <text:p>79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2.69" table:style-name="ce19">
            <text:p>32,69</text:p>
          </table:table-cell>
          <table:table-cell office:value-type="float" office:value="31.11" table:style-name="ce19">
            <text:p>31,11</text:p>
          </table:table-cell>
          <table:table-cell office:value-type="float" office:value="-1.58" table:style-name="ce19">
            <text:p>-1,58</text:p>
          </table:table-cell>
          <table:table-cell office:value-type="float" office:value="8" table:style-name="ce19">
            <text:p>8</text:p>
          </table:table-cell>
          <table:table-cell office:value-type="float" office:value="-12.8333333333333" table:style-name="ce19">
            <text:p>-12,83333333</text:p>
          </table:table-cell>
          <table:table-cell office:value-type="float" office:value="7" table:style-name="ce10">
            <text:p>7</text:p>
          </table:table-cell>
          <table:table-cell office:value-type="float" office:value="-6.8413729128014804" table:style-name="ce19">
            <text:p>-6,841372913</text:p>
          </table:table-cell>
          <table:table-cell office:value-type="float" office:value="2.2842154750118899" table:style-name="ce19">
            <text:p>2,284215475</text:p>
          </table:table-cell>
          <table:table-cell office:value-type="float" office:value="0.36666886949504102" table:style-name="ce19">
            <text:p>0,366668869</text:p>
          </table:table-cell>
          <table:table-cell office:value-type="float" office:value="-0.30814630543280402" table:style-name="ce19">
            <text:p>-0,308146305</text:p>
          </table:table-cell>
          <table:table-cell office:value-type="float" office:value="0.4" table:style-name="ce19">
            <text:p>0,4</text:p>
          </table:table-cell>
          <table:table-cell office:value-type="float" office:value="1" table:style-name="ce19">
            <text:p>1</text:p>
          </table:table-cell>
          <table:table-cell office:value-type="float" office:value="1.1428571428571399" table:style-name="ce19">
            <text:p>1,142857143</text:p>
          </table:table-cell>
          <table:table-cell office:value-type="float" office:value="0.33500132606503102" table:style-name="ce19">
            <text:p>0,335001326</text:p>
          </table:table-cell>
          <table:table-cell office:value-type="float" office:value="-0.56604095212392003" table:style-name="ce19">
            <text:p>-0,566040952</text:p>
          </table:table-cell>
          <table:table-cell office:value-type="float" office:value="-2.3935835200756599" table:style-name="ce19">
            <text:p>-2,39358352</text:p>
          </table:table-cell>
          <table:table-cell office:value-type="float" office:value="-0.75943533954401798" table:style-name="ce19">
            <text:p>-0,75943534</text:p>
          </table:table-cell>
          <table:table-cell office:value-type="float" office:value="-1.28106282486025" table:style-name="ce19">
            <text:p>-1,281062825</text:p>
          </table:table-cell>
          <table:table-cell office:value-type="float" office:value="-0.65097879859387497" table:style-name="ce19">
            <text:p>-0,650978799</text:p>
          </table:table-cell>
          <table:table-cell office:value-type="float" office:value="-2.16139372265192" table:style-name="ce19">
            <text:p>-2,161393723</text:p>
          </table:table-cell>
          <table:table-cell office:value-type="float" office:value="-0.898437311561323" table:style-name="ce19">
            <text:p>-0,898437312</text:p>
          </table:table-cell>
          <table:table-cell office:value-type="float" office:value="-1.1126292430293701" table:style-name="ce19">
            <text:p>-1,112629243</text:p>
          </table:table-cell>
          <table:table-cell office:value-type="float" office:value="-0.24200683541096199" table:style-name="ce19">
            <text:p>-0,242006835</text:p>
          </table:table-cell>
          <table:table-cell office:value-type="float" office:value="1.1299256131726401" table:style-name="ce19">
            <text:p>1,129925613</text:p>
          </table:table-cell>
          <table:table-cell office:value-type="float" office:value="-3.4002698981067399E-2" table:style-name="ce19">
            <text:p>-0,034002699</text:p>
          </table:table-cell>
          <table:table-cell office:value-type="float" office:value="0.77088716534562396" table:style-name="ce19">
            <text:p>0,770887165</text:p>
          </table:table-cell>
          <table:table-cell office:value-type="float" office:value="5363.1820512820505" table:style-name="ce11">
            <text:p>5363,182051</text:p>
          </table:table-cell>
          <table:table-cell office:value-type="float" office:value="1.5864488267770001" table:style-name="ce19">
            <text:p>1,586448827</text:p>
          </table:table-cell>
          <table:table-cell office:value-type="float" office:value="0.102784846921628" table:style-name="ce19">
            <text:p>0,102784847</text:p>
          </table:table-cell>
          <table:table-cell office:value-type="float" office:value="-0.758995113545334" table:style-name="ce19">
            <text:p>-0,758995114</text:p>
          </table:table-cell>
          <table:table-cell office:value-type="float" office:value="1.4866651645478299" table:style-name="ce19">
            <text:p>1,486665165</text:p>
          </table:table-cell>
          <table:table-cell office:value-type="float" office:value="5.3614234181588598" table:style-name="ce19">
            <text:p>5,361423418</text:p>
          </table:table-cell>
          <table:table-cell office:value-type="float" office:value="0.75679961398369" table:style-name="ce19">
            <text:p>0,756799614</text:p>
          </table:table-cell>
          <table:table-cell office:value-type="float" office:value="1.5462775202701" table:style-name="ce19">
            <text:p>1,54627752</text:p>
          </table:table-cell>
          <table:table-cell office:value-type="float" office:value="1.1156215624661701" table:style-name="ce19">
            <text:p>1,115621562</text:p>
          </table:table-cell>
          <table:table-cell office:value-type="float" office:value="-2.3040091677574499" table:style-name="ce19">
            <text:p>-2,304009168</text:p>
          </table:table-cell>
          <table:table-cell office:value-type="float" office:value="-0.18534206423072699" table:style-name="ce19">
            <text:p>-0,185342064</text:p>
          </table:table-cell>
          <table:table-cell office:value-type="float" office:value="-0.28974637402891901" table:style-name="ce19">
            <text:p>-0,289746374</text:p>
          </table:table-cell>
          <table:table-cell office:value-type="boolean" office:boolean-value="true" table:formula="of:=TRUE()" table:style-name="ce19">
            <text:p>TRUE</text:p>
          </table:table-cell>
          <table:table-cell table:style-name="ce12"/>
          <table:table-cell table:style-name="ce13"/>
          <table:table-cell office:value-type="float" office:value="2521.9555555555598" table:style-name="ce14">
            <text:p>2521,955556</text:p>
          </table:table-cell>
          <table:table-cell office:value-type="float" office:value="5363.1820512820505" table:style-name="ce11">
            <text:p>5363,182051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9">
            <text:p>0007CB7051</text:p>
          </table:table-cell>
          <table:table-cell office:value-type="float" office:value="17" table:style-name="ce19">
            <text:p>17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1" table:style-name="ce19">
            <text:p>61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2.78" table:style-name="ce19">
            <text:p>32,78</text:p>
          </table:table-cell>
          <table:table-cell office:value-type="float" office:value="33.79" table:style-name="ce19">
            <text:p>33,79</text:p>
          </table:table-cell>
          <table:table-cell office:value-type="float" office:value="1.01" table:style-name="ce19">
            <text:p>1,01</text:p>
          </table:table-cell>
          <table:table-cell office:value-type="float" office:value="2" table:style-name="ce19">
            <text:p>2</text:p>
          </table:table-cell>
          <table:table-cell office:value-type="float" office:value="11.214285714285699" table:style-name="ce19">
            <text:p>11,21428571</text:p>
          </table:table-cell>
          <table:table-cell office:value-type="float" office:value="4" table:style-name="ce10">
            <text:p>4</text:p>
          </table:table-cell>
          <table:table-cell office:value-type="float" office:value="6.1689961838393899" table:style-name="ce19">
            <text:p>6,168996184</text:p>
          </table:table-cell>
          <table:table-cell office:value-type="float" office:value="1.2044858647382899" table:style-name="ce19">
            <text:p>1,204485865</text:p>
          </table:table-cell>
          <table:table-cell office:value-type="float" office:value="0.85010110740734601" table:style-name="ce19">
            <text:p>0,850101107</text:p>
          </table:table-cell>
          <table:table-cell office:value-type="float" office:value="0.74176629025826601" table:style-name="ce19">
            <text:p>0,74176629</text:p>
          </table:table-cell>
          <table:table-cell office:value-type="float" office:value="0.4" table:style-name="ce19">
            <text:p>0,4</text:p>
          </table:table-cell>
          <table:table-cell office:value-type="float" office:value="1.375" table:style-name="ce19">
            <text:p>1,375</text:p>
          </table:table-cell>
          <table:table-cell office:value-type="float" office:value="1" table:style-name="ce19">
            <text:p>1</text:p>
          </table:table-cell>
          <table:table-cell office:value-type="float" office:value="-1.9025361354721599" table:style-name="ce19">
            <text:p>-1,902536135</text:p>
          </table:table-cell>
          <table:table-cell office:value-type="float" office:value="-0.25712540778093801" table:style-name="ce19">
            <text:p>-0,257125408</text:p>
          </table:table-cell>
          <table:table-cell office:value-type="float" office:value="-1.7099505716856001" table:style-name="ce19">
            <text:p>-1,709950572</text:p>
          </table:table-cell>
          <table:table-cell office:value-type="float" office:value="-7.8246992466942E-2" table:style-name="ce19">
            <text:p>-0,078246992</text:p>
          </table:table-cell>
          <table:table-cell office:value-type="float" office:value="-6.3667877752283504" table:style-name="ce19">
            <text:p>-6,366787775</text:p>
          </table:table-cell>
          <table:table-cell office:value-type="float" office:value="-0.82265161322038005" table:style-name="ce19">
            <text:p>-0,822651613</text:p>
          </table:table-cell>
          <table:table-cell office:value-type="float" office:value="0.67886652667999403" table:style-name="ce19">
            <text:p>0,678866527</text:p>
          </table:table-cell>
          <table:table-cell office:value-type="float" office:value="-0.86277257930456797" table:style-name="ce19">
            <text:p>-0,862772579</text:p>
          </table:table-cell>
          <table:table-cell office:value-type="float" office:value="0.366140617356639" table:style-name="ce19">
            <text:p>0,366140617</text:p>
          </table:table-cell>
          <table:table-cell office:value-type="float" office:value="0.13440090966027099" table:style-name="ce19">
            <text:p>0,13440091</text:p>
          </table:table-cell>
          <table:table-cell office:value-type="float" office:value="0.54940988557095904" table:style-name="ce19">
            <text:p>0,549409886</text:p>
          </table:table-cell>
          <table:table-cell office:value-type="float" office:value="-2.81781329746237" table:style-name="ce19">
            <text:p>-2,817813297</text:p>
          </table:table-cell>
          <table:table-cell office:value-type="float" office:value="-0.75014648097659298" table:style-name="ce19">
            <text:p>-0,750146481</text:p>
          </table:table-cell>
          <table:table-cell office:value-type="float" office:value="6550.6307692307701" table:style-name="ce11">
            <text:p>6550,630769</text:p>
          </table:table-cell>
          <table:table-cell office:value-type="float" office:value="1.3545295878397201" table:style-name="ce19">
            <text:p>1,354529588</text:p>
          </table:table-cell>
          <table:table-cell office:value-type="float" office:value="0.102392958047493" table:style-name="ce19">
            <text:p>0,102392958</text:p>
          </table:table-cell>
          <table:table-cell office:value-type="float" office:value="3.62618236166217" table:style-name="ce19">
            <text:p>3,626182362</text:p>
          </table:table-cell>
          <table:table-cell office:value-type="float" office:value="3.0951967365126598" table:style-name="ce19">
            <text:p>3,095196737</text:p>
          </table:table-cell>
          <table:table-cell office:value-type="float" office:value="0.63632152026276501" table:style-name="ce19">
            <text:p>0,63632152</text:p>
          </table:table-cell>
          <table:table-cell office:value-type="float" office:value="-0.46525703850924499" table:style-name="ce19">
            <text:p>-0,465257039</text:p>
          </table:table-cell>
          <table:table-cell office:value-type="float" office:value="-1.4483010205948299" table:style-name="ce19">
            <text:p>-1,448301021</text:p>
          </table:table-cell>
          <table:table-cell office:value-type="float" office:value="1.28146826527948" table:style-name="ce19">
            <text:p>1,281468265</text:p>
          </table:table-cell>
          <table:table-cell office:value-type="float" office:value="-0.56987055741117598" table:style-name="ce19">
            <text:p>-0,569870557</text:p>
          </table:table-cell>
          <table:table-cell office:value-type="float" office:value="1.00567493898765" table:style-name="ce19">
            <text:p>1,005674939</text:p>
          </table:table-cell>
          <table:table-cell office:value-type="float" office:value="0.84116388945701204" table:style-name="ce19">
            <text:p>0,841163889</text:p>
          </table:table-cell>
          <table:table-cell office:value-type="boolean" office:boolean-value="true" table:formula="of:=TRUE()" table:style-name="ce19">
            <text:p>TRUE</text:p>
          </table:table-cell>
          <table:table-cell table:style-name="ce12"/>
          <table:table-cell table:style-name="ce13"/>
          <table:table-cell office:value-type="float" office:value="1129.13055555556" table:style-name="ce14">
            <text:p>1129,130556</text:p>
          </table:table-cell>
          <table:table-cell office:value-type="float" office:value="6550.6307692307701" table:style-name="ce11">
            <text:p>6550,630769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">
            <text:p>0007AC2B02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60" table:style-name="ce9">
            <text:p>6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3.03" table:style-name="ce9">
            <text:p>33,03</text:p>
          </table:table-cell>
          <table:table-cell office:value-type="float" office:value="33.92" table:style-name="ce9">
            <text:p>33,92</text:p>
          </table:table-cell>
          <table:table-cell office:value-type="float" office:value="0.89000000000000101" table:style-name="ce9">
            <text:p>0,89</text:p>
          </table:table-cell>
          <table:table-cell office:value-type="float" office:value="3" table:style-name="ce9">
            <text:p>3</text:p>
          </table:table-cell>
          <table:table-cell office:value-type="float" office:value="7.75" table:style-name="ce9">
            <text:p>7,75</text:p>
          </table:table-cell>
          <table:table-cell office:value-type="float" office:value="2" table:style-name="ce10">
            <text:p>2</text:p>
          </table:table-cell>
          <table:table-cell office:value-type="float" office:value="12.2858741258741" table:style-name="ce9">
            <text:p>12,28587413</text:p>
          </table:table-cell>
          <table:table-cell office:value-type="float" office:value="1.9305164445295599" table:style-name="ce9">
            <text:p>1,930516445</text:p>
          </table:table-cell>
          <table:table-cell office:value-type="float" office:value="-0.85115873625308003" table:style-name="ce9">
            <text:p>-0,851158736</text:p>
          </table:table-cell>
          <table:table-cell office:value-type="float" office:value="0.65048734449845302" table:style-name="ce9">
            <text:p>0,650487344</text:p>
          </table:table-cell>
          <table:table-cell office:value-type="float" office:value="0.35" table:style-name="ce9">
            <text:p>0,35</text:p>
          </table:table-cell>
          <table:table-cell office:value-type="float" office:value="0.85714285714285698" table:style-name="ce9">
            <text:p>0,857142857</text:p>
          </table:table-cell>
          <table:table-cell office:value-type="float" office:value="1.1666666666666701" table:style-name="ce9">
            <text:p>1,166666667</text:p>
          </table:table-cell>
          <table:table-cell office:value-type="float" office:value="-1.77679452192515" table:style-name="ce9">
            <text:p>-1,776794522</text:p>
          </table:table-cell>
          <table:table-cell office:value-type="float" office:value="-0.34705619477108102" table:style-name="ce9">
            <text:p>-0,347056195</text:p>
          </table:table-cell>
          <table:table-cell office:value-type="float" office:value="-2.2483731521036501" table:style-name="ce9">
            <text:p>-2,248373152</text:p>
          </table:table-cell>
          <table:table-cell office:value-type="float" office:value="0.31152109599882599" table:style-name="ce9">
            <text:p>0,311521096</text:p>
          </table:table-cell>
          <table:table-cell office:value-type="float" office:value="-8.0954356912164407" table:style-name="ce9">
            <text:p>-8,095435691</text:p>
          </table:table-cell>
          <table:table-cell office:value-type="float" office:value="0.141601440083339" table:style-name="ce9">
            <text:p>0,14160144</text:p>
          </table:table-cell>
          <table:table-cell office:value-type="float" office:value="1.529151219451" table:style-name="ce9">
            <text:p>1,529151219</text:p>
          </table:table-cell>
          <table:table-cell office:value-type="float" office:value="-0.95768839184515098" table:style-name="ce9">
            <text:p>-0,957688392</text:p>
          </table:table-cell>
          <table:table-cell office:value-type="float" office:value="2.5648874771311701E-2" table:style-name="ce9">
            <text:p>0,025648875</text:p>
          </table:table-cell>
          <table:table-cell office:value-type="float" office:value="1.86323723081588" table:style-name="ce9">
            <text:p>1,863237231</text:p>
          </table:table-cell>
          <table:table-cell office:value-type="float" office:value="-1.0735113371976599" table:style-name="ce9">
            <text:p>-1,073511337</text:p>
          </table:table-cell>
          <table:table-cell office:value-type="float" office:value="-0.38498302136151002" table:style-name="ce9">
            <text:p>-0,384983021</text:p>
          </table:table-cell>
          <table:table-cell office:value-type="float" office:value="-1.31047961499976" table:style-name="ce9">
            <text:p>-1,310479615</text:p>
          </table:table-cell>
          <table:table-cell office:value-type="float" office:value="5069.5333333333401" table:style-name="ce11">
            <text:p>5069,533333</text:p>
          </table:table-cell>
          <table:table-cell office:value-type="float" office:value="0.99102288745313905" table:style-name="ce9">
            <text:p>0,991022887</text:p>
          </table:table-cell>
          <table:table-cell office:value-type="float" office:value="0.123973379434105" table:style-name="ce9">
            <text:p>0,123973379</text:p>
          </table:table-cell>
          <table:table-cell office:value-type="float" office:value="-0.97384443830726797" table:style-name="ce9">
            <text:p>-0,973844438</text:p>
          </table:table-cell>
          <table:table-cell office:value-type="float" office:value="2.60375452884101" table:style-name="ce9">
            <text:p>2,603754529</text:p>
          </table:table-cell>
          <table:table-cell office:value-type="float" office:value="1.5179014529819901" table:style-name="ce9">
            <text:p>1,517901453</text:p>
          </table:table-cell>
          <table:table-cell office:value-type="float" office:value="-2.5035165206890899" table:style-name="ce9">
            <text:p>-2,503516521</text:p>
          </table:table-cell>
          <table:table-cell office:value-type="float" office:value="-4.6701619067589899E-2" table:style-name="ce9">
            <text:p>-0,046701619</text:p>
          </table:table-cell>
          <table:table-cell office:value-type="float" office:value="3.9383884574204902" table:style-name="ce9">
            <text:p>3,938388457</text:p>
          </table:table-cell>
          <table:table-cell office:value-type="float" office:value="0.28077956998819098" table:style-name="ce9">
            <text:p>0,28077957</text:p>
          </table:table-cell>
          <table:table-cell office:value-type="float" office:value="-0.16575265350795201" table:style-name="ce9">
            <text:p>-0,165752654</text:p>
          </table:table-cell>
          <table:table-cell office:value-type="float" office:value="2.4213295006572402" table:style-name="ce9">
            <text:p>2,421329501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office:value-type="float" office:value="1295.55555555556" table:style-name="ce21">
            <text:p>1295,555556</text:p>
          </table:table-cell>
          <table:table-cell office:value-type="float" office:value="5069.5333333333401" table:style-name="ce11">
            <text:p>5069,533333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EAA7</text:p>
          </table:table-cell>
          <table:table-cell office:value-type="float" office:value="35" table:style-name="ce9">
            <text:p>35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7" table:style-name="ce9">
            <text:p>7</text:p>
          </table:table-cell>
          <table:table-cell office:value-type="float" office:value="60" table:style-name="ce9">
            <text:p>6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5.07" table:style-name="ce9">
            <text:p>35,07</text:p>
          </table:table-cell>
          <table:table-cell office:value-type="float" office:value="33.11" table:style-name="ce9">
            <text:p>33,11</text:p>
          </table:table-cell>
          <table:table-cell office:value-type="float" office:value="-1.96" table:style-name="ce9">
            <text:p>-1,96</text:p>
          </table:table-cell>
          <table:table-cell office:value-type="float" office:value="10" table:style-name="ce9">
            <text:p>10</text:p>
          </table:table-cell>
          <table:table-cell office:value-type="float" office:value="-16.316666666666698" table:style-name="ce9">
            <text:p>-16,31666667</text:p>
          </table:table-cell>
          <table:table-cell office:value-type="float" office:value="9" table:style-name="ce10">
            <text:p>9</text:p>
          </table:table-cell>
          <table:table-cell office:value-type="float" office:value="-13.828571428571401" table:style-name="ce9">
            <text:p>-13,82857143</text:p>
          </table:table-cell>
          <table:table-cell office:value-type="float" office:value="1.6094788115699401" table:style-name="ce9">
            <text:p>1,609478812</text:p>
          </table:table-cell>
          <table:table-cell office:value-type="float" office:value="0.26498911357205801" table:style-name="ce9">
            <text:p>0,264989114</text:p>
          </table:table-cell>
          <table:table-cell office:value-type="float" office:value="-0.23381839333865501" table:style-name="ce9">
            <text:p>-0,233818393</text:p>
          </table:table-cell>
          <table:table-cell office:value-type="float" office:value="0.4" table:style-name="ce9">
            <text:p>0,4</text:p>
          </table:table-cell>
          <table:table-cell office:value-type="float" office:value="0.88888888888888895" table:style-name="ce9">
            <text:p>0,888888889</text:p>
          </table:table-cell>
          <table:table-cell office:value-type="float" office:value="1.125" table:style-name="ce9">
            <text:p>1,125</text:p>
          </table:table-cell>
          <table:table-cell office:value-type="float" office:value="0.360385266121035" table:style-name="ce9">
            <text:p>0,360385266</text:p>
          </table:table-cell>
          <table:table-cell office:value-type="float" office:value="-0.228903626818139" table:style-name="ce9">
            <text:p>-0,228903627</text:p>
          </table:table-cell>
          <table:table-cell office:value-type="float" office:value="1.39382297207942" table:style-name="ce9">
            <text:p>1,393822972</text:p>
          </table:table-cell>
          <table:table-cell office:value-type="float" office:value="0.13518345125056899" table:style-name="ce9">
            <text:p>0,135183451</text:p>
          </table:table-cell>
          <table:table-cell office:value-type="float" office:value="-8.1775009312531601" table:style-name="ce9">
            <text:p>-8,177500931</text:p>
          </table:table-cell>
          <table:table-cell office:value-type="float" office:value="-5.58484518683" table:style-name="ce9">
            <text:p>-5,584845187</text:p>
          </table:table-cell>
          <table:table-cell office:value-type="float" office:value="0.379317503869953" table:style-name="ce9">
            <text:p>0,379317504</text:p>
          </table:table-cell>
          <table:table-cell office:value-type="float" office:value="-0.82616485193696898" table:style-name="ce9">
            <text:p>-0,826164852</text:p>
          </table:table-cell>
          <table:table-cell office:value-type="float" office:value="-0.50188146041464998" table:style-name="ce9">
            <text:p>-0,50188146</text:p>
          </table:table-cell>
          <table:table-cell office:value-type="float" office:value="0.55834721478877902" table:style-name="ce9">
            <text:p>0,558347215</text:p>
          </table:table-cell>
          <table:table-cell office:value-type="float" office:value="-2.1753838850971601" table:style-name="ce9">
            <text:p>-2,175383885</text:p>
          </table:table-cell>
          <table:table-cell office:value-type="float" office:value="-0.51946140371190397" table:style-name="ce9">
            <text:p>-0,519461404</text:p>
          </table:table-cell>
          <table:table-cell office:value-type="float" office:value="-0.81939267798844995" table:style-name="ce9">
            <text:p>-0,819392678</text:p>
          </table:table-cell>
          <table:table-cell office:value-type="float" office:value="3444.7666666666701" table:style-name="ce11">
            <text:p>3444,766667</text:p>
          </table:table-cell>
          <table:table-cell office:value-type="float" office:value="1.31564299977173" table:style-name="ce9">
            <text:p>1,315643</text:p>
          </table:table-cell>
          <table:table-cell office:value-type="float" office:value="0.10060374004714701" table:style-name="ce9">
            <text:p>0,10060374</text:p>
          </table:table-cell>
          <table:table-cell office:value-type="float" office:value="-6.5127884019273603" table:style-name="ce9">
            <text:p>-6,512788402</text:p>
          </table:table-cell>
          <table:table-cell office:value-type="float" office:value="3.24352024101549" table:style-name="ce9">
            <text:p>3,243520241</text:p>
          </table:table-cell>
          <table:table-cell office:value-type="float" office:value="3.0457382621459299" table:style-name="ce9">
            <text:p>3,045738262</text:p>
          </table:table-cell>
          <table:table-cell office:value-type="float" office:value="0.98162879917829904" table:style-name="ce9">
            <text:p>0,981628799</text:p>
          </table:table-cell>
          <table:table-cell office:value-type="float" office:value="1.18170479350143" table:style-name="ce9">
            <text:p>1,181704794</text:p>
          </table:table-cell>
          <table:table-cell office:value-type="float" office:value="0.59918783210836302" table:style-name="ce9">
            <text:p>0,599187832</text:p>
          </table:table-cell>
          <table:table-cell office:value-type="float" office:value="-0.67183731229209398" table:style-name="ce9">
            <text:p>-0,671837312</text:p>
          </table:table-cell>
          <table:table-cell office:value-type="float" office:value="1.05586161837003" table:style-name="ce9">
            <text:p>1,055861618</text:p>
          </table:table-cell>
          <table:table-cell office:value-type="float" office:value="2.39278259360113" table:style-name="ce9">
            <text:p>2,392782594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office:value-type="float" office:value="2111.8904761904801" table:style-name="ce14">
            <text:p>2111,890476</text:p>
          </table:table-cell>
          <table:table-cell office:value-type="float" office:value="3444.7666666666701" table:style-name="ce11">
            <text:p>3444,766667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B2224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62" table:style-name="ce9">
            <text:p>62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5.46" table:style-name="ce9">
            <text:p>35,46</text:p>
          </table:table-cell>
          <table:table-cell office:value-type="float" office:value="34.21" table:style-name="ce9">
            <text:p>34,21</text:p>
          </table:table-cell>
          <table:table-cell office:value-type="float" office:value="-1.25" table:style-name="ce9">
            <text:p>-1,25</text:p>
          </table:table-cell>
          <table:table-cell office:value-type="float" office:value="6" table:style-name="ce9">
            <text:p>6</text:p>
          </table:table-cell>
          <table:table-cell office:value-type="float" office:value="0.93333333333333401" table:style-name="ce9">
            <text:p>0,933333333</text:p>
          </table:table-cell>
          <table:table-cell office:value-type="float" office:value="10" table:style-name="ce37">
            <text:p>10</text:p>
          </table:table-cell>
          <table:table-cell office:value-type="float" office:value="-15.027522782096" table:style-name="ce9">
            <text:p>-15,02752278</text:p>
          </table:table-cell>
          <table:table-cell office:value-type="float" office:value="-1.4624562491523101" table:style-name="ce9">
            <text:p>-1,462456249</text:p>
          </table:table-cell>
          <table:table-cell office:value-type="float" office:value="-1.0986117484690401" table:style-name="ce9">
            <text:p>-1,098611748</text:p>
          </table:table-cell>
          <table:table-cell office:value-type="float" office:value="0.45247881572380599" table:style-name="ce9">
            <text:p>0,452478816</text:p>
          </table:table-cell>
          <table:table-cell office:value-type="float" office:value="0.15" table:style-name="ce9">
            <text:p>0,1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-2.4495284538272601" table:style-name="ce9">
            <text:p>-2,449528454</text:p>
          </table:table-cell>
          <table:table-cell office:value-type="float" office:value="-5.3770203069746296" table:style-name="ce9">
            <text:p>-5,377020307</text:p>
          </table:table-cell>
          <table:table-cell office:value-type="float" office:value="-0.40883442821765198" table:style-name="ce9">
            <text:p>-0,408834428</text:p>
          </table:table-cell>
          <table:table-cell office:value-type="float" office:value="-0.32956586024898799" table:style-name="ce9">
            <text:p>-0,32956586</text:p>
          </table:table-cell>
          <table:table-cell office:value-type="float" office:value="-2.1872338431601102" table:style-name="ce9">
            <text:p>-2,187233843</text:p>
          </table:table-cell>
          <table:table-cell office:value-type="float" office:value="3.0100092175529198" table:style-name="ce9">
            <text:p>3,010009218</text:p>
          </table:table-cell>
          <table:table-cell office:value-type="float" office:value="1.0177991190870901" table:style-name="ce9">
            <text:p>1,017799119</text:p>
          </table:table-cell>
          <table:table-cell office:value-type="float" office:value="0.97070353509998797" table:style-name="ce9">
            <text:p>0,970703535</text:p>
          </table:table-cell>
          <table:table-cell office:value-type="float" office:value="1.0691138152130499" table:style-name="ce9">
            <text:p>1,069113815</text:p>
          </table:table-cell>
          <table:table-cell office:value-type="float" office:value="1.6826638954586799" table:style-name="ce9">
            <text:p>1,682663895</text:p>
          </table:table-cell>
          <table:table-cell office:value-type="float" office:value="1.0275842177144701" table:style-name="ce9">
            <text:p>1,027584218</text:p>
          </table:table-cell>
          <table:table-cell office:value-type="float" office:value="-3.1322902649182498" table:style-name="ce9">
            <text:p>-3,132290265</text:p>
          </table:table-cell>
          <table:table-cell office:value-type="float" office:value="-1.32774534989814" table:style-name="ce9">
            <text:p>-1,32774535</text:p>
          </table:table-cell>
          <table:table-cell office:value-type="float" office:value="1788.91282051282" table:style-name="ce9">
            <text:p>1788,912821</text:p>
          </table:table-cell>
          <table:table-cell office:value-type="float" office:value="1.46005211923923" table:style-name="ce9">
            <text:p>1,460052119</text:p>
          </table:table-cell>
          <table:table-cell office:value-type="float" office:value="7.9360620115927705E-2" table:style-name="ce9">
            <text:p>0,07936062</text:p>
          </table:table-cell>
          <table:table-cell office:value-type="float" office:value="-2.2533884003475002" table:style-name="ce9">
            <text:p>-2,2533884</text:p>
          </table:table-cell>
          <table:table-cell office:value-type="float" office:value="-3.1055394144559698" table:style-name="ce9">
            <text:p>-3,105539414</text:p>
          </table:table-cell>
          <table:table-cell office:value-type="float" office:value="0.94297079345989498" table:style-name="ce9">
            <text:p>0,942970793</text:p>
          </table:table-cell>
          <table:table-cell office:value-type="float" office:value="0.15278437459832001" table:style-name="ce9">
            <text:p>0,152784375</text:p>
          </table:table-cell>
          <table:table-cell office:value-type="float" office:value="0.22227984271217199" table:style-name="ce9">
            <text:p>0,222279843</text:p>
          </table:table-cell>
          <table:table-cell office:value-type="float" office:value="1.0251985826314201" table:style-name="ce9">
            <text:p>1,025198583</text:p>
          </table:table-cell>
          <table:table-cell office:value-type="float" office:value="-0.80494362028761801" table:style-name="ce9">
            <text:p>-0,80494362</text:p>
          </table:table-cell>
          <table:table-cell office:value-type="float" office:value="0.193674146358499" table:style-name="ce9">
            <text:p>0,193674146</text:p>
          </table:table-cell>
          <table:table-cell office:value-type="float" office:value="1.3690578250979699" table:style-name="ce9">
            <text:p>1,369057825</text:p>
          </table:table-cell>
          <table:table-cell office:value-type="boolean" office:boolean-value="false" table:formula="of:=FALSE()" table:style-name="ce9">
            <text:p>FALSE</text:p>
          </table:table-cell>
          <table:table-cell table:number-columns-repeated="2" table:style-name="ce9"/>
          <table:table-cell office:value-type="float" office:value="2194.0714285714298" table:style-name="ce9">
            <text:p>2194,071429</text:p>
          </table:table-cell>
          <table:table-cell office:value-type="float" office:value="1788.91282051282" table:style-name="ce9">
            <text:p>1788,912821</text:p>
          </table:table-cell>
          <table:table-cell table:number-columns-repeated="16334" table:style-name="ce9"/>
        </table:table-row>
        <table:table-row table:style-name="ro1">
          <table:table-cell office:value-type="string" table:style-name="ce2">
            <text:p>0007CDC443</text:p>
          </table:table-cell>
          <table:table-cell office:value-type="float" office:value="30" table:style-name="ce9">
            <text:p>30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9">
            <text:p>6</text:p>
          </table:table-cell>
          <table:table-cell office:value-type="float" office:value="60" table:style-name="ce9">
            <text:p>6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7.22" table:style-name="ce9">
            <text:p>37,22</text:p>
          </table:table-cell>
          <table:table-cell office:value-type="float" office:value="35.72" table:style-name="ce9">
            <text:p>35,72</text:p>
          </table:table-cell>
          <table:table-cell office:value-type="float" office:value="-1.5" table:style-name="ce9">
            <text:p>-1,5</text:p>
          </table:table-cell>
          <table:table-cell office:value-type="float" office:value="5" table:style-name="ce9">
            <text:p>5</text:p>
          </table:table-cell>
          <table:table-cell office:value-type="float" office:value="5.68333333333333" table:style-name="ce9">
            <text:p>5,683333333</text:p>
          </table:table-cell>
          <table:table-cell office:value-type="float" office:value="5" table:style-name="ce10">
            <text:p>5</text:p>
          </table:table-cell>
          <table:table-cell office:value-type="float" office:value="4.6965903811635501" table:style-name="ce9">
            <text:p>4,696590381</text:p>
          </table:table-cell>
          <table:table-cell office:value-type="float" office:value="-2.5836904922925101" table:style-name="ce9">
            <text:p>-2,583690492</text:p>
          </table:table-cell>
          <table:table-cell office:value-type="float" office:value="-2.9825590605648502" table:style-name="ce9">
            <text:p>-2,982559061</text:p>
          </table:table-cell>
          <table:table-cell office:value-type="float" office:value="0.696011850681023" table:style-name="ce9">
            <text:p>0,696011851</text:p>
          </table:table-cell>
          <table:table-cell office:value-type="float" office:value="0.4" table:style-name="ce9">
            <text:p>0,4</text:p>
          </table:table-cell>
          <table:table-cell office:value-type="float" office:value="1.28571428571429" table:style-name="ce9">
            <text:p>1,285714286</text:p>
          </table:table-cell>
          <table:table-cell office:value-type="float" office:value="0.875" table:style-name="ce9">
            <text:p>0,875</text:p>
          </table:table-cell>
          <table:table-cell office:value-type="float" office:value="-1.5117594706392801" table:style-name="ce9">
            <text:p>-1,511759471</text:p>
          </table:table-cell>
          <table:table-cell office:value-type="float" office:value="-0.40308254502643698" table:style-name="ce9">
            <text:p>-0,403082545</text:p>
          </table:table-cell>
          <table:table-cell office:value-type="float" office:value="-3.6612292522984302" table:style-name="ce9">
            <text:p>-3,661229252</text:p>
          </table:table-cell>
          <table:table-cell office:value-type="float" office:value="-1.9175352954366599E-2" table:style-name="ce9">
            <text:p>-0,019175353</text:p>
          </table:table-cell>
          <table:table-cell office:value-type="float" office:value="-7.79880528852682" table:style-name="ce9">
            <text:p>-7,798805289</text:p>
          </table:table-cell>
          <table:table-cell office:value-type="float" office:value="-4.6390270360876302" table:style-name="ce9">
            <text:p>-4,639027036</text:p>
          </table:table-cell>
          <table:table-cell office:value-type="float" office:value="-0.23572269795782699" table:style-name="ce9">
            <text:p>-0,235722698</text:p>
          </table:table-cell>
          <table:table-cell office:value-type="float" office:value="-1.1790072226639601" table:style-name="ce9">
            <text:p>-1,179007223</text:p>
          </table:table-cell>
          <table:table-cell office:value-type="float" office:value="-1.59049788942132" table:style-name="ce9">
            <text:p>-1,590497889</text:p>
          </table:table-cell>
          <table:table-cell office:value-type="float" office:value="0.48302043775083298" table:style-name="ce9">
            <text:p>0,483020438</text:p>
          </table:table-cell>
          <table:table-cell office:value-type="float" office:value="-0.71397734697083304" table:style-name="ce9">
            <text:p>-0,713977347</text:p>
          </table:table-cell>
          <table:table-cell office:value-type="float" office:value="-0.58282879375764396" table:style-name="ce9">
            <text:p>-0,582828794</text:p>
          </table:table-cell>
          <table:table-cell office:value-type="float" office:value="-0.56606109935680604" table:style-name="ce9">
            <text:p>-0,566061099</text:p>
          </table:table-cell>
          <table:table-cell office:value-type="float" office:value="3598.31794871795" table:style-name="ce11">
            <text:p>3598,317949</text:p>
          </table:table-cell>
          <table:table-cell office:value-type="float" office:value="1.9304137596467299" table:style-name="ce9">
            <text:p>1,93041376</text:p>
          </table:table-cell>
          <table:table-cell office:value-type="float" office:value="0.11556966787900901" table:style-name="ce9">
            <text:p>0,115569668</text:p>
          </table:table-cell>
          <table:table-cell office:value-type="float" office:value="0.74634931270100702" table:style-name="ce9">
            <text:p>0,746349313</text:p>
          </table:table-cell>
          <table:table-cell office:value-type="float" office:value="-5.2610609235655303E-2" table:style-name="ce9">
            <text:p>-0,052610609</text:p>
          </table:table-cell>
          <table:table-cell office:value-type="float" office:value="0.51214562140581699" table:style-name="ce9">
            <text:p>0,512145621</text:p>
          </table:table-cell>
          <table:table-cell office:value-type="float" office:value="-0.73240303111652105" table:style-name="ce9">
            <text:p>-0,732403031</text:p>
          </table:table-cell>
          <table:table-cell office:value-type="float" office:value="0.15853326861544501" table:style-name="ce9">
            <text:p>0,158533269</text:p>
          </table:table-cell>
          <table:table-cell office:value-type="float" office:value="0.82105196558040205" table:style-name="ce9">
            <text:p>0,821051966</text:p>
          </table:table-cell>
          <table:table-cell office:value-type="float" office:value="0.74344278695620802" table:style-name="ce9">
            <text:p>0,743442787</text:p>
          </table:table-cell>
          <table:table-cell office:value-type="float" office:value="-0.228701218191391" table:style-name="ce9">
            <text:p>-0,228701218</text:p>
          </table:table-cell>
          <table:table-cell office:value-type="float" office:value="3.7644763729008299" table:style-name="ce9">
            <text:p>3,764476373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office:value-type="float" office:value="3316.6595238095201" table:style-name="ce14">
            <text:p>3316,659524</text:p>
          </table:table-cell>
          <table:table-cell office:value-type="float" office:value="3598.31794871795" table:style-name="ce11">
            <text:p>3598,317949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ADED</text:p>
          </table:table-cell>
          <table:table-cell office:value-type="float" office:value="28" table:style-name="ce9">
            <text:p>28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8" table:style-name="ce9">
            <text:p>8</text:p>
          </table:table-cell>
          <table:table-cell office:value-type="float" office:value="60" table:style-name="ce9">
            <text:p>6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7.409999999999997" table:style-name="ce9">
            <text:p>37,41</text:p>
          </table:table-cell>
          <table:table-cell office:value-type="float" office:value="35.15" table:style-name="ce9">
            <text:p>35,15</text:p>
          </table:table-cell>
          <table:table-cell office:value-type="float" office:value="-2.2599999999999998" table:style-name="ce9">
            <text:p>-2,26</text:p>
          </table:table-cell>
          <table:table-cell office:value-type="float" office:value="4" table:style-name="ce9">
            <text:p>4</text:p>
          </table:table-cell>
          <table:table-cell office:value-type="float" office:value="6.1666666666666696" table:style-name="ce9">
            <text:p>6,166666667</text:p>
          </table:table-cell>
          <table:table-cell office:value-type="float" office:value="8" table:style-name="ce10">
            <text:p>8</text:p>
          </table:table-cell>
          <table:table-cell office:value-type="float" office:value="-10.6904761904762" table:style-name="ce9">
            <text:p>-10,69047619</text:p>
          </table:table-cell>
          <table:table-cell office:value-type="float" office:value="-1.2244820399484799" table:style-name="ce9">
            <text:p>-1,22448204</text:p>
          </table:table-cell>
          <table:table-cell office:value-type="float" office:value="-1.1360114275565401" table:style-name="ce9">
            <text:p>-1,136011428</text:p>
          </table:table-cell>
          <table:table-cell office:value-type="float" office:value="0.71492600752980295" table:style-name="ce9">
            <text:p>0,714926008</text:p>
          </table:table-cell>
          <table:table-cell office:value-type="float" office:value="0.4" table:style-name="ce9">
            <text:p>0,4</text:p>
          </table:table-cell>
          <table:table-cell office:value-type="float" office:value="1" table:style-name="ce9">
            <text:p>1</text:p>
          </table:table-cell>
          <table:table-cell office:value-type="float" office:value="1.28571428571429" table:style-name="ce9">
            <text:p>1,285714286</text:p>
          </table:table-cell>
          <table:table-cell office:value-type="float" office:value="-1.9800933445245299" table:style-name="ce9">
            <text:p>-1,980093345</text:p>
          </table:table-cell>
          <table:table-cell office:value-type="float" office:value="0.12847900839242499" table:style-name="ce9">
            <text:p>0,128479008</text:p>
          </table:table-cell>
          <table:table-cell office:value-type="float" office:value="-1.3840036800006501" table:style-name="ce9">
            <text:p>-1,38400368</text:p>
          </table:table-cell>
          <table:table-cell office:value-type="float" office:value="0.38344058505608603" table:style-name="ce9">
            <text:p>0,383440585</text:p>
          </table:table-cell>
          <table:table-cell office:value-type="float" office:value="-8.2017704184331901" table:style-name="ce9">
            <text:p>-8,201770418</text:p>
          </table:table-cell>
          <table:table-cell office:value-type="float" office:value="-1.2872351621347" table:style-name="ce9">
            <text:p>-1,287235162</text:p>
          </table:table-cell>
          <table:table-cell office:value-type="float" office:value="0.67038757307855201" table:style-name="ce9">
            <text:p>0,670387573</text:p>
          </table:table-cell>
          <table:table-cell office:value-type="float" office:value="-0.84213939749376399" table:style-name="ce9">
            <text:p>-0,842139397</text:p>
          </table:table-cell>
          <table:table-cell office:value-type="float" office:value="-0.134390765734864" table:style-name="ce9">
            <text:p>-0,134390766</text:p>
          </table:table-cell>
          <table:table-cell office:value-type="float" office:value="1.29144027081823" table:style-name="ce9">
            <text:p>1,291440271</text:p>
          </table:table-cell>
          <table:table-cell office:value-type="float" office:value="-1.3800946536674701" table:style-name="ce9">
            <text:p>-1,380094654</text:p>
          </table:table-cell>
          <table:table-cell office:value-type="float" office:value="-3.7451609077537402E-3" table:style-name="ce9">
            <text:p>-0,003745161</text:p>
          </table:table-cell>
          <table:table-cell office:value-type="float" office:value="-0.23125235491271101" table:style-name="ce9">
            <text:p>-0,231252355</text:p>
          </table:table-cell>
          <table:table-cell office:value-type="float" office:value="4299.0230769230802" table:style-name="ce11">
            <text:p>4299,023077</text:p>
          </table:table-cell>
          <table:table-cell office:value-type="float" office:value="2.0855304404124202" table:style-name="ce9">
            <text:p>2,08553044</text:p>
          </table:table-cell>
          <table:table-cell office:value-type="float" office:value="9.6231165220005299E-2" table:style-name="ce9">
            <text:p>0,096231165</text:p>
          </table:table-cell>
          <table:table-cell office:value-type="float" office:value="5.01343141832991" table:style-name="ce9">
            <text:p>5,013431418</text:p>
          </table:table-cell>
          <table:table-cell office:value-type="float" office:value="-1.66048133910879" table:style-name="ce9">
            <text:p>-1,660481339</text:p>
          </table:table-cell>
          <table:table-cell office:value-type="float" office:value="-0.36781848523383398" table:style-name="ce9">
            <text:p>-0,367818485</text:p>
          </table:table-cell>
          <table:table-cell office:value-type="float" office:value="1.9919023770618201" table:style-name="ce9">
            <text:p>1,991902377</text:p>
          </table:table-cell>
          <table:table-cell office:value-type="float" office:value="0.55324418419348198" table:style-name="ce9">
            <text:p>0,553244184</text:p>
          </table:table-cell>
          <table:table-cell office:value-type="float" office:value="0.174534828629408" table:style-name="ce9">
            <text:p>0,174534829</text:p>
          </table:table-cell>
          <table:table-cell office:value-type="float" office:value="0.64166133627633204" table:style-name="ce9">
            <text:p>0,641661336</text:p>
          </table:table-cell>
          <table:table-cell office:value-type="float" office:value="1.9286046666158201" table:style-name="ce9">
            <text:p>1,928604667</text:p>
          </table:table-cell>
          <table:table-cell office:value-type="float" office:value="2.6884802587229601" table:style-name="ce9">
            <text:p>2,688480259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office:value-type="float" office:value="1514.2714285714301" table:style-name="ce14">
            <text:p>1514,271429</text:p>
          </table:table-cell>
          <table:table-cell office:value-type="float" office:value="4299.0230769230802" table:style-name="ce11">
            <text:p>4299,023077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38">
            <text:p>0007CD6778</text:p>
          </table:table-cell>
          <table:table-cell office:value-type="float" office:value="20" table:style-name="ce39">
            <text:p>20</text:p>
          </table:table-cell>
          <table:table-cell office:value-type="float" office:value="4" table:style-name="ce39">
            <text:p>4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office:value-type="float" office:value="62" table:style-name="ce39">
            <text:p>62</text:p>
          </table:table-cell>
          <table:table-cell office:value-type="boolean" office:boolean-value="true" table:formula="of:=TRUE()" table:style-name="ce39">
            <text:p>TRUE</text:p>
          </table:table-cell>
          <table:table-cell office:value-type="float" office:value="38.56" table:style-name="ce39">
            <text:p>38,56</text:p>
          </table:table-cell>
          <table:table-cell office:value-type="float" office:value="35.79" table:style-name="ce39">
            <text:p>35,79</text:p>
          </table:table-cell>
          <table:table-cell office:value-type="float" office:value="-2.77" table:style-name="ce39">
            <text:p>-2,77</text:p>
          </table:table-cell>
          <table:table-cell office:value-type="float" office:value="1" table:style-name="ce39">
            <text:p>1</text:p>
          </table:table-cell>
          <table:table-cell office:value-type="float" office:value="18.433333333333302" table:style-name="ce39">
            <text:p>18,43333333</text:p>
          </table:table-cell>
          <table:table-cell office:value-type="float" office:value="1" table:style-name="ce40">
            <text:p>1</text:p>
          </table:table-cell>
          <table:table-cell office:value-type="float" office:value="17.523809523809501" table:style-name="ce39">
            <text:p>17,52380952</text:p>
          </table:table-cell>
          <table:table-cell office:value-type="float" office:value="-6.8467168649139806E-2" table:style-name="ce39">
            <text:p>-0,068467169</text:p>
          </table:table-cell>
          <table:table-cell office:value-type="float" office:value="-3.5656797622859" table:style-name="ce39">
            <text:p>-3,565679762</text:p>
          </table:table-cell>
          <table:table-cell office:value-type="float" office:value="0.56173955051796798" table:style-name="ce39">
            <text:p>0,561739551</text:p>
          </table:table-cell>
          <table:table-cell office:value-type="float" office:value="0.35" table:style-name="ce39">
            <text:p>0,35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-1.5633903397083799" table:style-name="ce39">
            <text:p>-1,56339034</text:p>
          </table:table-cell>
          <table:table-cell office:value-type="float" office:value="7.1730576711918195E-2" table:style-name="ce39">
            <text:p>0,071730577</text:p>
          </table:table-cell>
          <table:table-cell office:value-type="float" office:value="-2.04734448706352" table:style-name="ce39">
            <text:p>-2,047344487</text:p>
          </table:table-cell>
          <table:table-cell office:value-type="float" office:value="0.54880177283793996" table:style-name="ce39">
            <text:p>0,548801773</text:p>
          </table:table-cell>
          <table:table-cell office:value-type="float" office:value="-5.6968909344648901" table:style-name="ce39">
            <text:p>-5,696890934</text:p>
          </table:table-cell>
          <table:table-cell office:value-type="float" office:value="-0.50638748223795205" table:style-name="ce39">
            <text:p>-0,506387482</text:p>
          </table:table-cell>
          <table:table-cell office:value-type="float" office:value="1.324837156017" table:style-name="ce39">
            <text:p>1,324837156</text:p>
          </table:table-cell>
          <table:table-cell office:value-type="float" office:value="-0.104354338129552" table:style-name="ce39">
            <text:p>-0,104354338</text:p>
          </table:table-cell>
          <table:table-cell office:value-type="float" office:value="2.6032729663368701" table:style-name="ce39">
            <text:p>2,603272966</text:p>
          </table:table-cell>
          <table:table-cell office:value-type="float" office:value="1.3593479522029499" table:style-name="ce39">
            <text:p>1,359347952</text:p>
          </table:table-cell>
          <table:table-cell office:value-type="float" office:value="-2.67855496696107" table:style-name="ce39">
            <text:p>-2,678554967</text:p>
          </table:table-cell>
          <table:table-cell office:value-type="float" office:value="-0.59775399898526405" table:style-name="ce39">
            <text:p>-0,597753999</text:p>
          </table:table-cell>
          <table:table-cell office:value-type="float" office:value="-0.397512449628589" table:style-name="ce39">
            <text:p>-0,39751245</text:p>
          </table:table-cell>
          <table:table-cell office:value-type="float" office:value="2882.0794871794901" table:style-name="ce39">
            <text:p>2882,079487</text:p>
          </table:table-cell>
          <table:table-cell office:value-type="float" office:value="1.49148727414506" table:style-name="ce39">
            <text:p>1,491487274</text:p>
          </table:table-cell>
          <table:table-cell office:value-type="float" office:value="9.6362046278906502E-2" table:style-name="ce39">
            <text:p>0,096362046</text:p>
          </table:table-cell>
          <table:table-cell office:value-type="float" office:value="1.71262169719238" table:style-name="ce39">
            <text:p>1,712621697</text:p>
          </table:table-cell>
          <table:table-cell office:value-type="float" office:value="-1.8909867699923699" table:style-name="ce39">
            <text:p>-1,89098677</text:p>
          </table:table-cell>
          <table:table-cell office:value-type="float" office:value="2.4716902396746998" table:style-name="ce39">
            <text:p>2,47169024</text:p>
          </table:table-cell>
          <table:table-cell office:value-type="float" office:value="0.217013442959922" table:style-name="ce39">
            <text:p>0,217013443</text:p>
          </table:table-cell>
          <table:table-cell office:value-type="float" office:value="-0.59149842984609302" table:style-name="ce39">
            <text:p>-0,59149843</text:p>
          </table:table-cell>
          <table:table-cell office:value-type="float" office:value="2.9711028627803602" table:style-name="ce39">
            <text:p>2,971102863</text:p>
          </table:table-cell>
          <table:table-cell office:value-type="float" office:value="-0.28378848430081599" table:style-name="ce39">
            <text:p>-0,283788484</text:p>
          </table:table-cell>
          <table:table-cell office:value-type="float" office:value="-0.450272688576552" table:style-name="ce39">
            <text:p>-0,450272689</text:p>
          </table:table-cell>
          <table:table-cell office:value-type="float" office:value="-3.89668106954267E-2" table:style-name="ce39">
            <text:p>-0,038966811</text:p>
          </table:table-cell>
          <table:table-cell office:value-type="boolean" office:boolean-value="false" table:formula="of:=FALSE()" table:style-name="ce39">
            <text:p>FALSE</text:p>
          </table:table-cell>
          <table:table-cell table:number-columns-repeated="2" table:style-name="ce39"/>
          <table:table-cell office:value-type="float" office:value="1078.50714285714" table:style-name="ce23">
            <text:p>1078,507143</text:p>
          </table:table-cell>
          <table:table-cell office:value-type="float" office:value="2882.0794871794901" table:style-name="ce39">
            <text:p>2882,079487</text:p>
          </table:table-cell>
          <table:table-cell table:style-name="ce9"/>
          <table:table-cell table:number-columns-repeated="16333" table:style-name="ce39"/>
        </table:table-row>
        <table:table-row table:style-name="ro1">
          <table:table-cell office:value-type="string" table:style-name="ce2">
            <text:p>0007CE0327</text:p>
          </table:table-cell>
          <table:table-cell office:value-type="float" office:value="38" table:style-name="ce9">
            <text:p>38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9">
            <text:p>6</text:p>
          </table:table-cell>
          <table:table-cell office:value-type="float" office:value="81" table:style-name="ce9">
            <text:p>81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8.41" table:style-name="ce9">
            <text:p>28,41</text:p>
          </table:table-cell>
          <table:table-cell office:value-type="float" office:value="29.13" table:style-name="ce9">
            <text:p>29,13</text:p>
          </table:table-cell>
          <table:table-cell office:value-type="float" office:value="0.71999999999999897" table:style-name="ce9">
            <text:p>0,72</text:p>
          </table:table-cell>
          <table:table-cell office:value-type="float" office:value="9" table:style-name="ce9">
            <text:p>9</text:p>
          </table:table-cell>
          <table:table-cell office:value-type="float" office:value="-21.6111111111111" table:style-name="ce9">
            <text:p>-21,61111111</text:p>
          </table:table-cell>
          <table:table-cell office:value-type="float" office:value="7" table:style-name="ce10">
            <text:p>7</text:p>
          </table:table-cell>
          <table:table-cell office:value-type="float" office:value="-2.4992063492063501" table:style-name="ce9">
            <text:p>-2,499206349</text:p>
          </table:table-cell>
          <table:table-cell office:value-type="float" office:value="1.4147448521677" table:style-name="ce9">
            <text:p>1,414744852</text:p>
          </table:table-cell>
          <table:table-cell office:value-type="float" office:value="0.62179052511446198" table:style-name="ce9">
            <text:p>0,621790525</text:p>
          </table:table-cell>
          <table:table-cell office:value-type="float" office:value="-0.33543480492080802" table:style-name="ce9">
            <text:p>-0,335434805</text:p>
          </table:table-cell>
          <table:table-cell office:value-type="float" office:value="0.3" table:style-name="ce9">
            <text:p>0,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16071333425890999" table:style-name="ce9">
            <text:p>0,160713334</text:p>
          </table:table-cell>
          <table:table-cell office:value-type="float" office:value="7.5894626933563095E-2" table:style-name="ce9">
            <text:p>0,075894627</text:p>
          </table:table-cell>
          <table:table-cell office:value-type="float" office:value="-1.5864616764825299" table:style-name="ce9">
            <text:p>-1,586461676</text:p>
          </table:table-cell>
          <table:table-cell office:value-type="float" office:value="-0.90307249623408803" table:style-name="ce9">
            <text:p>-0,903072496</text:p>
          </table:table-cell>
          <table:table-cell office:value-type="float" office:value="-0.81702844925659701" table:style-name="ce9">
            <text:p>-0,817028449</text:p>
          </table:table-cell>
          <table:table-cell office:value-type="float" office:value="-1.86468120959621" table:style-name="ce9">
            <text:p>-1,86468121</text:p>
          </table:table-cell>
          <table:table-cell office:value-type="float" office:value="-0.73463981554369795" table:style-name="ce9">
            <text:p>-0,734639816</text:p>
          </table:table-cell>
          <table:table-cell office:value-type="float" office:value="0.51276547581801901" table:style-name="ce9">
            <text:p>0,512765476</text:p>
          </table:table-cell>
          <table:table-cell office:value-type="float" office:value="2.2232965027195801" table:style-name="ce9">
            <text:p>2,223296503</text:p>
          </table:table-cell>
          <table:table-cell office:value-type="float" office:value="-0.77037984925553704" table:style-name="ce9">
            <text:p>-0,770379849</text:p>
          </table:table-cell>
          <table:table-cell office:value-type="float" office:value="-1.4743096664964099" table:style-name="ce9">
            <text:p>-1,474309666</text:p>
          </table:table-cell>
          <table:table-cell office:value-type="float" office:value="0.32085497666767598" table:style-name="ce9">
            <text:p>0,320854977</text:p>
          </table:table-cell>
          <table:table-cell office:value-type="float" office:value="-2.4546425607876701E-2" table:style-name="ce9">
            <text:p>-0,024546426</text:p>
          </table:table-cell>
          <table:table-cell office:value-type="float" office:value="3005.4666666666699" table:style-name="ce11">
            <text:p>3005,466667</text:p>
          </table:table-cell>
          <table:table-cell office:value-type="float" office:value="3.5434564642861499" table:style-name="ce9">
            <text:p>3,543456464</text:p>
          </table:table-cell>
          <table:table-cell office:value-type="float" office:value="9.3508970954514603E-2" table:style-name="ce9">
            <text:p>0,093508971</text:p>
          </table:table-cell>
          <table:table-cell office:value-type="float" office:value="1.2383637741340501" table:style-name="ce9">
            <text:p>1,238363774</text:p>
          </table:table-cell>
          <table:table-cell office:value-type="float" office:value="-5.65291951885657" table:style-name="ce9">
            <text:p>-5,652919519</text:p>
          </table:table-cell>
          <table:table-cell office:value-type="float" office:value="-2.2494748277649301" table:style-name="ce9">
            <text:p>-2,249474828</text:p>
          </table:table-cell>
          <table:table-cell office:value-type="float" office:value="-1.28522053042159" table:style-name="ce9">
            <text:p>-1,28522053</text:p>
          </table:table-cell>
          <table:table-cell office:value-type="float" office:value="-0.65447610775472298" table:style-name="ce9">
            <text:p>-0,654476108</text:p>
          </table:table-cell>
          <table:table-cell office:value-type="float" office:value="-1.34071455509318" table:style-name="ce9">
            <text:p>-1,340714555</text:p>
          </table:table-cell>
          <table:table-cell office:value-type="float" office:value="1.2908757480558799" table:style-name="ce9">
            <text:p>1,290875748</text:p>
          </table:table-cell>
          <table:table-cell office:value-type="float" office:value="-7.8486134701028804E-2" table:style-name="ce9">
            <text:p>-0,078486135</text:p>
          </table:table-cell>
          <table:table-cell office:value-type="float" office:value="0.93645320018107103" table:style-name="ce9">
            <text:p>0,9364532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office:value-type="float" office:value="3469.12222222222" table:style-name="ce14">
            <text:p>3469,122222</text:p>
          </table:table-cell>
          <table:table-cell office:value-type="float" office:value="3005.4666666666699" table:style-name="ce11">
            <text:p>3005,466667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EC0B</text:p>
          </table:table-cell>
          <table:table-cell office:value-type="float" office:value="36" table:style-name="ce9">
            <text:p>36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81" table:style-name="ce9">
            <text:p>81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1.29" table:style-name="ce9">
            <text:p>31,29</text:p>
          </table:table-cell>
          <table:table-cell office:value-type="float" office:value="30.86" table:style-name="ce9">
            <text:p>30,86</text:p>
          </table:table-cell>
          <table:table-cell office:value-type="float" office:value="-0.43" table:style-name="ce9">
            <text:p>-0,43</text:p>
          </table:table-cell>
          <table:table-cell office:value-type="float" office:value="3" table:style-name="ce9">
            <text:p>3</text:p>
          </table:table-cell>
          <table:table-cell office:value-type="float" office:value="12.9166666666667" table:style-name="ce9">
            <text:p>12,91666667</text:p>
          </table:table-cell>
          <table:table-cell office:value-type="float" office:value="1" table:style-name="ce10">
            <text:p>1</text:p>
          </table:table-cell>
          <table:table-cell office:value-type="float" office:value="10.8576097105509" table:style-name="ce9">
            <text:p>10,85760971</text:p>
          </table:table-cell>
          <table:table-cell office:value-type="float" office:value="2.6454898159848299" table:style-name="ce9">
            <text:p>2,645489816</text:p>
          </table:table-cell>
          <table:table-cell office:value-type="float" office:value="0.74514198134403498" table:style-name="ce9">
            <text:p>0,745141981</text:p>
          </table:table-cell>
          <table:table-cell office:value-type="float" office:value="-1.6666337563982601" table:style-name="ce9">
            <text:p>-1,666633756</text:p>
          </table:table-cell>
          <table:table-cell office:value-type="float" office:value="0.55000000000000004" table:style-name="ce9">
            <text:p>0,55</text:p>
          </table:table-cell>
          <table:table-cell office:value-type="float" office:value="0.90909090909090895" table:style-name="ce9">
            <text:p>0,909090909</text:p>
          </table:table-cell>
          <table:table-cell office:value-type="float" office:value="1.1000000000000001" table:style-name="ce9">
            <text:p>1,1</text:p>
          </table:table-cell>
          <table:table-cell office:value-type="float" office:value="3.8120283266195201" table:style-name="ce9">
            <text:p>3,812028327</text:p>
          </table:table-cell>
          <table:table-cell office:value-type="float" office:value="-0.34165322882698901" table:style-name="ce9">
            <text:p>-0,341653229</text:p>
          </table:table-cell>
          <table:table-cell office:value-type="float" office:value="3.0706529940684102" table:style-name="ce9">
            <text:p>3,070652994</text:p>
          </table:table-cell>
          <table:table-cell office:value-type="float" office:value="-1.7551054399202499" table:style-name="ce9">
            <text:p>-1,75510544</text:p>
          </table:table-cell>
          <table:table-cell office:value-type="float" office:value="2.4160576087727801" table:style-name="ce9">
            <text:p>2,416057609</text:p>
          </table:table-cell>
          <table:table-cell office:value-type="float" office:value="-2.09265528463555" table:style-name="ce9">
            <text:p>-2,092655285</text:p>
          </table:table-cell>
          <table:table-cell office:value-type="float" office:value="0.238842903707984" table:style-name="ce9">
            <text:p>0,238842904</text:p>
          </table:table-cell>
          <table:table-cell office:value-type="float" office:value="-2.7468739249085599" table:style-name="ce9">
            <text:p>-2,746873925</text:p>
          </table:table-cell>
          <table:table-cell office:value-type="float" office:value="3.1684201110386598" table:style-name="ce9">
            <text:p>3,168420111</text:p>
          </table:table-cell>
          <table:table-cell office:value-type="float" office:value="-0.33365427683634602" table:style-name="ce9">
            <text:p>-0,333654277</text:p>
          </table:table-cell>
          <table:table-cell office:value-type="float" office:value="-0.49585342039639901" table:style-name="ce9">
            <text:p>-0,49585342</text:p>
          </table:table-cell>
          <table:table-cell office:value-type="float" office:value="3.43529767582582" table:style-name="ce9">
            <text:p>3,435297676</text:p>
          </table:table-cell>
          <table:table-cell office:value-type="float" office:value="-3.0559165391551" table:style-name="ce9">
            <text:p>-3,055916539</text:p>
          </table:table-cell>
          <table:table-cell office:value-type="float" office:value="1551.25238095238" table:style-name="ce11">
            <text:p>1551,252381</text:p>
          </table:table-cell>
          <table:table-cell office:value-type="float" office:value="1.2173815427329699" table:style-name="ce9">
            <text:p>1,217381543</text:p>
          </table:table-cell>
          <table:table-cell office:value-type="float" office:value="0.107981876394802" table:style-name="ce9">
            <text:p>0,107981876</text:p>
          </table:table-cell>
          <table:table-cell office:value-type="float" office:value="-10.349805244567101" table:style-name="ce9">
            <text:p>-10,34980524</text:p>
          </table:table-cell>
          <table:table-cell office:value-type="float" office:value="0.19628091196506101" table:style-name="ce9">
            <text:p>0,196280912</text:p>
          </table:table-cell>
          <table:table-cell office:value-type="float" office:value="-4.35616487532643E-2" table:style-name="ce9">
            <text:p>-0,043561649</text:p>
          </table:table-cell>
          <table:table-cell office:value-type="float" office:value="-0.98473054330623999" table:style-name="ce9">
            <text:p>-0,984730543</text:p>
          </table:table-cell>
          <table:table-cell office:value-type="float" office:value="-3.8116040111767302" table:style-name="ce9">
            <text:p>-3,811604011</text:p>
          </table:table-cell>
          <table:table-cell office:value-type="float" office:value="2.0666651365457098" table:style-name="ce9">
            <text:p>2,066665137</text:p>
          </table:table-cell>
          <table:table-cell office:value-type="float" office:value="-3.49811844918715E-2" table:style-name="ce9">
            <text:p>-0,034981184</text:p>
          </table:table-cell>
          <table:table-cell office:value-type="float" office:value="-0.60238186808701599" table:style-name="ce9">
            <text:p>-0,602381868</text:p>
          </table:table-cell>
          <table:table-cell office:value-type="float" office:value="-0.98507414429657603" table:style-name="ce9">
            <text:p>-0,985074144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office:value-type="float" office:value="5640.94888888889" table:style-name="ce14">
            <text:p>5640,948889</text:p>
          </table:table-cell>
          <table:table-cell office:value-type="float" office:value="1551.25238095238" table:style-name="ce11">
            <text:p>1551,252381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DBAF</text:p>
          </table:table-cell>
          <table:table-cell office:value-type="float" office:value="32" table:style-name="ce9">
            <text:p>32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9">
            <text:p>9</text:p>
          </table:table-cell>
          <table:table-cell office:value-type="float" office:value="64" table:style-name="ce9">
            <text:p>64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1.31" table:style-name="ce9">
            <text:p>31,31</text:p>
          </table:table-cell>
          <table:table-cell office:value-type="float" office:value="32.86" table:style-name="ce9">
            <text:p>32,86</text:p>
          </table:table-cell>
          <table:table-cell office:value-type="float" office:value="1.55" table:style-name="ce9">
            <text:p>1,55</text:p>
          </table:table-cell>
          <table:table-cell office:value-type="float" office:value="7" table:style-name="ce9">
            <text:p>7</text:p>
          </table:table-cell>
          <table:table-cell office:value-type="float" office:value="-3.7" table:style-name="ce9">
            <text:p>-3,7</text:p>
          </table:table-cell>
          <table:table-cell office:value-type="float" office:value="6" table:style-name="ce10">
            <text:p>6</text:p>
          </table:table-cell>
          <table:table-cell office:value-type="float" office:value="-1.05697032436163" table:style-name="ce9">
            <text:p>-1,056970324</text:p>
          </table:table-cell>
          <table:table-cell office:value-type="float" office:value="2.1180369732641999" table:style-name="ce9">
            <text:p>2,118036973</text:p>
          </table:table-cell>
          <table:table-cell office:value-type="float" office:value="1.2876910663938499" table:style-name="ce9">
            <text:p>1,287691066</text:p>
          </table:table-cell>
          <table:table-cell office:value-type="float" office:value="-0.84437264401814605" table:style-name="ce9">
            <text:p>-0,844372644</text:p>
          </table:table-cell>
          <table:table-cell office:value-type="float" office:value="0.5" table:style-name="ce9">
            <text:p>0,5</text:p>
          </table:table-cell>
          <table:table-cell office:value-type="float" office:value="0.71428571428571397" table:style-name="ce9">
            <text:p>0,714285714</text:p>
          </table:table-cell>
          <table:table-cell office:value-type="float" office:value="1.07692307692308" table:style-name="ce9">
            <text:p>1,076923077</text:p>
          </table:table-cell>
          <table:table-cell office:value-type="float" office:value="2.3487812804511199" table:style-name="ce9">
            <text:p>2,34878128</text:p>
          </table:table-cell>
          <table:table-cell office:value-type="float" office:value="0.122705280429016" table:style-name="ce9">
            <text:p>0,12270528</text:p>
          </table:table-cell>
          <table:table-cell office:value-type="float" office:value="-3.2919539950751799" table:style-name="ce9">
            <text:p>-3,291953995</text:p>
          </table:table-cell>
          <table:table-cell office:value-type="float" office:value="-0.61189907218503803" table:style-name="ce9">
            <text:p>-0,611899072</text:p>
          </table:table-cell>
          <table:table-cell office:value-type="float" office:value="-0.46966093298102202" table:style-name="ce9">
            <text:p>-0,469660933</text:p>
          </table:table-cell>
          <table:table-cell office:value-type="float" office:value="-1.5070800561467199" table:style-name="ce9">
            <text:p>-1,507080056</text:p>
          </table:table-cell>
          <table:table-cell office:value-type="float" office:value="0.770069508456663" table:style-name="ce9">
            <text:p>0,770069508</text:p>
          </table:table-cell>
          <table:table-cell office:value-type="float" office:value="0.75572081160646498" table:style-name="ce9">
            <text:p>0,755720812</text:p>
          </table:table-cell>
          <table:table-cell office:value-type="float" office:value="2.3348817319391801" table:style-name="ce9">
            <text:p>2,334881732</text:p>
          </table:table-cell>
          <table:table-cell office:value-type="float" office:value="-1.1565082096788" table:style-name="ce9">
            <text:p>-1,15650821</text:p>
          </table:table-cell>
          <table:table-cell office:value-type="float" office:value="-0.44338393914789198" table:style-name="ce9">
            <text:p>-0,443383939</text:p>
          </table:table-cell>
          <table:table-cell office:value-type="float" office:value="-4.1644334495383504" table:style-name="ce9">
            <text:p>-4,16443345</text:p>
          </table:table-cell>
          <table:table-cell office:value-type="float" office:value="1.0460827803922199" table:style-name="ce9">
            <text:p>1,04608278</text:p>
          </table:table-cell>
          <table:table-cell office:value-type="float" office:value="12572.833333333299" table:style-name="ce11">
            <text:p>12572,83333</text:p>
          </table:table-cell>
          <table:table-cell office:value-type="float" office:value="1.8438824264529099" table:style-name="ce9">
            <text:p>1,843882426</text:p>
          </table:table-cell>
          <table:table-cell office:value-type="float" office:value="9.4442098326134094E-2" table:style-name="ce9">
            <text:p>0,094442098</text:p>
          </table:table-cell>
          <table:table-cell office:value-type="float" office:value="5.4696837015517303" table:style-name="ce9">
            <text:p>5,469683702</text:p>
          </table:table-cell>
          <table:table-cell office:value-type="float" office:value="-1.18871172839517" table:style-name="ce9">
            <text:p>-1,188711728</text:p>
          </table:table-cell>
          <table:table-cell office:value-type="float" office:value="-0.84435140856148905" table:style-name="ce9">
            <text:p>-0,844351409</text:p>
          </table:table-cell>
          <table:table-cell office:value-type="float" office:value="-1.3937263082815099" table:style-name="ce9">
            <text:p>-1,393726308</text:p>
          </table:table-cell>
          <table:table-cell office:value-type="float" office:value="0.58020316074997602" table:style-name="ce9">
            <text:p>0,580203161</text:p>
          </table:table-cell>
          <table:table-cell office:value-type="float" office:value="-4.3735098259143297E-2" table:style-name="ce9">
            <text:p>-0,043735098</text:p>
          </table:table-cell>
          <table:table-cell office:value-type="float" office:value="0.29493690214453999" table:style-name="ce9">
            <text:p>0,294936902</text:p>
          </table:table-cell>
          <table:table-cell office:value-type="float" office:value="-0.59468498758458199" table:style-name="ce9">
            <text:p>-0,594684988</text:p>
          </table:table-cell>
          <table:table-cell office:value-type="float" office:value="0.64150730179007798" table:style-name="ce9">
            <text:p>0,641507302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office:value-type="float" office:value="743.48444444444397" table:style-name="ce14">
            <text:p>743,4844444</text:p>
          </table:table-cell>
          <table:table-cell office:value-type="float" office:value="12572.833333333299" table:style-name="ce11">
            <text:p>12572,83333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9">
            <text:p>0007CDE223</text:p>
          </table:table-cell>
          <table:table-cell office:value-type="float" office:value="33" table:style-name="ce19">
            <text:p>3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81" table:style-name="ce19">
            <text:p>81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1.39" table:style-name="ce19">
            <text:p>31,39</text:p>
          </table:table-cell>
          <table:table-cell office:value-type="float" office:value="31.64" table:style-name="ce19">
            <text:p>31,64</text:p>
          </table:table-cell>
          <table:table-cell office:value-type="float" office:value="0.25" table:style-name="ce19">
            <text:p>0,25</text:p>
          </table:table-cell>
          <table:table-cell office:value-type="float" office:value="6" table:style-name="ce19">
            <text:p>6</text:p>
          </table:table-cell>
          <table:table-cell office:value-type="float" office:value="-3.66439393939394" table:style-name="ce19">
            <text:p>-3,664393939</text:p>
          </table:table-cell>
          <table:table-cell office:value-type="float" office:value="2" table:style-name="ce10">
            <text:p>2</text:p>
          </table:table-cell>
          <table:table-cell office:value-type="float" office:value="10.815086652478" table:style-name="ce19">
            <text:p>10,81508665</text:p>
          </table:table-cell>
          <table:table-cell office:value-type="float" office:value="2.0775184120536698" table:style-name="ce19">
            <text:p>2,077518412</text:p>
          </table:table-cell>
          <table:table-cell office:value-type="float" office:value="1.9776246896719401" table:style-name="ce19">
            <text:p>1,97762469</text:p>
          </table:table-cell>
          <table:table-cell office:value-type="float" office:value="-0.99988463421850005" table:style-name="ce19">
            <text:p>-0,999884634</text:p>
          </table:table-cell>
          <table:table-cell office:value-type="float" office:value="0.35" table:style-name="ce19">
            <text:p>0,35</text:p>
          </table:table-cell>
          <table:table-cell office:value-type="float" office:value="0.875" table:style-name="ce19">
            <text:p>0,875</text:p>
          </table:table-cell>
          <table:table-cell office:value-type="float" office:value="1.1666666666666701" table:style-name="ce19">
            <text:p>1,166666667</text:p>
          </table:table-cell>
          <table:table-cell office:value-type="float" office:value="1.0702000390513999" table:style-name="ce19">
            <text:p>1,070200039</text:p>
          </table:table-cell>
          <table:table-cell office:value-type="float" office:value="0.46956274634617001" table:style-name="ce19">
            <text:p>0,469562746</text:p>
          </table:table-cell>
          <table:table-cell office:value-type="float" office:value="2.3918255144387199" table:style-name="ce19">
            <text:p>2,391825514</text:p>
          </table:table-cell>
          <table:table-cell office:value-type="float" office:value="0.130864830026382" table:style-name="ce19">
            <text:p>0,13086483</text:p>
          </table:table-cell>
          <table:table-cell office:value-type="float" office:value="7.51603144723728" table:style-name="ce19">
            <text:p>7,516031447</text:p>
          </table:table-cell>
          <table:table-cell office:value-type="float" office:value="0.39926428202849201" table:style-name="ce19">
            <text:p>0,399264282</text:p>
          </table:table-cell>
          <table:table-cell office:value-type="float" office:value="-1.69362075889764" table:style-name="ce19">
            <text:p>-1,693620759</text:p>
          </table:table-cell>
          <table:table-cell office:value-type="float" office:value="-0.455389643465206" table:style-name="ce19">
            <text:p>-0,455389643</text:p>
          </table:table-cell>
          <table:table-cell office:value-type="float" office:value="-1.24933910979989" table:style-name="ce19">
            <text:p>-1,24933911</text:p>
          </table:table-cell>
          <table:table-cell office:value-type="float" office:value="2.53682664793934" table:style-name="ce19">
            <text:p>2,536826648</text:p>
          </table:table-cell>
          <table:table-cell office:value-type="float" office:value="2.7553448560224401" table:style-name="ce19">
            <text:p>2,755344856</text:p>
          </table:table-cell>
          <table:table-cell office:value-type="float" office:value="-5.0627644461546398E-2" table:style-name="ce19">
            <text:p>-0,050627644</text:p>
          </table:table-cell>
          <table:table-cell office:value-type="float" office:value="-2.3927579117305" table:style-name="ce19">
            <text:p>-2,392757912</text:p>
          </table:table-cell>
          <table:table-cell office:value-type="float" office:value="4716.5809523809503" table:style-name="ce11">
            <text:p>4716,580952</text:p>
          </table:table-cell>
          <table:table-cell office:value-type="float" office:value="1.09412217422749" table:style-name="ce19">
            <text:p>1,094122174</text:p>
          </table:table-cell>
          <table:table-cell office:value-type="float" office:value="0.19123719562798699" table:style-name="ce19">
            <text:p>0,191237196</text:p>
          </table:table-cell>
          <table:table-cell office:value-type="float" office:value="4.3825235833399301" table:style-name="ce19">
            <text:p>4,382523583</text:p>
          </table:table-cell>
          <table:table-cell office:value-type="float" office:value="1.44278571696834" table:style-name="ce19">
            <text:p>1,442785717</text:p>
          </table:table-cell>
          <table:table-cell office:value-type="float" office:value="-0.89316712123241004" table:style-name="ce19">
            <text:p>-0,893167121</text:p>
          </table:table-cell>
          <table:table-cell office:value-type="float" office:value="-2.6724436973126902" table:style-name="ce19">
            <text:p>-2,672443697</text:p>
          </table:table-cell>
          <table:table-cell office:value-type="float" office:value="-0.99240624476695705" table:style-name="ce19">
            <text:p>-0,992406245</text:p>
          </table:table-cell>
          <table:table-cell office:value-type="float" office:value="0.56542945900109798" table:style-name="ce19">
            <text:p>0,565429459</text:p>
          </table:table-cell>
          <table:table-cell office:value-type="float" office:value="-0.47436432000526702" table:style-name="ce19">
            <text:p>-0,47436432</text:p>
          </table:table-cell>
          <table:table-cell office:value-type="float" office:value="1.04338517322465" table:style-name="ce19">
            <text:p>1,043385173</text:p>
          </table:table-cell>
          <table:table-cell office:value-type="float" office:value="-1.77753592485027" table:style-name="ce19">
            <text:p>-1,777535925</text:p>
          </table:table-cell>
          <table:table-cell office:value-type="boolean" office:boolean-value="true" table:formula="of:=TRUE()" table:style-name="ce19">
            <text:p>TRUE</text:p>
          </table:table-cell>
          <table:table-cell table:style-name="ce12"/>
          <table:table-cell table:style-name="ce13"/>
          <table:table-cell table:style-name="ce14"/>
          <table:table-cell office:value-type="float" office:value="4716.5809523809503" table:style-name="ce11">
            <text:p>4716,580952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">
            <text:p>0007CDEEE2</text:p>
          </table:table-cell>
          <table:table-cell office:value-type="float" office:value="37" table:style-name="ce9">
            <text:p>37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8" table:style-name="ce9">
            <text:p>8</text:p>
          </table:table-cell>
          <table:table-cell office:value-type="float" office:value="81" table:style-name="ce9">
            <text:p>81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1.82" table:style-name="ce9">
            <text:p>31,82</text:p>
          </table:table-cell>
          <table:table-cell office:value-type="float" office:value="31.13" table:style-name="ce9">
            <text:p>31,13</text:p>
          </table:table-cell>
          <table:table-cell office:value-type="float" office:value="-0.69000000000000095" table:style-name="ce9">
            <text:p>-0,69</text:p>
          </table:table-cell>
          <table:table-cell office:value-type="float" office:value="4" table:style-name="ce9">
            <text:p>4</text:p>
          </table:table-cell>
          <table:table-cell office:value-type="float" office:value="6.9431818181818201" table:style-name="ce9">
            <text:p>6,943181818</text:p>
          </table:table-cell>
          <table:table-cell office:value-type="float" office:value="3" table:style-name="ce10">
            <text:p>3</text:p>
          </table:table-cell>
          <table:table-cell office:value-type="float" office:value="4.2987468671679201" table:style-name="ce9">
            <text:p>4,298746867</text:p>
          </table:table-cell>
          <table:table-cell office:value-type="float" office:value="2.0448298775167402" table:style-name="ce9">
            <text:p>2,044829878</text:p>
          </table:table-cell>
          <table:table-cell office:value-type="float" office:value="1.7617093350365101" table:style-name="ce9">
            <text:p>1,761709335</text:p>
          </table:table-cell>
          <table:table-cell office:value-type="float" office:value="-0.71906486584802598" table:style-name="ce9">
            <text:p>-0,719064866</text:p>
          </table:table-cell>
          <table:table-cell office:value-type="float" office:value="0.6" table:style-name="ce9">
            <text:p>0,6</text:p>
          </table:table-cell>
          <table:table-cell office:value-type="float" office:value="0.85714285714285698" table:style-name="ce9">
            <text:p>0,857142857</text:p>
          </table:table-cell>
          <table:table-cell office:value-type="float" office:value="1" table:style-name="ce9">
            <text:p>1</text:p>
          </table:table-cell>
          <table:table-cell office:value-type="float" office:value="1.4827479965486501" table:style-name="ce9">
            <text:p>1,482747997</text:p>
          </table:table-cell>
          <table:table-cell office:value-type="float" office:value="-0.34613397061795498" table:style-name="ce9">
            <text:p>-0,346133971</text:p>
          </table:table-cell>
          <table:table-cell office:value-type="float" office:value="2.7631777851160502" table:style-name="ce9">
            <text:p>2,763177785</text:p>
          </table:table-cell>
          <table:table-cell office:value-type="float" office:value="0.32450194959539802" table:style-name="ce9">
            <text:p>0,32450195</text:p>
          </table:table-cell>
          <table:table-cell office:value-type="float" office:value="2.6122488971780999" table:style-name="ce9">
            <text:p>2,612248897</text:p>
          </table:table-cell>
          <table:table-cell office:value-type="float" office:value="-1.91270014917662" table:style-name="ce9">
            <text:p>-1,912700149</text:p>
          </table:table-cell>
          <table:table-cell office:value-type="float" office:value="-0.118798936711298" table:style-name="ce9">
            <text:p>-0,118798937</text:p>
          </table:table-cell>
          <table:table-cell office:value-type="float" office:value="2.8132594582537198" table:style-name="ce9">
            <text:p>2,813259458</text:p>
          </table:table-cell>
          <table:table-cell office:value-type="float" office:value="1.57400764905656" table:style-name="ce9">
            <text:p>1,574007649</text:p>
          </table:table-cell>
          <table:table-cell office:value-type="float" office:value="-2.1478937991881102" table:style-name="ce9">
            <text:p>-2,147893799</text:p>
          </table:table-cell>
          <table:table-cell office:value-type="float" office:value="-1.91247792972645" table:style-name="ce9">
            <text:p>-1,91247793</text:p>
          </table:table-cell>
          <table:table-cell office:value-type="float" office:value="-0.45031129476798099" table:style-name="ce9">
            <text:p>-0,450311295</text:p>
          </table:table-cell>
          <table:table-cell office:value-type="float" office:value="-1.02143585229691" table:style-name="ce9">
            <text:p>-1,021435852</text:p>
          </table:table-cell>
          <table:table-cell office:value-type="float" office:value="5581.48809523809" table:style-name="ce11">
            <text:p>5581,488095</text:p>
          </table:table-cell>
          <table:table-cell office:value-type="float" office:value="1.22977902298538" table:style-name="ce9">
            <text:p>1,229779023</text:p>
          </table:table-cell>
          <table:table-cell office:value-type="float" office:value="0.14431891136729599" table:style-name="ce9">
            <text:p>0,144318911</text:p>
          </table:table-cell>
          <table:table-cell office:value-type="float" office:value="0.67899952834924004" table:style-name="ce9">
            <text:p>0,678999528</text:p>
          </table:table-cell>
          <table:table-cell office:value-type="float" office:value="2.6833408651641499" table:style-name="ce9">
            <text:p>2,683340865</text:p>
          </table:table-cell>
          <table:table-cell office:value-type="float" office:value="3.8387272324718702" table:style-name="ce9">
            <text:p>3,838727232</text:p>
          </table:table-cell>
          <table:table-cell office:value-type="float" office:value="4.3801215806829603" table:style-name="ce9">
            <text:p>4,380121581</text:p>
          </table:table-cell>
          <table:table-cell office:value-type="float" office:value="-1.62790578054292" table:style-name="ce9">
            <text:p>-1,627905781</text:p>
          </table:table-cell>
          <table:table-cell office:value-type="float" office:value="0.471476247708637" table:style-name="ce9">
            <text:p>0,471476248</text:p>
          </table:table-cell>
          <table:table-cell office:value-type="float" office:value="-0.46332219804992902" table:style-name="ce9">
            <text:p>-0,463322198</text:p>
          </table:table-cell>
          <table:table-cell office:value-type="float" office:value="4.0668536076381097" table:style-name="ce9">
            <text:p>4,066853608</text:p>
          </table:table-cell>
          <table:table-cell office:value-type="float" office:value="-7.8471239574960799E-2" table:style-name="ce9">
            <text:p>-0,07847124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5581.48809523809" table:style-name="ce11">
            <text:p>5581,488095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41">
            <text:p>0007CD77C5</text:p>
          </table:table-cell>
          <table:table-cell office:value-type="float" office:value="23" table:style-name="ce42">
            <text:p>23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0" table:style-name="ce42">
            <text:p>10</text:p>
          </table:table-cell>
          <table:table-cell office:value-type="float" office:value="64" table:style-name="ce42">
            <text:p>64</text:p>
          </table:table-cell>
          <table:table-cell office:value-type="boolean" office:boolean-value="true" table:formula="of:=TRUE()" table:style-name="ce42">
            <text:p>TRUE</text:p>
          </table:table-cell>
          <table:table-cell office:value-type="float" office:value="32.590000000000003" table:style-name="ce42">
            <text:p>32,59</text:p>
          </table:table-cell>
          <table:table-cell office:value-type="float" office:value="34.18" table:style-name="ce42">
            <text:p>34,18</text:p>
          </table:table-cell>
          <table:table-cell office:value-type="float" office:value="1.59" table:style-name="ce42">
            <text:p>1,59</text:p>
          </table:table-cell>
          <table:table-cell office:value-type="float" office:value="1" table:style-name="ce42">
            <text:p>1</text:p>
          </table:table-cell>
          <table:table-cell office:value-type="float" office:value="28.15" table:style-name="ce42">
            <text:p>28,15</text:p>
          </table:table-cell>
          <table:table-cell office:value-type="float" office:value="4" table:style-name="ce42">
            <text:p>4</text:p>
          </table:table-cell>
          <table:table-cell office:value-type="float" office:value="3.73860357908345" table:style-name="ce42">
            <text:p>3,738603579</text:p>
          </table:table-cell>
          <table:table-cell office:value-type="float" office:value="2.2409213069853" table:style-name="ce42">
            <text:p>2,240921307</text:p>
          </table:table-cell>
          <table:table-cell office:value-type="float" office:value="1.2804767657193401" table:style-name="ce42">
            <text:p>1,280476766</text:p>
          </table:table-cell>
          <table:table-cell office:value-type="float" office:value="0.70754903856071305" table:style-name="ce42">
            <text:p>0,707549039</text:p>
          </table:table-cell>
          <table:table-cell office:value-type="float" office:value="0.3" table:style-name="ce42">
            <text:p>0,3</text:p>
          </table:table-cell>
          <table:table-cell office:value-type="float" office:value="1.2" table:style-name="ce42">
            <text:p>1,2</text:p>
          </table:table-cell>
          <table:table-cell office:value-type="float" office:value="0.83333333333333304" table:style-name="ce42">
            <text:p>0,833333333</text:p>
          </table:table-cell>
          <table:table-cell office:value-type="float" office:value="-1.9906144206640899" table:style-name="ce42">
            <text:p>-1,990614421</text:p>
          </table:table-cell>
          <table:table-cell office:value-type="float" office:value="-3.3122950826338503E-2" table:style-name="ce42">
            <text:p>-0,033122951</text:p>
          </table:table-cell>
          <table:table-cell office:value-type="float" office:value="-2.0477212416960899" table:style-name="ce42">
            <text:p>-2,047721242</text:p>
          </table:table-cell>
          <table:table-cell office:value-type="float" office:value="-0.82484915034885997" table:style-name="ce42">
            <text:p>-0,82484915</text:p>
          </table:table-cell>
          <table:table-cell office:value-type="float" office:value="8.8139243007054606" table:style-name="ce42">
            <text:p>8,813924301</text:p>
          </table:table-cell>
          <table:table-cell office:value-type="float" office:value="-2.5690797186835201" table:style-name="ce42">
            <text:p>-2,569079719</text:p>
          </table:table-cell>
          <table:table-cell office:value-type="float" office:value="7.2892659170943004" table:style-name="ce42">
            <text:p>7,289265917</text:p>
          </table:table-cell>
          <table:table-cell office:value-type="float" office:value="-0.81288854982407799" table:style-name="ce42">
            <text:p>-0,81288855</text:p>
          </table:table-cell>
          <table:table-cell office:value-type="float" office:value="0.294201967971431" table:style-name="ce42">
            <text:p>0,294201968</text:p>
          </table:table-cell>
          <table:table-cell office:value-type="float" office:value="-0.218026260789352" table:style-name="ce42">
            <text:p>-0,218026261</text:p>
          </table:table-cell>
          <table:table-cell office:value-type="float" office:value="-0.99757982839999304" table:style-name="ce42">
            <text:p>-0,997579828</text:p>
          </table:table-cell>
          <table:table-cell office:value-type="float" office:value="0.44932240428723202" table:style-name="ce42">
            <text:p>0,449322404</text:p>
          </table:table-cell>
          <table:table-cell office:value-type="float" office:value="0.57972491497044099" table:style-name="ce42">
            <text:p>0,579724915</text:p>
          </table:table-cell>
          <table:table-cell office:value-type="float" office:value="7560.25952380953" table:style-name="ce42">
            <text:p>7560,259524</text:p>
          </table:table-cell>
          <table:table-cell office:value-type="float" office:value="1.5344892270986299" table:style-name="ce42">
            <text:p>1,534489227</text:p>
          </table:table-cell>
          <table:table-cell office:value-type="float" office:value="0.13838684676042601" table:style-name="ce42">
            <text:p>0,138386847</text:p>
          </table:table-cell>
          <table:table-cell office:value-type="float" office:value="6.47805567130571" table:style-name="ce42">
            <text:p>6,478055671</text:p>
          </table:table-cell>
          <table:table-cell office:value-type="float" office:value="-0.61879827969991796" table:style-name="ce42">
            <text:p>-0,61879828</text:p>
          </table:table-cell>
          <table:table-cell office:value-type="float" office:value="1.4501991645131201E-2" table:style-name="ce42">
            <text:p>0,014501992</text:p>
          </table:table-cell>
          <table:table-cell office:value-type="float" office:value="-1.92369405306518" table:style-name="ce42">
            <text:p>-1,923694053</text:p>
          </table:table-cell>
          <table:table-cell office:value-type="float" office:value="1.0693991970038501" table:style-name="ce42">
            <text:p>1,069399197</text:p>
          </table:table-cell>
          <table:table-cell office:value-type="float" office:value="5.6391764803456298E-2" table:style-name="ce42">
            <text:p>0,056391765</text:p>
          </table:table-cell>
          <table:table-cell office:value-type="float" office:value="0.54742616467881" table:style-name="ce42">
            <text:p>0,547426165</text:p>
          </table:table-cell>
          <table:table-cell office:value-type="float" office:value="-0.87076773190980505" table:style-name="ce42">
            <text:p>-0,870767732</text:p>
          </table:table-cell>
          <table:table-cell office:value-type="float" office:value="-0.71768261658490695" table:style-name="ce42">
            <text:p>-0,717682617</text:p>
          </table:table-cell>
          <table:table-cell office:value-type="boolean" office:boolean-value="false" table:formula="of:=FALSE()" table:style-name="ce42">
            <text:p>FALSE</text:p>
          </table:table-cell>
          <table:table-cell table:number-columns-repeated="3" table:style-name="ce42"/>
          <table:table-cell office:value-type="float" office:value="7560.25952380953" table:style-name="ce42">
            <text:p>7560,259524</text:p>
          </table:table-cell>
          <table:table-cell table:style-name="ce9"/>
          <table:table-cell table:number-columns-repeated="16333" table:style-name="ce42"/>
        </table:table-row>
        <table:table-row table:style-name="ro1">
          <table:table-cell office:value-type="string" table:style-name="ce2">
            <text:p>0007CB3491</text:p>
          </table:table-cell>
          <table:table-cell office:value-type="float" office:value="9" table:style-name="ce9">
            <text:p>9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62" table:style-name="ce9">
            <text:p>62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2.79" table:style-name="ce9">
            <text:p>32,79</text:p>
          </table:table-cell>
          <table:table-cell office:value-type="float" office:value="32.29" table:style-name="ce9">
            <text:p>32,29</text:p>
          </table:table-cell>
          <table:table-cell office:value-type="float" office:value="-0.5" table:style-name="ce9">
            <text:p>-0,5</text:p>
          </table:table-cell>
          <table:table-cell office:value-type="float" office:value="5" table:style-name="ce9">
            <text:p>5</text:p>
          </table:table-cell>
          <table:table-cell office:value-type="float" office:value="0.38005050505050703" table:style-name="ce9">
            <text:p>0,380050505</text:p>
          </table:table-cell>
          <table:table-cell office:value-type="float" office:value="8" table:style-name="ce10">
            <text:p>8</text:p>
          </table:table-cell>
          <table:table-cell office:value-type="float" office:value="-5.9199134199134198" table:style-name="ce9">
            <text:p>-5,91991342</text:p>
          </table:table-cell>
          <table:table-cell office:value-type="float" office:value="0.55588242963456702" table:style-name="ce9">
            <text:p>0,55588243</text:p>
          </table:table-cell>
          <table:table-cell office:value-type="float" office:value="0.44637412207416399" table:style-name="ce9">
            <text:p>0,446374122</text:p>
          </table:table-cell>
          <table:table-cell office:value-type="float" office:value="-1.3027938863238899" table:style-name="ce9">
            <text:p>-1,302793886</text:p>
          </table:table-cell>
          <table:table-cell office:value-type="float" office:value="0.35" table:style-name="ce9">
            <text:p>0,3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8899087447307099" table:style-name="ce9">
            <text:p>1,889908745</text:p>
          </table:table-cell>
          <table:table-cell office:value-type="float" office:value="0.362612632643802" table:style-name="ce9">
            <text:p>0,362612633</text:p>
          </table:table-cell>
          <table:table-cell office:value-type="float" office:value="1.75800861583409" table:style-name="ce9">
            <text:p>1,758008616</text:p>
          </table:table-cell>
          <table:table-cell office:value-type="float" office:value="-1.4753827758542799" table:style-name="ce9">
            <text:p>-1,475382776</text:p>
          </table:table-cell>
          <table:table-cell office:value-type="float" office:value="5.0134555468615298" table:style-name="ce9">
            <text:p>5,013455547</text:p>
          </table:table-cell>
          <table:table-cell office:value-type="float" office:value="-1.4632618848855701" table:style-name="ce9">
            <text:p>-1,463261885</text:p>
          </table:table-cell>
          <table:table-cell office:value-type="float" office:value="-1.4232332086560899" table:style-name="ce9">
            <text:p>-1,423233209</text:p>
          </table:table-cell>
          <table:table-cell office:value-type="float" office:value="-3.3635737036764799" table:style-name="ce9">
            <text:p>-3,363573704</text:p>
          </table:table-cell>
          <table:table-cell office:value-type="float" office:value="-1.8737026898128" table:style-name="ce9">
            <text:p>-1,87370269</text:p>
          </table:table-cell>
          <table:table-cell office:value-type="float" office:value="-0.98446655368966196" table:style-name="ce9">
            <text:p>-0,984466554</text:p>
          </table:table-cell>
          <table:table-cell office:value-type="float" office:value="2.5128879480672799" table:style-name="ce9">
            <text:p>2,512887948</text:p>
          </table:table-cell>
          <table:table-cell office:value-type="float" office:value="3.60650983772228" table:style-name="ce9">
            <text:p>3,606509838</text:p>
          </table:table-cell>
          <table:table-cell office:value-type="float" office:value="-2.3333968217697798" table:style-name="ce9">
            <text:p>-2,333396822</text:p>
          </table:table-cell>
          <table:table-cell office:value-type="float" office:value="4744.2023809523798" table:style-name="ce11">
            <text:p>4744,202381</text:p>
          </table:table-cell>
          <table:table-cell office:value-type="float" office:value="1.3462541633584699" table:style-name="ce9">
            <text:p>1,346254163</text:p>
          </table:table-cell>
          <table:table-cell office:value-type="float" office:value="0.13054931708626799" table:style-name="ce9">
            <text:p>0,130549317</text:p>
          </table:table-cell>
          <table:table-cell office:value-type="float" office:value="4.6716534701166497" table:style-name="ce9">
            <text:p>4,67165347</text:p>
          </table:table-cell>
          <table:table-cell office:value-type="float" office:value="-0.72098225175247899" table:style-name="ce9">
            <text:p>-0,720982252</text:p>
          </table:table-cell>
          <table:table-cell office:value-type="float" office:value="-0.83888513960689903" table:style-name="ce9">
            <text:p>-0,83888514</text:p>
          </table:table-cell>
          <table:table-cell office:value-type="float" office:value="-1.2972279230605901" table:style-name="ce9">
            <text:p>-1,297227923</text:p>
          </table:table-cell>
          <table:table-cell office:value-type="float" office:value="-0.98395743697212401" table:style-name="ce9">
            <text:p>-0,983957437</text:p>
          </table:table-cell>
          <table:table-cell office:value-type="float" office:value="0.273096453934147" table:style-name="ce9">
            <text:p>0,273096454</text:p>
          </table:table-cell>
          <table:table-cell office:value-type="float" office:value="0.26873774380023302" table:style-name="ce9">
            <text:p>0,268737744</text:p>
          </table:table-cell>
          <table:table-cell office:value-type="float" office:value="0.18904124602583799" table:style-name="ce9">
            <text:p>0,189041246</text:p>
          </table:table-cell>
          <table:table-cell office:value-type="float" office:value="-1.3960209518734099" table:style-name="ce9">
            <text:p>-1,396020952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4744.2023809523798" table:style-name="ce11">
            <text:p>4744,202381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B0942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62" table:style-name="ce9">
            <text:p>62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4.51" table:style-name="ce9">
            <text:p>34,51</text:p>
          </table:table-cell>
          <table:table-cell office:value-type="float" office:value="32.81" table:style-name="ce9">
            <text:p>32,81</text:p>
          </table:table-cell>
          <table:table-cell office:value-type="float" office:value="-1.7" table:style-name="ce9">
            <text:p>-1,7</text:p>
          </table:table-cell>
          <table:table-cell office:value-type="float" office:value="10" table:style-name="ce9">
            <text:p>10</text:p>
          </table:table-cell>
          <table:table-cell office:value-type="float" office:value="-23.114393939393899" table:style-name="ce9">
            <text:p>-23,11439394</text:p>
          </table:table-cell>
          <table:table-cell office:value-type="float" office:value="10" table:style-name="ce10">
            <text:p>10</text:p>
          </table:table-cell>
          <table:table-cell office:value-type="float" office:value="-13.0331002331002" table:style-name="ce9">
            <text:p>-13,03310023</text:p>
          </table:table-cell>
          <table:table-cell office:value-type="float" office:value="-1.6102420083507301" table:style-name="ce9">
            <text:p>-1,610242008</text:p>
          </table:table-cell>
          <table:table-cell office:value-type="float" office:value="-0.64030076192606" table:style-name="ce9">
            <text:p>-0,640300762</text:p>
          </table:table-cell>
          <table:table-cell office:value-type="float" office:value="-1.2749943200340099" table:style-name="ce9">
            <text:p>-1,27499432</text:p>
          </table:table-cell>
          <table:table-cell office:value-type="float" office:value="0.4" table:style-name="ce9">
            <text:p>0,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3.2539577211464499" table:style-name="ce9">
            <text:p>3,253957721</text:p>
          </table:table-cell>
          <table:table-cell office:value-type="float" office:value="-0.44212609224841798" table:style-name="ce9">
            <text:p>-0,442126092</text:p>
          </table:table-cell>
          <table:table-cell office:value-type="float" office:value="2.9414360293628299" table:style-name="ce9">
            <text:p>2,941436029</text:p>
          </table:table-cell>
          <table:table-cell office:value-type="float" office:value="-1.7141469327393599" table:style-name="ce9">
            <text:p>-1,714146933</text:p>
          </table:table-cell>
          <table:table-cell office:value-type="float" office:value="-0.255283051624344" table:style-name="ce9">
            <text:p>-0,255283052</text:p>
          </table:table-cell>
          <table:table-cell office:value-type="float" office:value="-1.47987473813936" table:style-name="ce9">
            <text:p>-1,479874738</text:p>
          </table:table-cell>
          <table:table-cell office:value-type="float" office:value="1.2442194070914501" table:style-name="ce9">
            <text:p>1,244219407</text:p>
          </table:table-cell>
          <table:table-cell office:value-type="float" office:value="8.1382564551008996E-3" table:style-name="ce9">
            <text:p>0,008138256</text:p>
          </table:table-cell>
          <table:table-cell office:value-type="float" office:value="1.68376457022857" table:style-name="ce9">
            <text:p>1,68376457</text:p>
          </table:table-cell>
          <table:table-cell office:value-type="float" office:value="-2.4388054507521901" table:style-name="ce9">
            <text:p>-2,438805451</text:p>
          </table:table-cell>
          <table:table-cell office:value-type="float" office:value="-1.5621911201785601" table:style-name="ce9">
            <text:p>-1,56219112</text:p>
          </table:table-cell>
          <table:table-cell office:value-type="float" office:value="-3.7234553586157897E-2" table:style-name="ce9">
            <text:p>-0,037234554</text:p>
          </table:table-cell>
          <table:table-cell office:value-type="float" office:value="-4.0142315896533098" table:style-name="ce9">
            <text:p>-4,01423159</text:p>
          </table:table-cell>
          <table:table-cell office:value-type="float" office:value="5214.50238095238" table:style-name="ce11">
            <text:p>5214,502381</text:p>
          </table:table-cell>
          <table:table-cell office:value-type="float" office:value="1.5827726603174599" table:style-name="ce9">
            <text:p>1,58277266</text:p>
          </table:table-cell>
          <table:table-cell office:value-type="float" office:value="9.6337092842260802E-2" table:style-name="ce9">
            <text:p>0,096337093</text:p>
          </table:table-cell>
          <table:table-cell office:value-type="float" office:value="-0.50051006859392499" table:style-name="ce9">
            <text:p>-0,500510069</text:p>
          </table:table-cell>
          <table:table-cell office:value-type="float" office:value="-2.18208706766681" table:style-name="ce9">
            <text:p>-2,182087068</text:p>
          </table:table-cell>
          <table:table-cell office:value-type="float" office:value="0.73767707570356" table:style-name="ce9">
            <text:p>0,737677076</text:p>
          </table:table-cell>
          <table:table-cell office:value-type="float" office:value="-3.0631938461595301" table:style-name="ce9">
            <text:p>-3,063193846</text:p>
          </table:table-cell>
          <table:table-cell office:value-type="float" office:value="-0.88037571197714404" table:style-name="ce9">
            <text:p>-0,880375712</text:p>
          </table:table-cell>
          <table:table-cell office:value-type="float" office:value="-1.66929099398387" table:style-name="ce9">
            <text:p>-1,669290994</text:p>
          </table:table-cell>
          <table:table-cell office:value-type="float" office:value="-0.94261088293255002" table:style-name="ce9">
            <text:p>-0,942610883</text:p>
          </table:table-cell>
          <table:table-cell office:value-type="float" office:value="0.32955245105344499" table:style-name="ce9">
            <text:p>0,329552451</text:p>
          </table:table-cell>
          <table:table-cell office:value-type="float" office:value="0.97626354343070698" table:style-name="ce9">
            <text:p>0,976263543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5214.50238095238" table:style-name="ce11">
            <text:p>5214,502381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72E3</text:p>
          </table:table-cell>
          <table:table-cell office:value-type="float" office:value="21" table:style-name="ce9">
            <text:p>21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7" table:style-name="ce9">
            <text:p>7</text:p>
          </table:table-cell>
          <table:table-cell office:value-type="float" office:value="81" table:style-name="ce9">
            <text:p>81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5.94" table:style-name="ce9">
            <text:p>35,94</text:p>
          </table:table-cell>
          <table:table-cell office:value-type="float" office:value="34.909999999999997" table:style-name="ce9">
            <text:p>34,91</text:p>
          </table:table-cell>
          <table:table-cell office:value-type="float" office:value="-1.03" table:style-name="ce9">
            <text:p>-1,03</text:p>
          </table:table-cell>
          <table:table-cell office:value-type="float" office:value="8" table:style-name="ce9">
            <text:p>8</text:p>
          </table:table-cell>
          <table:table-cell office:value-type="float" office:value="-15.616666666666699" table:style-name="ce9">
            <text:p>-15,61666667</text:p>
          </table:table-cell>
          <table:table-cell office:value-type="float" office:value="9" table:style-name="ce10">
            <text:p>9</text:p>
          </table:table-cell>
          <table:table-cell office:value-type="float" office:value="-7.2347985347985402" table:style-name="ce9">
            <text:p>-7,234798535</text:p>
          </table:table-cell>
          <table:table-cell office:value-type="float" office:value="1.49930081698627" table:style-name="ce9">
            <text:p>1,499300817</text:p>
          </table:table-cell>
          <table:table-cell office:value-type="float" office:value="1.73300237828052" table:style-name="ce9">
            <text:p>1,733002378</text:p>
          </table:table-cell>
          <table:table-cell office:value-type="float" office:value="-0.88496231169881401" table:style-name="ce9">
            <text:p>-0,884962312</text:p>
          </table:table-cell>
          <table:table-cell office:value-type="float" office:value="0.35" table:style-name="ce9">
            <text:p>0,35</text:p>
          </table:table-cell>
          <table:table-cell office:value-type="float" office:value="0.25" table:style-name="ce9">
            <text:p>0,25</text:p>
          </table:table-cell>
          <table:table-cell office:value-type="float" office:value="1.1428571428571399" table:style-name="ce9">
            <text:p>1,142857143</text:p>
          </table:table-cell>
          <table:table-cell office:value-type="float" office:value="0.82854827746728399" table:style-name="ce9">
            <text:p>0,828548277</text:p>
          </table:table-cell>
          <table:table-cell office:value-type="float" office:value="0.36932513893448898" table:style-name="ce9">
            <text:p>0,369325139</text:p>
          </table:table-cell>
          <table:table-cell office:value-type="float" office:value="0.27036648672996699" table:style-name="ce9">
            <text:p>0,270366487</text:p>
          </table:table-cell>
          <table:table-cell office:value-type="float" office:value="-1.1589657326138101" table:style-name="ce9">
            <text:p>-1,158965733</text:p>
          </table:table-cell>
          <table:table-cell office:value-type="float" office:value="4.37149541756955" table:style-name="ce9">
            <text:p>4,371495418</text:p>
          </table:table-cell>
          <table:table-cell office:value-type="float" office:value="0.55592965001491501" table:style-name="ce9">
            <text:p>0,55592965</text:p>
          </table:table-cell>
          <table:table-cell office:value-type="float" office:value="-1.0919295590726099" table:style-name="ce9">
            <text:p>-1,091929559</text:p>
          </table:table-cell>
          <table:table-cell office:value-type="float" office:value="-1.8545882892088399" table:style-name="ce9">
            <text:p>-1,854588289</text:p>
          </table:table-cell>
          <table:table-cell office:value-type="float" office:value="-2.4312058940579901" table:style-name="ce9">
            <text:p>-2,431205894</text:p>
          </table:table-cell>
          <table:table-cell office:value-type="float" office:value="-2.1385824124343902" table:style-name="ce9">
            <text:p>-2,138582412</text:p>
          </table:table-cell>
          <table:table-cell office:value-type="float" office:value="4.3427912229039798" table:style-name="ce9">
            <text:p>4,342791223</text:p>
          </table:table-cell>
          <table:table-cell office:value-type="float" office:value="1.1179515329210801" table:style-name="ce9">
            <text:p>1,117951533</text:p>
          </table:table-cell>
          <table:table-cell office:value-type="float" office:value="-1.63189869676477" table:style-name="ce9">
            <text:p>-1,631898697</text:p>
          </table:table-cell>
          <table:table-cell office:value-type="float" office:value="6103.0928571428603" table:style-name="ce11">
            <text:p>6103,092857</text:p>
          </table:table-cell>
          <table:table-cell office:value-type="float" office:value="1.07879235191416" table:style-name="ce9">
            <text:p>1,078792352</text:p>
          </table:table-cell>
          <table:table-cell office:value-type="float" office:value="0.13114818052829599" table:style-name="ce9">
            <text:p>0,131148181</text:p>
          </table:table-cell>
          <table:table-cell office:value-type="float" office:value="0.78055690154647805" table:style-name="ce9">
            <text:p>0,780556902</text:p>
          </table:table-cell>
          <table:table-cell office:value-type="float" office:value="1.6956051843007101" table:style-name="ce9">
            <text:p>1,695605184</text:p>
          </table:table-cell>
          <table:table-cell office:value-type="float" office:value="-1.73177210118453" table:style-name="ce9">
            <text:p>-1,731772101</text:p>
          </table:table-cell>
          <table:table-cell office:value-type="float" office:value="-4.6532633663877698" table:style-name="ce9">
            <text:p>-4,653263366</text:p>
          </table:table-cell>
          <table:table-cell office:value-type="float" office:value="0.39804193831350299" table:style-name="ce9">
            <text:p>0,398041938</text:p>
          </table:table-cell>
          <table:table-cell office:value-type="float" office:value="-1.51191068187872" table:style-name="ce9">
            <text:p>-1,511910682</text:p>
          </table:table-cell>
          <table:table-cell office:value-type="float" office:value="-0.40862961407945397" table:style-name="ce9">
            <text:p>-0,408629614</text:p>
          </table:table-cell>
          <table:table-cell office:value-type="float" office:value="0.49365050747885503" table:style-name="ce9">
            <text:p>0,493650507</text:p>
          </table:table-cell>
          <table:table-cell office:value-type="float" office:value="0.14580691061534101" table:style-name="ce9">
            <text:p>0,145806911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6103.0928571428603" table:style-name="ce11">
            <text:p>6103,092857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31">
            <text:p>0007CB4837</text:p>
          </table:table-cell>
          <table:table-cell office:value-type="float" office:value="14" table:style-name="ce32">
            <text:p>14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5" table:style-name="ce32">
            <text:p>5</text:p>
          </table:table-cell>
          <table:table-cell office:value-type="float" office:value="62" table:style-name="ce32">
            <text:p>62</text:p>
          </table:table-cell>
          <table:table-cell office:value-type="boolean" office:boolean-value="true" table:formula="of:=TRUE()" table:style-name="ce32">
            <text:p>TRUE</text:p>
          </table:table-cell>
          <table:table-cell office:value-type="float" office:value="36.619999999999997" table:style-name="ce32">
            <text:p>36,62</text:p>
          </table:table-cell>
          <table:table-cell office:value-type="float" office:value="34.64" table:style-name="ce32">
            <text:p>34,64</text:p>
          </table:table-cell>
          <table:table-cell office:value-type="float" office:value="-1.98" table:style-name="ce32">
            <text:p>-1,98</text:p>
          </table:table-cell>
          <table:table-cell office:value-type="float" office:value="2" table:style-name="ce32">
            <text:p>2</text:p>
          </table:table-cell>
          <table:table-cell office:value-type="float" office:value="19.316666666666698" table:style-name="ce32">
            <text:p>19,31666667</text:p>
          </table:table-cell>
          <table:table-cell office:value-type="float" office:value="5" table:style-name="ce27">
            <text:p>5</text:p>
          </table:table-cell>
          <table:table-cell office:value-type="float" office:value="3.3942052099947197E-2" table:style-name="ce32">
            <text:p>0,033942052</text:p>
          </table:table-cell>
          <table:table-cell office:value-type="float" office:value="-2.38724748852484" table:style-name="ce32">
            <text:p>-2,387247489</text:p>
          </table:table-cell>
          <table:table-cell office:value-type="float" office:value="-1.27749114484018" table:style-name="ce32">
            <text:p>-1,277491145</text:p>
          </table:table-cell>
          <table:table-cell office:value-type="float" office:value="-0.72991207031632399" table:style-name="ce32">
            <text:p>-0,72991207</text:p>
          </table:table-cell>
          <table:table-cell office:value-type="float" office:value="0.3" table:style-name="ce32">
            <text:p>0,3</text:p>
          </table:table-cell>
          <table:table-cell office:value-type="float" office:value="1.1428571428571399" table:style-name="ce32">
            <text:p>1,142857143</text:p>
          </table:table-cell>
          <table:table-cell office:value-type="float" office:value="1.2" table:style-name="ce32">
            <text:p>1,2</text:p>
          </table:table-cell>
          <table:table-cell office:value-type="float" office:value="0.67813229184312895" table:style-name="ce32">
            <text:p>0,678132292</text:p>
          </table:table-cell>
          <table:table-cell office:value-type="float" office:value="0.422273668897509" table:style-name="ce32">
            <text:p>0,422273669</text:p>
          </table:table-cell>
          <table:table-cell office:value-type="float" office:value="3.4335488409534798" table:style-name="ce32">
            <text:p>3,433548841</text:p>
          </table:table-cell>
          <table:table-cell office:value-type="float" office:value="6.3936925793816296E-2" table:style-name="ce32">
            <text:p>0,063936926</text:p>
          </table:table-cell>
          <table:table-cell office:value-type="float" office:value="14.149592137201999" table:style-name="ce32">
            <text:p>14,14959214</text:p>
          </table:table-cell>
          <table:table-cell office:value-type="float" office:value="-3.6748209106602698" table:style-name="ce32">
            <text:p>-3,674820911</text:p>
          </table:table-cell>
          <table:table-cell office:value-type="float" office:value="4.8336958559998999" table:style-name="ce32">
            <text:p>4,833695856</text:p>
          </table:table-cell>
          <table:table-cell office:value-type="float" office:value="-0.58254779906394305" table:style-name="ce32">
            <text:p>-0,582547799</text:p>
          </table:table-cell>
          <table:table-cell office:value-type="float" office:value="-1.3565622001237101" table:style-name="ce32">
            <text:p>-1,3565622</text:p>
          </table:table-cell>
          <table:table-cell office:value-type="float" office:value="3.5412535823781202" table:style-name="ce32">
            <text:p>3,541253582</text:p>
          </table:table-cell>
          <table:table-cell office:value-type="float" office:value="1.10858359388603" table:style-name="ce32">
            <text:p>1,108583594</text:p>
          </table:table-cell>
          <table:table-cell office:value-type="float" office:value="1.4135428389510201" table:style-name="ce32">
            <text:p>1,413542839</text:p>
          </table:table-cell>
          <table:table-cell office:value-type="float" office:value="-3.5582722078487801" table:style-name="ce32">
            <text:p>-3,558272208</text:p>
          </table:table-cell>
          <table:table-cell office:value-type="float" office:value="1718.5166666666701" table:style-name="ce32">
            <text:p>1718,516667</text:p>
          </table:table-cell>
          <table:table-cell office:value-type="float" office:value="1.3887423797329299" table:style-name="ce32">
            <text:p>1,38874238</text:p>
          </table:table-cell>
          <table:table-cell office:value-type="float" office:value="9.1288583592993494E-2" table:style-name="ce32">
            <text:p>0,091288584</text:p>
          </table:table-cell>
          <table:table-cell office:value-type="float" office:value="-9.5030809940182301" table:style-name="ce32">
            <text:p>-9,503080994</text:p>
          </table:table-cell>
          <table:table-cell office:value-type="float" office:value="0.249629565146606" table:style-name="ce32">
            <text:p>0,249629565</text:p>
          </table:table-cell>
          <table:table-cell office:value-type="float" office:value="1.9106126257982601" table:style-name="ce32">
            <text:p>1,910612626</text:p>
          </table:table-cell>
          <table:table-cell office:value-type="float" office:value="-1.1124887431834101" table:style-name="ce32">
            <text:p>-1,112488743</text:p>
          </table:table-cell>
          <table:table-cell office:value-type="float" office:value="-1.62441062627689" table:style-name="ce32">
            <text:p>-1,624410626</text:p>
          </table:table-cell>
          <table:table-cell office:value-type="float" office:value="0.24565337354828301" table:style-name="ce32">
            <text:p>0,245653374</text:p>
          </table:table-cell>
          <table:table-cell office:value-type="float" office:value="-1.1874042495553401" table:style-name="ce32">
            <text:p>-1,18740425</text:p>
          </table:table-cell>
          <table:table-cell office:value-type="float" office:value="-9.1737927350307905E-2" table:style-name="ce32">
            <text:p>-0,091737927</text:p>
          </table:table-cell>
          <table:table-cell office:value-type="float" office:value="-3.1226968601109899" table:style-name="ce32">
            <text:p>-3,12269686</text:p>
          </table:table-cell>
          <table:table-cell office:value-type="boolean" office:boolean-value="false" table:formula="of:=FALSE()" table:style-name="ce32">
            <text:p>FALSE</text:p>
          </table:table-cell>
          <table:table-cell table:style-name="ce20"/>
          <table:table-cell table:style-name="ce17"/>
          <table:table-cell table:style-name="ce21"/>
          <table:table-cell office:value-type="float" office:value="1718.5166666666701" table:style-name="ce32">
            <text:p>1718,516667</text:p>
          </table:table-cell>
          <table:table-cell table:style-name="ce9"/>
          <table:table-cell table:number-columns-repeated="16333" table:style-name="ce32"/>
        </table:table-row>
        <table:table-row table:style-name="ro1">
          <table:table-cell office:value-type="string" table:style-name="ce2">
            <text:p>0007CDAD6B</text:p>
          </table:table-cell>
          <table:table-cell office:value-type="float" office:value="27" table:style-name="ce9">
            <text:p>27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91" table:style-name="ce9">
            <text:p>91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7.82" table:style-name="ce9">
            <text:p>27,82</text:p>
          </table:table-cell>
          <table:table-cell office:value-type="float" office:value="28.56" table:style-name="ce9">
            <text:p>28,56</text:p>
          </table:table-cell>
          <table:table-cell office:value-type="float" office:value="0.73999999999999799" table:style-name="ce9">
            <text:p>0,74</text:p>
          </table:table-cell>
          <table:table-cell office:value-type="float" office:value="9" table:style-name="ce9">
            <text:p>9</text:p>
          </table:table-cell>
          <table:table-cell office:value-type="float" office:value="-14.733333333333301" table:style-name="ce9">
            <text:p>-14,73333333</text:p>
          </table:table-cell>
          <table:table-cell office:value-type="float" office:value="10" table:style-name="ce10">
            <text:p>10</text:p>
          </table:table-cell>
          <table:table-cell office:value-type="float" office:value="-25.5381720430108" table:style-name="ce9">
            <text:p>-25,53817204</text:p>
          </table:table-cell>
          <table:table-cell office:value-type="float" office:value="1.55895093371867" table:style-name="ce9">
            <text:p>1,558950934</text:p>
          </table:table-cell>
          <table:table-cell office:value-type="float" office:value="1.9622349430864201" table:style-name="ce9">
            <text:p>1,962234943</text:p>
          </table:table-cell>
          <table:table-cell office:value-type="float" office:value="-1.1368451697306601" table:style-name="ce9">
            <text:p>-1,13684517</text:p>
          </table:table-cell>
          <table:table-cell office:value-type="float" office:value="0.3" table:style-name="ce9">
            <text:p>0,3</text:p>
          </table:table-cell>
          <table:table-cell office:value-type="float" office:value="0.85714285714285698" table:style-name="ce9">
            <text:p>0,857142857</text:p>
          </table:table-cell>
          <table:table-cell office:value-type="float" office:value="0.85714285714285698" table:style-name="ce9">
            <text:p>0,857142857</text:p>
          </table:table-cell>
          <table:table-cell office:value-type="float" office:value="2.9887575576944001" table:style-name="ce9">
            <text:p>2,988757558</text:p>
          </table:table-cell>
          <table:table-cell office:value-type="float" office:value="-0.97220172171980601" table:style-name="ce9">
            <text:p>-0,972201722</text:p>
          </table:table-cell>
          <table:table-cell office:value-type="float" office:value="0.103895508354318" table:style-name="ce9">
            <text:p>0,103895508</text:p>
          </table:table-cell>
          <table:table-cell office:value-type="float" office:value="-1.1665540995241901" table:style-name="ce9">
            <text:p>-1,1665541</text:p>
          </table:table-cell>
          <table:table-cell office:value-type="float" office:value="2.5747880169375899" table:style-name="ce9">
            <text:p>2,574788017</text:p>
          </table:table-cell>
          <table:table-cell office:value-type="float" office:value="-5.2110566707941803" table:style-name="ce9">
            <text:p>-5,211056671</text:p>
          </table:table-cell>
          <table:table-cell office:value-type="float" office:value="-3.04274544188881" table:style-name="ce9">
            <text:p>-3,042745442</text:p>
          </table:table-cell>
          <table:table-cell office:value-type="float" office:value="1.7122729987754901" table:style-name="ce9">
            <text:p>1,712272999</text:p>
          </table:table-cell>
          <table:table-cell office:value-type="float" office:value="-0.161027017197441" table:style-name="ce9">
            <text:p>-0,161027017</text:p>
          </table:table-cell>
          <table:table-cell office:value-type="float" office:value="2.0767424975840698" table:style-name="ce9">
            <text:p>2,076742498</text:p>
          </table:table-cell>
          <table:table-cell office:value-type="float" office:value="-0.336279200960239" table:style-name="ce9">
            <text:p>-0,336279201</text:p>
          </table:table-cell>
          <table:table-cell office:value-type="float" office:value="-0.43565558575121499" table:style-name="ce9">
            <text:p>-0,435655586</text:p>
          </table:table-cell>
          <table:table-cell office:value-type="float" office:value="-2.3401142884250299" table:style-name="ce9">
            <text:p>-2,340114288</text:p>
          </table:table-cell>
          <table:table-cell office:value-type="float" office:value="249.09166666666701" table:style-name="ce11">
            <text:p>249,0916667</text:p>
          </table:table-cell>
          <table:table-cell office:value-type="float" office:value="1.2709622066592801" table:style-name="ce9">
            <text:p>1,270962207</text:p>
          </table:table-cell>
          <table:table-cell office:value-type="float" office:value="6.9809195633022195E-2" table:style-name="ce9">
            <text:p>0,069809196</text:p>
          </table:table-cell>
          <table:table-cell office:value-type="float" office:value="-3.7553206167576301" table:style-name="ce9">
            <text:p>-3,755320617</text:p>
          </table:table-cell>
          <table:table-cell office:value-type="float" office:value="-2.3635721879705698" table:style-name="ce9">
            <text:p>-2,363572188</text:p>
          </table:table-cell>
          <table:table-cell office:value-type="float" office:value="-5.1396800236277604" table:style-name="ce9">
            <text:p>-5,139680024</text:p>
          </table:table-cell>
          <table:table-cell office:value-type="float" office:value="-2.9844588223968" table:style-name="ce9">
            <text:p>-2,984458822</text:p>
          </table:table-cell>
          <table:table-cell office:value-type="float" office:value="5.6597543466876701" table:style-name="ce9">
            <text:p>5,659754347</text:p>
          </table:table-cell>
          <table:table-cell office:value-type="float" office:value="0.25939212910675902" table:style-name="ce9">
            <text:p>0,259392129</text:p>
          </table:table-cell>
          <table:table-cell office:value-type="float" office:value="-2.10914907537859" table:style-name="ce9">
            <text:p>-2,109149075</text:p>
          </table:table-cell>
          <table:table-cell office:value-type="float" office:value="-1.49962369866391" table:style-name="ce9">
            <text:p>-1,499623699</text:p>
          </table:table-cell>
          <table:table-cell office:value-type="float" office:value="-5.6781626813899004" table:style-name="ce9">
            <text:p>-5,678162681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249.09166666666701" table:style-name="ce11">
            <text:p>249,0916667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9">
            <text:p>0007CB6AB4</text:p>
          </table:table-cell>
          <table:table-cell office:value-type="float" office:value="16" table:style-name="ce19">
            <text:p>16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73" table:style-name="ce19">
            <text:p>73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29.18" table:style-name="ce19">
            <text:p>29,18</text:p>
          </table:table-cell>
          <table:table-cell office:value-type="float" office:value="28.92" table:style-name="ce19">
            <text:p>28,92</text:p>
          </table:table-cell>
          <table:table-cell office:value-type="float" office:value="-0.25999999999999801" table:style-name="ce19">
            <text:p>-0,26</text:p>
          </table:table-cell>
          <table:table-cell office:value-type="float" office:value="5" table:style-name="ce19">
            <text:p>5</text:p>
          </table:table-cell>
          <table:table-cell office:value-type="float" office:value="-7.6666666666666696" table:style-name="ce19">
            <text:p>-7,666666667</text:p>
          </table:table-cell>
          <table:table-cell office:value-type="float" office:value="1" table:style-name="ce10">
            <text:p>1</text:p>
          </table:table-cell>
          <table:table-cell office:value-type="float" office:value="23.011258167412699" table:style-name="ce19">
            <text:p>23,01125817</text:p>
          </table:table-cell>
          <table:table-cell office:value-type="float" office:value="2.2468789472161701" table:style-name="ce19">
            <text:p>2,246878947</text:p>
          </table:table-cell>
          <table:table-cell office:value-type="float" office:value="2.2296379912771598" table:style-name="ce19">
            <text:p>2,229637991</text:p>
          </table:table-cell>
          <table:table-cell office:value-type="float" office:value="0.34381624670889099" table:style-name="ce19">
            <text:p>0,343816247</text:p>
          </table:table-cell>
          <table:table-cell office:value-type="float" office:value="0.4" table:style-name="ce19">
            <text:p>0,4</text:p>
          </table:table-cell>
          <table:table-cell office:value-type="float" office:value="3" table:style-name="ce19">
            <text:p>3</text:p>
          </table:table-cell>
          <table:table-cell office:value-type="float" office:value="0.88888888888888895" table:style-name="ce19">
            <text:p>0,888888889</text:p>
          </table:table-cell>
          <table:table-cell office:value-type="float" office:value="-0.89393122825640403" table:style-name="ce19">
            <text:p>-0,893931228</text:p>
          </table:table-cell>
          <table:table-cell office:value-type="float" office:value="0.19493699991003199" table:style-name="ce19">
            <text:p>0,194937</text:p>
          </table:table-cell>
          <table:table-cell office:value-type="float" office:value="5.6687643307355602E-2" table:style-name="ce19">
            <text:p>0,056687643</text:p>
          </table:table-cell>
          <table:table-cell office:value-type="float" office:value="-0.18094995126065699" table:style-name="ce19">
            <text:p>-0,180949951</text:p>
          </table:table-cell>
          <table:table-cell office:value-type="float" office:value="-5.32235370449723" table:style-name="ce19">
            <text:p>-5,322353704</text:p>
          </table:table-cell>
          <table:table-cell office:value-type="float" office:value="2.1328435405515802" table:style-name="ce19">
            <text:p>2,132843541</text:p>
          </table:table-cell>
          <table:table-cell office:value-type="float" office:value="1.23351717309488" table:style-name="ce19">
            <text:p>1,233517173</text:p>
          </table:table-cell>
          <table:table-cell office:value-type="float" office:value="-2.0404166637097898" table:style-name="ce19">
            <text:p>-2,040416664</text:p>
          </table:table-cell>
          <table:table-cell office:value-type="float" office:value="1.0189456934710299" table:style-name="ce19">
            <text:p>1,018945693</text:p>
          </table:table-cell>
          <table:table-cell office:value-type="float" office:value="1.9399745606783501" table:style-name="ce19">
            <text:p>1,939974561</text:p>
          </table:table-cell>
          <table:table-cell office:value-type="float" office:value="1.15063321178167" table:style-name="ce19">
            <text:p>1,150633212</text:p>
          </table:table-cell>
          <table:table-cell office:value-type="float" office:value="-0.81596487924362604" table:style-name="ce19">
            <text:p>-0,815964879</text:p>
          </table:table-cell>
          <table:table-cell office:value-type="float" office:value="-1.3754362829079001" table:style-name="ce19">
            <text:p>-1,375436283</text:p>
          </table:table-cell>
          <table:table-cell office:value-type="float" office:value="5040.5138888888896" table:style-name="ce11">
            <text:p>5040,513889</text:p>
          </table:table-cell>
          <table:table-cell office:value-type="float" office:value="1.5087706071218601" table:style-name="ce19">
            <text:p>1,508770607</text:p>
          </table:table-cell>
          <table:table-cell office:value-type="float" office:value="8.9946737132732796E-2" table:style-name="ce19">
            <text:p>0,089946737</text:p>
          </table:table-cell>
          <table:table-cell office:value-type="float" office:value="1.66213947061989" table:style-name="ce19">
            <text:p>1,662139471</text:p>
          </table:table-cell>
          <table:table-cell office:value-type="float" office:value="4.2523525357834897" table:style-name="ce19">
            <text:p>4,252352536</text:p>
          </table:table-cell>
          <table:table-cell office:value-type="float" office:value="-2.4669853013607401" table:style-name="ce19">
            <text:p>-2,466985301</text:p>
          </table:table-cell>
          <table:table-cell office:value-type="float" office:value="0.34342577571998101" table:style-name="ce19">
            <text:p>0,343425776</text:p>
          </table:table-cell>
          <table:table-cell office:value-type="float" office:value="1.83052384736287" table:style-name="ce19">
            <text:p>1,830523847</text:p>
          </table:table-cell>
          <table:table-cell office:value-type="float" office:value="3.0475253150491901" table:style-name="ce19">
            <text:p>3,047525315</text:p>
          </table:table-cell>
          <table:table-cell office:value-type="float" office:value="2.2198351792633102" table:style-name="ce19">
            <text:p>2,219835179</text:p>
          </table:table-cell>
          <table:table-cell office:value-type="float" office:value="0.99441069565846596" table:style-name="ce19">
            <text:p>0,994410696</text:p>
          </table:table-cell>
          <table:table-cell office:value-type="float" office:value="0.107238837565329" table:style-name="ce19">
            <text:p>0,107238838</text:p>
          </table:table-cell>
          <table:table-cell office:value-type="boolean" office:boolean-value="true" table:formula="of:=TRUE()" table:style-name="ce19">
            <text:p>TRUE</text:p>
          </table:table-cell>
          <table:table-cell table:style-name="ce12"/>
          <table:table-cell table:style-name="ce13"/>
          <table:table-cell table:style-name="ce14"/>
          <table:table-cell office:value-type="float" office:value="5040.5138888888896" table:style-name="ce11">
            <text:p>5040,513889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2">
            <text:p>0007CDE4F0</text:p>
          </table:table-cell>
          <table:table-cell office:value-type="float" office:value="34" table:style-name="ce23">
            <text:p>34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10" table:style-name="ce23">
            <text:p>10</text:p>
          </table:table-cell>
          <table:table-cell office:value-type="float" office:value="75" table:style-name="ce23">
            <text:p>75</text:p>
          </table:table-cell>
          <table:table-cell office:value-type="boolean" office:boolean-value="true" table:formula="of:=TRUE()" table:style-name="ce23">
            <text:p>TRUE</text:p>
          </table:table-cell>
          <table:table-cell office:value-type="float" office:value="30.01" table:style-name="ce23">
            <text:p>30,01</text:p>
          </table:table-cell>
          <table:table-cell office:value-type="float" office:value="29.52" table:style-name="ce23">
            <text:p>29,52</text:p>
          </table:table-cell>
          <table:table-cell office:value-type="float" office:value="-0.49000000000000199" table:style-name="ce23">
            <text:p>-0,49</text:p>
          </table:table-cell>
          <table:table-cell office:value-type="float" office:value="10" table:style-name="ce23">
            <text:p>10</text:p>
          </table:table-cell>
          <table:table-cell office:value-type="float" office:value="-17.899999999999999" table:style-name="ce23">
            <text:p>-17,9</text:p>
          </table:table-cell>
          <table:table-cell office:value-type="float" office:value="3" table:style-name="ce24">
            <text:p>3</text:p>
          </table:table-cell>
          <table:table-cell office:value-type="float" office:value="12.0192640692641" table:style-name="ce23">
            <text:p>12,01926407</text:p>
          </table:table-cell>
          <table:table-cell office:value-type="float" office:value="2.1437435538144398" table:style-name="ce23">
            <text:p>2,143743554</text:p>
          </table:table-cell>
          <table:table-cell office:value-type="float" office:value="0.69228497003951595" table:style-name="ce23">
            <text:p>0,69228497</text:p>
          </table:table-cell>
          <table:table-cell office:value-type="float" office:value="0.579032643191015" table:style-name="ce23">
            <text:p>0,579032643</text:p>
          </table:table-cell>
          <table:table-cell office:value-type="float" office:value="0.35" table:style-name="ce23">
            <text:p>0,35</text:p>
          </table:table-cell>
          <table:table-cell office:value-type="float" office:value="1" table:style-name="ce23">
            <text:p>1</text:p>
          </table:table-cell>
          <table:table-cell office:value-type="float" office:value="1.1666666666666701" table:style-name="ce23">
            <text:p>1,166666667</text:p>
          </table:table-cell>
          <table:table-cell office:value-type="float" office:value="-1.3468873890936499" table:style-name="ce23">
            <text:p>-1,346887389</text:p>
          </table:table-cell>
          <table:table-cell office:value-type="float" office:value="7.4720958190435796E-2" table:style-name="ce23">
            <text:p>0,074720958</text:p>
          </table:table-cell>
          <table:table-cell office:value-type="float" office:value="-1.9818985086555501" table:style-name="ce23">
            <text:p>-1,981898509</text:p>
          </table:table-cell>
          <table:table-cell office:value-type="float" office:value="0.43250814826349898" table:style-name="ce23">
            <text:p>0,432508148</text:p>
          </table:table-cell>
          <table:table-cell office:value-type="float" office:value="-4.5482321126759704" table:style-name="ce23">
            <text:p>-4,548232113</text:p>
          </table:table-cell>
          <table:table-cell office:value-type="float" office:value="-1.38384801282796" table:style-name="ce23">
            <text:p>-1,383848013</text:p>
          </table:table-cell>
          <table:table-cell office:value-type="float" office:value="1.2218387623089499" table:style-name="ce23">
            <text:p>1,221838762</text:p>
          </table:table-cell>
          <table:table-cell office:value-type="float" office:value="0.36648209147017002" table:style-name="ce23">
            <text:p>0,366482091</text:p>
          </table:table-cell>
          <table:table-cell office:value-type="float" office:value="6.3080223528541202E-2" table:style-name="ce23">
            <text:p>0,063080224</text:p>
          </table:table-cell>
          <table:table-cell office:value-type="float" office:value="0.48461476717778001" table:style-name="ce23">
            <text:p>0,484614767</text:p>
          </table:table-cell>
          <table:table-cell office:value-type="float" office:value="-2.42370143106701" table:style-name="ce23">
            <text:p>-2,423701431</text:p>
          </table:table-cell>
          <table:table-cell office:value-type="float" office:value="3.3685146086688501E-3" table:style-name="ce23">
            <text:p>0,003368515</text:p>
          </table:table-cell>
          <table:table-cell office:value-type="float" office:value="-0.58236262157236196" table:style-name="ce23">
            <text:p>-0,582362622</text:p>
          </table:table-cell>
          <table:table-cell office:value-type="float" office:value="1994.8555555555499" table:style-name="ce23">
            <text:p>1994,855556</text:p>
          </table:table-cell>
          <table:table-cell office:value-type="float" office:value="3.2143665111918902" table:style-name="ce23">
            <text:p>3,214366511</text:p>
          </table:table-cell>
          <table:table-cell office:value-type="float" office:value="0.11119434991116001" table:style-name="ce23">
            <text:p>0,11119435</text:p>
          </table:table-cell>
          <table:table-cell office:value-type="float" office:value="-4.7643156922294798" table:style-name="ce23">
            <text:p>-4,764315692</text:p>
          </table:table-cell>
          <table:table-cell office:value-type="float" office:value="0.18506152155960301" table:style-name="ce23">
            <text:p>0,185061522</text:p>
          </table:table-cell>
          <table:table-cell office:value-type="float" office:value="-2.5731144541175701" table:style-name="ce23">
            <text:p>-2,573114454</text:p>
          </table:table-cell>
          <table:table-cell office:value-type="float" office:value="-1.9791537541781701" table:style-name="ce23">
            <text:p>-1,979153754</text:p>
          </table:table-cell>
          <table:table-cell office:value-type="float" office:value="2.11051532583638" table:style-name="ce23">
            <text:p>2,110515326</text:p>
          </table:table-cell>
          <table:table-cell office:value-type="float" office:value="1.1478355246673699" table:style-name="ce23">
            <text:p>1,147835525</text:p>
          </table:table-cell>
          <table:table-cell office:value-type="float" office:value="1.8038906750307" table:style-name="ce23">
            <text:p>1,803890675</text:p>
          </table:table-cell>
          <table:table-cell office:value-type="float" office:value="-2.6679716840965302" table:style-name="ce23">
            <text:p>-2,667971684</text:p>
          </table:table-cell>
          <table:table-cell office:value-type="float" office:value="3.5262671468445101" table:style-name="ce23">
            <text:p>3,526267147</text:p>
          </table:table-cell>
          <table:table-cell office:value-type="boolean" office:boolean-value="false" table:formula="of:=FALSE()" table:style-name="ce23">
            <text:p>FALSE</text:p>
          </table:table-cell>
          <table:table-cell table:number-columns-repeated="3" table:style-name="ce23"/>
          <table:table-cell office:value-type="float" office:value="1994.8555555555499" table:style-name="ce23">
            <text:p>1994,855556</text:p>
          </table:table-cell>
          <table:table-cell table:style-name="ce9"/>
          <table:table-cell table:number-columns-repeated="16333" table:style-name="ce23"/>
        </table:table-row>
        <table:table-row table:style-name="ro1">
          <table:table-cell office:value-type="string" table:style-name="ce2">
            <text:p>0007CD765E</text:p>
          </table:table-cell>
          <table:table-cell office:value-type="float" office:value="22" table:style-name="ce9">
            <text:p>22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75" table:style-name="ce9">
            <text:p>75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1.39" table:style-name="ce9">
            <text:p>31,39</text:p>
          </table:table-cell>
          <table:table-cell office:value-type="float" office:value="30.82" table:style-name="ce9">
            <text:p>30,82</text:p>
          </table:table-cell>
          <table:table-cell office:value-type="float" office:value="-0.56999999999999995" table:style-name="ce9">
            <text:p>-0,57</text:p>
          </table:table-cell>
          <table:table-cell office:value-type="float" office:value="4" table:style-name="ce9">
            <text:p>4</text:p>
          </table:table-cell>
          <table:table-cell office:value-type="float" office:value="-0.16666666666666399" table:style-name="ce9">
            <text:p>-0,166666667</text:p>
          </table:table-cell>
          <table:table-cell office:value-type="float" office:value="8" table:style-name="ce10">
            <text:p>8</text:p>
          </table:table-cell>
          <table:table-cell office:value-type="float" office:value="-14.855792258423801" table:style-name="ce9">
            <text:p>-14,85579226</text:p>
          </table:table-cell>
          <table:table-cell office:value-type="float" office:value="-1.0554920105650401" table:style-name="ce9">
            <text:p>-1,055492011</text:p>
          </table:table-cell>
          <table:table-cell office:value-type="float" office:value="0.349849468792436" table:style-name="ce9">
            <text:p>0,349849469</text:p>
          </table:table-cell>
          <table:table-cell office:value-type="float" office:value="-0.93958468445743304" table:style-name="ce9">
            <text:p>-0,939584684</text:p>
          </table:table-cell>
          <table:table-cell office:value-type="float" office:value="0.45" table:style-name="ce9">
            <text:p>0,45</text:p>
          </table:table-cell>
          <table:table-cell office:value-type="float" office:value="0.9" table:style-name="ce9">
            <text:p>0,9</text:p>
          </table:table-cell>
          <table:table-cell office:value-type="float" office:value="1" table:style-name="ce9">
            <text:p>1</text:p>
          </table:table-cell>
          <table:table-cell office:value-type="float" office:value="2.3538356818234698" table:style-name="ce9">
            <text:p>2,353835682</text:p>
          </table:table-cell>
          <table:table-cell office:value-type="float" office:value="-0.83563924328709305" table:style-name="ce9">
            <text:p>-0,835639243</text:p>
          </table:table-cell>
          <table:table-cell office:value-type="float" office:value="-3.8768670223253997E-2" table:style-name="ce9">
            <text:p>-0,03876867</text:p>
          </table:table-cell>
          <table:table-cell office:value-type="float" office:value="-1.15183642958315" table:style-name="ce9">
            <text:p>-1,15183643</text:p>
          </table:table-cell>
          <table:table-cell office:value-type="float" office:value="6.04218123855944" table:style-name="ce9">
            <text:p>6,042181239</text:p>
          </table:table-cell>
          <table:table-cell office:value-type="float" office:value="-4.5998890300479003" table:style-name="ce9">
            <text:p>-4,59988903</text:p>
          </table:table-cell>
          <table:table-cell office:value-type="float" office:value="-1.95280454237829" table:style-name="ce9">
            <text:p>-1,952804542</text:p>
          </table:table-cell>
          <table:table-cell office:value-type="float" office:value="0.58717645999958201" table:style-name="ce9">
            <text:p>0,58717646</text:p>
          </table:table-cell>
          <table:table-cell office:value-type="float" office:value="0.70869415507688305" table:style-name="ce9">
            <text:p>0,708694155</text:p>
          </table:table-cell>
          <table:table-cell office:value-type="float" office:value="3.5308501878076601" table:style-name="ce9">
            <text:p>3,530850188</text:p>
          </table:table-cell>
          <table:table-cell office:value-type="float" office:value="-0.59800050201629895" table:style-name="ce9">
            <text:p>-0,598000502</text:p>
          </table:table-cell>
          <table:table-cell office:value-type="float" office:value="-0.231129591462779" table:style-name="ce9">
            <text:p>-0,231129591</text:p>
          </table:table-cell>
          <table:table-cell office:value-type="float" office:value="-2.4373888813454201" table:style-name="ce9">
            <text:p>-2,437388881</text:p>
          </table:table-cell>
          <table:table-cell office:value-type="float" office:value="103.64444444444401" table:style-name="ce11">
            <text:p>103,6444444</text:p>
          </table:table-cell>
          <table:table-cell office:value-type="float" office:value="1.95264367774443" table:style-name="ce9">
            <text:p>1,952643678</text:p>
          </table:table-cell>
          <table:table-cell office:value-type="float" office:value="0.23284734133790699" table:style-name="ce9">
            <text:p>0,232847341</text:p>
          </table:table-cell>
          <table:table-cell office:value-type="float" office:value="-4.5434270017204197" table:style-name="ce9">
            <text:p>-4,543427002</text:p>
          </table:table-cell>
          <table:table-cell office:value-type="float" office:value="-5.0355012133238004" table:style-name="ce9">
            <text:p>-5,035501213</text:p>
          </table:table-cell>
          <table:table-cell office:value-type="float" office:value="-3.2596467358691199" table:style-name="ce9">
            <text:p>-3,259646736</text:p>
          </table:table-cell>
          <table:table-cell office:value-type="float" office:value="5.8298972171862697" table:style-name="ce9">
            <text:p>5,829897217</text:p>
          </table:table-cell>
          <table:table-cell office:value-type="float" office:value="2.9627096471283498" table:style-name="ce9">
            <text:p>2,962709647</text:p>
          </table:table-cell>
          <table:table-cell office:value-type="float" office:value="1.8910907482988299" table:style-name="ce9">
            <text:p>1,891090748</text:p>
          </table:table-cell>
          <table:table-cell office:value-type="float" office:value="1.1583761787575" table:style-name="ce9">
            <text:p>1,158376179</text:p>
          </table:table-cell>
          <table:table-cell office:value-type="float" office:value="0.87724912705879499" table:style-name="ce9">
            <text:p>0,877249127</text:p>
          </table:table-cell>
          <table:table-cell office:value-type="float" office:value="-3.41739498138852" table:style-name="ce9">
            <text:p>-3,417394981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103.64444444444401" table:style-name="ce11">
            <text:p>103,6444444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5116</text:p>
          </table:table-cell>
          <table:table-cell office:value-type="float" office:value="19" table:style-name="ce9">
            <text:p>19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74" table:style-name="ce9">
            <text:p>74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1.61" table:style-name="ce9">
            <text:p>31,61</text:p>
          </table:table-cell>
          <table:table-cell office:value-type="float" office:value="31.88" table:style-name="ce9">
            <text:p>31,88</text:p>
          </table:table-cell>
          <table:table-cell office:value-type="float" office:value="0.27" table:style-name="ce9">
            <text:p>0,27</text:p>
          </table:table-cell>
          <table:table-cell office:value-type="float" office:value="8" table:style-name="ce9">
            <text:p>8</text:p>
          </table:table-cell>
          <table:table-cell office:value-type="float" office:value="-14" table:style-name="ce9">
            <text:p>-14</text:p>
          </table:table-cell>
          <table:table-cell office:value-type="float" office:value="9" table:style-name="ce10">
            <text:p>9</text:p>
          </table:table-cell>
          <table:table-cell office:value-type="float" office:value="-19.042857142857098" table:style-name="ce9">
            <text:p>-19,04285714</text:p>
          </table:table-cell>
          <table:table-cell office:value-type="float" office:value="3.7144594485758103E-2" table:style-name="ce9">
            <text:p>0,037144594</text:p>
          </table:table-cell>
          <table:table-cell office:value-type="float" office:value="1.05542750432378" table:style-name="ce9">
            <text:p>1,055427504</text:p>
          </table:table-cell>
          <table:table-cell office:value-type="float" office:value="0.57251089034551095" table:style-name="ce9">
            <text:p>0,57251089</text:p>
          </table:table-cell>
          <table:table-cell office:value-type="float" office:value="0.35" table:style-name="ce9">
            <text:p>0,35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-1.8404309354775299" table:style-name="ce9">
            <text:p>-1,840430935</text:p>
          </table:table-cell>
          <table:table-cell office:value-type="float" office:value="0.23761171802144199" table:style-name="ce9">
            <text:p>0,237611718</text:p>
          </table:table-cell>
          <table:table-cell office:value-type="float" office:value="1.2237285116257599" table:style-name="ce9">
            <text:p>1,223728512</text:p>
          </table:table-cell>
          <table:table-cell office:value-type="float" office:value="3.29105539710037" table:style-name="ce9">
            <text:p>3,291055397</text:p>
          </table:table-cell>
          <table:table-cell office:value-type="float" office:value="-6.0257671160461896" table:style-name="ce9">
            <text:p>-6,025767116</text:p>
          </table:table-cell>
          <table:table-cell office:value-type="float" office:value="-0.68388948401996497" table:style-name="ce9">
            <text:p>-0,683889484</text:p>
          </table:table-cell>
          <table:table-cell office:value-type="float" office:value="2.4866846631377899" table:style-name="ce9">
            <text:p>2,486684663</text:p>
          </table:table-cell>
          <table:table-cell office:value-type="float" office:value="-0.757620179930664" table:style-name="ce9">
            <text:p>-0,75762018</text:p>
          </table:table-cell>
          <table:table-cell office:value-type="float" office:value="-0.36280341309970099" table:style-name="ce9">
            <text:p>-0,362803413</text:p>
          </table:table-cell>
          <table:table-cell office:value-type="float" office:value="0.46286768234650699" table:style-name="ce9">
            <text:p>0,462867682</text:p>
          </table:table-cell>
          <table:table-cell office:value-type="float" office:value="-2.3429670944416698" table:style-name="ce9">
            <text:p>-2,342967094</text:p>
          </table:table-cell>
          <table:table-cell office:value-type="float" office:value="-1.0781765212941701" table:style-name="ce9">
            <text:p>-1,078176521</text:p>
          </table:table-cell>
          <table:table-cell office:value-type="float" office:value="-1.33485335129455" table:style-name="ce9">
            <text:p>-1,334853351</text:p>
          </table:table-cell>
          <table:table-cell office:value-type="float" office:value="306.64722222222201" table:style-name="ce11">
            <text:p>306,6472222</text:p>
          </table:table-cell>
          <table:table-cell office:value-type="float" office:value="1.92643894507654" table:style-name="ce9">
            <text:p>1,926438945</text:p>
          </table:table-cell>
          <table:table-cell office:value-type="float" office:value="0.130506463272128" table:style-name="ce9">
            <text:p>0,130506463</text:p>
          </table:table-cell>
          <table:table-cell office:value-type="float" office:value="-2.7664663727035399" table:style-name="ce9">
            <text:p>-2,766466373</text:p>
          </table:table-cell>
          <table:table-cell office:value-type="float" office:value="-5.05902183605372" table:style-name="ce9">
            <text:p>-5,059021836</text:p>
          </table:table-cell>
          <table:table-cell office:value-type="float" office:value="0.38823091594145198" table:style-name="ce9">
            <text:p>0,388230916</text:p>
          </table:table-cell>
          <table:table-cell office:value-type="float" office:value="2.9187593769750002" table:style-name="ce9">
            <text:p>2,918759377</text:p>
          </table:table-cell>
          <table:table-cell office:value-type="float" office:value="3.3351682310248498" table:style-name="ce9">
            <text:p>3,335168231</text:p>
          </table:table-cell>
          <table:table-cell office:value-type="float" office:value="3.2380361447336301" table:style-name="ce9">
            <text:p>3,238036145</text:p>
          </table:table-cell>
          <table:table-cell office:value-type="float" office:value="1.6190092011473201" table:style-name="ce9">
            <text:p>1,619009201</text:p>
          </table:table-cell>
          <table:table-cell office:value-type="float" office:value="-0.19360836814834001" table:style-name="ce9">
            <text:p>-0,193608368</text:p>
          </table:table-cell>
          <table:table-cell office:value-type="float" office:value="-1.1165572573528899" table:style-name="ce9">
            <text:p>-1,116557257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306.64722222222201" table:style-name="ce11">
            <text:p>306,6472222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86B3</text:p>
          </table:table-cell>
          <table:table-cell office:value-type="float" office:value="26" table:style-name="ce9">
            <text:p>26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7" table:style-name="ce9">
            <text:p>7</text:p>
          </table:table-cell>
          <table:table-cell office:value-type="float" office:value="91" table:style-name="ce9">
            <text:p>91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2.58" table:style-name="ce9">
            <text:p>32,58</text:p>
          </table:table-cell>
          <table:table-cell office:value-type="float" office:value="32.46" table:style-name="ce9">
            <text:p>32,46</text:p>
          </table:table-cell>
          <table:table-cell office:value-type="float" office:value="-0.119999999999997" table:style-name="ce9">
            <text:p>-0,12</text:p>
          </table:table-cell>
          <table:table-cell office:value-type="float" office:value="1" table:style-name="ce9">
            <text:p>1</text:p>
          </table:table-cell>
          <table:table-cell office:value-type="float" office:value="31.25" table:style-name="ce9">
            <text:p>31,25</text:p>
          </table:table-cell>
          <table:table-cell office:value-type="float" office:value="7" table:style-name="ce10">
            <text:p>7</text:p>
          </table:table-cell>
          <table:table-cell office:value-type="float" office:value="-10.115886939571199" table:style-name="ce9">
            <text:p>-10,11588694</text:p>
          </table:table-cell>
          <table:table-cell office:value-type="float" office:value="1.69664674040289" table:style-name="ce9">
            <text:p>1,69664674</text:p>
          </table:table-cell>
          <table:table-cell office:value-type="float" office:value="1.4905746514051501" table:style-name="ce9">
            <text:p>1,490574651</text:p>
          </table:table-cell>
          <table:table-cell office:value-type="float" office:value="-0.18560630688101001" table:style-name="ce9">
            <text:p>-0,185606307</text:p>
          </table:table-cell>
          <table:table-cell office:value-type="float" office:value="0.35" table:style-name="ce9">
            <text:p>0,35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-4.18308872128536E-2" table:style-name="ce9">
            <text:p>-0,041830887</text:p>
          </table:table-cell>
          <table:table-cell office:value-type="float" office:value="-0.21433911781435799" table:style-name="ce9">
            <text:p>-0,214339118</text:p>
          </table:table-cell>
          <table:table-cell office:value-type="float" office:value="-0.169052478216832" table:style-name="ce9">
            <text:p>-0,169052478</text:p>
          </table:table-cell>
          <table:table-cell office:value-type="float" office:value="-9.0919267354040198E-2" table:style-name="ce9">
            <text:p>-0,090919267</text:p>
          </table:table-cell>
          <table:table-cell office:value-type="float" office:value="-4.1671602576112603" table:style-name="ce9">
            <text:p>-4,167160258</text:p>
          </table:table-cell>
          <table:table-cell office:value-type="float" office:value="-2.9813539526996702" table:style-name="ce9">
            <text:p>-2,981353953</text:p>
          </table:table-cell>
          <table:table-cell office:value-type="float" office:value="-1.5696935921672801" table:style-name="ce9">
            <text:p>-1,569693592</text:p>
          </table:table-cell>
          <table:table-cell office:value-type="float" office:value="0.80010530354590703" table:style-name="ce9">
            <text:p>0,800105304</text:p>
          </table:table-cell>
          <table:table-cell office:value-type="float" office:value="2.04458154881595" table:style-name="ce9">
            <text:p>2,044581549</text:p>
          </table:table-cell>
          <table:table-cell office:value-type="float" office:value="1.79683378235782" table:style-name="ce9">
            <text:p>1,796833782</text:p>
          </table:table-cell>
          <table:table-cell office:value-type="float" office:value="-3.8122360522580898" table:style-name="ce9">
            <text:p>-3,812236052</text:p>
          </table:table-cell>
          <table:table-cell office:value-type="float" office:value="-1.47377838210817" table:style-name="ce9">
            <text:p>-1,473778382</text:p>
          </table:table-cell>
          <table:table-cell office:value-type="float" office:value="-1.48085195991759" table:style-name="ce9">
            <text:p>-1,48085196</text:p>
          </table:table-cell>
          <table:table-cell office:value-type="float" office:value="2521.9555555555598" table:style-name="ce11">
            <text:p>2521,955556</text:p>
          </table:table-cell>
          <table:table-cell office:value-type="float" office:value="1.2859360139997" table:style-name="ce9">
            <text:p>1,285936014</text:p>
          </table:table-cell>
          <table:table-cell office:value-type="float" office:value="0.13360112963485099" table:style-name="ce9">
            <text:p>0,13360113</text:p>
          </table:table-cell>
          <table:table-cell office:value-type="float" office:value="-0.19794182031731" table:style-name="ce9">
            <text:p>-0,19794182</text:p>
          </table:table-cell>
          <table:table-cell office:value-type="float" office:value="1.43406196547077" table:style-name="ce9">
            <text:p>1,434061965</text:p>
          </table:table-cell>
          <table:table-cell office:value-type="float" office:value="4.8199365587630201" table:style-name="ce9">
            <text:p>4,819936559</text:p>
          </table:table-cell>
          <table:table-cell office:value-type="float" office:value="-0.59487493701942096" table:style-name="ce9">
            <text:p>-0,594874937</text:p>
          </table:table-cell>
          <table:table-cell office:value-type="float" office:value="6.1935269145549396" table:style-name="ce9">
            <text:p>6,193526915</text:p>
          </table:table-cell>
          <table:table-cell office:value-type="float" office:value="1.5336591335654499" table:style-name="ce9">
            <text:p>1,533659134</text:p>
          </table:table-cell>
          <table:table-cell office:value-type="float" office:value="0.71999634517298505" table:style-name="ce9">
            <text:p>0,719996345</text:p>
          </table:table-cell>
          <table:table-cell office:value-type="float" office:value="-1.3376031337294101" table:style-name="ce9">
            <text:p>-1,337603134</text:p>
          </table:table-cell>
          <table:table-cell office:value-type="float" office:value="-0.33423823756241" table:style-name="ce9">
            <text:p>-0,334238238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2521.9555555555598" table:style-name="ce11">
            <text:p>2521,955556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33">
            <text:p>0007CDC395</text:p>
          </table:table-cell>
          <table:table-cell office:value-type="float" office:value="29" table:style-name="ce34">
            <text:p>29</text:p>
          </table:table-cell>
          <table:table-cell office:value-type="float" office:value="6" table:style-name="ce34">
            <text:p>6</text:p>
          </table:table-cell>
          <table:table-cell office:value-type="float" office:value="2" table:style-name="ce34">
            <text:p>2</text:p>
          </table:table-cell>
          <table:table-cell office:value-type="float" office:value="9" table:style-name="ce34">
            <text:p>9</text:p>
          </table:table-cell>
          <table:table-cell office:value-type="float" office:value="77" table:style-name="ce34">
            <text:p>77</text:p>
          </table:table-cell>
          <table:table-cell office:value-type="boolean" office:boolean-value="true" table:formula="of:=TRUE()" table:style-name="ce34">
            <text:p>TRUE</text:p>
          </table:table-cell>
          <table:table-cell office:value-type="float" office:value="32.67" table:style-name="ce34">
            <text:p>32,67</text:p>
          </table:table-cell>
          <table:table-cell office:value-type="float" office:value="31.88" table:style-name="ce34">
            <text:p>31,88</text:p>
          </table:table-cell>
          <table:table-cell office:value-type="float" office:value="-0.79000000000000303" table:style-name="ce34">
            <text:p>-0,79</text:p>
          </table:table-cell>
          <table:table-cell office:value-type="float" office:value="2" table:style-name="ce34">
            <text:p>2</text:p>
          </table:table-cell>
          <table:table-cell office:value-type="float" office:value="26.8333333333333" table:style-name="ce34">
            <text:p>26,83333333</text:p>
          </table:table-cell>
          <table:table-cell office:value-type="float" office:value="5" table:style-name="ce10">
            <text:p>5</text:p>
          </table:table-cell>
          <table:table-cell office:value-type="float" office:value="5.3256836659275697" table:style-name="ce34">
            <text:p>5,325683666</text:p>
          </table:table-cell>
          <table:table-cell office:value-type="float" office:value="2.8895147125977498" table:style-name="ce34">
            <text:p>2,889514713</text:p>
          </table:table-cell>
          <table:table-cell office:value-type="float" office:value="0.935700604356277" table:style-name="ce34">
            <text:p>0,935700604</text:p>
          </table:table-cell>
          <table:table-cell office:value-type="float" office:value="0.324690954454605" table:style-name="ce34">
            <text:p>0,324690954</text:p>
          </table:table-cell>
          <table:table-cell office:value-type="float" office:value="0.35" table:style-name="ce34">
            <text:p>0,35</text:p>
          </table:table-cell>
          <table:table-cell office:value-type="float" office:value="0.6" table:style-name="ce34">
            <text:p>0,6</text:p>
          </table:table-cell>
          <table:table-cell office:value-type="float" office:value="0.57142857142857095" table:style-name="ce34">
            <text:p>0,571428571</text:p>
          </table:table-cell>
          <table:table-cell office:value-type="float" office:value="-1.0182257488897699" table:style-name="ce34">
            <text:p>-1,018225749</text:p>
          </table:table-cell>
          <table:table-cell office:value-type="float" office:value="5.9887707063300599E-2" table:style-name="ce34">
            <text:p>0,059887707</text:p>
          </table:table-cell>
          <table:table-cell office:value-type="float" office:value="-1.47937234061095" table:style-name="ce34">
            <text:p>-1,479372341</text:p>
          </table:table-cell>
          <table:table-cell office:value-type="float" office:value="0.110144689936944" table:style-name="ce34">
            <text:p>0,11014469</text:p>
          </table:table-cell>
          <table:table-cell office:value-type="float" office:value="-5.8631855442198999" table:style-name="ce34">
            <text:p>-5,863185544</text:p>
          </table:table-cell>
          <table:table-cell office:value-type="float" office:value="-3.2201726290579802" table:style-name="ce34">
            <text:p>-3,220172629</text:p>
          </table:table-cell>
          <table:table-cell office:value-type="float" office:value="1.0294616159283201" table:style-name="ce34">
            <text:p>1,029461616</text:p>
          </table:table-cell>
          <table:table-cell office:value-type="float" office:value="-0.73131287854832305" table:style-name="ce34">
            <text:p>-0,731312879</text:p>
          </table:table-cell>
          <table:table-cell office:value-type="float" office:value="0.79640355024130705" table:style-name="ce34">
            <text:p>0,79640355</text:p>
          </table:table-cell>
          <table:table-cell office:value-type="float" office:value="-0.61380429276839799" table:style-name="ce34">
            <text:p>-0,613804293</text:p>
          </table:table-cell>
          <table:table-cell office:value-type="float" office:value="-1.1508592180617101" table:style-name="ce34">
            <text:p>-1,150859218</text:p>
          </table:table-cell>
          <table:table-cell office:value-type="float" office:value="-2.4701377388074999" table:style-name="ce34">
            <text:p>-2,470137739</text:p>
          </table:table-cell>
          <table:table-cell office:value-type="float" office:value="-1.8059858523716199" table:style-name="ce34">
            <text:p>-1,805985852</text:p>
          </table:table-cell>
          <table:table-cell office:value-type="float" office:value="2591.12777777778" table:style-name="ce34">
            <text:p>2591,127778</text:p>
          </table:table-cell>
          <table:table-cell office:value-type="float" office:value="1.9343421656837301" table:style-name="ce34">
            <text:p>1,934342166</text:p>
          </table:table-cell>
          <table:table-cell office:value-type="float" office:value="0.108921898015236" table:style-name="ce34">
            <text:p>0,108921898</text:p>
          </table:table-cell>
          <table:table-cell office:value-type="float" office:value="2.5043570018820098" table:style-name="ce34">
            <text:p>2,504357002</text:p>
          </table:table-cell>
          <table:table-cell office:value-type="float" office:value="1.76420522434439" table:style-name="ce34">
            <text:p>1,764205224</text:p>
          </table:table-cell>
          <table:table-cell office:value-type="float" office:value="0.46691900868734199" table:style-name="ce34">
            <text:p>0,466919009</text:p>
          </table:table-cell>
          <table:table-cell office:value-type="float" office:value="-0.21841321907527" table:style-name="ce34">
            <text:p>-0,218413219</text:p>
          </table:table-cell>
          <table:table-cell office:value-type="float" office:value="2.6721778963249401" table:style-name="ce34">
            <text:p>2,672177896</text:p>
          </table:table-cell>
          <table:table-cell office:value-type="float" office:value="-1.25660004034213" table:style-name="ce34">
            <text:p>-1,25660004</text:p>
          </table:table-cell>
          <table:table-cell office:value-type="float" office:value="3.09999369775467" table:style-name="ce34">
            <text:p>3,099993698</text:p>
          </table:table-cell>
          <table:table-cell office:value-type="float" office:value="-2.1682393464513599" table:style-name="ce34">
            <text:p>-2,168239346</text:p>
          </table:table-cell>
          <table:table-cell office:value-type="float" office:value="1.27747787276756" table:style-name="ce34">
            <text:p>1,277477873</text:p>
          </table:table-cell>
          <table:table-cell office:value-type="boolean" office:boolean-value="false" table:formula="of:=FALSE()" table:style-name="ce34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2591.12777777778" table:style-name="ce34">
            <text:p>2591,127778</text:p>
          </table:table-cell>
          <table:table-cell table:style-name="ce9"/>
          <table:table-cell table:number-columns-repeated="16333" table:style-name="ce34"/>
        </table:table-row>
        <table:table-row table:style-name="ro1">
          <table:table-cell office:value-type="string" table:style-name="ce29">
            <text:p>0007CB7051</text:p>
          </table:table-cell>
          <table:table-cell office:value-type="float" office:value="17" table:style-name="ce19">
            <text:p>17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74" table:style-name="ce19">
            <text:p>74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3.630000000000003" table:style-name="ce19">
            <text:p>33,63</text:p>
          </table:table-cell>
          <table:table-cell office:value-type="float" office:value="33.82" table:style-name="ce19">
            <text:p>33,82</text:p>
          </table:table-cell>
          <table:table-cell office:value-type="float" office:value="0.189999999999998" table:style-name="ce19">
            <text:p>0,19</text:p>
          </table:table-cell>
          <table:table-cell office:value-type="float" office:value="3" table:style-name="ce19">
            <text:p>3</text:p>
          </table:table-cell>
          <table:table-cell office:value-type="float" office:value="16.75" table:style-name="ce19">
            <text:p>16,75</text:p>
          </table:table-cell>
          <table:table-cell office:value-type="float" office:value="2" table:style-name="ce10">
            <text:p>2</text:p>
          </table:table-cell>
          <table:table-cell office:value-type="float" office:value="19.566957026713101" table:style-name="ce19">
            <text:p>19,56695703</text:p>
          </table:table-cell>
          <table:table-cell office:value-type="float" office:value="2.2754462210373698" table:style-name="ce19">
            <text:p>2,275446221</text:p>
          </table:table-cell>
          <table:table-cell office:value-type="float" office:value="0.86466143724627897" table:style-name="ce19">
            <text:p>0,864661437</text:p>
          </table:table-cell>
          <table:table-cell office:value-type="float" office:value="0.28692574953516697" table:style-name="ce19">
            <text:p>0,28692575</text:p>
          </table:table-cell>
          <table:table-cell office:value-type="float" office:value="0.4" table:style-name="ce19">
            <text:p>0,4</text:p>
          </table:table-cell>
          <table:table-cell office:value-type="float" office:value="1" table:style-name="ce19">
            <text:p>1</text:p>
          </table:table-cell>
          <table:table-cell office:value-type="float" office:value="1.1428571428571399" table:style-name="ce19">
            <text:p>1,142857143</text:p>
          </table:table-cell>
          <table:table-cell office:value-type="float" office:value="-0.96086242674071798" table:style-name="ce19">
            <text:p>-0,960862427</text:p>
          </table:table-cell>
          <table:table-cell office:value-type="float" office:value="0.103031980425316" table:style-name="ce19">
            <text:p>0,10303198</text:p>
          </table:table-cell>
          <table:table-cell office:value-type="float" office:value="-2.7572816795991799" table:style-name="ce19">
            <text:p>-2,75728168</text:p>
          </table:table-cell>
          <table:table-cell office:value-type="float" office:value="0.21687422290264999" table:style-name="ce19">
            <text:p>0,216874223</text:p>
          </table:table-cell>
          <table:table-cell office:value-type="float" office:value="-2.1192734142210798" table:style-name="ce19">
            <text:p>-2,119273414</text:p>
          </table:table-cell>
          <table:table-cell office:value-type="float" office:value="-2.0760375531261399" table:style-name="ce19">
            <text:p>-2,076037553</text:p>
          </table:table-cell>
          <table:table-cell office:value-type="float" office:value="0.15756710947468799" table:style-name="ce19">
            <text:p>0,157567109</text:p>
          </table:table-cell>
          <table:table-cell office:value-type="float" office:value="0.76698730388431702" table:style-name="ce19">
            <text:p>0,766987304</text:p>
          </table:table-cell>
          <table:table-cell office:value-type="float" office:value="0.59465416295568896" table:style-name="ce19">
            <text:p>0,594654163</text:p>
          </table:table-cell>
          <table:table-cell office:value-type="float" office:value="-0.237864489303664" table:style-name="ce19">
            <text:p>-0,237864489</text:p>
          </table:table-cell>
          <table:table-cell office:value-type="float" office:value="-0.46613249790893402" table:style-name="ce19">
            <text:p>-0,466132498</text:p>
          </table:table-cell>
          <table:table-cell office:value-type="float" office:value="-3.2846339486607699" table:style-name="ce19">
            <text:p>-3,284633949</text:p>
          </table:table-cell>
          <table:table-cell office:value-type="float" office:value="-2.2861477712418101" table:style-name="ce19">
            <text:p>-2,286147771</text:p>
          </table:table-cell>
          <table:table-cell office:value-type="float" office:value="1654.2888888888899" table:style-name="ce11">
            <text:p>1654,288889</text:p>
          </table:table-cell>
          <table:table-cell office:value-type="float" office:value="1.4383445241647299" table:style-name="ce19">
            <text:p>1,438344524</text:p>
          </table:table-cell>
          <table:table-cell office:value-type="float" office:value="0.13160068777453901" table:style-name="ce19">
            <text:p>0,131600688</text:p>
          </table:table-cell>
          <table:table-cell office:value-type="float" office:value="4.88420918095788" table:style-name="ce19">
            <text:p>4,884209181</text:p>
          </table:table-cell>
          <table:table-cell office:value-type="float" office:value="2.3391808285544502" table:style-name="ce19">
            <text:p>2,339180829</text:p>
          </table:table-cell>
          <table:table-cell office:value-type="float" office:value="1.75765208566274" table:style-name="ce19">
            <text:p>1,757652086</text:p>
          </table:table-cell>
          <table:table-cell office:value-type="float" office:value="3.0479929593204602" table:style-name="ce19">
            <text:p>3,047992959</text:p>
          </table:table-cell>
          <table:table-cell office:value-type="float" office:value="-1.4216671678811199" table:style-name="ce19">
            <text:p>-1,421667168</text:p>
          </table:table-cell>
          <table:table-cell office:value-type="float" office:value="2.9803954427910901" table:style-name="ce19">
            <text:p>2,980395443</text:p>
          </table:table-cell>
          <table:table-cell office:value-type="float" office:value="2.3522247296674199" table:style-name="ce19">
            <text:p>2,35222473</text:p>
          </table:table-cell>
          <table:table-cell office:value-type="float" office:value="-2.8188262342448298" table:style-name="ce19">
            <text:p>-2,818826234</text:p>
          </table:table-cell>
          <table:table-cell office:value-type="float" office:value="-2.3785989699611099" table:style-name="ce19">
            <text:p>-2,37859897</text:p>
          </table:table-cell>
          <table:table-cell office:value-type="boolean" office:boolean-value="true" table:formula="of:=TRUE()" table:style-name="ce19">
            <text:p>TRUE</text:p>
          </table:table-cell>
          <table:table-cell table:style-name="ce12"/>
          <table:table-cell table:style-name="ce13"/>
          <table:table-cell table:style-name="ce14"/>
          <table:table-cell office:value-type="float" office:value="1654.2888888888899" table:style-name="ce11">
            <text:p>1654,288889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">
            <text:p>0007CDC443</text:p>
          </table:table-cell>
          <table:table-cell office:value-type="float" office:value="30" table:style-name="ce9">
            <text:p>30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73" table:style-name="ce9">
            <text:p>73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4.07" table:style-name="ce9">
            <text:p>34,07</text:p>
          </table:table-cell>
          <table:table-cell office:value-type="float" office:value="33.26" table:style-name="ce9">
            <text:p>33,26</text:p>
          </table:table-cell>
          <table:table-cell office:value-type="float" office:value="-0.81000000000000205" table:style-name="ce9">
            <text:p>-0,81</text:p>
          </table:table-cell>
          <table:table-cell office:value-type="float" office:value="7" table:style-name="ce9">
            <text:p>7</text:p>
          </table:table-cell>
          <table:table-cell office:value-type="float" office:value="-11.5" table:style-name="ce9">
            <text:p>-11,5</text:p>
          </table:table-cell>
          <table:table-cell office:value-type="float" office:value="6" table:style-name="ce10">
            <text:p>6</text:p>
          </table:table-cell>
          <table:table-cell office:value-type="float" office:value="3.9106060606060602" table:style-name="ce9">
            <text:p>3,910606061</text:p>
          </table:table-cell>
          <table:table-cell office:value-type="float" office:value="0.19159279804047599" table:style-name="ce9">
            <text:p>0,191592798</text:p>
          </table:table-cell>
          <table:table-cell office:value-type="float" office:value="-0.70597862073028195" table:style-name="ce9">
            <text:p>-0,705978621</text:p>
          </table:table-cell>
          <table:table-cell office:value-type="float" office:value="0.70415138248643006" table:style-name="ce9">
            <text:p>0,704151382</text:p>
          </table:table-cell>
          <table:table-cell office:value-type="float" office:value="0.35" table:style-name="ce9">
            <text:p>0,35</text:p>
          </table:table-cell>
          <table:table-cell office:value-type="float" office:value="1.1428571428571399" table:style-name="ce9">
            <text:p>1,142857143</text:p>
          </table:table-cell>
          <table:table-cell office:value-type="float" office:value="1.1428571428571399" table:style-name="ce9">
            <text:p>1,142857143</text:p>
          </table:table-cell>
          <table:table-cell office:value-type="float" office:value="-1.6320985463901001" table:style-name="ce9">
            <text:p>-1,632098546</text:p>
          </table:table-cell>
          <table:table-cell office:value-type="float" office:value="-0.23967806641852299" table:style-name="ce9">
            <text:p>-0,239678066</text:p>
          </table:table-cell>
          <table:table-cell office:value-type="float" office:value="-4.1136055889097003" table:style-name="ce9">
            <text:p>-4,113605589</text:p>
          </table:table-cell>
          <table:table-cell office:value-type="float" office:value="-0.113766814638483" table:style-name="ce9">
            <text:p>-0,113766815</text:p>
          </table:table-cell>
          <table:table-cell office:value-type="float" office:value="-7.7692477875895598" table:style-name="ce9">
            <text:p>-7,769247788</text:p>
          </table:table-cell>
          <table:table-cell office:value-type="float" office:value="-1.52756773003522" table:style-name="ce9">
            <text:p>-1,52756773</text:p>
          </table:table-cell>
          <table:table-cell office:value-type="float" office:value="0.77825971438923103" table:style-name="ce9">
            <text:p>0,778259714</text:p>
          </table:table-cell>
          <table:table-cell office:value-type="float" office:value="-2.0688694016685498" table:style-name="ce9">
            <text:p>-2,068869402</text:p>
          </table:table-cell>
          <table:table-cell office:value-type="float" office:value="-1.0651040151675499" table:style-name="ce9">
            <text:p>-1,065104015</text:p>
          </table:table-cell>
          <table:table-cell office:value-type="float" office:value="1.1207559252695101" table:style-name="ce9">
            <text:p>1,120755925</text:p>
          </table:table-cell>
          <table:table-cell office:value-type="float" office:value="0.70208856693294597" table:style-name="ce9">
            <text:p>0,702088567</text:p>
          </table:table-cell>
          <table:table-cell office:value-type="float" office:value="-2.2472874888963501" table:style-name="ce9">
            <text:p>-2,247287489</text:p>
          </table:table-cell>
          <table:table-cell office:value-type="float" office:value="-1.92862861498701" table:style-name="ce9">
            <text:p>-1,928628615</text:p>
          </table:table-cell>
          <table:table-cell office:value-type="float" office:value="1129.13055555556" table:style-name="ce11">
            <text:p>1129,130556</text:p>
          </table:table-cell>
          <table:table-cell office:value-type="float" office:value="2.0514095865494699" table:style-name="ce9">
            <text:p>2,051409587</text:p>
          </table:table-cell>
          <table:table-cell office:value-type="float" office:value="9.0426016084155306E-2" table:style-name="ce9">
            <text:p>0,090426016</text:p>
          </table:table-cell>
          <table:table-cell office:value-type="float" office:value="-9.4132648091747502" table:style-name="ce9">
            <text:p>-9,413264809</text:p>
          </table:table-cell>
          <table:table-cell office:value-type="float" office:value="1.5428655330785199" table:style-name="ce9">
            <text:p>1,542865533</text:p>
          </table:table-cell>
          <table:table-cell office:value-type="float" office:value="-2.8710041037123601" table:style-name="ce9">
            <text:p>-2,871004104</text:p>
          </table:table-cell>
          <table:table-cell office:value-type="float" office:value="-0.96262767024449003" table:style-name="ce9">
            <text:p>-0,96262767</text:p>
          </table:table-cell>
          <table:table-cell office:value-type="float" office:value="5.3237829148931501" table:style-name="ce9">
            <text:p>5,323782915</text:p>
          </table:table-cell>
          <table:table-cell office:value-type="float" office:value="-2.1451246991295201" table:style-name="ce9">
            <text:p>-2,145124699</text:p>
          </table:table-cell>
          <table:table-cell office:value-type="float" office:value="-0.70182188041143001" table:style-name="ce9">
            <text:p>-0,70182188</text:p>
          </table:table-cell>
          <table:table-cell office:value-type="float" office:value="1.4036347504058599" table:style-name="ce9">
            <text:p>1,40363475</text:p>
          </table:table-cell>
          <table:table-cell office:value-type="float" office:value="-1.52713170918868" table:style-name="ce9">
            <text:p>-1,527131709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1129.13055555556" table:style-name="ce11">
            <text:p>1129,130556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5">
            <text:p>0007CDADED</text:p>
          </table:table-cell>
          <table:table-cell office:value-type="float" office:value="28" table:style-name="ce26">
            <text:p>28</text:p>
          </table:table-cell>
          <table:table-cell office:value-type="float" office:value="6" table:style-name="ce26">
            <text:p>6</text:p>
          </table:table-cell>
          <table:table-cell office:value-type="float" office:value="3" table:style-name="ce26">
            <text:p>3</text:p>
          </table:table-cell>
          <table:table-cell office:value-type="float" office:value="8" table:style-name="ce26">
            <text:p>8</text:p>
          </table:table-cell>
          <table:table-cell office:value-type="float" office:value="73" table:style-name="ce26">
            <text:p>73</text:p>
          </table:table-cell>
          <table:table-cell office:value-type="boolean" office:boolean-value="false" table:formula="of:=FALSE()" table:style-name="ce26">
            <text:p>FALSE</text:p>
          </table:table-cell>
          <table:table-cell office:value-type="float" office:value="36.979999999999997" table:style-name="ce26">
            <text:p>36,98</text:p>
          </table:table-cell>
          <table:table-cell office:value-type="float" office:value="34.869999999999997" table:style-name="ce26">
            <text:p>34,87</text:p>
          </table:table-cell>
          <table:table-cell office:value-type="float" office:value="-2.11" table:style-name="ce26">
            <text:p>-2,11</text:p>
          </table:table-cell>
          <table:table-cell office:value-type="float" office:value="6" table:style-name="ce26">
            <text:p>6</text:p>
          </table:table-cell>
          <table:table-cell office:value-type="float" office:value="-8.8666666666666707" table:style-name="ce26">
            <text:p>-8,866666667</text:p>
          </table:table-cell>
          <table:table-cell office:value-type="float" office:value="4" table:style-name="ce27">
            <text:p>4</text:p>
          </table:table-cell>
          <table:table-cell office:value-type="float" office:value="5.7189393939393902" table:style-name="ce26">
            <text:p>5,718939394</text:p>
          </table:table-cell>
          <table:table-cell office:value-type="float" office:value="0.86886490348857903" table:style-name="ce26">
            <text:p>0,868864903</text:p>
          </table:table-cell>
          <table:table-cell office:value-type="float" office:value="-1.2513635338262299" table:style-name="ce26">
            <text:p>-1,251363534</text:p>
          </table:table-cell>
          <table:table-cell office:value-type="float" office:value="-4.6662821951612997E-2" table:style-name="ce26">
            <text:p>-0,046662822</text:p>
          </table:table-cell>
          <table:table-cell office:value-type="float" office:value="0.35" table:style-name="ce26">
            <text:p>0,35</text:p>
          </table:table-cell>
          <table:table-cell office:value-type="float" office:value="1" table:style-name="ce26">
            <text:p>1</text:p>
          </table:table-cell>
          <table:table-cell office:value-type="float" office:value="1.1666666666666701" table:style-name="ce26">
            <text:p>1,166666667</text:p>
          </table:table-cell>
          <table:table-cell office:value-type="float" office:value="-0.47219837939107601" table:style-name="ce26">
            <text:p>-0,472198379</text:p>
          </table:table-cell>
          <table:table-cell office:value-type="float" office:value="0.29336245997437699" table:style-name="ce26">
            <text:p>0,29336246</text:p>
          </table:table-cell>
          <table:table-cell office:value-type="float" office:value="-2.6939553891495001" table:style-name="ce26">
            <text:p>-2,693955389</text:p>
          </table:table-cell>
          <table:table-cell office:value-type="float" office:value="0.25974242458830499" table:style-name="ce26">
            <text:p>0,259742425</text:p>
          </table:table-cell>
          <table:table-cell office:value-type="float" office:value="-4.2372338897227797" table:style-name="ce26">
            <text:p>-4,23723389</text:p>
          </table:table-cell>
          <table:table-cell office:value-type="float" office:value="-1.67374742282169" table:style-name="ce26">
            <text:p>-1,673747423</text:p>
          </table:table-cell>
          <table:table-cell office:value-type="float" office:value="-1.9995006093211001" table:style-name="ce26">
            <text:p>-1,999500609</text:p>
          </table:table-cell>
          <table:table-cell office:value-type="float" office:value="-1.99922099355315" table:style-name="ce26">
            <text:p>-1,999220994</text:p>
          </table:table-cell>
          <table:table-cell office:value-type="float" office:value="-2.4853080698225898" table:style-name="ce26">
            <text:p>-2,48530807</text:p>
          </table:table-cell>
          <table:table-cell office:value-type="float" office:value="0.20447974704046701" table:style-name="ce26">
            <text:p>0,204479747</text:p>
          </table:table-cell>
          <table:table-cell office:value-type="float" office:value="2.5052836589243301" table:style-name="ce26">
            <text:p>2,505283659</text:p>
          </table:table-cell>
          <table:table-cell office:value-type="float" office:value="1.7678356974413201" table:style-name="ce26">
            <text:p>1,767835697</text:p>
          </table:table-cell>
          <table:table-cell office:value-type="float" office:value="0.30770883121745501" table:style-name="ce26">
            <text:p>0,307708831</text:p>
          </table:table-cell>
          <table:table-cell office:value-type="float" office:value="1295.55555555556" table:style-name="ce28">
            <text:p>1295,555556</text:p>
          </table:table-cell>
          <table:table-cell office:value-type="float" office:value="3.0620337190677498" table:style-name="ce26">
            <text:p>3,062033719</text:p>
          </table:table-cell>
          <table:table-cell office:value-type="float" office:value="0.12813036020583199" table:style-name="ce26">
            <text:p>0,12813036</text:p>
          </table:table-cell>
          <table:table-cell office:value-type="float" office:value="-7.8668136918158602" table:style-name="ce26">
            <text:p>-7,866813692</text:p>
          </table:table-cell>
          <table:table-cell office:value-type="float" office:value="1.5150965594266701" table:style-name="ce26">
            <text:p>1,515096559</text:p>
          </table:table-cell>
          <table:table-cell office:value-type="float" office:value="-6.6994012995740801E-2" table:style-name="ce26">
            <text:p>-0,066994013</text:p>
          </table:table-cell>
          <table:table-cell office:value-type="float" office:value="1.0272301817951199" table:style-name="ce26">
            <text:p>1,027230182</text:p>
          </table:table-cell>
          <table:table-cell office:value-type="float" office:value="4.3087427827770304" table:style-name="ce26">
            <text:p>4,308742783</text:p>
          </table:table-cell>
          <table:table-cell office:value-type="float" office:value="-0.75868887987922495" table:style-name="ce26">
            <text:p>-0,75868888</text:p>
          </table:table-cell>
          <table:table-cell office:value-type="float" office:value="0.67990115560535302" table:style-name="ce26">
            <text:p>0,679901156</text:p>
          </table:table-cell>
          <table:table-cell office:value-type="float" office:value="0.88541683021956996" table:style-name="ce26">
            <text:p>0,88541683</text:p>
          </table:table-cell>
          <table:table-cell office:value-type="float" office:value="-0.28257843674282002" table:style-name="ce26">
            <text:p>-0,282578437</text:p>
          </table:table-cell>
          <table:table-cell office:value-type="boolean" office:boolean-value="false" table:formula="of:=FALSE()" table:style-name="ce26">
            <text:p>FALSE</text:p>
          </table:table-cell>
          <table:table-cell table:style-name="ce20"/>
          <table:table-cell table:style-name="ce17"/>
          <table:table-cell table:style-name="ce21"/>
          <table:table-cell office:value-type="float" office:value="1295.55555555556" table:style-name="ce28">
            <text:p>1295,555556</text:p>
          </table:table-cell>
          <table:table-cell table:style-name="ce9"/>
          <table:table-cell table:number-columns-repeated="16333" table:style-name="ce26"/>
        </table:table-row>
        <table:table-row table:style-name="ro1">
          <table:table-cell office:value-type="string" table:style-name="ce2">
            <text:p>0007CE0327</text:p>
          </table:table-cell>
          <table:table-cell office:value-type="float" office:value="38" table:style-name="ce9">
            <text:p>38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85" table:style-name="ce9">
            <text:p>85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9.61" table:style-name="ce9">
            <text:p>29,61</text:p>
          </table:table-cell>
          <table:table-cell office:value-type="float" office:value="28.63" table:style-name="ce9">
            <text:p>28,63</text:p>
          </table:table-cell>
          <table:table-cell office:value-type="float" office:value="-0.98" table:style-name="ce9">
            <text:p>-0,98</text:p>
          </table:table-cell>
          <table:table-cell office:value-type="float" office:value="4" table:style-name="ce9">
            <text:p>4</text:p>
          </table:table-cell>
          <table:table-cell office:value-type="float" office:value="2.70519480519481" table:style-name="ce9">
            <text:p>2,705194805</text:p>
          </table:table-cell>
          <table:table-cell office:value-type="float" office:value="5" table:style-name="ce10">
            <text:p>5</text:p>
          </table:table-cell>
          <table:table-cell office:value-type="float" office:value="1.9285714285714299" table:style-name="ce9">
            <text:p>1,928571429</text:p>
          </table:table-cell>
          <table:table-cell office:value-type="float" office:value="-4.1488339977270201E-2" table:style-name="ce9">
            <text:p>-0,04148834</text:p>
          </table:table-cell>
          <table:table-cell office:value-type="float" office:value="0.53141001735607396" table:style-name="ce9">
            <text:p>0,531410017</text:p>
          </table:table-cell>
          <table:table-cell office:value-type="float" office:value="-0.15717459294643499" table:style-name="ce9">
            <text:p>-0,157174593</text:p>
          </table:table-cell>
          <table:table-cell office:value-type="float" office:value="0.3" table:style-name="ce9">
            <text:p>0,3</text:p>
          </table:table-cell>
          <table:table-cell office:value-type="float" office:value="0.5" table:style-name="ce9">
            <text:p>0,5</text:p>
          </table:table-cell>
          <table:table-cell office:value-type="float" office:value="0.85714285714285698" table:style-name="ce9">
            <text:p>0,857142857</text:p>
          </table:table-cell>
          <table:table-cell office:value-type="float" office:value="-9.1484529415791396E-2" table:style-name="ce9">
            <text:p>-0,091484529</text:p>
          </table:table-cell>
          <table:table-cell office:value-type="float" office:value="0.1659478640714" table:style-name="ce9">
            <text:p>0,165947864</text:p>
          </table:table-cell>
          <table:table-cell office:value-type="float" office:value="1.04617156872665" table:style-name="ce9">
            <text:p>1,046171569</text:p>
          </table:table-cell>
          <table:table-cell office:value-type="float" office:value="-5.0407099533598503E-2" table:style-name="ce9">
            <text:p>-0,0504071</text:p>
          </table:table-cell>
          <table:table-cell office:value-type="float" office:value="8.1005173943035497E-2" table:style-name="ce9">
            <text:p>0,081005174</text:p>
          </table:table-cell>
          <table:table-cell office:value-type="float" office:value="-1.7141130040888399" table:style-name="ce9">
            <text:p>-1,714113004</text:p>
          </table:table-cell>
          <table:table-cell office:value-type="float" office:value="0.121791560778093" table:style-name="ce9">
            <text:p>0,121791561</text:p>
          </table:table-cell>
          <table:table-cell office:value-type="float" office:value="2.8648341219346598" table:style-name="ce9">
            <text:p>2,864834122</text:p>
          </table:table-cell>
          <table:table-cell office:value-type="float" office:value="0.66933488119235596" table:style-name="ce9">
            <text:p>0,669334881</text:p>
          </table:table-cell>
          <table:table-cell office:value-type="float" office:value="-1.2129731587836099" table:style-name="ce9">
            <text:p>-1,212973159</text:p>
          </table:table-cell>
          <table:table-cell office:value-type="float" office:value="-3.8067247166666398" table:style-name="ce9">
            <text:p>-3,806724717</text:p>
          </table:table-cell>
          <table:table-cell office:value-type="float" office:value="2.7332364694188098" table:style-name="ce9">
            <text:p>2,733236469</text:p>
          </table:table-cell>
          <table:table-cell office:value-type="float" office:value="-0.54979192338207294" table:style-name="ce9">
            <text:p>-0,549791923</text:p>
          </table:table-cell>
          <table:table-cell office:value-type="float" office:value="2111.8904761904801" table:style-name="ce11">
            <text:p>2111,890476</text:p>
          </table:table-cell>
          <table:table-cell office:value-type="float" office:value="2.69001478583034" table:style-name="ce9">
            <text:p>2,690014786</text:p>
          </table:table-cell>
          <table:table-cell office:value-type="float" office:value="0.23033977681923401" table:style-name="ce9">
            <text:p>0,230339777</text:p>
          </table:table-cell>
          <table:table-cell office:value-type="float" office:value="-3.77791287817882" table:style-name="ce9">
            <text:p>-3,777912878</text:p>
          </table:table-cell>
          <table:table-cell office:value-type="float" office:value="-0.44651315093105298" table:style-name="ce9">
            <text:p>-0,446513151</text:p>
          </table:table-cell>
          <table:table-cell office:value-type="float" office:value="-3.58238680613217" table:style-name="ce9">
            <text:p>-3,582386806</text:p>
          </table:table-cell>
          <table:table-cell office:value-type="float" office:value="3.0413785404331302" table:style-name="ce9">
            <text:p>3,04137854</text:p>
          </table:table-cell>
          <table:table-cell office:value-type="float" office:value="1.6782353348385399" table:style-name="ce9">
            <text:p>1,678235335</text:p>
          </table:table-cell>
          <table:table-cell office:value-type="float" office:value="-1.9018785009325401" table:style-name="ce9">
            <text:p>-1,901878501</text:p>
          </table:table-cell>
          <table:table-cell office:value-type="float" office:value="2.5171135296981499" table:style-name="ce9">
            <text:p>2,51711353</text:p>
          </table:table-cell>
          <table:table-cell office:value-type="float" office:value="3.0170898868380802" table:style-name="ce9">
            <text:p>3,017089887</text:p>
          </table:table-cell>
          <table:table-cell office:value-type="float" office:value="1.80077472798078" table:style-name="ce9">
            <text:p>1,800774728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2111.8904761904801" table:style-name="ce11">
            <text:p>2111,890476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EEE2</text:p>
          </table:table-cell>
          <table:table-cell office:value-type="float" office:value="37" table:style-name="ce9">
            <text:p>37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8" table:style-name="ce9">
            <text:p>8</text:p>
          </table:table-cell>
          <table:table-cell office:value-type="float" office:value="85" table:style-name="ce9">
            <text:p>85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0.45" table:style-name="ce9">
            <text:p>30,45</text:p>
          </table:table-cell>
          <table:table-cell office:value-type="float" office:value="30.25" table:style-name="ce9">
            <text:p>30,25</text:p>
          </table:table-cell>
          <table:table-cell office:value-type="float" office:value="-0.19999999999999901" table:style-name="ce9">
            <text:p>-0,2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16.103788883974602" table:style-name="ce9">
            <text:p>16,10378888</text:p>
          </table:table-cell>
          <table:table-cell office:value-type="float" office:value="1.8703161981496199" table:style-name="ce9">
            <text:p>1,870316198</text:p>
          </table:table-cell>
          <table:table-cell office:value-type="float" office:value="5.5191814023060497E-2" table:style-name="ce9">
            <text:p>0,055191814</text:p>
          </table:table-cell>
          <table:table-cell office:value-type="float" office:value="-0.112913160121622" table:style-name="ce9">
            <text:p>-0,11291316</text:p>
          </table:table-cell>
          <table:table-cell office:value-type="float" office:value="0.5" table:style-name="ce9">
            <text:p>0,5</text:p>
          </table:table-cell>
          <table:table-cell office:value-type="float" office:value="1.1428571428571399" table:style-name="ce9">
            <text:p>1,142857143</text:p>
          </table:table-cell>
          <table:table-cell office:value-type="float" office:value="0.7" table:style-name="ce9">
            <text:p>0,7</text:p>
          </table:table-cell>
          <table:table-cell office:value-type="float" office:value="-0.76701658061316302" table:style-name="ce9">
            <text:p>-0,767016581</text:p>
          </table:table-cell>
          <table:table-cell office:value-type="float" office:value="-0.72173580835601703" table:style-name="ce9">
            <text:p>-0,721735808</text:p>
          </table:table-cell>
          <table:table-cell office:value-type="float" office:value="1.0118162453033299" table:style-name="ce9">
            <text:p>1,011816245</text:p>
          </table:table-cell>
          <table:table-cell office:value-type="float" office:value="0.46598483229433701" table:style-name="ce9">
            <text:p>0,465984832</text:p>
          </table:table-cell>
          <table:table-cell office:value-type="float" office:value="-0.621366528702882" table:style-name="ce9">
            <text:p>-0,621366529</text:p>
          </table:table-cell>
          <table:table-cell office:value-type="float" office:value="0.368277925089042" table:style-name="ce9">
            <text:p>0,368277925</text:p>
          </table:table-cell>
          <table:table-cell office:value-type="float" office:value="0.40749446223608499" table:style-name="ce9">
            <text:p>0,407494462</text:p>
          </table:table-cell>
          <table:table-cell office:value-type="float" office:value="1.0992717417170299" table:style-name="ce9">
            <text:p>1,099271742</text:p>
          </table:table-cell>
          <table:table-cell office:value-type="float" office:value="2.2130955474053602" table:style-name="ce9">
            <text:p>2,213095547</text:p>
          </table:table-cell>
          <table:table-cell office:value-type="float" office:value="-1.3501687626724901" table:style-name="ce9">
            <text:p>-1,350168763</text:p>
          </table:table-cell>
          <table:table-cell office:value-type="float" office:value="-1.8754634717287" table:style-name="ce9">
            <text:p>-1,875463472</text:p>
          </table:table-cell>
          <table:table-cell office:value-type="float" office:value="2.1057425422335498" table:style-name="ce9">
            <text:p>2,105742542</text:p>
          </table:table-cell>
          <table:table-cell office:value-type="float" office:value="-0.81745969479213698" table:style-name="ce9">
            <text:p>-0,817459695</text:p>
          </table:table-cell>
          <table:table-cell office:value-type="float" office:value="2194.0714285714298" table:style-name="ce11">
            <text:p>2194,071429</text:p>
          </table:table-cell>
          <table:table-cell office:value-type="float" office:value="1.60083916501423" table:style-name="ce9">
            <text:p>1,600839165</text:p>
          </table:table-cell>
          <table:table-cell office:value-type="float" office:value="0.27789280637215003" table:style-name="ce9">
            <text:p>0,277892806</text:p>
          </table:table-cell>
          <table:table-cell office:value-type="float" office:value="0.81737241162524499" table:style-name="ce9">
            <text:p>0,817372412</text:p>
          </table:table-cell>
          <table:table-cell office:value-type="float" office:value="-1.9907033341148099" table:style-name="ce9">
            <text:p>-1,990703334</text:p>
          </table:table-cell>
          <table:table-cell office:value-type="float" office:value="0.80616126594162696" table:style-name="ce9">
            <text:p>0,806161266</text:p>
          </table:table-cell>
          <table:table-cell office:value-type="float" office:value="1.8611879923721" table:style-name="ce9">
            <text:p>1,861187992</text:p>
          </table:table-cell>
          <table:table-cell office:value-type="float" office:value="1.6394238815829101" table:style-name="ce9">
            <text:p>1,639423882</text:p>
          </table:table-cell>
          <table:table-cell office:value-type="float" office:value="-0.834868711335507" table:style-name="ce9">
            <text:p>-0,834868711</text:p>
          </table:table-cell>
          <table:table-cell office:value-type="float" office:value="3.4769808266419" table:style-name="ce9">
            <text:p>3,476980827</text:p>
          </table:table-cell>
          <table:table-cell office:value-type="float" office:value="-0.77992337837063197" table:style-name="ce9">
            <text:p>-0,779923378</text:p>
          </table:table-cell>
          <table:table-cell office:value-type="float" office:value="1.5695172950748399" table:style-name="ce9">
            <text:p>1,569517295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2194.0714285714298" table:style-name="ce11">
            <text:p>2194,071429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ACA781</text:p>
          </table:table-cell>
          <table:table-cell office:value-type="float" office:value="3" table:style-name="ce9">
            <text:p>3</text:p>
          </table:table-cell>
          <table:table-cell office:value-type="float" office:value="7" table:style-name="ce9">
            <text:p>7</text:p>
          </table:table-cell>
          <table:table-cell office:value-type="float" office:value="2" table:style-name="ce9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85" table:style-name="ce9">
            <text:p>85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1.38" table:style-name="ce9">
            <text:p>31,38</text:p>
          </table:table-cell>
          <table:table-cell office:value-type="float" office:value="30.83" table:style-name="ce9">
            <text:p>30,83</text:p>
          </table:table-cell>
          <table:table-cell office:value-type="float" office:value="-0.55000000000000104" table:style-name="ce9">
            <text:p>-0,55</text:p>
          </table:table-cell>
          <table:table-cell office:value-type="float" office:value="8" table:style-name="ce9">
            <text:p>8</text:p>
          </table:table-cell>
          <table:table-cell office:value-type="float" office:value="-13.4" table:style-name="ce9">
            <text:p>-13,4</text:p>
          </table:table-cell>
          <table:table-cell office:value-type="float" office:value="8" table:style-name="ce10">
            <text:p>8</text:p>
          </table:table-cell>
          <table:table-cell office:value-type="float" office:value="-12.6666666666667" table:style-name="ce9">
            <text:p>-12,66666667</text:p>
          </table:table-cell>
          <table:table-cell office:value-type="float" office:value="0.298536325820147" table:style-name="ce9">
            <text:p>0,298536326</text:p>
          </table:table-cell>
          <table:table-cell office:value-type="float" office:value="0.30975927332343001" table:style-name="ce9">
            <text:p>0,309759273</text:p>
          </table:table-cell>
          <table:table-cell office:value-type="float" office:value="-0.57357835864307705" table:style-name="ce9">
            <text:p>-0,573578359</text:p>
          </table:table-cell>
          <table:table-cell office:value-type="float" office:value="0.45" table:style-name="ce9">
            <text:p>0,45</text:p>
          </table:table-cell>
          <table:table-cell office:value-type="float" office:value="1" table:style-name="ce9">
            <text:p>1</text:p>
          </table:table-cell>
          <table:table-cell office:value-type="float" office:value="0.75" table:style-name="ce9">
            <text:p>0,75</text:p>
          </table:table-cell>
          <table:table-cell office:value-type="float" office:value="0.80767216974087197" table:style-name="ce9">
            <text:p>0,80767217</text:p>
          </table:table-cell>
          <table:table-cell office:value-type="float" office:value="0.65408204834583905" table:style-name="ce9">
            <text:p>0,654082048</text:p>
          </table:table-cell>
          <table:table-cell office:value-type="float" office:value="-1.5920314052164699" table:style-name="ce9">
            <text:p>-1,592031405</text:p>
          </table:table-cell>
          <table:table-cell office:value-type="float" office:value="-0.92359976069929295" table:style-name="ce9">
            <text:p>-0,923599761</text:p>
          </table:table-cell>
          <table:table-cell office:value-type="float" office:value="4.6079566357217301" table:style-name="ce9">
            <text:p>4,607956636</text:p>
          </table:table-cell>
          <table:table-cell office:value-type="float" office:value="-1.25524728819374" table:style-name="ce9">
            <text:p>-1,255247288</text:p>
          </table:table-cell>
          <table:table-cell office:value-type="float" office:value="-1.0137654458826499" table:style-name="ce9">
            <text:p>-1,013765446</text:p>
          </table:table-cell>
          <table:table-cell office:value-type="float" office:value="2.5424925778857199" table:style-name="ce9">
            <text:p>2,542492578</text:p>
          </table:table-cell>
          <table:table-cell office:value-type="float" office:value="-0.145747962625871" table:style-name="ce9">
            <text:p>-0,145747963</text:p>
          </table:table-cell>
          <table:table-cell office:value-type="float" office:value="-3.2510921750605699" table:style-name="ce9">
            <text:p>-3,251092175</text:p>
          </table:table-cell>
          <table:table-cell office:value-type="float" office:value="-1.63832461329756" table:style-name="ce9">
            <text:p>-1,638324613</text:p>
          </table:table-cell>
          <table:table-cell office:value-type="float" office:value="1.0706568568069901" table:style-name="ce9">
            <text:p>1,070656857</text:p>
          </table:table-cell>
          <table:table-cell office:value-type="float" office:value="2.2617153455339798" table:style-name="ce9">
            <text:p>2,261715346</text:p>
          </table:table-cell>
          <table:table-cell office:value-type="float" office:value="3316.6595238095201" table:style-name="ce11">
            <text:p>3316,659524</text:p>
          </table:table-cell>
          <table:table-cell office:value-type="float" office:value="1.6564738536335999" table:style-name="ce9">
            <text:p>1,656473854</text:p>
          </table:table-cell>
          <table:table-cell office:value-type="float" office:value="0.17897956707731599" table:style-name="ce9">
            <text:p>0,178979567</text:p>
          </table:table-cell>
          <table:table-cell office:value-type="float" office:value="-4.6813331459790897" table:style-name="ce9">
            <text:p>-4,681333146</text:p>
          </table:table-cell>
          <table:table-cell office:value-type="float" office:value="1.57131159677499" table:style-name="ce9">
            <text:p>1,571311597</text:p>
          </table:table-cell>
          <table:table-cell office:value-type="float" office:value="3.6558890539173801" table:style-name="ce9">
            <text:p>3,655889054</text:p>
          </table:table-cell>
          <table:table-cell office:value-type="float" office:value="1.53817150292232" table:style-name="ce9">
            <text:p>1,538171503</text:p>
          </table:table-cell>
          <table:table-cell office:value-type="float" office:value="1.67369638446856" table:style-name="ce9">
            <text:p>1,673696384</text:p>
          </table:table-cell>
          <table:table-cell office:value-type="float" office:value="1.91108183529905" table:style-name="ce9">
            <text:p>1,911081835</text:p>
          </table:table-cell>
          <table:table-cell office:value-type="float" office:value="1.1681228568633999" table:style-name="ce9">
            <text:p>1,168122857</text:p>
          </table:table-cell>
          <table:table-cell office:value-type="float" office:value="-1.6533676689531001" table:style-name="ce9">
            <text:p>-1,653367669</text:p>
          </table:table-cell>
          <table:table-cell office:value-type="float" office:value="0.75593869364718802" table:style-name="ce9">
            <text:p>0,755938694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3316.6595238095201" table:style-name="ce11">
            <text:p>3316,659524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33">
            <text:p>0007ABF555</text:p>
          </table:table-cell>
          <table:table-cell office:value-type="float" office:value="1" table:style-name="ce34">
            <text:p>1</text:p>
          </table:table-cell>
          <table:table-cell office:value-type="float" office:value="7" table:style-name="ce34">
            <text:p>7</text:p>
          </table:table-cell>
          <table:table-cell office:value-type="float" office:value="2" table:style-name="ce34">
            <text:p>2</text:p>
          </table:table-cell>
          <table:table-cell office:value-type="float" office:value="1" table:style-name="ce34">
            <text:p>1</text:p>
          </table:table-cell>
          <table:table-cell office:value-type="float" office:value="68" table:style-name="ce34">
            <text:p>68</text:p>
          </table:table-cell>
          <table:table-cell office:value-type="boolean" office:boolean-value="true" table:formula="of:=TRUE()" table:style-name="ce34">
            <text:p>TRUE</text:p>
          </table:table-cell>
          <table:table-cell office:value-type="float" office:value="31.61" table:style-name="ce34">
            <text:p>31,61</text:p>
          </table:table-cell>
          <table:table-cell office:value-type="float" office:value="30.06" table:style-name="ce34">
            <text:p>30,06</text:p>
          </table:table-cell>
          <table:table-cell office:value-type="float" office:value="-1.55" table:style-name="ce34">
            <text:p>-1,55</text:p>
          </table:table-cell>
          <table:table-cell office:value-type="float" office:value="9" table:style-name="ce34">
            <text:p>9</text:p>
          </table:table-cell>
          <table:table-cell office:value-type="float" office:value="-17.75" table:style-name="ce34">
            <text:p>-17,75</text:p>
          </table:table-cell>
          <table:table-cell office:value-type="float" office:value="2" table:style-name="ce10">
            <text:p>2</text:p>
          </table:table-cell>
          <table:table-cell office:value-type="float" office:value="16.595238095238098" table:style-name="ce34">
            <text:p>16,5952381</text:p>
          </table:table-cell>
          <table:table-cell office:value-type="float" office:value="2.0522255629717301" table:style-name="ce34">
            <text:p>2,052225563</text:p>
          </table:table-cell>
          <table:table-cell office:value-type="float" office:value="-1.06530299464369" table:style-name="ce34">
            <text:p>-1,065302995</text:p>
          </table:table-cell>
          <table:table-cell office:value-type="float" office:value="-1.0078805184839299" table:style-name="ce34">
            <text:p>-1,007880518</text:p>
          </table:table-cell>
          <table:table-cell office:value-type="float" office:value="0.65" table:style-name="ce34">
            <text:p>0,65</text:p>
          </table:table-cell>
          <table:table-cell office:value-type="float" office:value="1.3076923076923099" table:style-name="ce34">
            <text:p>1,307692308</text:p>
          </table:table-cell>
          <table:table-cell office:value-type="float" office:value="0.75" table:style-name="ce34">
            <text:p>0,75</text:p>
          </table:table-cell>
          <table:table-cell office:value-type="float" office:value="2.6641586969766302" table:style-name="ce34">
            <text:p>2,664158697</text:p>
          </table:table-cell>
          <table:table-cell office:value-type="float" office:value="1.5258417016890999" table:style-name="ce34">
            <text:p>1,525841702</text:p>
          </table:table-cell>
          <table:table-cell office:value-type="float" office:value="0.67347500745648203" table:style-name="ce34">
            <text:p>0,673475007</text:p>
          </table:table-cell>
          <table:table-cell office:value-type="float" office:value="-1.2191729257273201" table:style-name="ce34">
            <text:p>-1,219172926</text:p>
          </table:table-cell>
          <table:table-cell office:value-type="float" office:value="3.0162816135204098" table:style-name="ce34">
            <text:p>3,016281614</text:p>
          </table:table-cell>
          <table:table-cell office:value-type="float" office:value="-6.2053053877127499E-2" table:style-name="ce34">
            <text:p>-0,062053054</text:p>
          </table:table-cell>
          <table:table-cell office:value-type="float" office:value="-2.6942646263365799" table:style-name="ce34">
            <text:p>-2,694264626</text:p>
          </table:table-cell>
          <table:table-cell office:value-type="float" office:value="2.79860125290605" table:style-name="ce34">
            <text:p>2,798601253</text:p>
          </table:table-cell>
          <table:table-cell office:value-type="float" office:value="-2.8250475626362799" table:style-name="ce34">
            <text:p>-2,825047563</text:p>
          </table:table-cell>
          <table:table-cell office:value-type="float" office:value="1.71432029035008" table:style-name="ce34">
            <text:p>1,71432029</text:p>
          </table:table-cell>
          <table:table-cell office:value-type="float" office:value="-0.36158761681852503" table:style-name="ce34">
            <text:p>-0,361587617</text:p>
          </table:table-cell>
          <table:table-cell office:value-type="float" office:value="-0.69750469665897996" table:style-name="ce34">
            <text:p>-0,697504697</text:p>
          </table:table-cell>
          <table:table-cell office:value-type="float" office:value="1.48755583080203" table:style-name="ce34">
            <text:p>1,487555831</text:p>
          </table:table-cell>
          <table:table-cell office:value-type="float" office:value="1795.6047619047599" table:style-name="ce34">
            <text:p>1795,604762</text:p>
          </table:table-cell>
          <table:table-cell office:value-type="float" office:value="1.68239711955233" table:style-name="ce34">
            <text:p>1,68239712</text:p>
          </table:table-cell>
          <table:table-cell office:value-type="float" office:value="0.20539041097706801" table:style-name="ce34">
            <text:p>0,205390411</text:p>
          </table:table-cell>
          <table:table-cell office:value-type="float" office:value="2.0019706847109302" table:style-name="ce34">
            <text:p>2,001970685</text:p>
          </table:table-cell>
          <table:table-cell office:value-type="float" office:value="3.2698107656214401" table:style-name="ce34">
            <text:p>3,269810766</text:p>
          </table:table-cell>
          <table:table-cell office:value-type="float" office:value="-1.2487550331785" table:style-name="ce34">
            <text:p>-1,248755033</text:p>
          </table:table-cell>
          <table:table-cell office:value-type="float" office:value="1.58177125496587" table:style-name="ce34">
            <text:p>1,581771255</text:p>
          </table:table-cell>
          <table:table-cell office:value-type="float" office:value="4.7018415901390803E-2" table:style-name="ce34">
            <text:p>0,047018416</text:p>
          </table:table-cell>
          <table:table-cell office:value-type="float" office:value="0.44194341235536899" table:style-name="ce34">
            <text:p>0,441943412</text:p>
          </table:table-cell>
          <table:table-cell office:value-type="float" office:value="2.2665852281863699" table:style-name="ce34">
            <text:p>2,266585228</text:p>
          </table:table-cell>
          <table:table-cell office:value-type="float" office:value="1.9748660884572899" table:style-name="ce34">
            <text:p>1,974866088</text:p>
          </table:table-cell>
          <table:table-cell office:value-type="float" office:value="-2.0867608939811699" table:style-name="ce34">
            <text:p>-2,086760894</text:p>
          </table:table-cell>
          <table:table-cell office:value-type="boolean" office:boolean-value="false" table:formula="of:=FALSE()" table:style-name="ce34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1795.6047619047599" table:style-name="ce34">
            <text:p>1795,604762</text:p>
          </table:table-cell>
          <table:table-cell table:style-name="ce9"/>
          <table:table-cell table:number-columns-repeated="16333" table:style-name="ce34"/>
        </table:table-row>
        <table:table-row table:style-name="ro1">
          <table:table-cell office:value-type="string" table:style-name="ce33">
            <text:p>0007CD7FB2</text:p>
          </table:table-cell>
          <table:table-cell office:value-type="float" office:value="24" table:style-name="ce34">
            <text:p>24</text:p>
          </table:table-cell>
          <table:table-cell office:value-type="float" office:value="7" table:style-name="ce34">
            <text:p>7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34">
            <text:p>2</text:p>
          </table:table-cell>
          <table:table-cell office:value-type="float" office:value="70" table:style-name="ce34">
            <text:p>70</text:p>
          </table:table-cell>
          <table:table-cell office:value-type="boolean" office:boolean-value="true" table:formula="of:=TRUE()" table:style-name="ce34">
            <text:p>TRUE</text:p>
          </table:table-cell>
          <table:table-cell office:value-type="float" office:value="33.79" table:style-name="ce34">
            <text:p>33,79</text:p>
          </table:table-cell>
          <table:table-cell office:value-type="float" office:value="33.270000000000003" table:style-name="ce34">
            <text:p>33,27</text:p>
          </table:table-cell>
          <table:table-cell office:value-type="float" office:value="-0.51999999999999602" table:style-name="ce34">
            <text:p>-0,52</text:p>
          </table:table-cell>
          <table:table-cell office:value-type="float" office:value="6" table:style-name="ce34">
            <text:p>6</text:p>
          </table:table-cell>
          <table:table-cell office:value-type="float" office:value="-8.01767676767677" table:style-name="ce34">
            <text:p>-8,017676768</text:p>
          </table:table-cell>
          <table:table-cell office:value-type="float" office:value="10" table:style-name="ce10">
            <text:p>10</text:p>
          </table:table-cell>
          <table:table-cell office:value-type="float" office:value="-19.035283652274501" table:style-name="ce34">
            <text:p>-19,03528365</text:p>
          </table:table-cell>
          <table:table-cell office:value-type="float" office:value="-1.17644694249874" table:style-name="ce34">
            <text:p>-1,176446942</text:p>
          </table:table-cell>
          <table:table-cell office:value-type="float" office:value="-0.107975026088609" table:style-name="ce34">
            <text:p>-0,107975026</text:p>
          </table:table-cell>
          <table:table-cell office:value-type="float" office:value="-1.35310745756071" table:style-name="ce34">
            <text:p>-1,353107458</text:p>
          </table:table-cell>
          <table:table-cell office:value-type="float" office:value="0.5" table:style-name="ce34">
            <text:p>0,5</text:p>
          </table:table-cell>
          <table:table-cell office:value-type="float" office:value="1" table:style-name="ce34">
            <text:p>1</text:p>
          </table:table-cell>
          <table:table-cell office:value-type="float" office:value="0.90909090909090895" table:style-name="ce34">
            <text:p>0,909090909</text:p>
          </table:table-cell>
          <table:table-cell office:value-type="float" office:value="3.40153853429943" table:style-name="ce34">
            <text:p>3,401538534</text:p>
          </table:table-cell>
          <table:table-cell office:value-type="float" office:value="4.54164569019683E-2" table:style-name="ce34">
            <text:p>0,045416457</text:p>
          </table:table-cell>
          <table:table-cell office:value-type="float" office:value="1.72534764386221" table:style-name="ce34">
            <text:p>1,725347644</text:p>
          </table:table-cell>
          <table:table-cell office:value-type="float" office:value="-1.6465276881053099" table:style-name="ce34">
            <text:p>-1,646527688</text:p>
          </table:table-cell>
          <table:table-cell office:value-type="float" office:value="8.6972355475191403" table:style-name="ce34">
            <text:p>8,697235548</text:p>
          </table:table-cell>
          <table:table-cell office:value-type="float" office:value="-4.0968821143132397" table:style-name="ce34">
            <text:p>-4,096882114</text:p>
          </table:table-cell>
          <table:table-cell office:value-type="float" office:value="1.6616388506603199" table:style-name="ce34">
            <text:p>1,661638851</text:p>
          </table:table-cell>
          <table:table-cell office:value-type="float" office:value="-2.4739876327508501" table:style-name="ce34">
            <text:p>-2,473987633</text:p>
          </table:table-cell>
          <table:table-cell office:value-type="float" office:value="0.83150392094650005" table:style-name="ce34">
            <text:p>0,831503921</text:p>
          </table:table-cell>
          <table:table-cell office:value-type="float" office:value="0.249068146870084" table:style-name="ce34">
            <text:p>0,249068147</text:p>
          </table:table-cell>
          <table:table-cell office:value-type="float" office:value="1.7368227050938601" table:style-name="ce34">
            <text:p>1,736822705</text:p>
          </table:table-cell>
          <table:table-cell office:value-type="float" office:value="0.50092047125103101" table:style-name="ce34">
            <text:p>0,500920471</text:p>
          </table:table-cell>
          <table:table-cell office:value-type="float" office:value="-8.3044917328344695E-2" table:style-name="ce34">
            <text:p>-0,083044917</text:p>
          </table:table-cell>
          <table:table-cell office:value-type="float" office:value="3228.4166666666702" table:style-name="ce34">
            <text:p>3228,416667</text:p>
          </table:table-cell>
          <table:table-cell office:value-type="float" office:value="1.9773872600892599" table:style-name="ce34">
            <text:p>1,97738726</text:p>
          </table:table-cell>
          <table:table-cell office:value-type="float" office:value="0.18501255591160301" table:style-name="ce34">
            <text:p>0,185012556</text:p>
          </table:table-cell>
          <table:table-cell office:value-type="float" office:value="-1.2423876356011301" table:style-name="ce34">
            <text:p>-1,242387636</text:p>
          </table:table-cell>
          <table:table-cell office:value-type="float" office:value="0.16028290304933501" table:style-name="ce34">
            <text:p>0,160282903</text:p>
          </table:table-cell>
          <table:table-cell office:value-type="float" office:value="-3.8145686825128999" table:style-name="ce34">
            <text:p>-3,814568683</text:p>
          </table:table-cell>
          <table:table-cell office:value-type="float" office:value="-3.3757952352299001" table:style-name="ce34">
            <text:p>-3,375795235</text:p>
          </table:table-cell>
          <table:table-cell office:value-type="float" office:value="1.7941269423333699" table:style-name="ce34">
            <text:p>1,794126942</text:p>
          </table:table-cell>
          <table:table-cell office:value-type="float" office:value="0.71072183633261099" table:style-name="ce34">
            <text:p>0,710721836</text:p>
          </table:table-cell>
          <table:table-cell office:value-type="float" office:value="1.9898377413553601" table:style-name="ce34">
            <text:p>1,989837741</text:p>
          </table:table-cell>
          <table:table-cell office:value-type="float" office:value="1.0925914274758799" table:style-name="ce34">
            <text:p>1,092591427</text:p>
          </table:table-cell>
          <table:table-cell office:value-type="float" office:value="4.00659843480872" table:style-name="ce34">
            <text:p>4,006598435</text:p>
          </table:table-cell>
          <table:table-cell office:value-type="boolean" office:boolean-value="false" table:formula="of:=FALSE()" table:style-name="ce34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3228.4166666666702" table:style-name="ce34">
            <text:p>3228,416667</text:p>
          </table:table-cell>
          <table:table-cell table:style-name="ce9"/>
          <table:table-cell table:number-columns-repeated="16333" table:style-name="ce34"/>
        </table:table-row>
        <table:table-row table:style-name="ro1">
          <table:table-cell office:value-type="string" table:style-name="ce29">
            <text:p>0007CD81D3</text:p>
          </table:table-cell>
          <table:table-cell office:value-type="float" office:value="25" table:style-name="ce19">
            <text:p>25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66" table:style-name="ce19">
            <text:p>66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4.29" table:style-name="ce19">
            <text:p>34,29</text:p>
          </table:table-cell>
          <table:table-cell office:value-type="float" office:value="33.049999999999997" table:style-name="ce19">
            <text:p>33,05</text:p>
          </table:table-cell>
          <table:table-cell office:value-type="float" office:value="-1.24" table:style-name="ce19">
            <text:p>-1,24</text:p>
          </table:table-cell>
          <table:table-cell office:value-type="float" office:value="1" table:style-name="ce19">
            <text:p>1</text:p>
          </table:table-cell>
          <table:table-cell office:value-type="float" office:value="39.190476190476197" table:style-name="ce19">
            <text:p>39,19047619</text:p>
          </table:table-cell>
          <table:table-cell office:value-type="float" office:value="1" table:style-name="ce10">
            <text:p>1</text:p>
          </table:table-cell>
          <table:table-cell office:value-type="float" office:value="19.134088417975899" table:style-name="ce19">
            <text:p>19,13408842</text:p>
          </table:table-cell>
          <table:table-cell office:value-type="float" office:value="1.69649234862648" table:style-name="ce19">
            <text:p>1,696492349</text:p>
          </table:table-cell>
          <table:table-cell office:value-type="float" office:value="0.76712345828728801" table:style-name="ce19">
            <text:p>0,767123458</text:p>
          </table:table-cell>
          <table:table-cell office:value-type="float" office:value="0.10425291688464" table:style-name="ce19">
            <text:p>0,104252917</text:p>
          </table:table-cell>
          <table:table-cell office:value-type="float" office:value="0.3" table:style-name="ce19">
            <text:p>0,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-0.76781205141628295" table:style-name="ce19">
            <text:p>-0,767812051</text:p>
          </table:table-cell>
          <table:table-cell office:value-type="float" office:value="-0.32055600065515" table:style-name="ce19">
            <text:p>-0,320556001</text:p>
          </table:table-cell>
          <table:table-cell office:value-type="float" office:value="0.321971072362841" table:style-name="ce19">
            <text:p>0,321971072</text:p>
          </table:table-cell>
          <table:table-cell office:value-type="float" office:value="0.115239980358729" table:style-name="ce19">
            <text:p>0,11523998</text:p>
          </table:table-cell>
          <table:table-cell office:value-type="float" office:value="-3.9106234888058" table:style-name="ce19">
            <text:p>-3,910623489</text:p>
          </table:table-cell>
          <table:table-cell office:value-type="float" office:value="-1.7007372761864801" table:style-name="ce19">
            <text:p>-1,700737276</text:p>
          </table:table-cell>
          <table:table-cell office:value-type="float" office:value="-1.8152509636769101" table:style-name="ce19">
            <text:p>-1,815250964</text:p>
          </table:table-cell>
          <table:table-cell office:value-type="float" office:value="1.25812789184009" table:style-name="ce19">
            <text:p>1,258127892</text:p>
          </table:table-cell>
          <table:table-cell office:value-type="float" office:value="0.99426327931249103" table:style-name="ce19">
            <text:p>0,994263279</text:p>
          </table:table-cell>
          <table:table-cell office:value-type="float" office:value="0.81702408817733096" table:style-name="ce19">
            <text:p>0,817024088</text:p>
          </table:table-cell>
          <table:table-cell office:value-type="float" office:value="-2.5870144141951199" table:style-name="ce19">
            <text:p>-2,587014414</text:p>
          </table:table-cell>
          <table:table-cell office:value-type="float" office:value="1.7705820125042599" table:style-name="ce19">
            <text:p>1,770582013</text:p>
          </table:table-cell>
          <table:table-cell office:value-type="float" office:value="1.51296478943255" table:style-name="ce19">
            <text:p>1,512964789</text:p>
          </table:table-cell>
          <table:table-cell office:value-type="float" office:value="2557.9809523809499" table:style-name="ce11">
            <text:p>2557,980952</text:p>
          </table:table-cell>
          <table:table-cell office:value-type="float" office:value="1.4749352814514101" table:style-name="ce19">
            <text:p>1,474935281</text:p>
          </table:table-cell>
          <table:table-cell office:value-type="float" office:value="0.23138691974325001" table:style-name="ce19">
            <text:p>0,23138692</text:p>
          </table:table-cell>
          <table:table-cell office:value-type="float" office:value="3.7275446290400902" table:style-name="ce19">
            <text:p>3,727544629</text:p>
          </table:table-cell>
          <table:table-cell office:value-type="float" office:value="1.21410105126874" table:style-name="ce19">
            <text:p>1,214101051</text:p>
          </table:table-cell>
          <table:table-cell office:value-type="float" office:value="-1.8912376970314599" table:style-name="ce19">
            <text:p>-1,891237697</text:p>
          </table:table-cell>
          <table:table-cell office:value-type="float" office:value="-2.7204240972521498" table:style-name="ce19">
            <text:p>-2,720424097</text:p>
          </table:table-cell>
          <table:table-cell office:value-type="float" office:value="1.9089460121170001" table:style-name="ce19">
            <text:p>1,908946012</text:p>
          </table:table-cell>
          <table:table-cell office:value-type="float" office:value="1.60381379968681" table:style-name="ce19">
            <text:p>1,6038138</text:p>
          </table:table-cell>
          <table:table-cell office:value-type="float" office:value="0.64604537242246196" table:style-name="ce19">
            <text:p>0,646045372</text:p>
          </table:table-cell>
          <table:table-cell office:value-type="float" office:value="0.86979305739300605" table:style-name="ce19">
            <text:p>0,869793057</text:p>
          </table:table-cell>
          <table:table-cell office:value-type="float" office:value="-2.3259443875727799" table:style-name="ce19">
            <text:p>-2,325944388</text:p>
          </table:table-cell>
          <table:table-cell office:value-type="boolean" office:boolean-value="true" table:formula="of:=TRUE()" table:style-name="ce19">
            <text:p>TRUE</text:p>
          </table:table-cell>
          <table:table-cell table:style-name="ce12"/>
          <table:table-cell table:style-name="ce13"/>
          <table:table-cell table:style-name="ce14"/>
          <table:table-cell office:value-type="float" office:value="2557.9809523809499" table:style-name="ce11">
            <text:p>2557,980952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">
            <text:p>0007CDEAA7</text:p>
          </table:table-cell>
          <table:table-cell office:value-type="float" office:value="35" table:style-name="ce9">
            <text:p>35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7" table:style-name="ce9">
            <text:p>7</text:p>
          </table:table-cell>
          <table:table-cell office:value-type="float" office:value="66" table:style-name="ce9">
            <text:p>66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4.369999999999997" table:style-name="ce9">
            <text:p>34,37</text:p>
          </table:table-cell>
          <table:table-cell office:value-type="float" office:value="32.840000000000003" table:style-name="ce9">
            <text:p>32,84</text:p>
          </table:table-cell>
          <table:table-cell office:value-type="float" office:value="-1.52999999999999" table:style-name="ce9">
            <text:p>-1,53</text:p>
          </table:table-cell>
          <table:table-cell office:value-type="float" office:value="10" table:style-name="ce9">
            <text:p>10</text:p>
          </table:table-cell>
          <table:table-cell office:value-type="float" office:value="-30.404761904761902" table:style-name="ce9">
            <text:p>-30,4047619</text:p>
          </table:table-cell>
          <table:table-cell office:value-type="float" office:value="7" table:style-name="ce10">
            <text:p>7</text:p>
          </table:table-cell>
          <table:table-cell office:value-type="float" office:value="-7.6007598427506897" table:style-name="ce9">
            <text:p>-7,600759843</text:p>
          </table:table-cell>
          <table:table-cell office:value-type="float" office:value="-1.1870928641884499" table:style-name="ce9">
            <text:p>-1,187092864</text:p>
          </table:table-cell>
          <table:table-cell office:value-type="float" office:value="-0.18751936406126599" table:style-name="ce9">
            <text:p>-0,187519364</text:p>
          </table:table-cell>
          <table:table-cell office:value-type="float" office:value="-0.28347439626156401" table:style-name="ce9">
            <text:p>-0,283474396</text:p>
          </table:table-cell>
          <table:table-cell office:value-type="float" office:value="0.3" table:style-name="ce9">
            <text:p>0,3</text:p>
          </table:table-cell>
          <table:table-cell office:value-type="float" office:value="1.4285714285714299" table:style-name="ce9">
            <text:p>1,428571429</text:p>
          </table:table-cell>
          <table:table-cell office:value-type="float" office:value="1.1666666666666701" table:style-name="ce9">
            <text:p>1,166666667</text:p>
          </table:table-cell>
          <table:table-cell office:value-type="float" office:value="-0.81585822375610795" table:style-name="ce9">
            <text:p>-0,815858224</text:p>
          </table:table-cell>
          <table:table-cell office:value-type="float" office:value="1.6437302340222499" table:style-name="ce9">
            <text:p>1,643730234</text:p>
          </table:table-cell>
          <table:table-cell office:value-type="float" office:value="1.2099297114962799" table:style-name="ce9">
            <text:p>1,209929711</text:p>
          </table:table-cell>
          <table:table-cell office:value-type="float" office:value="4.0231573714500202E-2" table:style-name="ce9">
            <text:p>0,040231574</text:p>
          </table:table-cell>
          <table:table-cell office:value-type="float" office:value="1.1273682721825999" table:style-name="ce9">
            <text:p>1,127368272</text:p>
          </table:table-cell>
          <table:table-cell office:value-type="float" office:value="2.78463661149901" table:style-name="ce9">
            <text:p>2,784636611</text:p>
          </table:table-cell>
          <table:table-cell office:value-type="float" office:value="-0.69057595728369103" table:style-name="ce9">
            <text:p>-0,690575957</text:p>
          </table:table-cell>
          <table:table-cell office:value-type="float" office:value="1.2079949529379399" table:style-name="ce9">
            <text:p>1,207994953</text:p>
          </table:table-cell>
          <table:table-cell office:value-type="float" office:value="1.2921650968238401" table:style-name="ce9">
            <text:p>1,292165097</text:p>
          </table:table-cell>
          <table:table-cell office:value-type="float" office:value="-0.781670139064507" table:style-name="ce9">
            <text:p>-0,781670139</text:p>
          </table:table-cell>
          <table:table-cell office:value-type="float" office:value="0.25707637192036797" table:style-name="ce9">
            <text:p>0,257076372</text:p>
          </table:table-cell>
          <table:table-cell office:value-type="float" office:value="0.219640596703256" table:style-name="ce9">
            <text:p>0,219640597</text:p>
          </table:table-cell>
          <table:table-cell office:value-type="float" office:value="0.63284011677932495" table:style-name="ce9">
            <text:p>0,632840117</text:p>
          </table:table-cell>
          <table:table-cell office:value-type="float" office:value="1514.2714285714301" table:style-name="ce11">
            <text:p>1514,271429</text:p>
          </table:table-cell>
          <table:table-cell office:value-type="float" office:value="1.2954395743743301" table:style-name="ce9">
            <text:p>1,295439574</text:p>
          </table:table-cell>
          <table:table-cell office:value-type="float" office:value="0.21289351786337599" table:style-name="ce9">
            <text:p>0,212893518</text:p>
          </table:table-cell>
          <table:table-cell office:value-type="float" office:value="-6.3240217880715299" table:style-name="ce9">
            <text:p>-6,324021788</text:p>
          </table:table-cell>
          <table:table-cell office:value-type="float" office:value="1.5717880642105" table:style-name="ce9">
            <text:p>1,571788064</text:p>
          </table:table-cell>
          <table:table-cell office:value-type="float" office:value="0.85273147357562695" table:style-name="ce9">
            <text:p>0,852731474</text:p>
          </table:table-cell>
          <table:table-cell office:value-type="float" office:value="0.10363304590839" table:style-name="ce9">
            <text:p>0,103633046</text:p>
          </table:table-cell>
          <table:table-cell office:value-type="float" office:value="2.0923548037032398" table:style-name="ce9">
            <text:p>2,092354804</text:p>
          </table:table-cell>
          <table:table-cell office:value-type="float" office:value="0.76497372388546403" table:style-name="ce9">
            <text:p>0,764973724</text:p>
          </table:table-cell>
          <table:table-cell office:value-type="float" office:value="1.07008738444225" table:style-name="ce9">
            <text:p>1,070087384</text:p>
          </table:table-cell>
          <table:table-cell office:value-type="float" office:value="0.97458060656480305" table:style-name="ce9">
            <text:p>0,974580607</text:p>
          </table:table-cell>
          <table:table-cell office:value-type="float" office:value="0.17834989861328601" table:style-name="ce9">
            <text:p>0,178349899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1514.2714285714301" table:style-name="ce11">
            <text:p>1514,271429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9">
            <text:p>0007CD72E3</text:p>
          </table:table-cell>
          <table:table-cell office:value-type="float" office:value="21" table:style-name="ce19">
            <text:p>21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85" table:style-name="ce19">
            <text:p>85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4.39" table:style-name="ce19">
            <text:p>34,39</text:p>
          </table:table-cell>
          <table:table-cell office:value-type="float" office:value="32.72" table:style-name="ce19">
            <text:p>32,72</text:p>
          </table:table-cell>
          <table:table-cell office:value-type="float" office:value="-1.67" table:style-name="ce19">
            <text:p>-1,67</text:p>
          </table:table-cell>
          <table:table-cell office:value-type="float" office:value="5" table:style-name="ce19">
            <text:p>5</text:p>
          </table:table-cell>
          <table:table-cell office:value-type="float" office:value="-0.40656565656565802" table:style-name="ce19">
            <text:p>-0,406565657</text:p>
          </table:table-cell>
          <table:table-cell office:value-type="float" office:value="4" table:style-name="ce10">
            <text:p>4</text:p>
          </table:table-cell>
          <table:table-cell office:value-type="float" office:value="5.2179487179487198" table:style-name="ce19">
            <text:p>5,217948718</text:p>
          </table:table-cell>
          <table:table-cell office:value-type="float" office:value="2.3088156125811699" table:style-name="ce19">
            <text:p>2,308815613</text:p>
          </table:table-cell>
          <table:table-cell office:value-type="float" office:value="-7.4233849893212397E-2" table:style-name="ce19">
            <text:p>-0,07423385</text:p>
          </table:table-cell>
          <table:table-cell office:value-type="float" office:value="-0.29663802648357002" table:style-name="ce19">
            <text:p>-0,296638026</text:p>
          </table:table-cell>
          <table:table-cell office:value-type="float" office:value="0.35" table:style-name="ce19">
            <text:p>0,35</text:p>
          </table:table-cell>
          <table:table-cell office:value-type="float" office:value="1" table:style-name="ce19">
            <text:p>1</text:p>
          </table:table-cell>
          <table:table-cell office:value-type="float" office:value="2.5" table:style-name="ce19">
            <text:p>2,5</text:p>
          </table:table-cell>
          <table:table-cell office:value-type="float" office:value="-0.47681440451031099" table:style-name="ce19">
            <text:p>-0,476814405</text:p>
          </table:table-cell>
          <table:table-cell office:value-type="float" office:value="9.8438721598281508E-3" table:style-name="ce19">
            <text:p>0,009843872</text:p>
          </table:table-cell>
          <table:table-cell office:value-type="float" office:value="2.4126274962452001" table:style-name="ce19">
            <text:p>2,412627496</text:p>
          </table:table-cell>
          <table:table-cell office:value-type="float" office:value="0.37752995441673698" table:style-name="ce19">
            <text:p>0,377529954</text:p>
          </table:table-cell>
          <table:table-cell office:value-type="float" office:value="2.6811864779466799" table:style-name="ce19">
            <text:p>2,681186478</text:p>
          </table:table-cell>
          <table:table-cell office:value-type="float" office:value="2.5332111371189998" table:style-name="ce19">
            <text:p>2,533211137</text:p>
          </table:table-cell>
          <table:table-cell office:value-type="float" office:value="-0.81269471691217199" table:style-name="ce19">
            <text:p>-0,812694717</text:p>
          </table:table-cell>
          <table:table-cell office:value-type="float" office:value="-1.0696077601090099" table:style-name="ce19">
            <text:p>-1,06960776</text:p>
          </table:table-cell>
          <table:table-cell office:value-type="float" office:value="-1.20188649462069" table:style-name="ce19">
            <text:p>-1,201886495</text:p>
          </table:table-cell>
          <table:table-cell office:value-type="float" office:value="-1.31083667765109" table:style-name="ce19">
            <text:p>-1,310836678</text:p>
          </table:table-cell>
          <table:table-cell office:value-type="float" office:value="1.90809870050507" table:style-name="ce19">
            <text:p>1,908098701</text:p>
          </table:table-cell>
          <table:table-cell office:value-type="float" office:value="0.49096925072650099" table:style-name="ce19">
            <text:p>0,490969251</text:p>
          </table:table-cell>
          <table:table-cell office:value-type="float" office:value="-0.26968300084754698" table:style-name="ce19">
            <text:p>-0,269683001</text:p>
          </table:table-cell>
          <table:table-cell office:value-type="float" office:value="3109.9285714285702" table:style-name="ce11">
            <text:p>3109,928571</text:p>
          </table:table-cell>
          <table:table-cell office:value-type="float" office:value="1.3385201326879199" table:style-name="ce19">
            <text:p>1,338520133</text:p>
          </table:table-cell>
          <table:table-cell office:value-type="float" office:value="0.29194591821891502" table:style-name="ce19">
            <text:p>0,291945918</text:p>
          </table:table-cell>
          <table:table-cell office:value-type="float" office:value="1.0430094542097501" table:style-name="ce19">
            <text:p>1,043009454</text:p>
          </table:table-cell>
          <table:table-cell office:value-type="float" office:value="5.4486650196979598" table:style-name="ce19">
            <text:p>5,44866502</text:p>
          </table:table-cell>
          <table:table-cell office:value-type="float" office:value="-1.45066863164215" table:style-name="ce19">
            <text:p>-1,450668632</text:p>
          </table:table-cell>
          <table:table-cell office:value-type="float" office:value="-1.71876045697326" table:style-name="ce19">
            <text:p>-1,718760457</text:p>
          </table:table-cell>
          <table:table-cell office:value-type="float" office:value="4.6499008506581996" table:style-name="ce19">
            <text:p>4,649900851</text:p>
          </table:table-cell>
          <table:table-cell office:value-type="float" office:value="-1.73335490415004" table:style-name="ce19">
            <text:p>-1,733354904</text:p>
          </table:table-cell>
          <table:table-cell office:value-type="float" office:value="-0.74595865811516204" table:style-name="ce19">
            <text:p>-0,745958658</text:p>
          </table:table-cell>
          <table:table-cell office:value-type="float" office:value="2.3170503028769001" table:style-name="ce19">
            <text:p>2,317050303</text:p>
          </table:table-cell>
          <table:table-cell office:value-type="float" office:value="-1.2703905026003299" table:style-name="ce19">
            <text:p>-1,270390503</text:p>
          </table:table-cell>
          <table:table-cell office:value-type="boolean" office:boolean-value="true" table:formula="of:=TRUE()" table:style-name="ce19">
            <text:p>TRUE</text:p>
          </table:table-cell>
          <table:table-cell table:style-name="ce12"/>
          <table:table-cell table:style-name="ce13"/>
          <table:table-cell table:style-name="ce14"/>
          <table:table-cell office:value-type="float" office:value="3109.9285714285702" table:style-name="ce11">
            <text:p>3109,928571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9">
            <text:p>0007CD38E5</text:p>
          </table:table-cell>
          <table:table-cell office:value-type="float" office:value="18" table:style-name="ce19">
            <text:p>18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6" table:style-name="ce19">
            <text:p>66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4.85" table:style-name="ce19">
            <text:p>34,85</text:p>
          </table:table-cell>
          <table:table-cell office:value-type="float" office:value="34.78" table:style-name="ce19">
            <text:p>34,78</text:p>
          </table:table-cell>
          <table:table-cell office:value-type="float" office:value="-7.0000000000000298E-2" table:style-name="ce19">
            <text:p>-0,07</text:p>
          </table:table-cell>
          <table:table-cell office:value-type="float" office:value="2" table:style-name="ce19">
            <text:p>2</text:p>
          </table:table-cell>
          <table:table-cell office:value-type="float" office:value="31.3333333333333" table:style-name="ce19">
            <text:p>31,33333333</text:p>
          </table:table-cell>
          <table:table-cell office:value-type="float" office:value="6" table:style-name="ce10">
            <text:p>6</text:p>
          </table:table-cell>
          <table:table-cell office:value-type="float" office:value="-2.2424015724931099" table:style-name="ce19">
            <text:p>-2,242401572</text:p>
          </table:table-cell>
          <table:table-cell office:value-type="float" office:value="1.1065890794899" table:style-name="ce19">
            <text:p>1,106589079</text:p>
          </table:table-cell>
          <table:table-cell office:value-type="float" office:value="0.26953181470632998" table:style-name="ce19">
            <text:p>0,269531815</text:p>
          </table:table-cell>
          <table:table-cell office:value-type="float" office:value="-0.51941553871092305" table:style-name="ce19">
            <text:p>-0,519415539</text:p>
          </table:table-cell>
          <table:table-cell office:value-type="float" office:value="0.25" table:style-name="ce19">
            <text:p>0,25</text:p>
          </table:table-cell>
          <table:table-cell office:value-type="float" office:value="0.55555555555555602" table:style-name="ce19">
            <text:p>0,555555556</text:p>
          </table:table-cell>
          <table:table-cell office:value-type="float" office:value="1.6" table:style-name="ce19">
            <text:p>1,6</text:p>
          </table:table-cell>
          <table:table-cell office:value-type="float" office:value="0.29960451640291602" table:style-name="ce19">
            <text:p>0,299604516</text:p>
          </table:table-cell>
          <table:table-cell office:value-type="float" office:value="1.0010863035844799E-2" table:style-name="ce19">
            <text:p>0,010010863</text:p>
          </table:table-cell>
          <table:table-cell office:value-type="float" office:value="1.3685139789220699" table:style-name="ce19">
            <text:p>1,368513979</text:p>
          </table:table-cell>
          <table:table-cell office:value-type="float" office:value="0.36602268416168798" table:style-name="ce19">
            <text:p>0,366022684</text:p>
          </table:table-cell>
          <table:table-cell office:value-type="float" office:value="1.4841152970376199" table:style-name="ce19">
            <text:p>1,484115297</text:p>
          </table:table-cell>
          <table:table-cell office:value-type="float" office:value="-2.62745905417392" table:style-name="ce19">
            <text:p>-2,627459054</text:p>
          </table:table-cell>
          <table:table-cell office:value-type="float" office:value="-1.4099017960367299" table:style-name="ce19">
            <text:p>-1,409901796</text:p>
          </table:table-cell>
          <table:table-cell office:value-type="float" office:value="0.30380258753274098" table:style-name="ce19">
            <text:p>0,303802588</text:p>
          </table:table-cell>
          <table:table-cell office:value-type="float" office:value="-2.1220255851581902" table:style-name="ce19">
            <text:p>-2,122025585</text:p>
          </table:table-cell>
          <table:table-cell office:value-type="float" office:value="-1.3734654082603199" table:style-name="ce19">
            <text:p>-1,373465408</text:p>
          </table:table-cell>
          <table:table-cell office:value-type="float" office:value="0.56227133714778099" table:style-name="ce19">
            <text:p>0,562271337</text:p>
          </table:table-cell>
          <table:table-cell office:value-type="float" office:value="0.64786662258346095" table:style-name="ce19">
            <text:p>0,647866623</text:p>
          </table:table-cell>
          <table:table-cell office:value-type="float" office:value="4.5027567409247401E-3" table:style-name="ce19">
            <text:p>0,004502757</text:p>
          </table:table-cell>
          <table:table-cell office:value-type="float" office:value="2836.9380952380902" table:style-name="ce11">
            <text:p>2836,938095</text:p>
          </table:table-cell>
          <table:table-cell office:value-type="float" office:value="1.3025544498107999" table:style-name="ce19">
            <text:p>1,30255445</text:p>
          </table:table-cell>
          <table:table-cell office:value-type="float" office:value="0.234837358184629" table:style-name="ce19">
            <text:p>0,234837358</text:p>
          </table:table-cell>
          <table:table-cell office:value-type="float" office:value="5.3425845738493498" table:style-name="ce19">
            <text:p>5,342584574</text:p>
          </table:table-cell>
          <table:table-cell office:value-type="float" office:value="0.77463997966277298" table:style-name="ce19">
            <text:p>0,77463998</text:p>
          </table:table-cell>
          <table:table-cell office:value-type="float" office:value="1.14441549389241" table:style-name="ce19">
            <text:p>1,144415494</text:p>
          </table:table-cell>
          <table:table-cell office:value-type="float" office:value="2.6083800110167101" table:style-name="ce19">
            <text:p>2,608380011</text:p>
          </table:table-cell>
          <table:table-cell office:value-type="float" office:value="-0.232733346399183" table:style-name="ce19">
            <text:p>-0,232733346</text:p>
          </table:table-cell>
          <table:table-cell office:value-type="float" office:value="0.340139729877106" table:style-name="ce19">
            <text:p>0,34013973</text:p>
          </table:table-cell>
          <table:table-cell office:value-type="float" office:value="2.55506234855407" table:style-name="ce19">
            <text:p>2,555062349</text:p>
          </table:table-cell>
          <table:table-cell office:value-type="float" office:value="-0.52052593939437997" table:style-name="ce19">
            <text:p>-0,520525939</text:p>
          </table:table-cell>
          <table:table-cell office:value-type="float" office:value="-1.1819566350730799" table:style-name="ce19">
            <text:p>-1,181956635</text:p>
          </table:table-cell>
          <table:table-cell office:value-type="boolean" office:boolean-value="true" table:formula="of:=TRUE()" table:style-name="ce19">
            <text:p>TRUE</text:p>
          </table:table-cell>
          <table:table-cell table:style-name="ce12"/>
          <table:table-cell table:style-name="ce13"/>
          <table:table-cell table:style-name="ce14"/>
          <table:table-cell office:value-type="float" office:value="2836.9380952380902" table:style-name="ce11">
            <text:p>2836,938095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">
            <text:p>0007CB2224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9">
            <text:p>9</text:p>
          </table:table-cell>
          <table:table-cell office:value-type="float" office:value="68" table:style-name="ce9">
            <text:p>68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5.72" table:style-name="ce9">
            <text:p>35,72</text:p>
          </table:table-cell>
          <table:table-cell office:value-type="float" office:value="35.44" table:style-name="ce9">
            <text:p>35,44</text:p>
          </table:table-cell>
          <table:table-cell office:value-type="float" office:value="-0.28000000000000103" table:style-name="ce9">
            <text:p>-0,28</text:p>
          </table:table-cell>
          <table:table-cell office:value-type="float" office:value="7" table:style-name="ce9">
            <text:p>7</text:p>
          </table:table-cell>
          <table:table-cell office:value-type="float" office:value="-9.25" table:style-name="ce9">
            <text:p>-9,25</text:p>
          </table:table-cell>
          <table:table-cell office:value-type="float" office:value="9" table:style-name="ce10">
            <text:p>9</text:p>
          </table:table-cell>
          <table:table-cell office:value-type="float" office:value="-17.4345238095238" table:style-name="ce9">
            <text:p>-17,43452381</text:p>
          </table:table-cell>
          <table:table-cell office:value-type="float" office:value="-2.9669905374375101" table:style-name="ce9">
            <text:p>-2,966990537</text:p>
          </table:table-cell>
          <table:table-cell office:value-type="float" office:value="-7.9364279853945605E-2" table:style-name="ce9">
            <text:p>-0,07936428</text:p>
          </table:table-cell>
          <table:table-cell office:value-type="float" office:value="7.1504736964123794E-2" table:style-name="ce9">
            <text:p>0,071504737</text:p>
          </table:table-cell>
          <table:table-cell office:value-type="float" office:value="0.5" table:style-name="ce9">
            <text:p>0,5</text:p>
          </table:table-cell>
          <table:table-cell office:value-type="float" office:value="1.2222222222222201" table:style-name="ce9">
            <text:p>1,222222222</text:p>
          </table:table-cell>
          <table:table-cell office:value-type="float" office:value="1" table:style-name="ce9">
            <text:p>1</text:p>
          </table:table-cell>
          <table:table-cell office:value-type="float" office:value="-0.35137742851972598" table:style-name="ce9">
            <text:p>-0,351377429</text:p>
          </table:table-cell>
          <table:table-cell office:value-type="float" office:value="-0.239100378036675" table:style-name="ce9">
            <text:p>-0,239100378</text:p>
          </table:table-cell>
          <table:table-cell office:value-type="float" office:value="0.92474770197172396" table:style-name="ce9">
            <text:p>0,924747702</text:p>
          </table:table-cell>
          <table:table-cell office:value-type="float" office:value="0.37118342854566799" table:style-name="ce9">
            <text:p>0,371183429</text:p>
          </table:table-cell>
          <table:table-cell office:value-type="float" office:value="3.8901201338281699" table:style-name="ce9">
            <text:p>3,890120134</text:p>
          </table:table-cell>
          <table:table-cell office:value-type="float" office:value="0.68622565640024202" table:style-name="ce9">
            <text:p>0,686225656</text:p>
          </table:table-cell>
          <table:table-cell office:value-type="float" office:value="-0.44987528721658498" table:style-name="ce9">
            <text:p>-0,449875287</text:p>
          </table:table-cell>
          <table:table-cell office:value-type="float" office:value="0.27820770786395699" table:style-name="ce9">
            <text:p>0,278207708</text:p>
          </table:table-cell>
          <table:table-cell office:value-type="float" office:value="1.5531166510449801" table:style-name="ce9">
            <text:p>1,553116651</text:p>
          </table:table-cell>
          <table:table-cell office:value-type="float" office:value="-0.81323147353144198" table:style-name="ce9">
            <text:p>-0,813231474</text:p>
          </table:table-cell>
          <table:table-cell office:value-type="float" office:value="0.55411028769075898" table:style-name="ce9">
            <text:p>0,554110288</text:p>
          </table:table-cell>
          <table:table-cell office:value-type="float" office:value="1.50782674260586" table:style-name="ce9">
            <text:p>1,507826743</text:p>
          </table:table-cell>
          <table:table-cell office:value-type="float" office:value="0.51545334661974096" table:style-name="ce9">
            <text:p>0,515453347</text:p>
          </table:table-cell>
          <table:table-cell office:value-type="float" office:value="1078.50714285714" table:style-name="ce11">
            <text:p>1078,507143</text:p>
          </table:table-cell>
          <table:table-cell office:value-type="float" office:value="2.1805813736648099" table:style-name="ce9">
            <text:p>2,180581374</text:p>
          </table:table-cell>
          <table:table-cell office:value-type="float" office:value="0.24394169188892001" table:style-name="ce9">
            <text:p>0,243941692</text:p>
          </table:table-cell>
          <table:table-cell office:value-type="float" office:value="-4.2007534816479" table:style-name="ce9">
            <text:p>-4,200753482</text:p>
          </table:table-cell>
          <table:table-cell office:value-type="float" office:value="-2.58673909206856" table:style-name="ce9">
            <text:p>-2,586739092</text:p>
          </table:table-cell>
          <table:table-cell office:value-type="float" office:value="3.5428759602695998" table:style-name="ce9">
            <text:p>3,54287596</text:p>
          </table:table-cell>
          <table:table-cell office:value-type="float" office:value="2.7247204590660399" table:style-name="ce9">
            <text:p>2,724720459</text:p>
          </table:table-cell>
          <table:table-cell office:value-type="float" office:value="1.80990904348755" table:style-name="ce9">
            <text:p>1,809909043</text:p>
          </table:table-cell>
          <table:table-cell office:value-type="float" office:value="-0.831200070824612" table:style-name="ce9">
            <text:p>-0,831200071</text:p>
          </table:table-cell>
          <table:table-cell office:value-type="float" office:value="2.3372155916127899" table:style-name="ce9">
            <text:p>2,337215592</text:p>
          </table:table-cell>
          <table:table-cell office:value-type="float" office:value="-2.8834221378625098" table:style-name="ce9">
            <text:p>-2,883422138</text:p>
          </table:table-cell>
          <table:table-cell office:value-type="float" office:value="-0.57468699327680595" table:style-name="ce9">
            <text:p>-0,574686993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1078.50714285714" table:style-name="ce11">
            <text:p>1078,507143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A3A3A</text:p>
          </table:table-cell>
          <table:table-cell office:value-type="float" office:value="4" table:style-name="ce9">
            <text:p>4</text:p>
          </table:table-cell>
          <table:table-cell office:value-type="float" office:value="8" table:style-name="ce9">
            <text:p>8</text:p>
          </table:table-cell>
          <table:table-cell office:value-type="float" office:value="1" table:style-name="ce9">
            <text:p>1</text:p>
          </table:table-cell>
          <table:table-cell office:value-type="float" office:value="6" table:style-name="ce9">
            <text:p>6</text:p>
          </table:table-cell>
          <table:table-cell office:value-type="float" office:value="68" table:style-name="ce9">
            <text:p>68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5.47" table:style-name="ce9">
            <text:p>25,47</text:p>
          </table:table-cell>
          <table:table-cell office:value-type="float" office:value="23.07" table:style-name="ce9">
            <text:p>23,07</text:p>
          </table:table-cell>
          <table:table-cell office:value-type="float" office:value="-2.4" table:style-name="ce9">
            <text:p>-2,4</text:p>
          </table:table-cell>
          <table:table-cell office:value-type="float" office:value="10" table:style-name="ce9">
            <text:p>10</text:p>
          </table:table-cell>
          <table:table-cell office:value-type="float" office:value="-37" table:style-name="ce9">
            <text:p>-37</text:p>
          </table:table-cell>
          <table:table-cell office:value-type="float" office:value="10" table:style-name="ce10">
            <text:p>10</text:p>
          </table:table-cell>
          <table:table-cell office:value-type="float" office:value="-35" table:style-name="ce9">
            <text:p>-35</text:p>
          </table:table-cell>
          <table:table-cell office:value-type="float" office:value="-4.2405359161998097" table:style-name="ce9">
            <text:p>-4,240535916</text:p>
          </table:table-cell>
          <table:table-cell office:value-type="float" office:value="4.8017897825083198" table:style-name="ce9">
            <text:p>4,801789783</text:p>
          </table:table-cell>
          <table:table-cell office:value-type="float" office:value="-0.114296991757927" table:style-name="ce9">
            <text:p>-0,114296992</text:p>
          </table:table-cell>
          <table:table-cell office:value-type="float" office:value="0.5" table:style-name="ce9">
            <text:p>0,5</text:p>
          </table:table-cell>
          <table:table-cell office:value-type="float" office:value="1" table:style-name="ce9">
            <text:p>1</text:p>
          </table:table-cell>
          <table:table-cell office:value-type="float" office:value="1.5714285714285701" table:style-name="ce9">
            <text:p>1,571428571</text:p>
          </table:table-cell>
          <table:table-cell office:value-type="float" office:value="-7.8418064621018801E-2" table:style-name="ce9">
            <text:p>-0,078418065</text:p>
          </table:table-cell>
          <table:table-cell office:value-type="float" office:value="1.14911104044943" table:style-name="ce9">
            <text:p>1,14911104</text:p>
          </table:table-cell>
          <table:table-cell office:value-type="float" office:value="0.857232461855859" table:style-name="ce9">
            <text:p>0,857232462</text:p>
          </table:table-cell>
          <table:table-cell office:value-type="float" office:value="0.53716964638689901" table:style-name="ce9">
            <text:p>0,537169646</text:p>
          </table:table-cell>
          <table:table-cell office:value-type="float" office:value="-0.58269788707147196" table:style-name="ce9">
            <text:p>-0,582697887</text:p>
          </table:table-cell>
          <table:table-cell office:value-type="float" office:value="3.3164149994085501" table:style-name="ce9">
            <text:p>3,316414999</text:p>
          </table:table-cell>
          <table:table-cell office:value-type="float" office:value="-0.17337377853863201" table:style-name="ce9">
            <text:p>-0,173373779</text:p>
          </table:table-cell>
          <table:table-cell office:value-type="float" office:value="-2.2980608480980398" table:style-name="ce9">
            <text:p>-2,298060848</text:p>
          </table:table-cell>
          <table:table-cell office:value-type="float" office:value="-0.28495609926120002" table:style-name="ce9">
            <text:p>-0,284956099</text:p>
          </table:table-cell>
          <table:table-cell office:value-type="float" office:value="0.86817436278031801" table:style-name="ce9">
            <text:p>0,868174363</text:p>
          </table:table-cell>
          <table:table-cell office:value-type="float" office:value="3.67394057266061" table:style-name="ce9">
            <text:p>3,673940573</text:p>
          </table:table-cell>
          <table:table-cell office:value-type="float" office:value="-0.25261101609598902" table:style-name="ce9">
            <text:p>-0,252611016</text:p>
          </table:table-cell>
          <table:table-cell office:value-type="float" office:value="-0.52276450096455795" table:style-name="ce9">
            <text:p>-0,522764501</text:p>
          </table:table-cell>
          <table:table-cell office:value-type="float" office:value="3469.12222222222" table:style-name="ce11">
            <text:p>3469,122222</text:p>
          </table:table-cell>
          <table:table-cell office:value-type="float" office:value="1.2464242650024899" table:style-name="ce9">
            <text:p>1,246424265</text:p>
          </table:table-cell>
          <table:table-cell office:value-type="float" office:value="0.201447051927961" table:style-name="ce9">
            <text:p>0,201447052</text:p>
          </table:table-cell>
          <table:table-cell office:value-type="float" office:value="-2.7436127292345498" table:style-name="ce9">
            <text:p>-2,743612729</text:p>
          </table:table-cell>
          <table:table-cell office:value-type="float" office:value="-1.4848379674701" table:style-name="ce9">
            <text:p>-1,484837967</text:p>
          </table:table-cell>
          <table:table-cell office:value-type="float" office:value="-0.13820087095776601" table:style-name="ce9">
            <text:p>-0,138200871</text:p>
          </table:table-cell>
          <table:table-cell office:value-type="float" office:value="-0.98388199290066602" table:style-name="ce9">
            <text:p>-0,983881993</text:p>
          </table:table-cell>
          <table:table-cell office:value-type="float" office:value="-1.21042867273114" table:style-name="ce9">
            <text:p>-1,210428673</text:p>
          </table:table-cell>
          <table:table-cell office:value-type="float" office:value="4.8044498609800597" table:style-name="ce9">
            <text:p>4,804449861</text:p>
          </table:table-cell>
          <table:table-cell office:value-type="float" office:value="-2.8005900537838699" table:style-name="ce9">
            <text:p>-2,800590054</text:p>
          </table:table-cell>
          <table:table-cell office:value-type="float" office:value="0.82727441854876405" table:style-name="ce9">
            <text:p>0,827274419</text:p>
          </table:table-cell>
          <table:table-cell office:value-type="float" office:value="2.2926386819995699" table:style-name="ce9">
            <text:p>2,292638682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3469.12222222222" table:style-name="ce11">
            <text:p>3469,122222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2">
            <text:p>0007CB30A6</text:p>
          </table:table-cell>
          <table:table-cell office:value-type="float" office:value="8" table:style-name="ce23">
            <text:p>8</text:p>
          </table:table-cell>
          <table:table-cell office:value-type="float" office:value="8" table:style-name="ce23">
            <text:p>8</text:p>
          </table:table-cell>
          <table:table-cell office:value-type="float" office:value="1" table:style-name="ce23">
            <text:p>1</text:p>
          </table:table-cell>
          <table:table-cell office:value-type="float" office:value="8" table:style-name="ce23">
            <text:p>8</text:p>
          </table:table-cell>
          <table:table-cell office:value-type="float" office:value="72" table:style-name="ce23">
            <text:p>72</text:p>
          </table:table-cell>
          <table:table-cell office:value-type="boolean" office:boolean-value="true" table:formula="of:=TRUE()" table:style-name="ce23">
            <text:p>TRUE</text:p>
          </table:table-cell>
          <table:table-cell office:value-type="float" office:value="30.41" table:style-name="ce23">
            <text:p>30,41</text:p>
          </table:table-cell>
          <table:table-cell office:value-type="float" office:value="30.11" table:style-name="ce23">
            <text:p>30,11</text:p>
          </table:table-cell>
          <table:table-cell office:value-type="float" office:value="-0.30000000000000099" table:style-name="ce23">
            <text:p>-0,3</text:p>
          </table:table-cell>
          <table:table-cell office:value-type="float" office:value="5" table:style-name="ce23">
            <text:p>5</text:p>
          </table:table-cell>
          <table:table-cell office:value-type="float" office:value="-1.2819444444444501" table:style-name="ce23">
            <text:p>-1,281944444</text:p>
          </table:table-cell>
          <table:table-cell office:value-type="float" office:value="9" table:style-name="ce24">
            <text:p>9</text:p>
          </table:table-cell>
          <table:table-cell office:value-type="float" office:value="-22.533333333333299" table:style-name="ce23">
            <text:p>-22,53333333</text:p>
          </table:table-cell>
          <table:table-cell office:value-type="float" office:value="-5.2419844685311396" table:style-name="ce23">
            <text:p>-5,241984469</text:p>
          </table:table-cell>
          <table:table-cell office:value-type="float" office:value="2.55358760451825" table:style-name="ce23">
            <text:p>2,553587605</text:p>
          </table:table-cell>
          <table:table-cell office:value-type="float" office:value="9.3676497365302298E-4" table:style-name="ce23">
            <text:p>0,000936765</text:p>
          </table:table-cell>
          <table:table-cell office:value-type="float" office:value="0.4" table:style-name="ce23">
            <text:p>0,4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-0.35300624227216598" table:style-name="ce23">
            <text:p>-0,353006242</text:p>
          </table:table-cell>
          <table:table-cell office:value-type="float" office:value="0.28070173444226298" table:style-name="ce23">
            <text:p>0,280701734</text:p>
          </table:table-cell>
          <table:table-cell office:value-type="float" office:value="-0.51031849356834003" table:style-name="ce23">
            <text:p>-0,510318494</text:p>
          </table:table-cell>
          <table:table-cell office:value-type="float" office:value="0.54633242521245096" table:style-name="ce23">
            <text:p>0,546332425</text:p>
          </table:table-cell>
          <table:table-cell office:value-type="float" office:value="2.4583899580503301" table:style-name="ce23">
            <text:p>2,458389958</text:p>
          </table:table-cell>
          <table:table-cell office:value-type="float" office:value="2.8130030901142602" table:style-name="ce23">
            <text:p>2,81300309</text:p>
          </table:table-cell>
          <table:table-cell office:value-type="float" office:value="-0.44599957644750099" table:style-name="ce23">
            <text:p>-0,445999576</text:p>
          </table:table-cell>
          <table:table-cell office:value-type="float" office:value="0.38454942395461" table:style-name="ce23">
            <text:p>0,384549424</text:p>
          </table:table-cell>
          <table:table-cell office:value-type="float" office:value="-0.44738150206481397" table:style-name="ce23">
            <text:p>-0,447381502</text:p>
          </table:table-cell>
          <table:table-cell office:value-type="float" office:value="-1.4588124230137101" table:style-name="ce23">
            <text:p>-1,458812423</text:p>
          </table:table-cell>
          <table:table-cell office:value-type="float" office:value="1.3060629774829999" table:style-name="ce23">
            <text:p>1,306062977</text:p>
          </table:table-cell>
          <table:table-cell office:value-type="float" office:value="2.2834120849085502" table:style-name="ce23">
            <text:p>2,283412085</text:p>
          </table:table-cell>
          <table:table-cell office:value-type="float" office:value="0.50410797234964899" table:style-name="ce23">
            <text:p>0,504107972</text:p>
          </table:table-cell>
          <table:table-cell office:value-type="float" office:value="2795.94" table:style-name="ce23">
            <text:p>2795,94</text:p>
          </table:table-cell>
          <table:table-cell office:value-type="float" office:value="1.08238927656013" table:style-name="ce23">
            <text:p>1,082389277</text:p>
          </table:table-cell>
          <table:table-cell office:value-type="float" office:value="0.15187974944622101" table:style-name="ce23">
            <text:p>0,151879749</text:p>
          </table:table-cell>
          <table:table-cell office:value-type="float" office:value="4.0481694581470302" table:style-name="ce23">
            <text:p>4,048169458</text:p>
          </table:table-cell>
          <table:table-cell office:value-type="float" office:value="-3.1033092431545399" table:style-name="ce23">
            <text:p>-3,103309243</text:p>
          </table:table-cell>
          <table:table-cell office:value-type="float" office:value="1.9063238469357999" table:style-name="ce23">
            <text:p>1,906323847</text:p>
          </table:table-cell>
          <table:table-cell office:value-type="float" office:value="-0.36061858685951098" table:style-name="ce23">
            <text:p>-0,360618587</text:p>
          </table:table-cell>
          <table:table-cell office:value-type="float" office:value="-0.94224219411186705" table:style-name="ce23">
            <text:p>-0,942242194</text:p>
          </table:table-cell>
          <table:table-cell office:value-type="float" office:value="3.6836110379425002" table:style-name="ce23">
            <text:p>3,683611038</text:p>
          </table:table-cell>
          <table:table-cell office:value-type="float" office:value="-1.50199702677535" table:style-name="ce23">
            <text:p>-1,501997027</text:p>
          </table:table-cell>
          <table:table-cell office:value-type="float" office:value="-0.35379509322713498" table:style-name="ce23">
            <text:p>-0,353795093</text:p>
          </table:table-cell>
          <table:table-cell office:value-type="float" office:value="-0.77699151457383997" table:style-name="ce23">
            <text:p>-0,776991515</text:p>
          </table:table-cell>
          <table:table-cell office:value-type="boolean" office:boolean-value="false" table:formula="of:=FALSE()" table:style-name="ce23">
            <text:p>FALSE</text:p>
          </table:table-cell>
          <table:table-cell table:number-columns-repeated="3" table:style-name="ce23"/>
          <table:table-cell office:value-type="float" office:value="2795.94" table:style-name="ce23">
            <text:p>2795,94</text:p>
          </table:table-cell>
          <table:table-cell table:style-name="ce9"/>
          <table:table-cell table:number-columns-repeated="16333" table:style-name="ce23"/>
        </table:table-row>
        <table:table-row table:style-name="ro1">
          <table:table-cell office:value-type="string" table:style-name="ce2">
            <text:p>0007CDEC0B</text:p>
          </table:table-cell>
          <table:table-cell office:value-type="float" office:value="36" table:style-name="ce9">
            <text:p>36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87" table:style-name="ce9">
            <text:p>87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1.56" table:style-name="ce9">
            <text:p>31,56</text:p>
          </table:table-cell>
          <table:table-cell office:value-type="float" office:value="30.48" table:style-name="ce9">
            <text:p>30,48</text:p>
          </table:table-cell>
          <table:table-cell office:value-type="float" office:value="-1.08" table:style-name="ce9">
            <text:p>-1,08</text:p>
          </table:table-cell>
          <table:table-cell office:value-type="float" office:value="4" table:style-name="ce9">
            <text:p>4</text:p>
          </table:table-cell>
          <table:table-cell office:value-type="float" office:value="3.6111111111111098" table:style-name="ce9">
            <text:p>3,611111111</text:p>
          </table:table-cell>
          <table:table-cell office:value-type="float" office:value="2" table:style-name="ce10">
            <text:p>2</text:p>
          </table:table-cell>
          <table:table-cell office:value-type="float" office:value="19.035798025503901" table:style-name="ce9">
            <text:p>19,03579803</text:p>
          </table:table-cell>
          <table:table-cell office:value-type="float" office:value="1.9894389128268" table:style-name="ce9">
            <text:p>1,989438913</text:p>
          </table:table-cell>
          <table:table-cell office:value-type="float" office:value="-0.38929062410625997" table:style-name="ce9">
            <text:p>-0,389290624</text:p>
          </table:table-cell>
          <table:table-cell office:value-type="float" office:value="-0.796666824847858" table:style-name="ce9">
            <text:p>-0,796666825</text:p>
          </table:table-cell>
          <table:table-cell office:value-type="float" office:value="0.4" table:style-name="ce9">
            <text:p>0,4</text:p>
          </table:table-cell>
          <table:table-cell office:value-type="float" office:value="1" table:style-name="ce9">
            <text:p>1</text:p>
          </table:table-cell>
          <table:table-cell office:value-type="float" office:value="1.1428571428571399" table:style-name="ce9">
            <text:p>1,142857143</text:p>
          </table:table-cell>
          <table:table-cell office:value-type="float" office:value="2.2087547897583502" table:style-name="ce9">
            <text:p>2,20875479</text:p>
          </table:table-cell>
          <table:table-cell office:value-type="float" office:value="-0.82478154847812302" table:style-name="ce9">
            <text:p>-0,824781548</text:p>
          </table:table-cell>
          <table:table-cell office:value-type="float" office:value="0.118096365954341" table:style-name="ce9">
            <text:p>0,118096366</text:p>
          </table:table-cell>
          <table:table-cell office:value-type="float" office:value="-1.11500153281619" table:style-name="ce9">
            <text:p>-1,115001533</text:p>
          </table:table-cell>
          <table:table-cell office:value-type="float" office:value="-1.9817394078178101" table:style-name="ce9">
            <text:p>-1,981739408</text:p>
          </table:table-cell>
          <table:table-cell office:value-type="float" office:value="-0.88085918918825601" table:style-name="ce9">
            <text:p>-0,880859189</text:p>
          </table:table-cell>
          <table:table-cell office:value-type="float" office:value="-1.4179678342136699" table:style-name="ce9">
            <text:p>-1,417967834</text:p>
          </table:table-cell>
          <table:table-cell office:value-type="float" office:value="1.61981531331128" table:style-name="ce9">
            <text:p>1,619815313</text:p>
          </table:table-cell>
          <table:table-cell office:value-type="float" office:value="-2.8207128514795299" table:style-name="ce9">
            <text:p>-2,820712851</text:p>
          </table:table-cell>
          <table:table-cell office:value-type="float" office:value="0.31903293816711997" table:style-name="ce9">
            <text:p>0,319032938</text:p>
          </table:table-cell>
          <table:table-cell office:value-type="float" office:value="-0.27825555831479198" table:style-name="ce9">
            <text:p>-0,278255558</text:p>
          </table:table-cell>
          <table:table-cell office:value-type="float" office:value="-0.13567338377574301" table:style-name="ce9">
            <text:p>-0,135673384</text:p>
          </table:table-cell>
          <table:table-cell office:value-type="float" office:value="1.88815132344811" table:style-name="ce9">
            <text:p>1,888151323</text:p>
          </table:table-cell>
          <table:table-cell office:value-type="float" office:value="5640.94888888889" table:style-name="ce11">
            <text:p>5640,948889</text:p>
          </table:table-cell>
          <table:table-cell office:value-type="float" office:value="1.18609332563767" table:style-name="ce9">
            <text:p>1,186093326</text:p>
          </table:table-cell>
          <table:table-cell office:value-type="float" office:value="0.20412956527802401" table:style-name="ce9">
            <text:p>0,204129565</text:p>
          </table:table-cell>
          <table:table-cell office:value-type="float" office:value="5.0597945507841704" table:style-name="ce9">
            <text:p>5,059794551</text:p>
          </table:table-cell>
          <table:table-cell office:value-type="float" office:value="-3.11297521216486" table:style-name="ce9">
            <text:p>-3,112975212</text:p>
          </table:table-cell>
          <table:table-cell office:value-type="float" office:value="4.7359144940395801" table:style-name="ce9">
            <text:p>4,735914494</text:p>
          </table:table-cell>
          <table:table-cell office:value-type="float" office:value="0.149512173145111" table:style-name="ce9">
            <text:p>0,149512173</text:p>
          </table:table-cell>
          <table:table-cell office:value-type="float" office:value="1.6439217952962599" table:style-name="ce9">
            <text:p>1,643921795</text:p>
          </table:table-cell>
          <table:table-cell office:value-type="float" office:value="0.133502983675166" table:style-name="ce9">
            <text:p>0,133502984</text:p>
          </table:table-cell>
          <table:table-cell office:value-type="float" office:value="-1.69488274359005" table:style-name="ce9">
            <text:p>-1,694882744</text:p>
          </table:table-cell>
          <table:table-cell office:value-type="float" office:value="-0.60580479354976002" table:style-name="ce9">
            <text:p>-0,605804794</text:p>
          </table:table-cell>
          <table:table-cell office:value-type="float" office:value="0.72494861681445999" table:style-name="ce9">
            <text:p>0,724948617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5640.94888888889" table:style-name="ce11">
            <text:p>5640,948889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33">
            <text:p>0007CB486D</text:p>
          </table:table-cell>
          <table:table-cell office:value-type="float" office:value="15" table:style-name="ce34">
            <text:p>15</text:p>
          </table:table-cell>
          <table:table-cell office:value-type="float" office:value="8" table:style-name="ce34">
            <text:p>8</text:p>
          </table:table-cell>
          <table:table-cell office:value-type="float" office:value="1" table:style-name="ce34">
            <text:p>1</text:p>
          </table:table-cell>
          <table:table-cell office:value-type="float" office:value="5" table:style-name="ce34">
            <text:p>5</text:p>
          </table:table-cell>
          <table:table-cell office:value-type="float" office:value="71" table:style-name="ce34">
            <text:p>71</text:p>
          </table:table-cell>
          <table:table-cell office:value-type="boolean" office:boolean-value="true" table:formula="of:=TRUE()" table:style-name="ce34">
            <text:p>TRUE</text:p>
          </table:table-cell>
          <table:table-cell office:value-type="float" office:value="31.92" table:style-name="ce34">
            <text:p>31,92</text:p>
          </table:table-cell>
          <table:table-cell office:value-type="float" office:value="30.56" table:style-name="ce34">
            <text:p>30,56</text:p>
          </table:table-cell>
          <table:table-cell office:value-type="float" office:value="-1.36" table:style-name="ce34">
            <text:p>-1,36</text:p>
          </table:table-cell>
          <table:table-cell office:value-type="float" office:value="8" table:style-name="ce34">
            <text:p>8</text:p>
          </table:table-cell>
          <table:table-cell office:value-type="float" office:value="-12.8309523809524" table:style-name="ce34">
            <text:p>-12,83095238</text:p>
          </table:table-cell>
          <table:table-cell office:value-type="float" office:value="4" table:style-name="ce10">
            <text:p>4</text:p>
          </table:table-cell>
          <table:table-cell office:value-type="float" office:value="14.7509157509158" table:style-name="ce34">
            <text:p>14,75091575</text:p>
          </table:table-cell>
          <table:table-cell office:value-type="float" office:value="1.6915765532035001" table:style-name="ce34">
            <text:p>1,691576553</text:p>
          </table:table-cell>
          <table:table-cell office:value-type="float" office:value="0.30155607750645702" table:style-name="ce34">
            <text:p>0,301556078</text:p>
          </table:table-cell>
          <table:table-cell office:value-type="float" office:value="-0.34459165976387301" table:style-name="ce34">
            <text:p>-0,34459166</text:p>
          </table:table-cell>
          <table:table-cell office:value-type="float" office:value="0.35" table:style-name="ce34">
            <text:p>0,35</text:p>
          </table:table-cell>
          <table:table-cell office:value-type="float" office:value="0.42857142857142899" table:style-name="ce34">
            <text:p>0,428571429</text:p>
          </table:table-cell>
          <table:table-cell office:value-type="float" office:value="1.1666666666666701" table:style-name="ce34">
            <text:p>1,166666667</text:p>
          </table:table-cell>
          <table:table-cell office:value-type="float" office:value="0.49192387868965698" table:style-name="ce34">
            <text:p>0,491923879</text:p>
          </table:table-cell>
          <table:table-cell office:value-type="float" office:value="0.47983841745031403" table:style-name="ce34">
            <text:p>0,479838417</text:p>
          </table:table-cell>
          <table:table-cell office:value-type="float" office:value="-1.79336384204189" table:style-name="ce34">
            <text:p>-1,793363842</text:p>
          </table:table-cell>
          <table:table-cell office:value-type="float" office:value="-0.81096062777737099" table:style-name="ce34">
            <text:p>-0,810960628</text:p>
          </table:table-cell>
          <table:table-cell office:value-type="float" office:value="2.9533551734430001" table:style-name="ce34">
            <text:p>2,953355173</text:p>
          </table:table-cell>
          <table:table-cell office:value-type="float" office:value="-1.09658404957237" table:style-name="ce34">
            <text:p>-1,09658405</text:p>
          </table:table-cell>
          <table:table-cell office:value-type="float" office:value="-3.31191714995167" table:style-name="ce34">
            <text:p>-3,31191715</text:p>
          </table:table-cell>
          <table:table-cell office:value-type="float" office:value="0.27049097422165402" table:style-name="ce34">
            <text:p>0,270490974</text:p>
          </table:table-cell>
          <table:table-cell office:value-type="float" office:value="0.28984244673251502" table:style-name="ce34">
            <text:p>0,289842447</text:p>
          </table:table-cell>
          <table:table-cell office:value-type="float" office:value="2.5635570088620798" table:style-name="ce34">
            <text:p>2,563557009</text:p>
          </table:table-cell>
          <table:table-cell office:value-type="float" office:value="5.2596276648391602E-2" table:style-name="ce34">
            <text:p>0,052596277</text:p>
          </table:table-cell>
          <table:table-cell office:value-type="float" office:value="1.23196319738093" table:style-name="ce34">
            <text:p>1,231963197</text:p>
          </table:table-cell>
          <table:table-cell office:value-type="float" office:value="0.80654603993056195" table:style-name="ce34">
            <text:p>0,80654604</text:p>
          </table:table-cell>
          <table:table-cell office:value-type="float" office:value="9815.5644444444497" table:style-name="ce34">
            <text:p>9815,564444</text:p>
          </table:table-cell>
          <table:table-cell office:value-type="float" office:value="1.03901233367882" table:style-name="ce34">
            <text:p>1,039012334</text:p>
          </table:table-cell>
          <table:table-cell office:value-type="float" office:value="0.12691543860951901" table:style-name="ce34">
            <text:p>0,126915439</text:p>
          </table:table-cell>
          <table:table-cell office:value-type="float" office:value="5.3043641021325403" table:style-name="ce34">
            <text:p>5,304364102</text:p>
          </table:table-cell>
          <table:table-cell office:value-type="float" office:value="-1.43801789822259" table:style-name="ce34">
            <text:p>-1,438017898</text:p>
          </table:table-cell>
          <table:table-cell office:value-type="float" office:value="3.0378462648223601" table:style-name="ce34">
            <text:p>3,037846265</text:p>
          </table:table-cell>
          <table:table-cell office:value-type="float" office:value="-0.97056298299798804" table:style-name="ce34">
            <text:p>-0,970562983</text:p>
          </table:table-cell>
          <table:table-cell office:value-type="float" office:value="1.4810899487559599" table:style-name="ce34">
            <text:p>1,481089949</text:p>
          </table:table-cell>
          <table:table-cell office:value-type="float" office:value="0.88655636256186798" table:style-name="ce34">
            <text:p>0,886556363</text:p>
          </table:table-cell>
          <table:table-cell office:value-type="float" office:value="-1.89900715124721" table:style-name="ce34">
            <text:p>-1,899007151</text:p>
          </table:table-cell>
          <table:table-cell office:value-type="float" office:value="-7.12453568076839E-3" table:style-name="ce34">
            <text:p>-0,007124536</text:p>
          </table:table-cell>
          <table:table-cell office:value-type="float" office:value="8.8543920985755004E-2" table:style-name="ce34">
            <text:p>0,088543921</text:p>
          </table:table-cell>
          <table:table-cell office:value-type="boolean" office:boolean-value="false" table:formula="of:=FALSE()" table:style-name="ce34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9815.5644444444497" table:style-name="ce34">
            <text:p>9815,564444</text:p>
          </table:table-cell>
          <table:table-cell table:style-name="ce9"/>
          <table:table-cell table:number-columns-repeated="16333" table:style-name="ce34"/>
        </table:table-row>
        <table:table-row table:style-name="ro1">
          <table:table-cell office:value-type="string" table:style-name="ce29">
            <text:p>0007CDDBAF</text:p>
          </table:table-cell>
          <table:table-cell office:value-type="float" office:value="32" table:style-name="ce19">
            <text:p>32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70" table:style-name="ce19">
            <text:p>70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2.51" table:style-name="ce19">
            <text:p>32,51</text:p>
          </table:table-cell>
          <table:table-cell office:value-type="float" office:value="31.55" table:style-name="ce19">
            <text:p>31,55</text:p>
          </table:table-cell>
          <table:table-cell office:value-type="float" office:value="-0.95999999999999697" table:style-name="ce19">
            <text:p>-0,96</text:p>
          </table:table-cell>
          <table:table-cell office:value-type="float" office:value="2" table:style-name="ce19">
            <text:p>2</text:p>
          </table:table-cell>
          <table:table-cell office:value-type="float" office:value="22.875" table:style-name="ce19">
            <text:p>22,875</text:p>
          </table:table-cell>
          <table:table-cell office:value-type="float" office:value="5" table:style-name="ce10">
            <text:p>5</text:p>
          </table:table-cell>
          <table:table-cell office:value-type="float" office:value="9.5748663101604308" table:style-name="ce19">
            <text:p>9,57486631</text:p>
          </table:table-cell>
          <table:table-cell office:value-type="float" office:value="1.78370192713897" table:style-name="ce19">
            <text:p>1,783701927</text:p>
          </table:table-cell>
          <table:table-cell office:value-type="float" office:value="0.79202110160293904" table:style-name="ce19">
            <text:p>0,792021102</text:p>
          </table:table-cell>
          <table:table-cell office:value-type="float" office:value="0.98501907327031202" table:style-name="ce19">
            <text:p>0,985019073</text:p>
          </table:table-cell>
          <table:table-cell office:value-type="float" office:value="0.65" table:style-name="ce19">
            <text:p>0,65</text:p>
          </table:table-cell>
          <table:table-cell office:value-type="float" office:value="1.1000000000000001" table:style-name="ce19">
            <text:p>1,1</text:p>
          </table:table-cell>
          <table:table-cell office:value-type="float" office:value="0.76923076923076905" table:style-name="ce19">
            <text:p>0,769230769</text:p>
          </table:table-cell>
          <table:table-cell office:value-type="float" office:value="-2.0598950275272601" table:style-name="ce19">
            <text:p>-2,059895028</text:p>
          </table:table-cell>
          <table:table-cell office:value-type="float" office:value="1.7010330346034101E-2" table:style-name="ce19">
            <text:p>0,01701033</text:p>
          </table:table-cell>
          <table:table-cell office:value-type="float" office:value="-0.80916594373976503" table:style-name="ce19">
            <text:p>-0,809165944</text:p>
          </table:table-cell>
          <table:table-cell office:value-type="float" office:value="2.8771278371920701" table:style-name="ce19">
            <text:p>2,877127837</text:p>
          </table:table-cell>
          <table:table-cell office:value-type="float" office:value="-7.64170860195083" table:style-name="ce19">
            <text:p>-7,641708602</text:p>
          </table:table-cell>
          <table:table-cell office:value-type="float" office:value="0.74598481521279103" table:style-name="ce19">
            <text:p>0,745984815</text:p>
          </table:table-cell>
          <table:table-cell office:value-type="float" office:value="0.600472879483407" table:style-name="ce19">
            <text:p>0,600472879</text:p>
          </table:table-cell>
          <table:table-cell office:value-type="float" office:value="-0.26816231930186601" table:style-name="ce19">
            <text:p>-0,268162319</text:p>
          </table:table-cell>
          <table:table-cell office:value-type="float" office:value="0.41851521479261999" table:style-name="ce19">
            <text:p>0,418515215</text:p>
          </table:table-cell>
          <table:table-cell office:value-type="float" office:value="0.96097320309262502" table:style-name="ce19">
            <text:p>0,960973203</text:p>
          </table:table-cell>
          <table:table-cell office:value-type="float" office:value="-0.96685607157664699" table:style-name="ce19">
            <text:p>-0,966856072</text:p>
          </table:table-cell>
          <table:table-cell office:value-type="float" office:value="-1.0728772134044999" table:style-name="ce19">
            <text:p>-1,072877213</text:p>
          </table:table-cell>
          <table:table-cell office:value-type="float" office:value="2.65039955472073" table:style-name="ce19">
            <text:p>2,650399555</text:p>
          </table:table-cell>
          <table:table-cell office:value-type="float" office:value="10464.924444444399" table:style-name="ce11">
            <text:p>10464,92444</text:p>
          </table:table-cell>
          <table:table-cell office:value-type="float" office:value="1.71307272033282" table:style-name="ce19">
            <text:p>1,71307272</text:p>
          </table:table-cell>
          <table:table-cell office:value-type="float" office:value="0.13564635811990799" table:style-name="ce19">
            <text:p>0,135646358</text:p>
          </table:table-cell>
          <table:table-cell office:value-type="float" office:value="2.5746797721392398" table:style-name="ce19">
            <text:p>2,574679772</text:p>
          </table:table-cell>
          <table:table-cell office:value-type="float" office:value="-3.5054662331562299E-2" table:style-name="ce19">
            <text:p>-0,035054662</text:p>
          </table:table-cell>
          <table:table-cell office:value-type="float" office:value="2.49585881656107" table:style-name="ce19">
            <text:p>2,495858817</text:p>
          </table:table-cell>
          <table:table-cell office:value-type="float" office:value="-0.61392034356928904" table:style-name="ce19">
            <text:p>-0,613920344</text:p>
          </table:table-cell>
          <table:table-cell office:value-type="float" office:value="1.5735681770418" table:style-name="ce19">
            <text:p>1,573568177</text:p>
          </table:table-cell>
          <table:table-cell office:value-type="float" office:value="-0.72067751056446006" table:style-name="ce19">
            <text:p>-0,720677511</text:p>
          </table:table-cell>
          <table:table-cell office:value-type="float" office:value="-3.4103510708259099" table:style-name="ce19">
            <text:p>-3,410351071</text:p>
          </table:table-cell>
          <table:table-cell office:value-type="float" office:value="0.99045900455500002" table:style-name="ce19">
            <text:p>0,990459005</text:p>
          </table:table-cell>
          <table:table-cell office:value-type="float" office:value="0.82605563398743398" table:style-name="ce19">
            <text:p>0,826055634</text:p>
          </table:table-cell>
          <table:table-cell office:value-type="boolean" office:boolean-value="true" table:formula="of:=TRUE()" table:style-name="ce19">
            <text:p>TRUE</text:p>
          </table:table-cell>
          <table:table-cell table:style-name="ce12"/>
          <table:table-cell table:style-name="ce13"/>
          <table:table-cell table:style-name="ce14"/>
          <table:table-cell office:value-type="float" office:value="10464.924444444399" table:style-name="ce11">
            <text:p>10464,92444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">
            <text:p>0007CD5116</text:p>
          </table:table-cell>
          <table:table-cell office:value-type="float" office:value="19" table:style-name="ce9">
            <text:p>19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69" table:style-name="ce9">
            <text:p>69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2.67" table:style-name="ce9">
            <text:p>32,67</text:p>
          </table:table-cell>
          <table:table-cell office:value-type="float" office:value="32.69" table:style-name="ce9">
            <text:p>32,69</text:p>
          </table:table-cell>
          <table:table-cell office:value-type="float" office:value="1.9999999999996E-2" table:style-name="ce9">
            <text:p>0,02</text:p>
          </table:table-cell>
          <table:table-cell office:value-type="float" office:value="9" table:style-name="ce9">
            <text:p>9</text:p>
          </table:table-cell>
          <table:table-cell office:value-type="float" office:value="-19.527976190476199" table:style-name="ce9">
            <text:p>-19,52797619</text:p>
          </table:table-cell>
          <table:table-cell office:value-type="float" office:value="8" table:style-name="ce10">
            <text:p>8</text:p>
          </table:table-cell>
          <table:table-cell office:value-type="float" office:value="-19.3333333333333" table:style-name="ce9">
            <text:p>-19,33333333</text:p>
          </table:table-cell>
          <table:table-cell office:value-type="float" office:value="-1.6941680788181599" table:style-name="ce9">
            <text:p>-1,694168079</text:p>
          </table:table-cell>
          <table:table-cell office:value-type="float" office:value="0.79408491618566501" table:style-name="ce9">
            <text:p>0,794084916</text:p>
          </table:table-cell>
          <table:table-cell office:value-type="float" office:value="0.60278760528983" table:style-name="ce9">
            <text:p>0,602787605</text:p>
          </table:table-cell>
          <table:table-cell office:value-type="float" office:value="0.35" table:style-name="ce9">
            <text:p>0,35</text:p>
          </table:table-cell>
          <table:table-cell office:value-type="float" office:value="2.3333333333333299" table:style-name="ce9">
            <text:p>2,333333333</text:p>
          </table:table-cell>
          <table:table-cell office:value-type="float" office:value="0.42857142857142899" table:style-name="ce9">
            <text:p>0,428571429</text:p>
          </table:table-cell>
          <table:table-cell office:value-type="float" office:value="-2.10588093028319" table:style-name="ce9">
            <text:p>-2,10588093</text:p>
          </table:table-cell>
          <table:table-cell office:value-type="float" office:value="-0.66052842681243196" table:style-name="ce9">
            <text:p>-0,660528427</text:p>
          </table:table-cell>
          <table:table-cell office:value-type="float" office:value="1.1123092741657301" table:style-name="ce9">
            <text:p>1,112309274</text:p>
          </table:table-cell>
          <table:table-cell office:value-type="float" office:value="3.3432068461531399" table:style-name="ce9">
            <text:p>3,343206846</text:p>
          </table:table-cell>
          <table:table-cell office:value-type="float" office:value="-7.4070690002840802" table:style-name="ce9">
            <text:p>-7,407069</text:p>
          </table:table-cell>
          <table:table-cell office:value-type="float" office:value="0.75962095503368099" table:style-name="ce9">
            <text:p>0,759620955</text:p>
          </table:table-cell>
          <table:table-cell office:value-type="float" office:value="0.31068988915103302" table:style-name="ce9">
            <text:p>0,310689889</text:p>
          </table:table-cell>
          <table:table-cell office:value-type="float" office:value="-1.35091113135434" table:style-name="ce9">
            <text:p>-1,350911131</text:p>
          </table:table-cell>
          <table:table-cell office:value-type="float" office:value="-0.51962953722020899" table:style-name="ce9">
            <text:p>-0,519629537</text:p>
          </table:table-cell>
          <table:table-cell office:value-type="float" office:value="1.7932086061650701" table:style-name="ce9">
            <text:p>1,793208606</text:p>
          </table:table-cell>
          <table:table-cell office:value-type="float" office:value="-0.77810826107350795" table:style-name="ce9">
            <text:p>-0,778108261</text:p>
          </table:table-cell>
          <table:table-cell office:value-type="float" office:value="0.19781662709935599" table:style-name="ce9">
            <text:p>0,197816627</text:p>
          </table:table-cell>
          <table:table-cell office:value-type="float" office:value="1.19288245006606" table:style-name="ce9">
            <text:p>1,19288245</text:p>
          </table:table-cell>
          <table:table-cell office:value-type="float" office:value="743.48444444444397" table:style-name="ce11">
            <text:p>743,4844444</text:p>
          </table:table-cell>
          <table:table-cell office:value-type="float" office:value="3.22678293270859" table:style-name="ce9">
            <text:p>3,226782933</text:p>
          </table:table-cell>
          <table:table-cell office:value-type="float" office:value="0.127863393988666" table:style-name="ce9">
            <text:p>0,127863394</text:p>
          </table:table-cell>
          <table:table-cell office:value-type="float" office:value="-0.94940919625340403" table:style-name="ce9">
            <text:p>-0,949409196</text:p>
          </table:table-cell>
          <table:table-cell office:value-type="float" office:value="-7.1819854724086296" table:style-name="ce9">
            <text:p>-7,181985472</text:p>
          </table:table-cell>
          <table:table-cell office:value-type="float" office:value="-3.0492042677003801" table:style-name="ce9">
            <text:p>-3,049204268</text:p>
          </table:table-cell>
          <table:table-cell office:value-type="float" office:value="4.1068949024514803" table:style-name="ce9">
            <text:p>4,106894902</text:p>
          </table:table-cell>
          <table:table-cell office:value-type="float" office:value="-1.0471293775858901" table:style-name="ce9">
            <text:p>-1,047129378</text:p>
          </table:table-cell>
          <table:table-cell office:value-type="float" office:value="0.76749749005390799" table:style-name="ce9">
            <text:p>0,76749749</text:p>
          </table:table-cell>
          <table:table-cell office:value-type="float" office:value="-2.02421427295064" table:style-name="ce9">
            <text:p>-2,024214273</text:p>
          </table:table-cell>
          <table:table-cell office:value-type="float" office:value="1.96486168443357" table:style-name="ce9">
            <text:p>1,964861684</text:p>
          </table:table-cell>
          <table:table-cell office:value-type="float" office:value="0.30800568287283597" table:style-name="ce9">
            <text:p>0,308005683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743.48444444444397" table:style-name="ce11">
            <text:p>743,4844444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9">
            <text:p>0007CD86B3</text:p>
          </table:table-cell>
          <table:table-cell office:value-type="float" office:value="26" table:style-name="ce19">
            <text:p>26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87" table:style-name="ce19">
            <text:p>87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2.68" table:style-name="ce19">
            <text:p>32,68</text:p>
          </table:table-cell>
          <table:table-cell office:value-type="float" office:value="32.53" table:style-name="ce19">
            <text:p>32,53</text:p>
          </table:table-cell>
          <table:table-cell office:value-type="float" office:value="-0.149999999999999" table:style-name="ce19">
            <text:p>-0,15</text:p>
          </table:table-cell>
          <table:table-cell office:value-type="float" office:value="1" table:style-name="ce19">
            <text:p>1</text:p>
          </table:table-cell>
          <table:table-cell office:value-type="float" office:value="30.238095238095202" table:style-name="ce19">
            <text:p>30,23809524</text:p>
          </table:table-cell>
          <table:table-cell office:value-type="float" office:value="6" table:style-name="ce10">
            <text:p>6</text:p>
          </table:table-cell>
          <table:table-cell office:value-type="float" office:value="3.0413961038960999" table:style-name="ce19">
            <text:p>3,041396104</text:p>
          </table:table-cell>
          <table:table-cell office:value-type="float" office:value="0.95338841899400495" table:style-name="ce19">
            <text:p>0,953388419</text:p>
          </table:table-cell>
          <table:table-cell office:value-type="float" office:value="0.18846396214903" table:style-name="ce19">
            <text:p>0,188463962</text:p>
          </table:table-cell>
          <table:table-cell office:value-type="float" office:value="-7.5297692652033996E-2" table:style-name="ce19">
            <text:p>-0,075297693</text:p>
          </table:table-cell>
          <table:table-cell office:value-type="float" office:value="0.35" table:style-name="ce19">
            <text:p>0,35</text:p>
          </table:table-cell>
          <table:table-cell office:value-type="float" office:value="1.1666666666666701" table:style-name="ce19">
            <text:p>1,166666667</text:p>
          </table:table-cell>
          <table:table-cell office:value-type="float" office:value="1.1666666666666701" table:style-name="ce19">
            <text:p>1,166666667</text:p>
          </table:table-cell>
          <table:table-cell office:value-type="float" office:value="-0.240324089961514" table:style-name="ce19">
            <text:p>-0,24032409</text:p>
          </table:table-cell>
          <table:table-cell office:value-type="float" office:value="-6.2448628363477497E-2" table:style-name="ce19">
            <text:p>-0,062448628</text:p>
          </table:table-cell>
          <table:table-cell office:value-type="float" office:value="0.220490667803969" table:style-name="ce19">
            <text:p>0,220490668</text:p>
          </table:table-cell>
          <table:table-cell office:value-type="float" office:value="0.34117136593526298" table:style-name="ce19">
            <text:p>0,341171366</text:p>
          </table:table-cell>
          <table:table-cell office:value-type="float" office:value="-2.9037388133054698" table:style-name="ce19">
            <text:p>-2,903738813</text:p>
          </table:table-cell>
          <table:table-cell office:value-type="float" office:value="-2.5068546379610899" table:style-name="ce19">
            <text:p>-2,506854638</text:p>
          </table:table-cell>
          <table:table-cell office:value-type="float" office:value="-1.29269569331726" table:style-name="ce19">
            <text:p>-1,292695693</text:p>
          </table:table-cell>
          <table:table-cell office:value-type="float" office:value="0.275537487009819" table:style-name="ce19">
            <text:p>0,275537487</text:p>
          </table:table-cell>
          <table:table-cell office:value-type="float" office:value="-1.48673461778921" table:style-name="ce19">
            <text:p>-1,486734618</text:p>
          </table:table-cell>
          <table:table-cell office:value-type="float" office:value="0.96587800899267795" table:style-name="ce19">
            <text:p>0,965878009</text:p>
          </table:table-cell>
          <table:table-cell office:value-type="float" office:value="-1.3064162172238101" table:style-name="ce19">
            <text:p>-1,306416217</text:p>
          </table:table-cell>
          <table:table-cell office:value-type="float" office:value="0.105852249717165" table:style-name="ce19">
            <text:p>0,10585225</text:p>
          </table:table-cell>
          <table:table-cell office:value-type="float" office:value="-0.184919723844434" table:style-name="ce19">
            <text:p>-0,184919724</text:p>
          </table:table-cell>
          <table:table-cell office:value-type="float" office:value="6908.9555555555498" table:style-name="ce11">
            <text:p>6908,955556</text:p>
          </table:table-cell>
          <table:table-cell office:value-type="float" office:value="1.0237832570966301" table:style-name="ce19">
            <text:p>1,023783257</text:p>
          </table:table-cell>
          <table:table-cell office:value-type="float" office:value="0.19486817431803499" table:style-name="ce19">
            <text:p>0,194868174</text:p>
          </table:table-cell>
          <table:table-cell office:value-type="float" office:value="6.2859504556554899" table:style-name="ce19">
            <text:p>6,285950456</text:p>
          </table:table-cell>
          <table:table-cell office:value-type="float" office:value="-1.91365562964004" table:style-name="ce19">
            <text:p>-1,91365563</text:p>
          </table:table-cell>
          <table:table-cell office:value-type="float" office:value="3.5491715286796399" table:style-name="ce19">
            <text:p>3,549171529</text:p>
          </table:table-cell>
          <table:table-cell office:value-type="float" office:value="9.9757422395917797E-2" table:style-name="ce19">
            <text:p>0,099757422</text:p>
          </table:table-cell>
          <table:table-cell office:value-type="float" office:value="1.4910468640786501" table:style-name="ce19">
            <text:p>1,491046864</text:p>
          </table:table-cell>
          <table:table-cell office:value-type="float" office:value="-0.60937086617574598" table:style-name="ce19">
            <text:p>-0,609370866</text:p>
          </table:table-cell>
          <table:table-cell office:value-type="float" office:value="-2.1355020041047301" table:style-name="ce19">
            <text:p>-2,135502004</text:p>
          </table:table-cell>
          <table:table-cell office:value-type="float" office:value="-0.12975817553057201" table:style-name="ce19">
            <text:p>-0,129758176</text:p>
          </table:table-cell>
          <table:table-cell office:value-type="float" office:value="0.147567661895048" table:style-name="ce19">
            <text:p>0,147567662</text:p>
          </table:table-cell>
          <table:table-cell office:value-type="boolean" office:boolean-value="true" table:formula="of:=TRUE()" table:style-name="ce19">
            <text:p>TRUE</text:p>
          </table:table-cell>
          <table:table-cell table:style-name="ce12"/>
          <table:table-cell table:style-name="ce13"/>
          <table:table-cell table:style-name="ce14"/>
          <table:table-cell office:value-type="float" office:value="6908.9555555555498" table:style-name="ce11">
            <text:p>6908,955556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">
            <text:p>0007CDC91B</text:p>
          </table:table-cell>
          <table:table-cell office:value-type="float" office:value="31" table:style-name="ce9">
            <text:p>31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87" table:style-name="ce9">
            <text:p>87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2.729999999999997" table:style-name="ce9">
            <text:p>32,73</text:p>
          </table:table-cell>
          <table:table-cell office:value-type="float" office:value="32.200000000000003" table:style-name="ce9">
            <text:p>32,2</text:p>
          </table:table-cell>
          <table:table-cell office:value-type="float" office:value="-0.52999999999999403" table:style-name="ce9">
            <text:p>-0,53</text:p>
          </table:table-cell>
          <table:table-cell office:value-type="float" office:value="7" table:style-name="ce9">
            <text:p>7</text:p>
          </table:table-cell>
          <table:table-cell office:value-type="float" office:value="-3.75" table:style-name="ce9">
            <text:p>-3,75</text:p>
          </table:table-cell>
          <table:table-cell office:value-type="float" office:value="1" table:style-name="ce10">
            <text:p>1</text:p>
          </table:table-cell>
          <table:table-cell office:value-type="float" office:value="22.1619047619048" table:style-name="ce9">
            <text:p>22,16190476</text:p>
          </table:table-cell>
          <table:table-cell office:value-type="float" office:value="1.4636225237335301" table:style-name="ce9">
            <text:p>1,463622524</text:p>
          </table:table-cell>
          <table:table-cell office:value-type="float" office:value="0.98384320573122797" table:style-name="ce9">
            <text:p>0,983843206</text:p>
          </table:table-cell>
          <table:table-cell office:value-type="float" office:value="-6.7882100700176404E-2" table:style-name="ce9">
            <text:p>-0,067882101</text:p>
          </table:table-cell>
          <table:table-cell office:value-type="float" office:value="0.3" table:style-name="ce9">
            <text:p>0,3</text:p>
          </table:table-cell>
          <table:table-cell office:value-type="float" office:value="0.42857142857142899" table:style-name="ce9">
            <text:p>0,428571429</text:p>
          </table:table-cell>
          <table:table-cell office:value-type="float" office:value="1.75" table:style-name="ce9">
            <text:p>1,75</text:p>
          </table:table-cell>
          <table:table-cell office:value-type="float" office:value="-0.428730797127991" table:style-name="ce9">
            <text:p>-0,428730797</text:p>
          </table:table-cell>
          <table:table-cell office:value-type="float" office:value="0.20893897089845201" table:style-name="ce9">
            <text:p>0,208938971</text:p>
          </table:table-cell>
          <table:table-cell office:value-type="float" office:value="1.4428554515396801" table:style-name="ce9">
            <text:p>1,442855452</text:p>
          </table:table-cell>
          <table:table-cell office:value-type="float" office:value="0.59215319551283296" table:style-name="ce9">
            <text:p>0,592153196</text:p>
          </table:table-cell>
          <table:table-cell office:value-type="float" office:value="-0.260025617021586" table:style-name="ce9">
            <text:p>-0,260025617</text:p>
          </table:table-cell>
          <table:table-cell office:value-type="float" office:value="-1.0567295037444799" table:style-name="ce9">
            <text:p>-1,056729504</text:p>
          </table:table-cell>
          <table:table-cell office:value-type="float" office:value="-1.1605889103148299" table:style-name="ce9">
            <text:p>-1,16058891</text:p>
          </table:table-cell>
          <table:table-cell office:value-type="float" office:value="0.64903041498872205" table:style-name="ce9">
            <text:p>0,649030415</text:p>
          </table:table-cell>
          <table:table-cell office:value-type="float" office:value="1.8062665634762101" table:style-name="ce9">
            <text:p>1,806266563</text:p>
          </table:table-cell>
          <table:table-cell office:value-type="float" office:value="-0.92720023132381502" table:style-name="ce9">
            <text:p>-0,927200231</text:p>
          </table:table-cell>
          <table:table-cell office:value-type="float" office:value="0.50657855197489599" table:style-name="ce9">
            <text:p>0,506578552</text:p>
          </table:table-cell>
          <table:table-cell office:value-type="float" office:value="-2.0109866337959099" table:style-name="ce9">
            <text:p>-2,010986634</text:p>
          </table:table-cell>
          <table:table-cell office:value-type="float" office:value="2.4693359069473302" table:style-name="ce9">
            <text:p>2,469335907</text:p>
          </table:table-cell>
          <table:table-cell office:value-type="float" office:value="6514.5688888888899" table:style-name="ce11">
            <text:p>6514,568889</text:p>
          </table:table-cell>
          <table:table-cell office:value-type="float" office:value="1.27159837679822" table:style-name="ce9">
            <text:p>1,271598377</text:p>
          </table:table-cell>
          <table:table-cell office:value-type="float" office:value="0.15103719662868501" table:style-name="ce9">
            <text:p>0,151037197</text:p>
          </table:table-cell>
          <table:table-cell office:value-type="float" office:value="3.5303096681820199" table:style-name="ce9">
            <text:p>3,530309668</text:p>
          </table:table-cell>
          <table:table-cell office:value-type="float" office:value="-0.17409373656510499" table:style-name="ce9">
            <text:p>-0,174093737</text:p>
          </table:table-cell>
          <table:table-cell office:value-type="float" office:value="0.191332689083311" table:style-name="ce9">
            <text:p>0,191332689</text:p>
          </table:table-cell>
          <table:table-cell office:value-type="float" office:value="1.6376436958712299" table:style-name="ce9">
            <text:p>1,637643696</text:p>
          </table:table-cell>
          <table:table-cell office:value-type="float" office:value="0.46891352738640701" table:style-name="ce9">
            <text:p>0,468913527</text:p>
          </table:table-cell>
          <table:table-cell office:value-type="float" office:value="2.2810517392021099" table:style-name="ce9">
            <text:p>2,281051739</text:p>
          </table:table-cell>
          <table:table-cell office:value-type="float" office:value="-4.6324035221852604" table:style-name="ce9">
            <text:p>-4,632403522</text:p>
          </table:table-cell>
          <table:table-cell office:value-type="float" office:value="3.0733619698917898" table:style-name="ce9">
            <text:p>3,07336197</text:p>
          </table:table-cell>
          <table:table-cell office:value-type="float" office:value="-1.2059324788757599" table:style-name="ce9">
            <text:p>-1,205932479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6514.5688888888899" table:style-name="ce11">
            <text:p>6514,568889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E223</text:p>
          </table:table-cell>
          <table:table-cell office:value-type="float" office:value="33" table:style-name="ce9">
            <text:p>33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87" table:style-name="ce9">
            <text:p>87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3.11" table:style-name="ce9">
            <text:p>33,11</text:p>
          </table:table-cell>
          <table:table-cell office:value-type="float" office:value="32.68" table:style-name="ce9">
            <text:p>32,68</text:p>
          </table:table-cell>
          <table:table-cell office:value-type="float" office:value="-0.43" table:style-name="ce9">
            <text:p>-0,43</text:p>
          </table:table-cell>
          <table:table-cell office:value-type="float" office:value="3" table:style-name="ce9">
            <text:p>3</text:p>
          </table:table-cell>
          <table:table-cell office:value-type="float" office:value="21.1666666666667" table:style-name="ce9">
            <text:p>21,16666667</text:p>
          </table:table-cell>
          <table:table-cell office:value-type="float" office:value="3" table:style-name="ce10">
            <text:p>3</text:p>
          </table:table-cell>
          <table:table-cell office:value-type="float" office:value="15.168452380952401" table:style-name="ce9">
            <text:p>15,16845238</text:p>
          </table:table-cell>
          <table:table-cell office:value-type="float" office:value="2.65612854715945" table:style-name="ce9">
            <text:p>2,656128547</text:p>
          </table:table-cell>
          <table:table-cell office:value-type="float" office:value="0.98716471332188505" table:style-name="ce9">
            <text:p>0,987164713</text:p>
          </table:table-cell>
          <table:table-cell office:value-type="float" office:value="-0.69605318907700697" table:style-name="ce9">
            <text:p>-0,696053189</text:p>
          </table:table-cell>
          <table:table-cell office:value-type="float" office:value="0.3" table:style-name="ce9">
            <text:p>0,3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0.91301990289415802" table:style-name="ce9">
            <text:p>0,913019903</text:p>
          </table:table-cell>
          <table:table-cell office:value-type="float" office:value="1.92623869099669E-2" table:style-name="ce9">
            <text:p>0,019262387</text:p>
          </table:table-cell>
          <table:table-cell office:value-type="float" office:value="-0.81552352711689302" table:style-name="ce9">
            <text:p>-0,815523527</text:p>
          </table:table-cell>
          <table:table-cell office:value-type="float" office:value="-0.99016423993629599" table:style-name="ce9">
            <text:p>-0,99016424</text:p>
          </table:table-cell>
          <table:table-cell office:value-type="float" office:value="1.13090516855498" table:style-name="ce9">
            <text:p>1,130905169</text:p>
          </table:table-cell>
          <table:table-cell office:value-type="float" office:value="0.61413272854931" table:style-name="ce9">
            <text:p>0,614132729</text:p>
          </table:table-cell>
          <table:table-cell office:value-type="float" office:value="-0.89763914900502695" table:style-name="ce9">
            <text:p>-0,897639149</text:p>
          </table:table-cell>
          <table:table-cell office:value-type="float" office:value="0.61435134144586001" table:style-name="ce9">
            <text:p>0,614351341</text:p>
          </table:table-cell>
          <table:table-cell office:value-type="float" office:value="-1.64165653605469" table:style-name="ce9">
            <text:p>-1,641656536</text:p>
          </table:table-cell>
          <table:table-cell office:value-type="float" office:value="6.9991982728059399E-2" table:style-name="ce9">
            <text:p>0,069991983</text:p>
          </table:table-cell>
          <table:table-cell office:value-type="float" office:value="0.63408624873476405" table:style-name="ce9">
            <text:p>0,634086249</text:p>
          </table:table-cell>
          <table:table-cell office:value-type="float" office:value="-1.3667599609332599" table:style-name="ce9">
            <text:p>-1,366759961</text:p>
          </table:table-cell>
          <table:table-cell office:value-type="float" office:value="0.63352086950306497" table:style-name="ce9">
            <text:p>0,63352087</text:p>
          </table:table-cell>
          <table:table-cell office:value-type="float" office:value="6749.2688888888897" table:style-name="ce11">
            <text:p>6749,268889</text:p>
          </table:table-cell>
          <table:table-cell office:value-type="float" office:value="1.08938891357544" table:style-name="ce9">
            <text:p>1,089388914</text:p>
          </table:table-cell>
          <table:table-cell office:value-type="float" office:value="0.179725145538398" table:style-name="ce9">
            <text:p>0,179725146</text:p>
          </table:table-cell>
          <table:table-cell office:value-type="float" office:value="-4.1947679011183299" table:style-name="ce9">
            <text:p>-4,194767901</text:p>
          </table:table-cell>
          <table:table-cell office:value-type="float" office:value="4.6838886091707801" table:style-name="ce9">
            <text:p>4,683888609</text:p>
          </table:table-cell>
          <table:table-cell office:value-type="float" office:value="1.66282902969181" table:style-name="ce9">
            <text:p>1,66282903</text:p>
          </table:table-cell>
          <table:table-cell office:value-type="float" office:value="-1.4636101138898401" table:style-name="ce9">
            <text:p>-1,463610114</text:p>
          </table:table-cell>
          <table:table-cell office:value-type="float" office:value="1.1558590480715301" table:style-name="ce9">
            <text:p>1,155859048</text:p>
          </table:table-cell>
          <table:table-cell office:value-type="float" office:value="1.9562460728544599" table:style-name="ce9">
            <text:p>1,956246073</text:p>
          </table:table-cell>
          <table:table-cell office:value-type="float" office:value="-1.74710244469989" table:style-name="ce9">
            <text:p>-1,747102445</text:p>
          </table:table-cell>
          <table:table-cell office:value-type="float" office:value="2.0794363897938402" table:style-name="ce9">
            <text:p>2,07943639</text:p>
          </table:table-cell>
          <table:table-cell office:value-type="float" office:value="3.24612441764129" table:style-name="ce9">
            <text:p>3,246124418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6749.2688888888897" table:style-name="ce11">
            <text:p>6749,268889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B0942</text:p>
          </table:table-cell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68" table:style-name="ce9">
            <text:p>68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4.24" table:style-name="ce9">
            <text:p>34,24</text:p>
          </table:table-cell>
          <table:table-cell office:value-type="float" office:value="34.200000000000003" table:style-name="ce9">
            <text:p>34,2</text:p>
          </table:table-cell>
          <table:table-cell office:value-type="float" office:value="-3.9999999999999099E-2" table:style-name="ce9">
            <text:p>-0,04</text:p>
          </table:table-cell>
          <table:table-cell office:value-type="float" office:value="6" table:style-name="ce9">
            <text:p>6</text:p>
          </table:table-cell>
          <table:table-cell office:value-type="float" office:value="-3.5" table:style-name="ce9">
            <text:p>-3,5</text:p>
          </table:table-cell>
          <table:table-cell office:value-type="float" office:value="7" table:style-name="ce10">
            <text:p>7</text:p>
          </table:table-cell>
          <table:table-cell office:value-type="float" office:value="-6.8666666666666698" table:style-name="ce9">
            <text:p>-6,866666667</text:p>
          </table:table-cell>
          <table:table-cell office:value-type="float" office:value="-0.22315306435632901" table:style-name="ce9">
            <text:p>-0,223153064</text:p>
          </table:table-cell>
          <table:table-cell office:value-type="float" office:value="-0.609876490044718" table:style-name="ce9">
            <text:p>-0,60987649</text:p>
          </table:table-cell>
          <table:table-cell office:value-type="float" office:value="0.32008015493077702" table:style-name="ce9">
            <text:p>0,320080155</text:p>
          </table:table-cell>
          <table:table-cell office:value-type="float" office:value="0.15" table:style-name="ce9">
            <text:p>0,15</text:p>
          </table:table-cell>
          <table:table-cell office:value-type="float" office:value="0.83333333333333304" table:style-name="ce9">
            <text:p>0,833333333</text:p>
          </table:table-cell>
          <table:table-cell office:value-type="float" office:value="2" table:style-name="ce9">
            <text:p>2</text:p>
          </table:table-cell>
          <table:table-cell office:value-type="float" office:value="-1.23072869189361" table:style-name="ce9">
            <text:p>-1,230728692</text:p>
          </table:table-cell>
          <table:table-cell office:value-type="float" office:value="0.23408837201236499" table:style-name="ce9">
            <text:p>0,234088372</text:p>
          </table:table-cell>
          <table:table-cell office:value-type="float" office:value="0.17297657191186899" table:style-name="ce9">
            <text:p>0,172976572</text:p>
          </table:table-cell>
          <table:table-cell office:value-type="float" office:value="0.44151670983102198" table:style-name="ce9">
            <text:p>0,44151671</text:p>
          </table:table-cell>
          <table:table-cell office:value-type="float" office:value="-4.7349782153078097" table:style-name="ce9">
            <text:p>-4,734978215</text:p>
          </table:table-cell>
          <table:table-cell office:value-type="float" office:value="2.2932043214765701" table:style-name="ce9">
            <text:p>2,293204321</text:p>
          </table:table-cell>
          <table:table-cell office:value-type="float" office:value="0.68509234759216497" table:style-name="ce9">
            <text:p>0,685092348</text:p>
          </table:table-cell>
          <table:table-cell office:value-type="float" office:value="-7.4497810462187597E-3" table:style-name="ce9">
            <text:p>-0,007449781</text:p>
          </table:table-cell>
          <table:table-cell office:value-type="float" office:value="0.47925855899757602" table:style-name="ce9">
            <text:p>0,479258559</text:p>
          </table:table-cell>
          <table:table-cell office:value-type="float" office:value="0.78756363257446305" table:style-name="ce9">
            <text:p>0,787563633</text:p>
          </table:table-cell>
          <table:table-cell office:value-type="float" office:value="-0.51704864793924199" table:style-name="ce9">
            <text:p>-0,517048648</text:p>
          </table:table-cell>
          <table:table-cell office:value-type="float" office:value="1.5241238977543801" table:style-name="ce9">
            <text:p>1,524123898</text:p>
          </table:table-cell>
          <table:table-cell office:value-type="float" office:value="-0.124481677158118" table:style-name="ce9">
            <text:p>-0,124481677</text:p>
          </table:table-cell>
          <table:table-cell office:value-type="float" office:value="3767.93777777778" table:style-name="ce11">
            <text:p>3767,937778</text:p>
          </table:table-cell>
          <table:table-cell office:value-type="float" office:value="1.7080146199841799" table:style-name="ce9">
            <text:p>1,70801462</text:p>
          </table:table-cell>
          <table:table-cell office:value-type="float" office:value="0.12986590955736499" table:style-name="ce9">
            <text:p>0,12986591</text:p>
          </table:table-cell>
          <table:table-cell office:value-type="float" office:value="-0.86081815503431802" table:style-name="ce9">
            <text:p>-0,860818155</text:p>
          </table:table-cell>
          <table:table-cell office:value-type="float" office:value="-3.6983206319444899" table:style-name="ce9">
            <text:p>-3,698320632</text:p>
          </table:table-cell>
          <table:table-cell office:value-type="float" office:value="-1.0879049408430499" table:style-name="ce9">
            <text:p>-1,087904941</text:p>
          </table:table-cell>
          <table:table-cell office:value-type="float" office:value="-0.49734305541220902" table:style-name="ce9">
            <text:p>-0,497343055</text:p>
          </table:table-cell>
          <table:table-cell office:value-type="float" office:value="-0.16216044814443401" table:style-name="ce9">
            <text:p>-0,162160448</text:p>
          </table:table-cell>
          <table:table-cell office:value-type="float" office:value="3.3309356555705598" table:style-name="ce9">
            <text:p>3,330935656</text:p>
          </table:table-cell>
          <table:table-cell office:value-type="float" office:value="-3.7807024930134601" table:style-name="ce9">
            <text:p>-3,780702493</text:p>
          </table:table-cell>
          <table:table-cell office:value-type="float" office:value="1.8819596863353001" table:style-name="ce9">
            <text:p>1,881959686</text:p>
          </table:table-cell>
          <table:table-cell office:value-type="float" office:value="1.2729098049319001" table:style-name="ce9">
            <text:p>1,272909805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3767.93777777778" table:style-name="ce11">
            <text:p>3767,937778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B40DE</text:p>
          </table:table-cell>
          <table:table-cell office:value-type="float" office:value="11" table:style-name="ce9">
            <text:p>11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71" table:style-name="ce9">
            <text:p>71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5.89" table:style-name="ce9">
            <text:p>25,89</text:p>
          </table:table-cell>
          <table:table-cell office:value-type="float" office:value="24.27" table:style-name="ce9">
            <text:p>24,27</text:p>
          </table:table-cell>
          <table:table-cell office:value-type="float" office:value="-1.62" table:style-name="ce9">
            <text:p>-1,62</text:p>
          </table:table-cell>
          <table:table-cell office:value-type="float" office:value="10" table:style-name="ce9">
            <text:p>10</text:p>
          </table:table-cell>
          <table:table-cell office:value-type="float" office:value="-24.2" table:style-name="ce9">
            <text:p>-24,2</text:p>
          </table:table-cell>
          <table:table-cell office:value-type="float" office:value="8" table:style-name="ce10">
            <text:p>8</text:p>
          </table:table-cell>
          <table:table-cell office:value-type="float" office:value="-11.213454170350699" table:style-name="ce9">
            <text:p>-11,21345417</text:p>
          </table:table-cell>
          <table:table-cell office:value-type="float" office:value="0.96403122162449495" table:style-name="ce9">
            <text:p>0,964031222</text:p>
          </table:table-cell>
          <table:table-cell office:value-type="float" office:value="1.45744799577161" table:style-name="ce9">
            <text:p>1,457447996</text:p>
          </table:table-cell>
          <table:table-cell office:value-type="float" office:value="5.6527819039735999E-2" table:style-name="ce9">
            <text:p>0,056527819</text:p>
          </table:table-cell>
          <table:table-cell office:value-type="float" office:value="0.1" table:style-name="ce9">
            <text:p>0,1</text:p>
          </table:table-cell>
          <table:table-cell office:value-type="float" office:value="1.3333333333333299" table:style-name="ce9">
            <text:p>1,333333333</text:p>
          </table:table-cell>
          <table:table-cell office:value-type="float" office:value="0.85714285714285698" table:style-name="ce9">
            <text:p>0,857142857</text:p>
          </table:table-cell>
          <table:table-cell office:value-type="float" office:value="-1.2287662597164699" table:style-name="ce9">
            <text:p>-1,22876626</text:p>
          </table:table-cell>
          <table:table-cell office:value-type="float" office:value="0.16038427131813399" table:style-name="ce9">
            <text:p>0,160384271</text:p>
          </table:table-cell>
          <table:table-cell office:value-type="float" office:value="2.6156790666621799" table:style-name="ce9">
            <text:p>2,615679067</text:p>
          </table:table-cell>
          <table:table-cell office:value-type="float" office:value="0.59257269190724904" table:style-name="ce9">
            <text:p>0,592572692</text:p>
          </table:table-cell>
          <table:table-cell office:value-type="float" office:value="1.2149824997866701" table:style-name="ce9">
            <text:p>1,2149825</text:p>
          </table:table-cell>
          <table:table-cell office:value-type="float" office:value="5.6538590812805598" table:style-name="ce9">
            <text:p>5,653859081</text:p>
          </table:table-cell>
          <table:table-cell office:value-type="float" office:value="-1.0342338472341901" table:style-name="ce9">
            <text:p>-1,034233847</text:p>
          </table:table-cell>
          <table:table-cell office:value-type="float" office:value="-4.14547150639096" table:style-name="ce9">
            <text:p>-4,145471506</text:p>
          </table:table-cell>
          <table:table-cell office:value-type="float" office:value="-1.7229798996210399" table:style-name="ce9">
            <text:p>-1,7229799</text:p>
          </table:table-cell>
          <table:table-cell office:value-type="float" office:value="-0.27578380008776399" table:style-name="ce9">
            <text:p>-0,2757838</text:p>
          </table:table-cell>
          <table:table-cell office:value-type="float" office:value="5.0304084547680903" table:style-name="ce9">
            <text:p>5,030408455</text:p>
          </table:table-cell>
          <table:table-cell office:value-type="float" office:value="2.9353376519912699" table:style-name="ce9">
            <text:p>2,935337652</text:p>
          </table:table-cell>
          <table:table-cell office:value-type="float" office:value="0.31137071796271798" table:style-name="ce9">
            <text:p>0,311370718</text:p>
          </table:table-cell>
          <table:table-cell office:value-type="float" office:value="7582.6205128205102" table:style-name="ce11">
            <text:p>7582,620513</text:p>
          </table:table-cell>
          <table:table-cell office:value-type="float" office:value="1.19600554344292" table:style-name="ce9">
            <text:p>1,196005543</text:p>
          </table:table-cell>
          <table:table-cell office:value-type="float" office:value="1.6193914423739599E-2" table:style-name="ce9">
            <text:p>0,016193914</text:p>
          </table:table-cell>
          <table:table-cell office:value-type="float" office:value="1.16892301517208" table:style-name="ce9">
            <text:p>1,168923015</text:p>
          </table:table-cell>
          <table:table-cell office:value-type="float" office:value="9.7127513217176293" table:style-name="ce9">
            <text:p>9,712751322</text:p>
          </table:table-cell>
          <table:table-cell office:value-type="float" office:value="-1.50090455265173" table:style-name="ce9">
            <text:p>-1,500904553</text:p>
          </table:table-cell>
          <table:table-cell office:value-type="float" office:value="5.4595203676644202" table:style-name="ce9">
            <text:p>5,459520368</text:p>
          </table:table-cell>
          <table:table-cell office:value-type="float" office:value="-1.1852090734329299" table:style-name="ce9">
            <text:p>-1,185209073</text:p>
          </table:table-cell>
          <table:table-cell office:value-type="float" office:value="1.3165049648760601" table:style-name="ce9">
            <text:p>1,316504965</text:p>
          </table:table-cell>
          <table:table-cell office:value-type="float" office:value="-2.1873775320701898" table:style-name="ce9">
            <text:p>-2,187377532</text:p>
          </table:table-cell>
          <table:table-cell office:value-type="float" office:value="-3.2952024453896098" table:style-name="ce9">
            <text:p>-3,295202445</text:p>
          </table:table-cell>
          <table:table-cell office:value-type="float" office:value="-0.69196880090672297" table:style-name="ce9">
            <text:p>-0,691968801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7582.6205128205102" table:style-name="ce11">
            <text:p>7582,620513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43">
            <text:p>0007CB2302</text:p>
          </table:table-cell>
          <table:table-cell office:value-type="float" office:value="7" table:style-name="ce44">
            <text:p>7</text:p>
          </table:table-cell>
          <table:table-cell office:value-type="float" office:value="9" table:style-name="ce44">
            <text:p>9</text:p>
          </table:table-cell>
          <table:table-cell office:value-type="float" office:value="1" table:style-name="ce44">
            <text:p>1</text:p>
          </table:table-cell>
          <table:table-cell office:value-type="float" office:value="10" table:style-name="ce44">
            <text:p>10</text:p>
          </table:table-cell>
          <table:table-cell office:value-type="float" office:value="71" table:style-name="ce44">
            <text:p>71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28.67" table:style-name="ce44">
            <text:p>28,67</text:p>
          </table:table-cell>
          <table:table-cell office:value-type="float" office:value="29.09" table:style-name="ce44">
            <text:p>29,09</text:p>
          </table:table-cell>
          <table:table-cell office:value-type="float" office:value="0.41999999999999799" table:style-name="ce44">
            <text:p>0,42</text:p>
          </table:table-cell>
          <table:table-cell office:value-type="float" office:value="9" table:style-name="ce44">
            <text:p>9</text:p>
          </table:table-cell>
          <table:table-cell office:value-type="float" office:value="-20.277272727272699" table:style-name="ce44">
            <text:p>-20,27727273</text:p>
          </table:table-cell>
          <table:table-cell office:value-type="float" office:value="10" table:style-name="ce42">
            <text:p>10</text:p>
          </table:table-cell>
          <table:table-cell office:value-type="float" office:value="-25.743884468022401" table:style-name="ce44">
            <text:p>-25,74388447</text:p>
          </table:table-cell>
          <table:table-cell office:value-type="float" office:value="-5.2314844241644698" table:style-name="ce44">
            <text:p>-5,231484424</text:p>
          </table:table-cell>
          <table:table-cell office:value-type="float" office:value="2.4499233821258999" table:style-name="ce44">
            <text:p>2,449923382</text:p>
          </table:table-cell>
          <table:table-cell office:value-type="float" office:value="-0.10367149221155" table:style-name="ce44">
            <text:p>-0,103671492</text:p>
          </table:table-cell>
          <table:table-cell office:value-type="float" office:value="0.95" table:style-name="ce44">
            <text:p>0,95</text:p>
          </table:table-cell>
          <table:table-cell office:value-type="float" office:value="0.5" table:style-name="ce44">
            <text:p>0,5</text:p>
          </table:table-cell>
          <table:table-cell table:style-name="ce44"/>
          <table:table-cell office:value-type="float" office:value="-1.1443793773039601" table:style-name="ce44">
            <text:p>-1,144379377</text:p>
          </table:table-cell>
          <table:table-cell office:value-type="float" office:value="2.4377921028362701" table:style-name="ce44">
            <text:p>2,437792103</text:p>
          </table:table-cell>
          <table:table-cell office:value-type="float" office:value="-0.89371166185522899" table:style-name="ce44">
            <text:p>-0,893711662</text:p>
          </table:table-cell>
          <table:table-cell office:value-type="float" office:value="0.45225876944371202" table:style-name="ce44">
            <text:p>0,452258769</text:p>
          </table:table-cell>
          <table:table-cell office:value-type="float" office:value="2.90181845245215" table:style-name="ce44">
            <text:p>2,901818452</text:p>
          </table:table-cell>
          <table:table-cell office:value-type="float" office:value="3.42455781127043" table:style-name="ce44">
            <text:p>3,424557811</text:p>
          </table:table-cell>
          <table:table-cell office:value-type="float" office:value="-0.68103368676100795" table:style-name="ce44">
            <text:p>-0,681033687</text:p>
          </table:table-cell>
          <table:table-cell office:value-type="float" office:value="-5.7261348024420498" table:style-name="ce44">
            <text:p>-5,726134802</text:p>
          </table:table-cell>
          <table:table-cell office:value-type="float" office:value="0.71002921390804197" table:style-name="ce44">
            <text:p>0,710029214</text:p>
          </table:table-cell>
          <table:table-cell office:value-type="float" office:value="-1.5964414709052701" table:style-name="ce44">
            <text:p>-1,596441471</text:p>
          </table:table-cell>
          <table:table-cell office:value-type="float" office:value="3.6688215374065698" table:style-name="ce44">
            <text:p>3,668821537</text:p>
          </table:table-cell>
          <table:table-cell office:value-type="float" office:value="2.8849869923784799" table:style-name="ce44">
            <text:p>2,884986992</text:p>
          </table:table-cell>
          <table:table-cell office:value-type="float" office:value="-0.37363724284975097" table:style-name="ce44">
            <text:p>-0,373637243</text:p>
          </table:table-cell>
          <table:table-cell table:number-columns-repeated="12" table:style-name="ce44"/>
          <table:table-cell office:value-type="boolean" office:boolean-value="false" table:formula="of:=FALSE()" table:style-name="ce44">
            <text:p>FALSE</text:p>
          </table:table-cell>
          <table:table-cell table:number-columns-repeated="4" table:style-name="ce44"/>
          <table:table-cell table:style-name="ce9"/>
          <table:table-cell table:number-columns-repeated="16333" table:style-name="ce44"/>
        </table:table-row>
        <table:table-row table:style-name="ro1">
          <table:table-cell office:value-type="string" table:style-name="ce2">
            <text:p>0007CE0327</text:p>
          </table:table-cell>
          <table:table-cell office:value-type="float" office:value="38" table:style-name="ce9">
            <text:p>38</text:p>
          </table:table-cell>
          <table:table-cell office:value-type="float" office:value="9" table:style-name="ce9">
            <text:p>9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90" table:style-name="ce9">
            <text:p>9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9.14" table:style-name="ce9">
            <text:p>29,14</text:p>
          </table:table-cell>
          <table:table-cell office:value-type="float" office:value="28.76" table:style-name="ce9">
            <text:p>28,76</text:p>
          </table:table-cell>
          <table:table-cell office:value-type="float" office:value="-0.37999999999999901" table:style-name="ce9">
            <text:p>-0,38</text:p>
          </table:table-cell>
          <table:table-cell office:value-type="float" office:value="1" table:style-name="ce9">
            <text:p>1</text:p>
          </table:table-cell>
          <table:table-cell office:value-type="float" office:value="17.469047619047601" table:style-name="ce9">
            <text:p>17,46904762</text:p>
          </table:table-cell>
          <table:table-cell office:value-type="float" office:value="4" table:style-name="ce10">
            <text:p>4</text:p>
          </table:table-cell>
          <table:table-cell office:value-type="float" office:value="1.8727824463118501" table:style-name="ce9">
            <text:p>1,872782446</text:p>
          </table:table-cell>
          <table:table-cell office:value-type="float" office:value="1.35420463653062" table:style-name="ce9">
            <text:p>1,354204637</text:p>
          </table:table-cell>
          <table:table-cell office:value-type="float" office:value="-0.32320058347360697" table:style-name="ce9">
            <text:p>-0,323200583</text:p>
          </table:table-cell>
          <table:table-cell office:value-type="float" office:value="-0.51306383053389604" table:style-name="ce9">
            <text:p>-0,513063831</text:p>
          </table:table-cell>
          <table:table-cell office:value-type="float" office:value="0.3" table:style-name="ce9">
            <text:p>0,3</text:p>
          </table:table-cell>
          <table:table-cell office:value-type="float" office:value="1" table:style-name="ce9">
            <text:p>1</text:p>
          </table:table-cell>
          <table:table-cell office:value-type="float" office:value="1.2" table:style-name="ce9">
            <text:p>1,2</text:p>
          </table:table-cell>
          <table:table-cell office:value-type="float" office:value="0.49138529230308697" table:style-name="ce9">
            <text:p>0,491385292</text:p>
          </table:table-cell>
          <table:table-cell office:value-type="float" office:value="7.9120143374120905E-2" table:style-name="ce9">
            <text:p>0,079120143</text:p>
          </table:table-cell>
          <table:table-cell office:value-type="float" office:value="6.2604350438000902E-2" table:style-name="ce9">
            <text:p>0,06260435</text:p>
          </table:table-cell>
          <table:table-cell office:value-type="float" office:value="-1.1595755984989" table:style-name="ce9">
            <text:p>-1,159575598</text:p>
          </table:table-cell>
          <table:table-cell office:value-type="float" office:value="-1.0748881227134699" table:style-name="ce9">
            <text:p>-1,074888123</text:p>
          </table:table-cell>
          <table:table-cell office:value-type="float" office:value="-1.58987869184865" table:style-name="ce9">
            <text:p>-1,589878692</text:p>
          </table:table-cell>
          <table:table-cell office:value-type="float" office:value="0.59841215718076801" table:style-name="ce9">
            <text:p>0,598412157</text:p>
          </table:table-cell>
          <table:table-cell office:value-type="float" office:value="0.208650570960318" table:style-name="ce9">
            <text:p>0,208650571</text:p>
          </table:table-cell>
          <table:table-cell office:value-type="float" office:value="0.42250808274797003" table:style-name="ce9">
            <text:p>0,422508083</text:p>
          </table:table-cell>
          <table:table-cell office:value-type="float" office:value="-2.9087738996236401" table:style-name="ce9">
            <text:p>-2,9087739</text:p>
          </table:table-cell>
          <table:table-cell office:value-type="float" office:value="-0.68041941546510698" table:style-name="ce9">
            <text:p>-0,680419415</text:p>
          </table:table-cell>
          <table:table-cell office:value-type="float" office:value="0.60713518967875002" table:style-name="ce9">
            <text:p>0,60713519</text:p>
          </table:table-cell>
          <table:table-cell office:value-type="float" office:value="0.40120303491222697" table:style-name="ce9">
            <text:p>0,401203035</text:p>
          </table:table-cell>
          <table:table-cell table:style-name="ce11"/>
          <table:table-cell table:number-columns-repeated="11" table:style-name="ce9"/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table:style-name="ce11"/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43">
            <text:p>0007CB486D</text:p>
          </table:table-cell>
          <table:table-cell office:value-type="float" office:value="15" table:style-name="ce44">
            <text:p>15</text:p>
          </table:table-cell>
          <table:table-cell office:value-type="float" office:value="9" table:style-name="ce44">
            <text:p>9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74" table:style-name="ce44">
            <text:p>74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0.16" table:style-name="ce44">
            <text:p>30,16</text:p>
          </table:table-cell>
          <table:table-cell office:value-type="float" office:value="30.41" table:style-name="ce44">
            <text:p>30,41</text:p>
          </table:table-cell>
          <table:table-cell office:value-type="float" office:value="0.25" table:style-name="ce44">
            <text:p>0,25</text:p>
          </table:table-cell>
          <table:table-cell office:value-type="float" office:value="8" table:style-name="ce44">
            <text:p>8</text:p>
          </table:table-cell>
          <table:table-cell office:value-type="float" office:value="-14.3571428571429" table:style-name="ce44">
            <text:p>-14,35714286</text:p>
          </table:table-cell>
          <table:table-cell office:value-type="float" office:value="2" table:style-name="ce42">
            <text:p>2</text:p>
          </table:table-cell>
          <table:table-cell office:value-type="float" office:value="16.3534798534799" table:style-name="ce44">
            <text:p>16,35347985</text:p>
          </table:table-cell>
          <table:table-cell office:value-type="float" office:value="1.6997706406130999" table:style-name="ce44">
            <text:p>1,699770641</text:p>
          </table:table-cell>
          <table:table-cell office:value-type="float" office:value="1.5074282193789399" table:style-name="ce44">
            <text:p>1,507428219</text:p>
          </table:table-cell>
          <table:table-cell office:value-type="float" office:value="-0.64633414081382901" table:style-name="ce44">
            <text:p>-0,646334141</text:p>
          </table:table-cell>
          <table:table-cell office:value-type="float" office:value="0.4" table:style-name="ce44">
            <text:p>0,4</text:p>
          </table:table-cell>
          <table:table-cell office:value-type="float" office:value="0.83333333333333304" table:style-name="ce44">
            <text:p>0,833333333</text:p>
          </table:table-cell>
          <table:table-cell office:value-type="float" office:value="1" table:style-name="ce44">
            <text:p>1</text:p>
          </table:table-cell>
          <table:table-cell office:value-type="float" office:value="0.92216520604212804" table:style-name="ce44">
            <text:p>0,922165206</text:p>
          </table:table-cell>
          <table:table-cell office:value-type="float" office:value="0.29035678593117797" table:style-name="ce44">
            <text:p>0,290356786</text:p>
          </table:table-cell>
          <table:table-cell office:value-type="float" office:value="2.2417301044718299E-2" table:style-name="ce44">
            <text:p>0,022417301</text:p>
          </table:table-cell>
          <table:table-cell office:value-type="float" office:value="0.291286162059394" table:style-name="ce44">
            <text:p>0,291286162</text:p>
          </table:table-cell>
          <table:table-cell office:value-type="float" office:value="11.6374838969761" table:style-name="ce44">
            <text:p>11,6374839</text:p>
          </table:table-cell>
          <table:table-cell office:value-type="float" office:value="0.85607659253930601" table:style-name="ce44">
            <text:p>0,856076593</text:p>
          </table:table-cell>
          <table:table-cell office:value-type="float" office:value="0.84804209023868904" table:style-name="ce44">
            <text:p>0,84804209</text:p>
          </table:table-cell>
          <table:table-cell office:value-type="float" office:value="-1.2774976057260099" table:style-name="ce44">
            <text:p>-1,277497606</text:p>
          </table:table-cell>
          <table:table-cell office:value-type="float" office:value="2.85465920793987" table:style-name="ce44">
            <text:p>2,854659208</text:p>
          </table:table-cell>
          <table:table-cell office:value-type="float" office:value="4.7562108422558902" table:style-name="ce44">
            <text:p>4,756210842</text:p>
          </table:table-cell>
          <table:table-cell office:value-type="float" office:value="2.7572862332774699" table:style-name="ce44">
            <text:p>2,757286233</text:p>
          </table:table-cell>
          <table:table-cell office:value-type="float" office:value="-2.30116931675785" table:style-name="ce44">
            <text:p>-2,301169317</text:p>
          </table:table-cell>
          <table:table-cell office:value-type="float" office:value="2.26489701410105" table:style-name="ce44">
            <text:p>2,264897014</text:p>
          </table:table-cell>
          <table:table-cell office:value-type="float" office:value="3717.9487179487201" table:style-name="ce44">
            <text:p>3717,948718</text:p>
          </table:table-cell>
          <table:table-cell office:value-type="float" office:value="1.2574432448522599" table:style-name="ce44">
            <text:p>1,257443245</text:p>
          </table:table-cell>
          <table:table-cell office:value-type="float" office:value="2.61993103448276E-2" table:style-name="ce44">
            <text:p>0,02619931</text:p>
          </table:table-cell>
          <table:table-cell office:value-type="float" office:value="4.4550779604008799" table:style-name="ce44">
            <text:p>4,45507796</text:p>
          </table:table-cell>
          <table:table-cell office:value-type="float" office:value="2.2902351831712702" table:style-name="ce44">
            <text:p>2,290235183</text:p>
          </table:table-cell>
          <table:table-cell office:value-type="float" office:value="-2.4150489266022102" table:style-name="ce44">
            <text:p>-2,415048927</text:p>
          </table:table-cell>
          <table:table-cell office:value-type="float" office:value="3.9628574036297102" table:style-name="ce44">
            <text:p>3,962857404</text:p>
          </table:table-cell>
          <table:table-cell office:value-type="float" office:value="-3.7675311076313602E-3" table:style-name="ce44">
            <text:p>-0,003767531</text:p>
          </table:table-cell>
          <table:table-cell office:value-type="float" office:value="0.24166429283556901" table:style-name="ce44">
            <text:p>0,241664293</text:p>
          </table:table-cell>
          <table:table-cell office:value-type="float" office:value="-4.3448512275453597" table:style-name="ce44">
            <text:p>-4,344851228</text:p>
          </table:table-cell>
          <table:table-cell office:value-type="float" office:value="-4.7633407421318399" table:style-name="ce44">
            <text:p>-4,763340742</text:p>
          </table:table-cell>
          <table:table-cell office:value-type="float" office:value="1.4460932884609301" table:style-name="ce44">
            <text:p>1,446093288</text:p>
          </table:table-cell>
          <table:table-cell office:value-type="boolean" office:boolean-value="false" table:formula="of:=FALSE()" table:style-name="ce44">
            <text:p>FALSE</text:p>
          </table:table-cell>
          <table:table-cell table:number-columns-repeated="3" table:style-name="ce44"/>
          <table:table-cell office:value-type="float" office:value="3717.9487179487201" table:style-name="ce44">
            <text:p>3717,948718</text:p>
          </table:table-cell>
          <table:table-cell table:style-name="ce9"/>
          <table:table-cell table:number-columns-repeated="16333" table:style-name="ce44"/>
        </table:table-row>
        <table:table-row table:style-name="ro1">
          <table:table-cell office:value-type="string" table:style-name="ce2">
            <text:p>0007CDEC0B</text:p>
          </table:table-cell>
          <table:table-cell office:value-type="float" office:value="36" table:style-name="ce9">
            <text:p>36</text:p>
          </table:table-cell>
          <table:table-cell office:value-type="float" office:value="9" table:style-name="ce9">
            <text:p>9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90" table:style-name="ce9">
            <text:p>9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1.29" table:style-name="ce9">
            <text:p>31,29</text:p>
          </table:table-cell>
          <table:table-cell office:value-type="float" office:value="30.51" table:style-name="ce9">
            <text:p>30,51</text:p>
          </table:table-cell>
          <table:table-cell office:value-type="float" office:value="-0.77999999999999703" table:style-name="ce9">
            <text:p>-0,78</text:p>
          </table:table-cell>
          <table:table-cell office:value-type="float" office:value="4" table:style-name="ce9">
            <text:p>4</text:p>
          </table:table-cell>
          <table:table-cell office:value-type="float" office:value="9.1909090909090896" table:style-name="ce9">
            <text:p>9,190909091</text:p>
          </table:table-cell>
          <table:table-cell office:value-type="float" office:value="1" table:style-name="ce10">
            <text:p>1</text:p>
          </table:table-cell>
          <table:table-cell office:value-type="float" office:value="17.860275019098498" table:style-name="ce9">
            <text:p>17,86027502</text:p>
          </table:table-cell>
          <table:table-cell office:value-type="float" office:value="1.7876432942891201" table:style-name="ce9">
            <text:p>1,787643294</text:p>
          </table:table-cell>
          <table:table-cell office:value-type="float" office:value="-0.434172787508256" table:style-name="ce9">
            <text:p>-0,434172788</text:p>
          </table:table-cell>
          <table:table-cell office:value-type="float" office:value="-1.7943932846073201" table:style-name="ce9">
            <text:p>-1,794393285</text:p>
          </table:table-cell>
          <table:table-cell office:value-type="float" office:value="0.4" table:style-name="ce9">
            <text:p>0,4</text:p>
          </table:table-cell>
          <table:table-cell office:value-type="float" office:value="0.88888888888888895" table:style-name="ce9">
            <text:p>0,888888889</text:p>
          </table:table-cell>
          <table:table-cell office:value-type="float" office:value="0.88888888888888895" table:style-name="ce9">
            <text:p>0,888888889</text:p>
          </table:table-cell>
          <table:table-cell office:value-type="float" office:value="4.1059598351190996" table:style-name="ce9">
            <text:p>4,105959835</text:p>
          </table:table-cell>
          <table:table-cell office:value-type="float" office:value="-1.0482934699756099" table:style-name="ce9">
            <text:p>-1,04829347</text:p>
          </table:table-cell>
          <table:table-cell office:value-type="float" office:value="1.8872310541845301" table:style-name="ce9">
            <text:p>1,887231054</text:p>
          </table:table-cell>
          <table:table-cell office:value-type="float" office:value="-1.58120333411971" table:style-name="ce9">
            <text:p>-1,581203334</text:p>
          </table:table-cell>
          <table:table-cell office:value-type="float" office:value="3.3816173268343501" table:style-name="ce9">
            <text:p>3,381617327</text:p>
          </table:table-cell>
          <table:table-cell office:value-type="float" office:value="-0.378462755888064" table:style-name="ce9">
            <text:p>-0,378462756</text:p>
          </table:table-cell>
          <table:table-cell office:value-type="float" office:value="0.23068650633690799" table:style-name="ce9">
            <text:p>0,230686506</text:p>
          </table:table-cell>
          <table:table-cell office:value-type="float" office:value="1.45693621955724" table:style-name="ce9">
            <text:p>1,45693622</text:p>
          </table:table-cell>
          <table:table-cell office:value-type="float" office:value="0.98593822885187499" table:style-name="ce9">
            <text:p>0,985938229</text:p>
          </table:table-cell>
          <table:table-cell office:value-type="float" office:value="-0.85113631223198705" table:style-name="ce9">
            <text:p>-0,851136312</text:p>
          </table:table-cell>
          <table:table-cell office:value-type="float" office:value="-0.49768052073523" table:style-name="ce9">
            <text:p>-0,497680521</text:p>
          </table:table-cell>
          <table:table-cell office:value-type="float" office:value="-2.1042139071206098" table:style-name="ce9">
            <text:p>-2,104213907</text:p>
          </table:table-cell>
          <table:table-cell office:value-type="float" office:value="-0.181866855316763" table:style-name="ce9">
            <text:p>-0,181866855</text:p>
          </table:table-cell>
          <table:table-cell office:value-type="float" office:value="2574.3435897435902" table:style-name="ce11">
            <text:p>2574,34359</text:p>
          </table:table-cell>
          <table:table-cell office:value-type="float" office:value="1.41072042142476" table:style-name="ce9">
            <text:p>1,410720421</text:p>
          </table:table-cell>
          <table:table-cell office:value-type="float" office:value="3.0999189238182699E-2" table:style-name="ce9">
            <text:p>0,030999189</text:p>
          </table:table-cell>
          <table:table-cell office:value-type="float" office:value="0.90986718527523502" table:style-name="ce9">
            <text:p>0,909867185</text:p>
          </table:table-cell>
          <table:table-cell office:value-type="float" office:value="1.5890559202016901" table:style-name="ce9">
            <text:p>1,58905592</text:p>
          </table:table-cell>
          <table:table-cell office:value-type="float" office:value="-3.8393760956823102" table:style-name="ce9">
            <text:p>-3,839376096</text:p>
          </table:table-cell>
          <table:table-cell office:value-type="float" office:value="6.1112990852137301" table:style-name="ce9">
            <text:p>6,111299085</text:p>
          </table:table-cell>
          <table:table-cell office:value-type="float" office:value="1.0415468582975" table:style-name="ce9">
            <text:p>1,041546858</text:p>
          </table:table-cell>
          <table:table-cell office:value-type="float" office:value="-0.665843605594722" table:style-name="ce9">
            <text:p>-0,665843606</text:p>
          </table:table-cell>
          <table:table-cell office:value-type="float" office:value="-2.4083091923509801" table:style-name="ce9">
            <text:p>-2,408309192</text:p>
          </table:table-cell>
          <table:table-cell office:value-type="float" office:value="-2.8594470021157998" table:style-name="ce9">
            <text:p>-2,859447002</text:p>
          </table:table-cell>
          <table:table-cell office:value-type="float" office:value="3.2534535185456801" table:style-name="ce9">
            <text:p>3,253453519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2574.3435897435902" table:style-name="ce11">
            <text:p>2574,34359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DEEE2</text:p>
          </table:table-cell>
          <table:table-cell office:value-type="float" office:value="37" table:style-name="ce9">
            <text:p>37</text:p>
          </table:table-cell>
          <table:table-cell office:value-type="float" office:value="9" table:style-name="ce9">
            <text:p>9</text:p>
          </table:table-cell>
          <table:table-cell office:value-type="float" office:value="4" table:style-name="ce9">
            <text:p>4</text:p>
          </table:table-cell>
          <table:table-cell office:value-type="float" office:value="8" table:style-name="ce9">
            <text:p>8</text:p>
          </table:table-cell>
          <table:table-cell office:value-type="float" office:value="90" table:style-name="ce9">
            <text:p>9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1.51" table:style-name="ce9">
            <text:p>31,51</text:p>
          </table:table-cell>
          <table:table-cell office:value-type="float" office:value="30.24" table:style-name="ce9">
            <text:p>30,24</text:p>
          </table:table-cell>
          <table:table-cell office:value-type="float" office:value="-1.27" table:style-name="ce9">
            <text:p>-1,27</text:p>
          </table:table-cell>
          <table:table-cell office:value-type="float" office:value="3" table:style-name="ce9">
            <text:p>3</text:p>
          </table:table-cell>
          <table:table-cell office:value-type="float" office:value="11.7" table:style-name="ce9">
            <text:p>11,7</text:p>
          </table:table-cell>
          <table:table-cell office:value-type="float" office:value="6" table:style-name="ce10">
            <text:p>6</text:p>
          </table:table-cell>
          <table:table-cell office:value-type="float" office:value="0.71969696969696895" table:style-name="ce9">
            <text:p>0,71969697</text:p>
          </table:table-cell>
          <table:table-cell office:value-type="float" office:value="2.1022339076205201" table:style-name="ce9">
            <text:p>2,102233908</text:p>
          </table:table-cell>
          <table:table-cell office:value-type="float" office:value="1.1287996329182901" table:style-name="ce9">
            <text:p>1,128799633</text:p>
          </table:table-cell>
          <table:table-cell office:value-type="float" office:value="-0.45458333809658402" table:style-name="ce9">
            <text:p>-0,454583338</text:p>
          </table:table-cell>
          <table:table-cell office:value-type="float" office:value="0.4" table:style-name="ce9">
            <text:p>0,4</text:p>
          </table:table-cell>
          <table:table-cell office:value-type="float" office:value="0.875" table:style-name="ce9">
            <text:p>0,875</text:p>
          </table:table-cell>
          <table:table-cell office:value-type="float" office:value="1" table:style-name="ce9">
            <text:p>1</text:p>
          </table:table-cell>
          <table:table-cell office:value-type="float" office:value="4.1122458014305197E-2" table:style-name="ce9">
            <text:p>0,041122458</text:p>
          </table:table-cell>
          <table:table-cell office:value-type="float" office:value="-5.1897902229819097E-2" table:style-name="ce9">
            <text:p>-0,051897902</text:p>
          </table:table-cell>
          <table:table-cell office:value-type="float" office:value="1.7055893360257" table:style-name="ce9">
            <text:p>1,705589336</text:p>
          </table:table-cell>
          <table:table-cell office:value-type="float" office:value="0.177552010716967" table:style-name="ce9">
            <text:p>0,177552011</text:p>
          </table:table-cell>
          <table:table-cell office:value-type="float" office:value="-1.60773835717212" table:style-name="ce9">
            <text:p>-1,607738357</text:p>
          </table:table-cell>
          <table:table-cell office:value-type="float" office:value="-1.5574822208196399" table:style-name="ce9">
            <text:p>-1,557482221</text:p>
          </table:table-cell>
          <table:table-cell office:value-type="float" office:value="-1.7151024106741" table:style-name="ce9">
            <text:p>-1,715102411</text:p>
          </table:table-cell>
          <table:table-cell office:value-type="float" office:value="1.39766871659214" table:style-name="ce9">
            <text:p>1,397668717</text:p>
          </table:table-cell>
          <table:table-cell office:value-type="float" office:value="0.58360134994908497" table:style-name="ce9">
            <text:p>0,58360135</text:p>
          </table:table-cell>
          <table:table-cell office:value-type="float" office:value="1.75654792057097" table:style-name="ce9">
            <text:p>1,756547921</text:p>
          </table:table-cell>
          <table:table-cell office:value-type="float" office:value="-4.0446889375828396" table:style-name="ce9">
            <text:p>-4,044688938</text:p>
          </table:table-cell>
          <table:table-cell office:value-type="float" office:value="2.9652312278319801" table:style-name="ce9">
            <text:p>2,965231228</text:p>
          </table:table-cell>
          <table:table-cell office:value-type="float" office:value="-0.97769666303420499" table:style-name="ce9">
            <text:p>-0,977696663</text:p>
          </table:table-cell>
          <table:table-cell office:value-type="float" office:value="1832.3538461538501" table:style-name="ce11">
            <text:p>1832,353846</text:p>
          </table:table-cell>
          <table:table-cell office:value-type="float" office:value="1.7657275982648899" table:style-name="ce9">
            <text:p>1,765727598</text:p>
          </table:table-cell>
          <table:table-cell office:value-type="float" office:value="2.8311629429989198E-2" table:style-name="ce9">
            <text:p>0,028311629</text:p>
          </table:table-cell>
          <table:table-cell office:value-type="float" office:value="-0.55457338005557" table:style-name="ce9">
            <text:p>-0,55457338</text:p>
          </table:table-cell>
          <table:table-cell office:value-type="float" office:value="3.0897149840349201" table:style-name="ce9">
            <text:p>3,089714984</text:p>
          </table:table-cell>
          <table:table-cell office:value-type="float" office:value="-6.4801196700783397" table:style-name="ce9">
            <text:p>-6,48011967</text:p>
          </table:table-cell>
          <table:table-cell office:value-type="float" office:value="2.1504582326167401" table:style-name="ce9">
            <text:p>2,150458233</text:p>
          </table:table-cell>
          <table:table-cell office:value-type="float" office:value="-1.3917499629295" table:style-name="ce9">
            <text:p>-1,391749963</text:p>
          </table:table-cell>
          <table:table-cell office:value-type="float" office:value="-4.5614559108901602" table:style-name="ce9">
            <text:p>-4,561455911</text:p>
          </table:table-cell>
          <table:table-cell office:value-type="float" office:value="-2.6430724699453498" table:style-name="ce9">
            <text:p>-2,64307247</text:p>
          </table:table-cell>
          <table:table-cell office:value-type="float" office:value="-6.0281453415054003" table:style-name="ce9">
            <text:p>-6,028145342</text:p>
          </table:table-cell>
          <table:table-cell office:value-type="float" office:value="0.76093525531259398" table:style-name="ce9">
            <text:p>0,760935255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1832.3538461538501" table:style-name="ce11">
            <text:p>1832,353846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B3713</text:p>
          </table:table-cell>
          <table:table-cell office:value-type="float" office:value="10" table:style-name="ce9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71" table:style-name="ce9">
            <text:p>71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2.15" table:style-name="ce9">
            <text:p>32,15</text:p>
          </table:table-cell>
          <table:table-cell office:value-type="float" office:value="32.06" table:style-name="ce9">
            <text:p>32,06</text:p>
          </table:table-cell>
          <table:table-cell office:value-type="float" office:value="-8.9999999999996305E-2" table:style-name="ce9">
            <text:p>-0,09</text:p>
          </table:table-cell>
          <table:table-cell office:value-type="float" office:value="7" table:style-name="ce9">
            <text:p>7</text:p>
          </table:table-cell>
          <table:table-cell office:value-type="float" office:value="-6.9772727272727302" table:style-name="ce9">
            <text:p>-6,977272727</text:p>
          </table:table-cell>
          <table:table-cell office:value-type="float" office:value="5" table:style-name="ce10">
            <text:p>5</text:p>
          </table:table-cell>
          <table:table-cell office:value-type="float" office:value="1.7539408866995101" table:style-name="ce9">
            <text:p>1,753940887</text:p>
          </table:table-cell>
          <table:table-cell office:value-type="float" office:value="0.870516940469096" table:style-name="ce9">
            <text:p>0,87051694</text:p>
          </table:table-cell>
          <table:table-cell office:value-type="float" office:value="-0.43178088861263297" table:style-name="ce9">
            <text:p>-0,431780889</text:p>
          </table:table-cell>
          <table:table-cell office:value-type="float" office:value="-0.21402807064183799" table:style-name="ce9">
            <text:p>-0,214028071</text:p>
          </table:table-cell>
          <table:table-cell office:value-type="float" office:value="0.6" table:style-name="ce9">
            <text:p>0,6</text:p>
          </table:table-cell>
          <table:table-cell office:value-type="float" office:value="0.8" table:style-name="ce9">
            <text:p>0,8</text:p>
          </table:table-cell>
          <table:table-cell office:value-type="float" office:value="1.4" table:style-name="ce9">
            <text:p>1,4</text:p>
          </table:table-cell>
          <table:table-cell office:value-type="float" office:value="-9.8431646479019794E-2" table:style-name="ce9">
            <text:p>-0,098431646</text:p>
          </table:table-cell>
          <table:table-cell office:value-type="float" office:value="1.11601589572987" table:style-name="ce9">
            <text:p>1,116015896</text:p>
          </table:table-cell>
          <table:table-cell office:value-type="float" office:value="-1.54355029016829" table:style-name="ce9">
            <text:p>-1,54355029</text:p>
          </table:table-cell>
          <table:table-cell office:value-type="float" office:value="0.23639030679517001" table:style-name="ce9">
            <text:p>0,236390307</text:p>
          </table:table-cell>
          <table:table-cell office:value-type="float" office:value="7.2499274263547804" table:style-name="ce9">
            <text:p>7,249927426</text:p>
          </table:table-cell>
          <table:table-cell office:value-type="float" office:value="-0.93159011774786504" table:style-name="ce9">
            <text:p>-0,931590118</text:p>
          </table:table-cell>
          <table:table-cell office:value-type="float" office:value="1.4059111525902499" table:style-name="ce9">
            <text:p>1,405911153</text:p>
          </table:table-cell>
          <table:table-cell office:value-type="float" office:value="0.85158911282405103" table:style-name="ce9">
            <text:p>0,851589113</text:p>
          </table:table-cell>
          <table:table-cell office:value-type="float" office:value="-0.42655802238014801" table:style-name="ce9">
            <text:p>-0,426558022</text:p>
          </table:table-cell>
          <table:table-cell office:value-type="float" office:value="-1.18022864375148" table:style-name="ce9">
            <text:p>-1,180228644</text:p>
          </table:table-cell>
          <table:table-cell office:value-type="float" office:value="-5.6035341060622898E-2" table:style-name="ce9">
            <text:p>-0,056035341</text:p>
          </table:table-cell>
          <table:table-cell office:value-type="float" office:value="-0.107077698658241" table:style-name="ce9">
            <text:p>-0,107077699</text:p>
          </table:table-cell>
          <table:table-cell office:value-type="float" office:value="-1.1536045388779399" table:style-name="ce9">
            <text:p>-1,153604539</text:p>
          </table:table-cell>
          <table:table-cell table:style-name="ce11"/>
          <table:table-cell table:number-columns-repeated="11" table:style-name="ce9"/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table:style-name="ce11"/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B2224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4" table:style-name="ce9">
            <text:p>4</text:p>
          </table:table-cell>
          <table:table-cell office:value-type="float" office:value="9" table:style-name="ce9">
            <text:p>9</text:p>
          </table:table-cell>
          <table:table-cell office:value-type="float" office:value="73" table:style-name="ce9">
            <text:p>73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6.15" table:style-name="ce9">
            <text:p>36,15</text:p>
          </table:table-cell>
          <table:table-cell office:value-type="float" office:value="35.18" table:style-name="ce9">
            <text:p>35,18</text:p>
          </table:table-cell>
          <table:table-cell office:value-type="float" office:value="-0.96999999999999897" table:style-name="ce9">
            <text:p>-0,97</text:p>
          </table:table-cell>
          <table:table-cell office:value-type="float" office:value="2" table:style-name="ce9">
            <text:p>2</text:p>
          </table:table-cell>
          <table:table-cell office:value-type="float" office:value="15.3055555555556" table:style-name="ce9">
            <text:p>15,30555556</text:p>
          </table:table-cell>
          <table:table-cell office:value-type="float" office:value="9" table:style-name="ce10">
            <text:p>9</text:p>
          </table:table-cell>
          <table:table-cell office:value-type="float" office:value="-15.048850574712599" table:style-name="ce9">
            <text:p>-15,04885057</text:p>
          </table:table-cell>
          <table:table-cell office:value-type="float" office:value="-2.36242620819643" table:style-name="ce9">
            <text:p>-2,362426208</text:p>
          </table:table-cell>
          <table:table-cell office:value-type="float" office:value="-0.284303779736925" table:style-name="ce9">
            <text:p>-0,28430378</text:p>
          </table:table-cell>
          <table:table-cell office:value-type="float" office:value="-0.48042924261957298" table:style-name="ce9">
            <text:p>-0,480429243</text:p>
          </table:table-cell>
          <table:table-cell office:value-type="float" office:value="0.4" table:style-name="ce9">
            <text:p>0,4</text:p>
          </table:table-cell>
          <table:table-cell office:value-type="float" office:value="1.125" table:style-name="ce9">
            <text:p>1,125</text:p>
          </table:table-cell>
          <table:table-cell office:value-type="float" office:value="1.125" table:style-name="ce9">
            <text:p>1,125</text:p>
          </table:table-cell>
          <table:table-cell office:value-type="float" office:value="0.66429874590348004" table:style-name="ce9">
            <text:p>0,664298746</text:p>
          </table:table-cell>
          <table:table-cell office:value-type="float" office:value="-0.63386563295070597" table:style-name="ce9">
            <text:p>-0,633865633</text:p>
          </table:table-cell>
          <table:table-cell office:value-type="float" office:value="-1.47285154204123" table:style-name="ce9">
            <text:p>-1,472851542</text:p>
          </table:table-cell>
          <table:table-cell office:value-type="float" office:value="-0.960113975723632" table:style-name="ce9">
            <text:p>-0,960113976</text:p>
          </table:table-cell>
          <table:table-cell office:value-type="float" office:value="0.41057030949579099" table:style-name="ce9">
            <text:p>0,410570309</text:p>
          </table:table-cell>
          <table:table-cell office:value-type="float" office:value="-1.0178391478814699" table:style-name="ce9">
            <text:p>-1,017839148</text:p>
          </table:table-cell>
          <table:table-cell office:value-type="float" office:value="2.75015275976468" table:style-name="ce9">
            <text:p>2,75015276</text:p>
          </table:table-cell>
          <table:table-cell office:value-type="float" office:value="-0.32561577669708403" table:style-name="ce9">
            <text:p>-0,325615777</text:p>
          </table:table-cell>
          <table:table-cell office:value-type="float" office:value="3.6794884121745599" table:style-name="ce9">
            <text:p>3,679488412</text:p>
          </table:table-cell>
          <table:table-cell office:value-type="float" office:value="-2.1741630195579398" table:style-name="ce9">
            <text:p>-2,17416302</text:p>
          </table:table-cell>
          <table:table-cell office:value-type="float" office:value="-2.61277894402359" table:style-name="ce9">
            <text:p>-2,612778944</text:p>
          </table:table-cell>
          <table:table-cell office:value-type="float" office:value="-4.3193175760668397E-2" table:style-name="ce9">
            <text:p>-0,043193176</text:p>
          </table:table-cell>
          <table:table-cell office:value-type="float" office:value="0.23969354347864899" table:style-name="ce9">
            <text:p>0,239693543</text:p>
          </table:table-cell>
          <table:table-cell table:style-name="ce11"/>
          <table:table-cell table:number-columns-repeated="11" table:style-name="ce9"/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table:style-name="ce11"/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B47A6</text:p>
          </table:table-cell>
          <table:table-cell office:value-type="float" office:value="13" table:style-name="ce9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72" table:style-name="ce9">
            <text:p>72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6.479999999999997" table:style-name="ce9">
            <text:p>36,48</text:p>
          </table:table-cell>
          <table:table-cell office:value-type="float" office:value="36.409999999999997" table:style-name="ce9">
            <text:p>36,41</text:p>
          </table:table-cell>
          <table:table-cell office:value-type="float" office:value="-7.0000000000000298E-2" table:style-name="ce9">
            <text:p>-0,07</text:p>
          </table:table-cell>
          <table:table-cell office:value-type="float" office:value="5" table:style-name="ce9">
            <text:p>5</text:p>
          </table:table-cell>
          <table:table-cell office:value-type="float" office:value="8.5" table:style-name="ce9">
            <text:p>8,5</text:p>
          </table:table-cell>
          <table:table-cell office:value-type="float" office:value="7" table:style-name="ce10">
            <text:p>7</text:p>
          </table:table-cell>
          <table:table-cell office:value-type="float" office:value="0.308292282430216" table:style-name="ce9">
            <text:p>0,308292282</text:p>
          </table:table-cell>
          <table:table-cell office:value-type="float" office:value="1.16019355672465" table:style-name="ce9">
            <text:p>1,160193557</text:p>
          </table:table-cell>
          <table:table-cell office:value-type="float" office:value="-1.0329832142027799" table:style-name="ce9">
            <text:p>-1,032983214</text:p>
          </table:table-cell>
          <table:table-cell office:value-type="float" office:value="-0.56275845482738596" table:style-name="ce9">
            <text:p>-0,562758455</text:p>
          </table:table-cell>
          <table:table-cell office:value-type="float" office:value="0.5" table:style-name="ce9">
            <text:p>0,5</text:p>
          </table:table-cell>
          <table:table-cell office:value-type="float" office:value="0.2" table:style-name="ce9">
            <text:p>0,2</text:p>
          </table:table-cell>
          <table:table-cell office:value-type="float" office:value="1.2222222222222201" table:style-name="ce9">
            <text:p>1,222222222</text:p>
          </table:table-cell>
          <table:table-cell office:value-type="float" office:value="0.319939907862761" table:style-name="ce9">
            <text:p>0,319939908</text:p>
          </table:table-cell>
          <table:table-cell office:value-type="float" office:value="0.63836354783089699" table:style-name="ce9">
            <text:p>0,638363548</text:p>
          </table:table-cell>
          <table:table-cell office:value-type="float" office:value="-0.43436342188157101" table:style-name="ce9">
            <text:p>-0,434363422</text:p>
          </table:table-cell>
          <table:table-cell office:value-type="float" office:value="0.30198696891978399" table:style-name="ce9">
            <text:p>0,301986969</text:p>
          </table:table-cell>
          <table:table-cell office:value-type="float" office:value="3.0886314076524299" table:style-name="ce9">
            <text:p>3,088631408</text:p>
          </table:table-cell>
          <table:table-cell office:value-type="float" office:value="0.79930506450177397" table:style-name="ce9">
            <text:p>0,799305065</text:p>
          </table:table-cell>
          <table:table-cell office:value-type="float" office:value="-2.8302433719760098" table:style-name="ce9">
            <text:p>-2,830243372</text:p>
          </table:table-cell>
          <table:table-cell office:value-type="float" office:value="-0.45813309198806301" table:style-name="ce9">
            <text:p>-0,458133092</text:p>
          </table:table-cell>
          <table:table-cell office:value-type="float" office:value="0.15221017881975801" table:style-name="ce9">
            <text:p>0,152210179</text:p>
          </table:table-cell>
          <table:table-cell office:value-type="float" office:value="-0.39305004030191798" table:style-name="ce9">
            <text:p>-0,39305004</text:p>
          </table:table-cell>
          <table:table-cell office:value-type="float" office:value="1.29840768247795" table:style-name="ce9">
            <text:p>1,298407682</text:p>
          </table:table-cell>
          <table:table-cell office:value-type="float" office:value="3.4523813024732699" table:style-name="ce9">
            <text:p>3,452381302</text:p>
          </table:table-cell>
          <table:table-cell office:value-type="float" office:value="1.3957687322087799" table:style-name="ce9">
            <text:p>1,395768732</text:p>
          </table:table-cell>
          <table:table-cell table:style-name="ce11"/>
          <table:table-cell table:number-columns-repeated="11" table:style-name="ce9"/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table:style-name="ce11"/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A3A3A</text:p>
          </table:table-cell>
          <table:table-cell office:value-type="float" office:value="4" table:style-name="ce9">
            <text:p>4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float" office:value="7" table:style-name="ce9">
            <text:p>7</text:p>
          </table:table-cell>
          <table:table-cell office:value-type="float" office:value="75" table:style-name="ce9">
            <text:p>75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5.77" table:style-name="ce9">
            <text:p>25,77</text:p>
          </table:table-cell>
          <table:table-cell office:value-type="float" office:value="21.19" table:style-name="ce9">
            <text:p>21,19</text:p>
          </table:table-cell>
          <table:table-cell office:value-type="float" office:value="-4.58" table:style-name="ce9">
            <text:p>-4,58</text:p>
          </table:table-cell>
          <table:table-cell office:value-type="float" office:value="10" table:style-name="ce9">
            <text:p>10</text:p>
          </table:table-cell>
          <table:table-cell office:value-type="float" office:value="-27" table:style-name="ce9">
            <text:p>-27</text:p>
          </table:table-cell>
          <table:table-cell office:value-type="float" office:value="10" table:style-name="ce10">
            <text:p>10</text:p>
          </table:table-cell>
          <table:table-cell office:value-type="float" office:value="-22.25" table:style-name="ce9">
            <text:p>-22,25</text:p>
          </table:table-cell>
          <table:table-cell office:value-type="float" office:value="-4.3783173199240899" table:style-name="ce9">
            <text:p>-4,37831732</text:p>
          </table:table-cell>
          <table:table-cell office:value-type="float" office:value="4.53494970439312" table:style-name="ce9">
            <text:p>4,534949704</text:p>
          </table:table-cell>
          <table:table-cell office:value-type="float" office:value="0.41096616084326398" table:style-name="ce9">
            <text:p>0,410966161</text:p>
          </table:table-cell>
          <table:table-cell office:value-type="float" office:value="0.7" table:style-name="ce9">
            <text:p>0,7</text:p>
          </table:table-cell>
          <table:table-cell office:value-type="float" office:value="0.42857142857142899" table:style-name="ce9">
            <text:p>0,428571429</text:p>
          </table:table-cell>
          <table:table-cell office:value-type="float" office:value="0.53846153846153799" table:style-name="ce9">
            <text:p>0,538461538</text:p>
          </table:table-cell>
          <table:table-cell office:value-type="float" office:value="-1.41831204742849" table:style-name="ce9">
            <text:p>-1,418312047</text:p>
          </table:table-cell>
          <table:table-cell office:value-type="float" office:value="0.89988689971565095" table:style-name="ce9">
            <text:p>0,8998869</text:p>
          </table:table-cell>
          <table:table-cell office:value-type="float" office:value="3.0683745133487799" table:style-name="ce9">
            <text:p>3,068374513</text:p>
          </table:table-cell>
          <table:table-cell office:value-type="float" office:value="3.4546436001668601" table:style-name="ce9">
            <text:p>3,4546436</text:p>
          </table:table-cell>
          <table:table-cell office:value-type="float" office:value="-1.4178044444307101" table:style-name="ce9">
            <text:p>-1,417804444</text:p>
          </table:table-cell>
          <table:table-cell office:value-type="float" office:value="8.2566199826386892" table:style-name="ce9">
            <text:p>8,256619983</text:p>
          </table:table-cell>
          <table:table-cell office:value-type="float" office:value="0.91565781171095495" table:style-name="ce9">
            <text:p>0,915657812</text:p>
          </table:table-cell>
          <table:table-cell office:value-type="float" office:value="-1.83402763833195" table:style-name="ce9">
            <text:p>-1,834027638</text:p>
          </table:table-cell>
          <table:table-cell office:value-type="float" office:value="2.2180735667480098" table:style-name="ce9">
            <text:p>2,218073567</text:p>
          </table:table-cell>
          <table:table-cell office:value-type="float" office:value="0.33583846098261799" table:style-name="ce9">
            <text:p>0,335838461</text:p>
          </table:table-cell>
          <table:table-cell office:value-type="float" office:value="2.9905452498159399" table:style-name="ce9">
            <text:p>2,99054525</text:p>
          </table:table-cell>
          <table:table-cell office:value-type="float" office:value="5.6534625075858901E-2" table:style-name="ce9">
            <text:p>0,056534625</text:p>
          </table:table-cell>
          <table:table-cell office:value-type="float" office:value="0.56200327702518005" table:style-name="ce9">
            <text:p>0,562003277</text:p>
          </table:table-cell>
          <table:table-cell office:value-type="float" office:value="6076.3844444444403" table:style-name="ce11">
            <text:p>6076,384444</text:p>
          </table:table-cell>
          <table:table-cell office:value-type="float" office:value="0.99305147953627504" table:style-name="ce9">
            <text:p>0,99305148</text:p>
          </table:table-cell>
          <table:table-cell office:value-type="float" office:value="0.106198020533409" table:style-name="ce9">
            <text:p>0,106198021</text:p>
          </table:table-cell>
          <table:table-cell office:value-type="float" office:value="-3.2347801906556" table:style-name="ce9">
            <text:p>-3,234780191</text:p>
          </table:table-cell>
          <table:table-cell office:value-type="float" office:value="1.9713233676272801" table:style-name="ce9">
            <text:p>1,971323368</text:p>
          </table:table-cell>
          <table:table-cell office:value-type="float" office:value="-6.2572443668702404E-2" table:style-name="ce9">
            <text:p>-0,062572444</text:p>
          </table:table-cell>
          <table:table-cell office:value-type="float" office:value="-4.4630983733465799" table:style-name="ce9">
            <text:p>-4,463098373</text:p>
          </table:table-cell>
          <table:table-cell office:value-type="float" office:value="-1.3028593262783399" table:style-name="ce9">
            <text:p>-1,302859326</text:p>
          </table:table-cell>
          <table:table-cell office:value-type="float" office:value="0.90548175948615495" table:style-name="ce9">
            <text:p>0,905481759</text:p>
          </table:table-cell>
          <table:table-cell office:value-type="float" office:value="-8.9066290368616505E-2" table:style-name="ce9">
            <text:p>-0,08906629</text:p>
          </table:table-cell>
          <table:table-cell office:value-type="float" office:value="-0.60329361292554995" table:style-name="ce9">
            <text:p>-0,603293613</text:p>
          </table:table-cell>
          <table:table-cell office:value-type="float" office:value="4.5339478260516798E-2" table:style-name="ce9">
            <text:p>0,045339478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6076.3844444444403" table:style-name="ce11">
            <text:p>6076,384444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33">
            <text:p>0007CB2302</text:p>
          </table:table-cell>
          <table:table-cell office:value-type="float" office:value="7" table:style-name="ce34">
            <text:p>7</text:p>
          </table:table-cell>
          <table:table-cell office:value-type="float" office:value="10" table:style-name="ce34">
            <text:p>10</text:p>
          </table:table-cell>
          <table:table-cell office:value-type="float" office:value="2" table:style-name="ce34">
            <text:p>2</text:p>
          </table:table-cell>
          <table:table-cell office:value-type="float" office:value="10" table:style-name="ce34">
            <text:p>10</text:p>
          </table:table-cell>
          <table:table-cell office:value-type="float" office:value="75" table:style-name="ce34">
            <text:p>75</text:p>
          </table:table-cell>
          <table:table-cell office:value-type="boolean" office:boolean-value="true" table:formula="of:=TRUE()" table:style-name="ce34">
            <text:p>TRUE</text:p>
          </table:table-cell>
          <table:table-cell office:value-type="float" office:value="28.45" table:style-name="ce34">
            <text:p>28,45</text:p>
          </table:table-cell>
          <table:table-cell office:value-type="float" office:value="28.22" table:style-name="ce34">
            <text:p>28,22</text:p>
          </table:table-cell>
          <table:table-cell office:value-type="float" office:value="-0.23" table:style-name="ce34">
            <text:p>-0,23</text:p>
          </table:table-cell>
          <table:table-cell office:value-type="float" office:value="8" table:style-name="ce34">
            <text:p>8</text:p>
          </table:table-cell>
          <table:table-cell office:value-type="float" office:value="-8.3000000000000007" table:style-name="ce34">
            <text:p>-8,3</text:p>
          </table:table-cell>
          <table:table-cell office:value-type="float" office:value="9" table:style-name="ce10">
            <text:p>9</text:p>
          </table:table-cell>
          <table:table-cell office:value-type="float" office:value="-13" table:style-name="ce34">
            <text:p>-13</text:p>
          </table:table-cell>
          <table:table-cell office:value-type="float" office:value="-3.3761204471070099" table:style-name="ce34">
            <text:p>-3,376120447</text:p>
          </table:table-cell>
          <table:table-cell office:value-type="float" office:value="-3.1239551900715101E-2" table:style-name="ce34">
            <text:p>-0,031239552</text:p>
          </table:table-cell>
          <table:table-cell office:value-type="float" office:value="-0.68838922100342104" table:style-name="ce34">
            <text:p>-0,688389221</text:p>
          </table:table-cell>
          <table:table-cell office:value-type="float" office:value="0.95" table:style-name="ce34">
            <text:p>0,95</text:p>
          </table:table-cell>
          <table:table-cell office:value-type="float" office:value="1.2" table:style-name="ce34">
            <text:p>1,2</text:p>
          </table:table-cell>
          <table:table-cell office:value-type="float" office:value="0.9375" table:style-name="ce34">
            <text:p>0,9375</text:p>
          </table:table-cell>
          <table:table-cell office:value-type="float" office:value="-4.01763088463774E-2" table:style-name="ce34">
            <text:p>-0,040176309</text:p>
          </table:table-cell>
          <table:table-cell office:value-type="float" office:value="3.4777457501045999" table:style-name="ce34">
            <text:p>3,47774575</text:p>
          </table:table-cell>
          <table:table-cell office:value-type="float" office:value="0.87821787854131494" table:style-name="ce34">
            <text:p>0,878217879</text:p>
          </table:table-cell>
          <table:table-cell office:value-type="float" office:value="0.168456736833447" table:style-name="ce34">
            <text:p>0,168456737</text:p>
          </table:table-cell>
          <table:table-cell office:value-type="float" office:value="0.30719898030918102" table:style-name="ce34">
            <text:p>0,30719898</text:p>
          </table:table-cell>
          <table:table-cell office:value-type="float" office:value="1.92705225170517" table:style-name="ce34">
            <text:p>1,927052252</text:p>
          </table:table-cell>
          <table:table-cell office:value-type="float" office:value="-0.90143751979254805" table:style-name="ce34">
            <text:p>-0,90143752</text:p>
          </table:table-cell>
          <table:table-cell office:value-type="float" office:value="-3.49158880428087" table:style-name="ce34">
            <text:p>-3,491588804</text:p>
          </table:table-cell>
          <table:table-cell office:value-type="float" office:value="1.48882723325654" table:style-name="ce34">
            <text:p>1,488827233</text:p>
          </table:table-cell>
          <table:table-cell office:value-type="float" office:value="-0.75857256120606897" table:style-name="ce34">
            <text:p>-0,758572561</text:p>
          </table:table-cell>
          <table:table-cell office:value-type="float" office:value="4.04186010908683" table:style-name="ce34">
            <text:p>4,041860109</text:p>
          </table:table-cell>
          <table:table-cell office:value-type="float" office:value="-1.3700561989825" table:style-name="ce34">
            <text:p>-1,370056199</text:p>
          </table:table-cell>
          <table:table-cell office:value-type="float" office:value="0.367080624707114" table:style-name="ce34">
            <text:p>0,367080625</text:p>
          </table:table-cell>
          <table:table-cell office:value-type="float" office:value="2337.9222222222202" table:style-name="ce34">
            <text:p>2337,922222</text:p>
          </table:table-cell>
          <table:table-cell office:value-type="float" office:value="1.0648348149345399" table:style-name="ce34">
            <text:p>1,064834815</text:p>
          </table:table-cell>
          <table:table-cell office:value-type="float" office:value="0.11677985675789999" table:style-name="ce34">
            <text:p>0,116779857</text:p>
          </table:table-cell>
          <table:table-cell office:value-type="float" office:value="-9.9202108193812393" table:style-name="ce34">
            <text:p>-9,920210819</text:p>
          </table:table-cell>
          <table:table-cell office:value-type="float" office:value="0.59542124121883699" table:style-name="ce34">
            <text:p>0,595421241</text:p>
          </table:table-cell>
          <table:table-cell office:value-type="float" office:value="-2.1095463893055699" table:style-name="ce34">
            <text:p>-2,109546389</text:p>
          </table:table-cell>
          <table:table-cell office:value-type="float" office:value="2.0677706875048001" table:style-name="ce34">
            <text:p>2,067770688</text:p>
          </table:table-cell>
          <table:table-cell office:value-type="float" office:value="-4.63713139385698" table:style-name="ce34">
            <text:p>-4,637131394</text:p>
          </table:table-cell>
          <table:table-cell office:value-type="float" office:value="1.5113674694555801" table:style-name="ce34">
            <text:p>1,511367469</text:p>
          </table:table-cell>
          <table:table-cell office:value-type="float" office:value="1.47295644562607" table:style-name="ce34">
            <text:p>1,472956446</text:p>
          </table:table-cell>
          <table:table-cell office:value-type="float" office:value="1.5133546941454099" table:style-name="ce34">
            <text:p>1,513354694</text:p>
          </table:table-cell>
          <table:table-cell office:value-type="float" office:value="0.859864875234713" table:style-name="ce34">
            <text:p>0,859864875</text:p>
          </table:table-cell>
          <table:table-cell office:value-type="boolean" office:boolean-value="false" table:formula="of:=FALSE()" table:style-name="ce34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2337.9222222222202" table:style-name="ce34">
            <text:p>2337,922222</text:p>
          </table:table-cell>
          <table:table-cell table:style-name="ce9"/>
          <table:table-cell table:number-columns-repeated="16333" table:style-name="ce34"/>
        </table:table-row>
        <table:table-row table:style-name="ro1">
          <table:table-cell office:value-type="string" table:style-name="ce2">
            <text:p>0007CE0327</text:p>
          </table:table-cell>
          <table:table-cell office:value-type="float" office:value="38" table:style-name="ce9">
            <text:p>38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94" table:style-name="ce9">
            <text:p>94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8.62" table:style-name="ce9">
            <text:p>28,62</text:p>
          </table:table-cell>
          <table:table-cell office:value-type="float" office:value="28.56" table:style-name="ce9">
            <text:p>28,56</text:p>
          </table:table-cell>
          <table:table-cell office:value-type="float" office:value="-6.0000000000002301E-2" table:style-name="ce9">
            <text:p>-0,06</text:p>
          </table:table-cell>
          <table:table-cell office:value-type="float" office:value="5" table:style-name="ce9">
            <text:p>5</text:p>
          </table:table-cell>
          <table:table-cell office:value-type="float" office:value="2.8666666666666698" table:style-name="ce9">
            <text:p>2,866666667</text:p>
          </table:table-cell>
          <table:table-cell office:value-type="float" office:value="4" table:style-name="ce10">
            <text:p>4</text:p>
          </table:table-cell>
          <table:table-cell office:value-type="float" office:value="4.0504201680672303" table:style-name="ce9">
            <text:p>4,050420168</text:p>
          </table:table-cell>
          <table:table-cell office:value-type="float" office:value="0.81006064313443904" table:style-name="ce9">
            <text:p>0,810060643</text:p>
          </table:table-cell>
          <table:table-cell office:value-type="float" office:value="-1.5519259675527" table:style-name="ce9">
            <text:p>-1,551925968</text:p>
          </table:table-cell>
          <table:table-cell office:value-type="float" office:value="-0.29176273383689999" table:style-name="ce9">
            <text:p>-0,291762734</text:p>
          </table:table-cell>
          <table:table-cell office:value-type="float" office:value="0.3" table:style-name="ce9">
            <text:p>0,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4.8923553349249999E-2" table:style-name="ce9">
            <text:p>0,048923553</text:p>
          </table:table-cell>
          <table:table-cell office:value-type="float" office:value="6.1613413479986903E-2" table:style-name="ce9">
            <text:p>0,061613413</text:p>
          </table:table-cell>
          <table:table-cell office:value-type="float" office:value="-0.65858319561218204" table:style-name="ce9">
            <text:p>-0,658583196</text:p>
          </table:table-cell>
          <table:table-cell office:value-type="float" office:value="9.3833403094887302E-2" table:style-name="ce9">
            <text:p>0,093833403</text:p>
          </table:table-cell>
          <table:table-cell office:value-type="float" office:value="-5.2205297599421696" table:style-name="ce9">
            <text:p>-5,22052976</text:p>
          </table:table-cell>
          <table:table-cell office:value-type="float" office:value="-3.4642700710439001" table:style-name="ce9">
            <text:p>-3,464270071</text:p>
          </table:table-cell>
          <table:table-cell office:value-type="float" office:value="-0.84913385501199801" table:style-name="ce9">
            <text:p>-0,849133855</text:p>
          </table:table-cell>
          <table:table-cell office:value-type="float" office:value="-0.46565018245496198" table:style-name="ce9">
            <text:p>-0,465650182</text:p>
          </table:table-cell>
          <table:table-cell office:value-type="float" office:value="0.54673232960058804" table:style-name="ce9">
            <text:p>0,54673233</text:p>
          </table:table-cell>
          <table:table-cell office:value-type="float" office:value="0.60799128940872504" table:style-name="ce9">
            <text:p>0,607991289</text:p>
          </table:table-cell>
          <table:table-cell office:value-type="float" office:value="-0.56677333713628597" table:style-name="ce9">
            <text:p>-0,566773337</text:p>
          </table:table-cell>
          <table:table-cell office:value-type="float" office:value="-2.81765992221762" table:style-name="ce9">
            <text:p>-2,817659922</text:p>
          </table:table-cell>
          <table:table-cell office:value-type="float" office:value="-0.69909293944933104" table:style-name="ce9">
            <text:p>-0,699092939</text:p>
          </table:table-cell>
          <table:table-cell office:value-type="float" office:value="3973.0688888888899" table:style-name="ce11">
            <text:p>3973,068889</text:p>
          </table:table-cell>
          <table:table-cell office:value-type="float" office:value="2.1319281749910499" table:style-name="ce9">
            <text:p>2,131928175</text:p>
          </table:table-cell>
          <table:table-cell office:value-type="float" office:value="0.120329037558987" table:style-name="ce9">
            <text:p>0,120329038</text:p>
          </table:table-cell>
          <table:table-cell office:value-type="float" office:value="-1.17231326130858" table:style-name="ce9">
            <text:p>-1,172313261</text:p>
          </table:table-cell>
          <table:table-cell office:value-type="float" office:value="-7.1128503435301195E-4" table:style-name="ce9">
            <text:p>-0,000711285</text:p>
          </table:table-cell>
          <table:table-cell office:value-type="float" office:value="-2.5595605693086299" table:style-name="ce9">
            <text:p>-2,559560569</text:p>
          </table:table-cell>
          <table:table-cell office:value-type="float" office:value="-0.95536053062285897" table:style-name="ce9">
            <text:p>-0,955360531</text:p>
          </table:table-cell>
          <table:table-cell office:value-type="float" office:value="-2.0080606267490002" table:style-name="ce9">
            <text:p>-2,008060627</text:p>
          </table:table-cell>
          <table:table-cell office:value-type="float" office:value="-4.0837741189672299" table:style-name="ce9">
            <text:p>-4,083774119</text:p>
          </table:table-cell>
          <table:table-cell office:value-type="float" office:value="-0.37111868249035801" table:style-name="ce9">
            <text:p>-0,371118682</text:p>
          </table:table-cell>
          <table:table-cell office:value-type="float" office:value="2.0823687418849302" table:style-name="ce9">
            <text:p>2,082368742</text:p>
          </table:table-cell>
          <table:table-cell office:value-type="float" office:value="0.26259528395814302" table:style-name="ce9">
            <text:p>0,262595284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3973.0688888888899" table:style-name="ce11">
            <text:p>3973,068889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2">
            <text:p>0007CB30A6</text:p>
          </table:table-cell>
          <table:table-cell office:value-type="float" office:value="8" table:style-name="ce23">
            <text:p>8</text:p>
          </table:table-cell>
          <table:table-cell office:value-type="float" office:value="10" table:style-name="ce23">
            <text:p>10</text:p>
          </table:table-cell>
          <table:table-cell office:value-type="float" office:value="2" table:style-name="ce23">
            <text:p>2</text:p>
          </table:table-cell>
          <table:table-cell office:value-type="float" office:value="8" table:style-name="ce23">
            <text:p>8</text:p>
          </table:table-cell>
          <table:table-cell office:value-type="float" office:value="79" table:style-name="ce23">
            <text:p>79</text:p>
          </table:table-cell>
          <table:table-cell office:value-type="boolean" office:boolean-value="true" table:formula="of:=TRUE()" table:style-name="ce23">
            <text:p>TRUE</text:p>
          </table:table-cell>
          <table:table-cell office:value-type="float" office:value="29.28" table:style-name="ce23">
            <text:p>29,28</text:p>
          </table:table-cell>
          <table:table-cell office:value-type="float" office:value="29.67" table:style-name="ce23">
            <text:p>29,67</text:p>
          </table:table-cell>
          <table:table-cell office:value-type="float" office:value="0.39000000000000101" table:style-name="ce23">
            <text:p>0,39</text:p>
          </table:table-cell>
          <table:table-cell office:value-type="float" office:value="3" table:style-name="ce23">
            <text:p>3</text:p>
          </table:table-cell>
          <table:table-cell office:value-type="float" office:value="7.68333333333333" table:style-name="ce23">
            <text:p>7,683333333</text:p>
          </table:table-cell>
          <table:table-cell office:value-type="float" office:value="8" table:style-name="ce24">
            <text:p>8</text:p>
          </table:table-cell>
          <table:table-cell office:value-type="float" office:value="-8.5765851795263597" table:style-name="ce23">
            <text:p>-8,57658518</text:p>
          </table:table-cell>
          <table:table-cell office:value-type="float" office:value="-6.3514093401674803" table:style-name="ce23">
            <text:p>-6,35140934</text:p>
          </table:table-cell>
          <table:table-cell office:value-type="float" office:value="0.13274772965515699" table:style-name="ce23">
            <text:p>0,13274773</text:p>
          </table:table-cell>
          <table:table-cell office:value-type="float" office:value="0.35809900883693702" table:style-name="ce23">
            <text:p>0,358099009</text:p>
          </table:table-cell>
          <table:table-cell office:value-type="float" office:value="0.5" table:style-name="ce23">
            <text:p>0,5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-1.06451606834872" table:style-name="ce23">
            <text:p>-1,064516068</text:p>
          </table:table-cell>
          <table:table-cell office:value-type="float" office:value="4.3208957919520202E-2" table:style-name="ce23">
            <text:p>0,043208958</text:p>
          </table:table-cell>
          <table:table-cell office:value-type="float" office:value="-0.72425003803349697" table:style-name="ce23">
            <text:p>-0,724250038</text:p>
          </table:table-cell>
          <table:table-cell office:value-type="float" office:value="0.50048260339572703" table:style-name="ce23">
            <text:p>0,500482603</text:p>
          </table:table-cell>
          <table:table-cell office:value-type="float" office:value="5.6137205521755197E-2" table:style-name="ce23">
            <text:p>0,056137206</text:p>
          </table:table-cell>
          <table:table-cell office:value-type="float" office:value="2.4927583206344801" table:style-name="ce23">
            <text:p>2,492758321</text:p>
          </table:table-cell>
          <table:table-cell office:value-type="float" office:value="-0.70822507994196304" table:style-name="ce23">
            <text:p>-0,70822508</text:p>
          </table:table-cell>
          <table:table-cell office:value-type="float" office:value="1.9737652550751701" table:style-name="ce23">
            <text:p>1,973765255</text:p>
          </table:table-cell>
          <table:table-cell office:value-type="float" office:value="2.25326555897934" table:style-name="ce23">
            <text:p>2,253265559</text:p>
          </table:table-cell>
          <table:table-cell office:value-type="float" office:value="0.28806623403162002" table:style-name="ce23">
            <text:p>0,288066234</text:p>
          </table:table-cell>
          <table:table-cell office:value-type="float" office:value="-0.99457291321019903" table:style-name="ce23">
            <text:p>-0,994572913</text:p>
          </table:table-cell>
          <table:table-cell office:value-type="float" office:value="-2.25654838885331" table:style-name="ce23">
            <text:p>-2,256548389</text:p>
          </table:table-cell>
          <table:table-cell office:value-type="float" office:value="0.22621789454840399" table:style-name="ce23">
            <text:p>0,226217895</text:p>
          </table:table-cell>
          <table:table-cell office:value-type="float" office:value="2131.1777777777802" table:style-name="ce23">
            <text:p>2131,177778</text:p>
          </table:table-cell>
          <table:table-cell office:value-type="float" office:value="1.22962676462285" table:style-name="ce23">
            <text:p>1,229626765</text:p>
          </table:table-cell>
          <table:table-cell office:value-type="float" office:value="9.0860557021156793E-2" table:style-name="ce23">
            <text:p>0,090860557</text:p>
          </table:table-cell>
          <table:table-cell office:value-type="float" office:value="-2.27815050382811" table:style-name="ce23">
            <text:p>-2,278150504</text:p>
          </table:table-cell>
          <table:table-cell office:value-type="float" office:value="0.27914255794688903" table:style-name="ce23">
            <text:p>0,279142558</text:p>
          </table:table-cell>
          <table:table-cell office:value-type="float" office:value="-2.07531304311857" table:style-name="ce23">
            <text:p>-2,075313043</text:p>
          </table:table-cell>
          <table:table-cell office:value-type="float" office:value="-2.7291167172370701" table:style-name="ce23">
            <text:p>-2,729116717</text:p>
          </table:table-cell>
          <table:table-cell office:value-type="float" office:value="-2.8380291403143798" table:style-name="ce23">
            <text:p>-2,83802914</text:p>
          </table:table-cell>
          <table:table-cell office:value-type="float" office:value="0.550443023023241" table:style-name="ce23">
            <text:p>0,550443023</text:p>
          </table:table-cell>
          <table:table-cell office:value-type="float" office:value="-0.59161007817924005" table:style-name="ce23">
            <text:p>-0,591610078</text:p>
          </table:table-cell>
          <table:table-cell office:value-type="float" office:value="-0.72951236260129704" table:style-name="ce23">
            <text:p>-0,729512363</text:p>
          </table:table-cell>
          <table:table-cell office:value-type="float" office:value="-3.4183944834869502" table:style-name="ce23">
            <text:p>-3,418394483</text:p>
          </table:table-cell>
          <table:table-cell office:value-type="boolean" office:boolean-value="false" table:formula="of:=FALSE()" table:style-name="ce23">
            <text:p>FALSE</text:p>
          </table:table-cell>
          <table:table-cell table:number-columns-repeated="3" table:style-name="ce23"/>
          <table:table-cell office:value-type="float" office:value="2131.1777777777802" table:style-name="ce23">
            <text:p>2131,177778</text:p>
          </table:table-cell>
          <table:table-cell table:style-name="ce9"/>
          <table:table-cell table:number-columns-repeated="16333" table:style-name="ce23"/>
        </table:table-row>
        <table:table-row table:style-name="ro1">
          <table:table-cell office:value-type="string" table:style-name="ce29">
            <text:p>0007CDEC0B</text:p>
          </table:table-cell>
          <table:table-cell office:value-type="float" office:value="36" table:style-name="ce19">
            <text:p>36</text:p>
          </table:table-cell>
          <table:table-cell office:value-type="float" office:value="10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94" table:style-name="ce19">
            <text:p>94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0.08" table:style-name="ce19">
            <text:p>30,08</text:p>
          </table:table-cell>
          <table:table-cell office:value-type="float" office:value="30.58" table:style-name="ce19">
            <text:p>30,58</text:p>
          </table:table-cell>
          <table:table-cell office:value-type="float" office:value="0.5" table:style-name="ce19">
            <text:p>0,5</text:p>
          </table:table-cell>
          <table:table-cell office:value-type="float" office:value="6" table:style-name="ce19">
            <text:p>6</text:p>
          </table:table-cell>
          <table:table-cell office:value-type="float" office:value="-5.0833333333333401" table:style-name="ce19">
            <text:p>-5,083333333</text:p>
          </table:table-cell>
          <table:table-cell office:value-type="float" office:value="2" table:style-name="ce10">
            <text:p>2</text:p>
          </table:table-cell>
          <table:table-cell office:value-type="float" office:value="15.3372803666921" table:style-name="ce19">
            <text:p>15,33728037</text:p>
          </table:table-cell>
          <table:table-cell office:value-type="float" office:value="0.97620321450648095" table:style-name="ce19">
            <text:p>0,976203215</text:p>
          </table:table-cell>
          <table:table-cell office:value-type="float" office:value="-1.6745037333483499" table:style-name="ce19">
            <text:p>-1,674503733</text:p>
          </table:table-cell>
          <table:table-cell office:value-type="float" office:value="-1.3871492333006701" table:style-name="ce19">
            <text:p>-1,387149233</text:p>
          </table:table-cell>
          <table:table-cell office:value-type="float" office:value="0.5" table:style-name="ce19">
            <text:p>0,5</text:p>
          </table:table-cell>
          <table:table-cell office:value-type="float" office:value="1" table:style-name="ce19">
            <text:p>1</text:p>
          </table:table-cell>
          <table:table-cell office:value-type="float" office:value="0.90909090909090895" table:style-name="ce19">
            <text:p>0,909090909</text:p>
          </table:table-cell>
          <table:table-cell office:value-type="float" office:value="3.1810316106376102" table:style-name="ce19">
            <text:p>3,181031611</text:p>
          </table:table-cell>
          <table:table-cell office:value-type="float" office:value="-1.1798564903705" table:style-name="ce19">
            <text:p>-1,17985649</text:p>
          </table:table-cell>
          <table:table-cell office:value-type="float" office:value="3.63952285421193" table:style-name="ce19">
            <text:p>3,639522854</text:p>
          </table:table-cell>
          <table:table-cell office:value-type="float" office:value="-1.75019707035284" table:style-name="ce19">
            <text:p>-1,75019707</text:p>
          </table:table-cell>
          <table:table-cell office:value-type="float" office:value="2.9022118930233501E-2" table:style-name="ce19">
            <text:p>0,029022119</text:p>
          </table:table-cell>
          <table:table-cell office:value-type="float" office:value="-2.3501424216177802" table:style-name="ce19">
            <text:p>-2,350142422</text:p>
          </table:table-cell>
          <table:table-cell office:value-type="float" office:value="0.21572133027416601" table:style-name="ce19">
            <text:p>0,21572133</text:p>
          </table:table-cell>
          <table:table-cell office:value-type="float" office:value="-0.55056277455783198" table:style-name="ce19">
            <text:p>-0,550562775</text:p>
          </table:table-cell>
          <table:table-cell office:value-type="float" office:value="1.82169104522458" table:style-name="ce19">
            <text:p>1,821691045</text:p>
          </table:table-cell>
          <table:table-cell office:value-type="float" office:value="-2.8804426790078201" table:style-name="ce19">
            <text:p>-2,880442679</text:p>
          </table:table-cell>
          <table:table-cell office:value-type="float" office:value="-0.28481813251064098" table:style-name="ce19">
            <text:p>-0,284818133</text:p>
          </table:table-cell>
          <table:table-cell office:value-type="float" office:value="-0.72606302705032599" table:style-name="ce19">
            <text:p>-0,726063027</text:p>
          </table:table-cell>
          <table:table-cell office:value-type="float" office:value="0.26367894399083303" table:style-name="ce19">
            <text:p>0,263678944</text:p>
          </table:table-cell>
          <table:table-cell office:value-type="float" office:value="5345.7111111111099" table:style-name="ce11">
            <text:p>5345,711111</text:p>
          </table:table-cell>
          <table:table-cell office:value-type="float" office:value="1.3320908867433501" table:style-name="ce19">
            <text:p>1,332090887</text:p>
          </table:table-cell>
          <table:table-cell office:value-type="float" office:value="0.16015247945393399" table:style-name="ce19">
            <text:p>0,160152479</text:p>
          </table:table-cell>
          <table:table-cell office:value-type="float" office:value="2.9063091689227001" table:style-name="ce19">
            <text:p>2,906309169</text:p>
          </table:table-cell>
          <table:table-cell office:value-type="float" office:value="-0.51799388686698" table:style-name="ce19">
            <text:p>-0,517993887</text:p>
          </table:table-cell>
          <table:table-cell office:value-type="float" office:value="2.5423710830825499" table:style-name="ce19">
            <text:p>2,542371083</text:p>
          </table:table-cell>
          <table:table-cell office:value-type="float" office:value="-1.58275216259151" table:style-name="ce19">
            <text:p>-1,582752163</text:p>
          </table:table-cell>
          <table:table-cell office:value-type="float" office:value="-8.2100409935952204E-2" table:style-name="ce19">
            <text:p>-0,08210041</text:p>
          </table:table-cell>
          <table:table-cell office:value-type="float" office:value="-2.8980579063940701" table:style-name="ce19">
            <text:p>-2,898057906</text:p>
          </table:table-cell>
          <table:table-cell office:value-type="float" office:value="-0.69600271413079895" table:style-name="ce19">
            <text:p>-0,696002714</text:p>
          </table:table-cell>
          <table:table-cell office:value-type="float" office:value="-0.157669163255092" table:style-name="ce19">
            <text:p>-0,157669163</text:p>
          </table:table-cell>
          <table:table-cell office:value-type="float" office:value="0.26095554216269801" table:style-name="ce19">
            <text:p>0,260955542</text:p>
          </table:table-cell>
          <table:table-cell office:value-type="boolean" office:boolean-value="true" table:formula="of:=TRUE()" table:style-name="ce19">
            <text:p>TRUE</text:p>
          </table:table-cell>
          <table:table-cell table:style-name="ce12"/>
          <table:table-cell table:style-name="ce13"/>
          <table:table-cell table:style-name="ce14"/>
          <table:table-cell office:value-type="float" office:value="5345.7111111111099" table:style-name="ce11">
            <text:p>5345,711111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">
            <text:p>0007CB3713</text:p>
          </table:table-cell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75" table:style-name="ce9">
            <text:p>75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1.29" table:style-name="ce9">
            <text:p>31,29</text:p>
          </table:table-cell>
          <table:table-cell office:value-type="float" office:value="31.94" table:style-name="ce9">
            <text:p>31,94</text:p>
          </table:table-cell>
          <table:table-cell office:value-type="float" office:value="0.65000000000000202" table:style-name="ce9">
            <text:p>0,65</text:p>
          </table:table-cell>
          <table:table-cell office:value-type="float" office:value="9" table:style-name="ce9">
            <text:p>9</text:p>
          </table:table-cell>
          <table:table-cell office:value-type="float" office:value="-20.4166666666667" table:style-name="ce9">
            <text:p>-20,41666667</text:p>
          </table:table-cell>
          <table:table-cell office:value-type="float" office:value="6" table:style-name="ce10">
            <text:p>6</text:p>
          </table:table-cell>
          <table:table-cell office:value-type="float" office:value="-3.93877005347594" table:style-name="ce9">
            <text:p>-3,938770053</text:p>
          </table:table-cell>
          <table:table-cell office:value-type="float" office:value="-3.9775709705183" table:style-name="ce9">
            <text:p>-3,977570971</text:p>
          </table:table-cell>
          <table:table-cell office:value-type="float" office:value="-0.62645564041048196" table:style-name="ce9">
            <text:p>-0,62645564</text:p>
          </table:table-cell>
          <table:table-cell office:value-type="float" office:value="-0.81932724875583296" table:style-name="ce9">
            <text:p>-0,819327249</text:p>
          </table:table-cell>
          <table:table-cell office:value-type="float" office:value="0.5" table:style-name="ce9">
            <text:p>0,5</text:p>
          </table:table-cell>
          <table:table-cell office:value-type="float" office:value="1.1000000000000001" table:style-name="ce9">
            <text:p>1,1</text:p>
          </table:table-cell>
          <table:table-cell office:value-type="float" office:value="1" table:style-name="ce9">
            <text:p>1</text:p>
          </table:table-cell>
          <table:table-cell office:value-type="float" office:value="1.0239072423872899" table:style-name="ce9">
            <text:p>1,023907242</text:p>
          </table:table-cell>
          <table:table-cell office:value-type="float" office:value="-7.0314496716956498E-2" table:style-name="ce9">
            <text:p>-0,070314497</text:p>
          </table:table-cell>
          <table:table-cell office:value-type="float" office:value="1.2890778509979199" table:style-name="ce9">
            <text:p>1,289077851</text:p>
          </table:table-cell>
          <table:table-cell office:value-type="float" office:value="-1.36385175280397" table:style-name="ce9">
            <text:p>-1,363851753</text:p>
          </table:table-cell>
          <table:table-cell office:value-type="float" office:value="4.1310230279728897" table:style-name="ce9">
            <text:p>4,131023028</text:p>
          </table:table-cell>
          <table:table-cell office:value-type="float" office:value="1.21738987844098" table:style-name="ce9">
            <text:p>1,217389878</text:p>
          </table:table-cell>
          <table:table-cell office:value-type="float" office:value="-1.4467196743422499" table:style-name="ce9">
            <text:p>-1,446719674</text:p>
          </table:table-cell>
          <table:table-cell office:value-type="float" office:value="-0.114401171276946" table:style-name="ce9">
            <text:p>-0,114401171</text:p>
          </table:table-cell>
          <table:table-cell office:value-type="float" office:value="1.91887539865309" table:style-name="ce9">
            <text:p>1,918875399</text:p>
          </table:table-cell>
          <table:table-cell office:value-type="float" office:value="-0.35644288833794802" table:style-name="ce9">
            <text:p>-0,356442888</text:p>
          </table:table-cell>
          <table:table-cell office:value-type="float" office:value="0.81551524458079805" table:style-name="ce9">
            <text:p>0,815515245</text:p>
          </table:table-cell>
          <table:table-cell office:value-type="float" office:value="-0.39947889588920099" table:style-name="ce9">
            <text:p>-0,399478896</text:p>
          </table:table-cell>
          <table:table-cell office:value-type="float" office:value="1.33653997258474" table:style-name="ce9">
            <text:p>1,336539973</text:p>
          </table:table-cell>
          <table:table-cell office:value-type="float" office:value="3618.3355555555599" table:style-name="ce11">
            <text:p>3618,335556</text:p>
          </table:table-cell>
          <table:table-cell office:value-type="float" office:value="1.51253285216824" table:style-name="ce9">
            <text:p>1,512532852</text:p>
          </table:table-cell>
          <table:table-cell office:value-type="float" office:value="0.11058675842975101" table:style-name="ce9">
            <text:p>0,110586758</text:p>
          </table:table-cell>
          <table:table-cell office:value-type="float" office:value="-0.97645418511183302" table:style-name="ce9">
            <text:p>-0,976454185</text:p>
          </table:table-cell>
          <table:table-cell office:value-type="float" office:value="-2.83234862462449" table:style-name="ce9">
            <text:p>-2,832348625</text:p>
          </table:table-cell>
          <table:table-cell office:value-type="float" office:value="0.17521564227647499" table:style-name="ce9">
            <text:p>0,175215642</text:p>
          </table:table-cell>
          <table:table-cell office:value-type="float" office:value="-3.8337787978198401" table:style-name="ce9">
            <text:p>-3,833778798</text:p>
          </table:table-cell>
          <table:table-cell office:value-type="float" office:value="-0.45055424773922598" table:style-name="ce9">
            <text:p>-0,450554248</text:p>
          </table:table-cell>
          <table:table-cell office:value-type="float" office:value="0.39552187574946301" table:style-name="ce9">
            <text:p>0,395521876</text:p>
          </table:table-cell>
          <table:table-cell office:value-type="float" office:value="1.0710658501111201" table:style-name="ce9">
            <text:p>1,07106585</text:p>
          </table:table-cell>
          <table:table-cell office:value-type="float" office:value="-1.3249264241333301" table:style-name="ce9">
            <text:p>-1,324926424</text:p>
          </table:table-cell>
          <table:table-cell office:value-type="float" office:value="-0.13094442449868601" table:style-name="ce9">
            <text:p>-0,130944424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3618.3355555555599" table:style-name="ce11">
            <text:p>3618,335556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45">
            <text:p>0007CDDBAF</text:p>
          </table:table-cell>
          <table:table-cell office:value-type="float" office:value="32" table:style-name="ce46">
            <text:p>32</text:p>
          </table:table-cell>
          <table:table-cell office:value-type="float" office:value="10" table:style-name="ce46">
            <text:p>10</text:p>
          </table:table-cell>
          <table:table-cell office:value-type="float" office:value="5" table:style-name="ce46">
            <text:p>5</text:p>
          </table:table-cell>
          <table:table-cell office:value-type="float" office:value="9" table:style-name="ce46">
            <text:p>9</text:p>
          </table:table-cell>
          <table:table-cell office:value-type="float" office:value="77" table:style-name="ce46">
            <text:p>77</text:p>
          </table:table-cell>
          <table:table-cell office:value-type="boolean" office:boolean-value="false" table:formula="of:=FALSE()" table:style-name="ce46">
            <text:p>FALSE</text:p>
          </table:table-cell>
          <table:table-cell office:value-type="float" office:value="31.39" table:style-name="ce46">
            <text:p>31,39</text:p>
          </table:table-cell>
          <table:table-cell office:value-type="float" office:value="32.25" table:style-name="ce46">
            <text:p>32,25</text:p>
          </table:table-cell>
          <table:table-cell office:value-type="float" office:value="0.85999999999999899" table:style-name="ce46">
            <text:p>0,86</text:p>
          </table:table-cell>
          <table:table-cell office:value-type="float" office:value="2" table:style-name="ce46">
            <text:p>2</text:p>
          </table:table-cell>
          <table:table-cell office:value-type="float" office:value="24.1666666666667" table:style-name="ce46">
            <text:p>24,16666667</text:p>
          </table:table-cell>
          <table:table-cell office:value-type="float" office:value="3" table:style-name="ce10">
            <text:p>3</text:p>
          </table:table-cell>
          <table:table-cell office:value-type="float" office:value="14.9604278074866" table:style-name="ce46">
            <text:p>14,96042781</text:p>
          </table:table-cell>
          <table:table-cell office:value-type="float" office:value="1.64732966249696" table:style-name="ce46">
            <text:p>1,647329662</text:p>
          </table:table-cell>
          <table:table-cell office:value-type="float" office:value="-2.5613295240497198" table:style-name="ce46">
            <text:p>-2,561329524</text:p>
          </table:table-cell>
          <table:table-cell office:value-type="float" office:value="-1.2735593968763299" table:style-name="ce46">
            <text:p>-1,273559397</text:p>
          </table:table-cell>
          <table:table-cell office:value-type="float" office:value="0.55000000000000004" table:style-name="ce46">
            <text:p>0,55</text:p>
          </table:table-cell>
          <table:table-cell office:value-type="float" office:value="0.78571428571428603" table:style-name="ce46">
            <text:p>0,785714286</text:p>
          </table:table-cell>
          <table:table-cell office:value-type="float" office:value="1" table:style-name="ce46">
            <text:p>1</text:p>
          </table:table-cell>
          <table:table-cell office:value-type="float" office:value="3.1762164536614002" table:style-name="ce46">
            <text:p>3,176216454</text:p>
          </table:table-cell>
          <table:table-cell office:value-type="float" office:value="0.298191560314649" table:style-name="ce46">
            <text:p>0,29819156</text:p>
          </table:table-cell>
          <table:table-cell office:value-type="float" office:value="1.3552609077214099" table:style-name="ce46">
            <text:p>1,355260908</text:p>
          </table:table-cell>
          <table:table-cell office:value-type="float" office:value="-1.46038237496246" table:style-name="ce46">
            <text:p>-1,460382375</text:p>
          </table:table-cell>
          <table:table-cell office:value-type="float" office:value="0.34090619146654699" table:style-name="ce46">
            <text:p>0,340906191</text:p>
          </table:table-cell>
          <table:table-cell office:value-type="float" office:value="-1.0765667928959499" table:style-name="ce46">
            <text:p>-1,076566793</text:p>
          </table:table-cell>
          <table:table-cell office:value-type="float" office:value="-1.4185106173611799" table:style-name="ce46">
            <text:p>-1,418510617</text:p>
          </table:table-cell>
          <table:table-cell office:value-type="float" office:value="0.334080270575912" table:style-name="ce46">
            <text:p>0,334080271</text:p>
          </table:table-cell>
          <table:table-cell office:value-type="float" office:value="0.53993568923910895" table:style-name="ce46">
            <text:p>0,539935689</text:p>
          </table:table-cell>
          <table:table-cell office:value-type="float" office:value="-0.41609308927276401" table:style-name="ce46">
            <text:p>-0,416093089</text:p>
          </table:table-cell>
          <table:table-cell office:value-type="float" office:value="0.69065522098952203" table:style-name="ce46">
            <text:p>0,690655221</text:p>
          </table:table-cell>
          <table:table-cell office:value-type="float" office:value="-0.34749709226540199" table:style-name="ce46">
            <text:p>-0,347497092</text:p>
          </table:table-cell>
          <table:table-cell office:value-type="float" office:value="-0.67145575107977795" table:style-name="ce46">
            <text:p>-0,671455751</text:p>
          </table:table-cell>
          <table:table-cell office:value-type="float" office:value="12595.48" table:style-name="ce46">
            <text:p>12595,48</text:p>
          </table:table-cell>
          <table:table-cell office:value-type="float" office:value="1.7044463223209501" table:style-name="ce46">
            <text:p>1,704446322</text:p>
          </table:table-cell>
          <table:table-cell office:value-type="float" office:value="0.103212686879209" table:style-name="ce46">
            <text:p>0,103212687</text:p>
          </table:table-cell>
          <table:table-cell office:value-type="float" office:value="1.64571863397984" table:style-name="ce46">
            <text:p>1,645718634</text:p>
          </table:table-cell>
          <table:table-cell office:value-type="float" office:value="-1.7996800929973099E-2" table:style-name="ce46">
            <text:p>-0,017996801</text:p>
          </table:table-cell>
          <table:table-cell office:value-type="float" office:value="3.7495224870630102" table:style-name="ce46">
            <text:p>3,749522487</text:p>
          </table:table-cell>
          <table:table-cell office:value-type="float" office:value="-2.7160187185843898" table:style-name="ce46">
            <text:p>-2,716018719</text:p>
          </table:table-cell>
          <table:table-cell office:value-type="float" office:value="1.42798546711594" table:style-name="ce46">
            <text:p>1,427985467</text:p>
          </table:table-cell>
          <table:table-cell office:value-type="float" office:value="-2.2006384432167301" table:style-name="ce46">
            <text:p>-2,200638443</text:p>
          </table:table-cell>
          <table:table-cell office:value-type="float" office:value="0.52484597547340095" table:style-name="ce46">
            <text:p>0,524845975</text:p>
          </table:table-cell>
          <table:table-cell office:value-type="float" office:value="-1.19458482997383" table:style-name="ce46">
            <text:p>-1,19458483</text:p>
          </table:table-cell>
          <table:table-cell office:value-type="float" office:value="0.89144268955263195" table:style-name="ce46">
            <text:p>0,89144269</text:p>
          </table:table-cell>
          <table:table-cell office:value-type="boolean" office:boolean-value="false" table:formula="of:=FALSE()" table:style-name="ce46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12595.48" table:style-name="ce46">
            <text:p>12595,48</text:p>
          </table:table-cell>
          <table:table-cell table:style-name="ce9"/>
          <table:table-cell table:number-columns-repeated="16333" table:style-name="ce46"/>
        </table:table-row>
        <table:table-row table:style-name="ro1">
          <table:table-cell office:value-type="string" table:style-name="ce29">
            <text:p>0007CDE223</text:p>
          </table:table-cell>
          <table:table-cell office:value-type="float" office:value="33" table:style-name="ce19">
            <text:p>33</text:p>
          </table:table-cell>
          <table:table-cell office:value-type="float" office:value="10" table:style-name="ce19">
            <text:p>1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94" table:style-name="ce19">
            <text:p>94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32.49" table:style-name="ce19">
            <text:p>32,49</text:p>
          </table:table-cell>
          <table:table-cell office:value-type="float" office:value="32.270000000000003" table:style-name="ce19">
            <text:p>32,27</text:p>
          </table:table-cell>
          <table:table-cell office:value-type="float" office:value="-0.219999999999999" table:style-name="ce19">
            <text:p>-0,22</text:p>
          </table:table-cell>
          <table:table-cell office:value-type="float" office:value="4" table:style-name="ce19">
            <text:p>4</text:p>
          </table:table-cell>
          <table:table-cell office:value-type="float" office:value="5.6666666666666696" table:style-name="ce19">
            <text:p>5,666666667</text:p>
          </table:table-cell>
          <table:table-cell office:value-type="float" office:value="1" table:style-name="ce10">
            <text:p>1</text:p>
          </table:table-cell>
          <table:table-cell office:value-type="float" office:value="20.029411764705898" table:style-name="ce19">
            <text:p>20,02941176</text:p>
          </table:table-cell>
          <table:table-cell office:value-type="float" office:value="2.4710633879948301" table:style-name="ce19">
            <text:p>2,471063388</text:p>
          </table:table-cell>
          <table:table-cell office:value-type="float" office:value="-1.7266395125589999" table:style-name="ce19">
            <text:p>-1,726639513</text:p>
          </table:table-cell>
          <table:table-cell office:value-type="float" office:value="-0.73505640784167903" table:style-name="ce19">
            <text:p>-0,735056408</text:p>
          </table:table-cell>
          <table:table-cell office:value-type="float" office:value="0.35" table:style-name="ce19">
            <text:p>0,35</text:p>
          </table:table-cell>
          <table:table-cell office:value-type="float" office:value="1.1428571428571399" table:style-name="ce19">
            <text:p>1,142857143</text:p>
          </table:table-cell>
          <table:table-cell office:value-type="float" office:value="1" table:style-name="ce19">
            <text:p>1</text:p>
          </table:table-cell>
          <table:table-cell office:value-type="float" office:value="0.68703104040070095" table:style-name="ce19">
            <text:p>0,68703104</text:p>
          </table:table-cell>
          <table:table-cell office:value-type="float" office:value="-8.2066635277754998E-2" table:style-name="ce19">
            <text:p>-0,082066635</text:p>
          </table:table-cell>
          <table:table-cell office:value-type="float" office:value="2.5879123423322898" table:style-name="ce19">
            <text:p>2,587912342</text:p>
          </table:table-cell>
          <table:table-cell office:value-type="float" office:value="0.17286529876213999" table:style-name="ce19">
            <text:p>0,172865299</text:p>
          </table:table-cell>
          <table:table-cell office:value-type="float" office:value="2.0059214794780602" table:style-name="ce19">
            <text:p>2,005921479</text:p>
          </table:table-cell>
          <table:table-cell office:value-type="float" office:value="2.1654728872033799" table:style-name="ce19">
            <text:p>2,165472887</text:p>
          </table:table-cell>
          <table:table-cell office:value-type="float" office:value="0.62201191156626401" table:style-name="ce19">
            <text:p>0,622011912</text:p>
          </table:table-cell>
          <table:table-cell office:value-type="float" office:value="2.3045762628430002" table:style-name="ce19">
            <text:p>2,304576263</text:p>
          </table:table-cell>
          <table:table-cell office:value-type="float" office:value="0.69408706001989995" table:style-name="ce19">
            <text:p>0,69408706</text:p>
          </table:table-cell>
          <table:table-cell office:value-type="float" office:value="-1.13587267943589" table:style-name="ce19">
            <text:p>-1,135872679</text:p>
          </table:table-cell>
          <table:table-cell office:value-type="float" office:value="-0.67546429840042699" table:style-name="ce19">
            <text:p>-0,675464298</text:p>
          </table:table-cell>
          <table:table-cell office:value-type="float" office:value="-0.62412943946086397" table:style-name="ce19">
            <text:p>-0,624129439</text:p>
          </table:table-cell>
          <table:table-cell office:value-type="float" office:value="0.168864421559866" table:style-name="ce19">
            <text:p>0,168864422</text:p>
          </table:table-cell>
          <table:table-cell office:value-type="float" office:value="7097.1044444444397" table:style-name="ce11">
            <text:p>7097,104444</text:p>
          </table:table-cell>
          <table:table-cell office:value-type="float" office:value="1.4480942258326099" table:style-name="ce19">
            <text:p>1,448094226</text:p>
          </table:table-cell>
          <table:table-cell office:value-type="float" office:value="0.15612032074426599" table:style-name="ce19">
            <text:p>0,156120321</text:p>
          </table:table-cell>
          <table:table-cell office:value-type="float" office:value="4.7802517113884804" table:style-name="ce19">
            <text:p>4,780251711</text:p>
          </table:table-cell>
          <table:table-cell office:value-type="float" office:value="0.39406524612563198" table:style-name="ce19">
            <text:p>0,394065246</text:p>
          </table:table-cell>
          <table:table-cell office:value-type="float" office:value="4.5569301159512001" table:style-name="ce19">
            <text:p>4,556930116</text:p>
          </table:table-cell>
          <table:table-cell office:value-type="float" office:value="0.49838112047219202" table:style-name="ce19">
            <text:p>0,49838112</text:p>
          </table:table-cell>
          <table:table-cell office:value-type="float" office:value="0.31152165853583902" table:style-name="ce19">
            <text:p>0,311521659</text:p>
          </table:table-cell>
          <table:table-cell office:value-type="float" office:value="-3.3778043077114899" table:style-name="ce19">
            <text:p>-3,377804308</text:p>
          </table:table-cell>
          <table:table-cell office:value-type="float" office:value="-0.89993330967721596" table:style-name="ce19">
            <text:p>-0,89993331</text:p>
          </table:table-cell>
          <table:table-cell office:value-type="float" office:value="1.74485701975906" table:style-name="ce19">
            <text:p>1,74485702</text:p>
          </table:table-cell>
          <table:table-cell office:value-type="float" office:value="-0.46992908504836101" table:style-name="ce19">
            <text:p>-0,469929085</text:p>
          </table:table-cell>
          <table:table-cell office:value-type="boolean" office:boolean-value="true" table:formula="of:=TRUE()" table:style-name="ce19">
            <text:p>TRUE</text:p>
          </table:table-cell>
          <table:table-cell table:style-name="ce12"/>
          <table:table-cell table:style-name="ce13"/>
          <table:table-cell table:style-name="ce14"/>
          <table:table-cell office:value-type="float" office:value="7097.1044444444397" table:style-name="ce11">
            <text:p>7097,104444</text:p>
          </table:table-cell>
          <table:table-cell table:style-name="ce9"/>
          <table:table-cell table:number-columns-repeated="16333" table:style-name="ce19"/>
        </table:table-row>
        <table:table-row table:style-name="ro1">
          <table:table-cell office:value-type="string" table:style-name="ce2">
            <text:p>0007CB0942</text:p>
          </table:table-cell>
          <table:table-cell office:value-type="float" office:value="5" table:style-name="ce9">
            <text:p>5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75" table:style-name="ce9">
            <text:p>75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5.770000000000003" table:style-name="ce9">
            <text:p>35,77</text:p>
          </table:table-cell>
          <table:table-cell office:value-type="float" office:value="35.94" table:style-name="ce9">
            <text:p>35,94</text:p>
          </table:table-cell>
          <table:table-cell office:value-type="float" office:value="0.16999999999999499" table:style-name="ce9">
            <text:p>0,17</text:p>
          </table:table-cell>
          <table:table-cell office:value-type="float" office:value="7" table:style-name="ce9">
            <text:p>7</text:p>
          </table:table-cell>
          <table:table-cell office:value-type="float" office:value="-6.9166666666666696" table:style-name="ce9">
            <text:p>-6,916666667</text:p>
          </table:table-cell>
          <table:table-cell office:value-type="float" office:value="7" table:style-name="ce10">
            <text:p>7</text:p>
          </table:table-cell>
          <table:table-cell office:value-type="float" office:value="-4.5" table:style-name="ce9">
            <text:p>-4,5</text:p>
          </table:table-cell>
          <table:table-cell office:value-type="float" office:value="-1.9592537363801601" table:style-name="ce9">
            <text:p>-1,959253736</text:p>
          </table:table-cell>
          <table:table-cell office:value-type="float" office:value="-1.5113541219020501" table:style-name="ce9">
            <text:p>-1,511354122</text:p>
          </table:table-cell>
          <table:table-cell office:value-type="float" office:value="-0.87106903387013601" table:style-name="ce9">
            <text:p>-0,871069034</text:p>
          </table:table-cell>
          <table:table-cell office:value-type="float" office:value="0.35" table:style-name="ce9">
            <text:p>0,35</text:p>
          </table:table-cell>
          <table:table-cell office:value-type="float" office:value="1.1428571428571399" table:style-name="ce9">
            <text:p>1,142857143</text:p>
          </table:table-cell>
          <table:table-cell office:value-type="float" office:value="1" table:style-name="ce9">
            <text:p>1</text:p>
          </table:table-cell>
          <table:table-cell office:value-type="float" office:value="2.2249474212757701" table:style-name="ce9">
            <text:p>2,224947421</text:p>
          </table:table-cell>
          <table:table-cell office:value-type="float" office:value="-1.2812432273560099" table:style-name="ce9">
            <text:p>-1,281243227</text:p>
          </table:table-cell>
          <table:table-cell office:value-type="float" office:value="8.6691994170402201E-2" table:style-name="ce9">
            <text:p>0,086691994</text:p>
          </table:table-cell>
          <table:table-cell office:value-type="float" office:value="-1.13894434612242" table:style-name="ce9">
            <text:p>-1,138944346</text:p>
          </table:table-cell>
          <table:table-cell office:value-type="float" office:value="-2.5180895345266099" table:style-name="ce9">
            <text:p>-2,518089535</text:p>
          </table:table-cell>
          <table:table-cell office:value-type="float" office:value="-1.7532771131047999" table:style-name="ce9">
            <text:p>-1,753277113</text:p>
          </table:table-cell>
          <table:table-cell office:value-type="float" office:value="-1.4852879027752099" table:style-name="ce9">
            <text:p>-1,485287903</text:p>
          </table:table-cell>
          <table:table-cell office:value-type="float" office:value="-2.8779457048289001" table:style-name="ce9">
            <text:p>-2,877945705</text:p>
          </table:table-cell>
          <table:table-cell office:value-type="float" office:value="-0.74200863616072799" table:style-name="ce9">
            <text:p>-0,742008636</text:p>
          </table:table-cell>
          <table:table-cell office:value-type="float" office:value="-1.5000260050330001" table:style-name="ce9">
            <text:p>-1,500026005</text:p>
          </table:table-cell>
          <table:table-cell office:value-type="float" office:value="3.9189102702124199" table:style-name="ce9">
            <text:p>3,91891027</text:p>
          </table:table-cell>
          <table:table-cell office:value-type="float" office:value="0.34681507791569099" table:style-name="ce9">
            <text:p>0,346815078</text:p>
          </table:table-cell>
          <table:table-cell office:value-type="float" office:value="1.8780374039412899" table:style-name="ce9">
            <text:p>1,878037404</text:p>
          </table:table-cell>
          <table:table-cell office:value-type="float" office:value="4696.4955555555498" table:style-name="ce11">
            <text:p>4696,495556</text:p>
          </table:table-cell>
          <table:table-cell office:value-type="float" office:value="1.27586422525849" table:style-name="ce9">
            <text:p>1,275864225</text:p>
          </table:table-cell>
          <table:table-cell office:value-type="float" office:value="0.108279317486372" table:style-name="ce9">
            <text:p>0,108279317</text:p>
          </table:table-cell>
          <table:table-cell office:value-type="float" office:value="1.3794584230236" table:style-name="ce9">
            <text:p>1,379458423</text:p>
          </table:table-cell>
          <table:table-cell office:value-type="float" office:value="-2.3409092914783698" table:style-name="ce9">
            <text:p>-2,340909291</text:p>
          </table:table-cell>
          <table:table-cell office:value-type="float" office:value="0.59416392209902402" table:style-name="ce9">
            <text:p>0,594163922</text:p>
          </table:table-cell>
          <table:table-cell office:value-type="float" office:value="-1.9625372516413899" table:style-name="ce9">
            <text:p>-1,962537252</text:p>
          </table:table-cell>
          <table:table-cell office:value-type="float" office:value="-0.81004700385625505" table:style-name="ce9">
            <text:p>-0,810047004</text:p>
          </table:table-cell>
          <table:table-cell office:value-type="float" office:value="-0.51498008763557401" table:style-name="ce9">
            <text:p>-0,514980088</text:p>
          </table:table-cell>
          <table:table-cell office:value-type="float" office:value="-6.7219557006810302E-2" table:style-name="ce9">
            <text:p>-0,067219557</text:p>
          </table:table-cell>
          <table:table-cell office:value-type="float" office:value="-0.70282831293252102" table:style-name="ce9">
            <text:p>-0,702828313</text:p>
          </table:table-cell>
          <table:table-cell office:value-type="float" office:value="-0.78909983358457803" table:style-name="ce9">
            <text:p>-0,789099834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4696.4955555555498" table:style-name="ce11">
            <text:p>4696,495556</text:p>
          </table:table-cell>
          <table:table-cell table:number-columns-repeated="974" table:style-name="ce9"/>
          <table:table-cell table:number-columns-repeated="15360"/>
        </table:table-row>
        <table:table-row table:style-name="ro1">
          <table:table-cell office:value-type="string" table:style-name="ce2">
            <text:p>0007CB47A6</text:p>
          </table:table-cell>
          <table:table-cell office:value-type="float" office:value="13" table:style-name="ce9">
            <text:p>13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76" table:style-name="ce9">
            <text:p>76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5.97" table:style-name="ce9">
            <text:p>35,97</text:p>
          </table:table-cell>
          <table:table-cell office:value-type="float" office:value="35.950000000000003" table:style-name="ce9">
            <text:p>35,95</text:p>
          </table:table-cell>
          <table:table-cell office:value-type="float" office:value="-1.9999999999996E-2" table:style-name="ce9">
            <text:p>-0,02</text:p>
          </table:table-cell>
          <table:table-cell office:value-type="float" office:value="1" table:style-name="ce9">
            <text:p>1</text:p>
          </table:table-cell>
          <table:table-cell office:value-type="float" office:value="27.3333333333333" table:style-name="ce9">
            <text:p>27,33333333</text:p>
          </table:table-cell>
          <table:table-cell office:value-type="float" office:value="5" table:style-name="ce10">
            <text:p>5</text:p>
          </table:table-cell>
          <table:table-cell office:value-type="float" office:value="-2.1121848739495799" table:style-name="ce9">
            <text:p>-2,112184874</text:p>
          </table:table-cell>
          <table:table-cell office:value-type="float" office:value="-3.04134695722315" table:style-name="ce9">
            <text:p>-3,041346957</text:p>
          </table:table-cell>
          <table:table-cell office:value-type="float" office:value="-1.90493116367604" table:style-name="ce9">
            <text:p>-1,904931164</text:p>
          </table:table-cell>
          <table:table-cell office:value-type="float" office:value="-1.28061012980953" table:style-name="ce9">
            <text:p>-1,28061013</text:p>
          </table:table-cell>
          <table:table-cell office:value-type="float" office:value="0.45" table:style-name="ce9">
            <text:p>0,45</text:p>
          </table:table-cell>
          <table:table-cell office:value-type="float" office:value="1.125" table:style-name="ce9">
            <text:p>1,125</text:p>
          </table:table-cell>
          <table:table-cell office:value-type="float" office:value="0.88888888888888895" table:style-name="ce9">
            <text:p>0,888888889</text:p>
          </table:table-cell>
          <table:table-cell office:value-type="float" office:value="2.5095901180355198" table:style-name="ce9">
            <text:p>2,509590118</text:p>
          </table:table-cell>
          <table:table-cell office:value-type="float" office:value="-1.3661329578832899" table:style-name="ce9">
            <text:p>-1,366132958</text:p>
          </table:table-cell>
          <table:table-cell office:value-type="float" office:value="1.0103565689107501" table:style-name="ce9">
            <text:p>1,010356569</text:p>
          </table:table-cell>
          <table:table-cell office:value-type="float" office:value="-1.33090739375665" table:style-name="ce9">
            <text:p>-1,330907394</text:p>
          </table:table-cell>
          <table:table-cell office:value-type="float" office:value="-4.4338369762560896" table:style-name="ce9">
            <text:p>-4,433836976</text:p>
          </table:table-cell>
          <table:table-cell office:value-type="float" office:value="-2.4113857321701899" table:style-name="ce9">
            <text:p>-2,411385732</text:p>
          </table:table-cell>
          <table:table-cell office:value-type="float" office:value="6.3904247954629696" table:style-name="ce9">
            <text:p>6,390424795</text:p>
          </table:table-cell>
          <table:table-cell office:value-type="float" office:value="3.24262230433416" table:style-name="ce9">
            <text:p>3,242622304</text:p>
          </table:table-cell>
          <table:table-cell office:value-type="float" office:value="-3.4818845077176901" table:style-name="ce9">
            <text:p>-3,481884508</text:p>
          </table:table-cell>
          <table:table-cell office:value-type="float" office:value="-0.10200723452141" table:style-name="ce9">
            <text:p>-0,102007235</text:p>
          </table:table-cell>
          <table:table-cell office:value-type="float" office:value="-6.4739880315854803" table:style-name="ce9">
            <text:p>-6,473988032</text:p>
          </table:table-cell>
          <table:table-cell office:value-type="float" office:value="5.1062541199010603E-2" table:style-name="ce9">
            <text:p>0,051062541</text:p>
          </table:table-cell>
          <table:table-cell office:value-type="float" office:value="-1.60425585522657" table:style-name="ce9">
            <text:p>-1,604255855</text:p>
          </table:table-cell>
          <table:table-cell office:value-type="float" office:value="6233.0088888888904" table:style-name="ce11">
            <text:p>6233,008889</text:p>
          </table:table-cell>
          <table:table-cell office:value-type="float" office:value="1.97153582262882" table:style-name="ce9">
            <text:p>1,971535823</text:p>
          </table:table-cell>
          <table:table-cell office:value-type="float" office:value="0.10550816548740199" table:style-name="ce9">
            <text:p>0,105508165</text:p>
          </table:table-cell>
          <table:table-cell office:value-type="float" office:value="4.96751744919872" table:style-name="ce9">
            <text:p>4,967517449</text:p>
          </table:table-cell>
          <table:table-cell office:value-type="float" office:value="-4.1809653897892796" table:style-name="ce9">
            <text:p>-4,18096539</text:p>
          </table:table-cell>
          <table:table-cell office:value-type="float" office:value="2.3653335743657999" table:style-name="ce9">
            <text:p>2,365333574</text:p>
          </table:table-cell>
          <table:table-cell office:value-type="float" office:value="-2.2365173643140799" table:style-name="ce9">
            <text:p>-2,236517364</text:p>
          </table:table-cell>
          <table:table-cell office:value-type="float" office:value="-0.27505245666905298" table:style-name="ce9">
            <text:p>-0,275052457</text:p>
          </table:table-cell>
          <table:table-cell office:value-type="float" office:value="-0.94328637132867199" table:style-name="ce9">
            <text:p>-0,943286371</text:p>
          </table:table-cell>
          <table:table-cell office:value-type="float" office:value="2.14881121487171" table:style-name="ce9">
            <text:p>2,148811215</text:p>
          </table:table-cell>
          <table:table-cell office:value-type="float" office:value="-3.03261189591356" table:style-name="ce9">
            <text:p>-3,032611896</text:p>
          </table:table-cell>
          <table:table-cell office:value-type="float" office:value="0.69785175146133605" table:style-name="ce9">
            <text:p>0,697851751</text:p>
          </table:table-cell>
          <table:table-cell office:value-type="boolean" office:boolean-value="false" table:formula="of:=FALSE()" table:style-name="ce9">
            <text:p>FALSE</text:p>
          </table:table-cell>
          <table:table-cell table:style-name="ce12"/>
          <table:table-cell table:style-name="ce13"/>
          <table:table-cell table:style-name="ce14"/>
          <table:table-cell office:value-type="float" office:value="6233.0088888888904" table:style-name="ce11">
            <text:p>6233,008889</text:p>
          </table:table-cell>
          <table:table-cell table:number-columns-repeated="974" table:style-name="ce9"/>
          <table:table-cell table:number-columns-repeated="15360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fr" number:country="FR">
      <number:number number:min-integer-digits="1"/>
    </number:number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Nelias,Corentin</dc:creator>
    <dc:date>2025-08-25T15:06:37Z</dc:date>
    <meta:editing-cycles>2</meta:editing-cycles>
    <meta:editing-duration>PT0S</meta:editing-duration>
  </office:meta>
</office:document-meta>
</file>